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MS Sans Serif" svg:font-family="'MS Sans Serif'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1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41.86mm"/>
    </style:style>
    <style:style style:name="co4" style:family="table-column">
      <style:table-column-properties fo:break-before="auto" style:column-width="16.63mm"/>
    </style:style>
    <style:style style:name="co5" style:family="table-column">
      <style:table-column-properties fo:break-before="auto" style:column-width="9.7mm"/>
    </style:style>
    <style:style style:name="co6" style:family="table-column">
      <style:table-column-properties fo:break-before="auto" style:column-width="69.02mm"/>
    </style:style>
    <style:style style:name="co7" style:family="table-column">
      <style:table-column-properties fo:break-before="auto" style:column-width="28.82mm"/>
    </style:style>
    <style:style style:name="co8" style:family="table-column">
      <style:table-column-properties fo:break-before="auto" style:column-width="29.1mm"/>
    </style:style>
    <style:style style:name="co9" style:family="table-column">
      <style:table-column-properties fo:break-before="auto" style:column-width="100.89mm"/>
    </style:style>
    <style:style style:name="co10" style:family="table-column">
      <style:table-column-properties fo:break-before="auto" style:column-width="50.45mm"/>
    </style:style>
    <style:style style:name="co11" style:family="table-column">
      <style:table-column-properties fo:break-before="auto" style:column-width="26.33mm"/>
    </style:style>
    <style:style style:name="co12" style:family="table-column">
      <style:table-column-properties fo:break-before="auto" style:column-width="28.54mm"/>
    </style:style>
    <style:style style:name="co13" style:family="table-column">
      <style:table-column-properties fo:break-before="auto" style:column-width="52.11mm"/>
    </style:style>
    <style:style style:name="co14" style:family="table-column">
      <style:table-column-properties fo:break-before="auto" style:column-width="19.95mm"/>
    </style:style>
    <style:style style:name="co15" style:family="table-column">
      <style:table-column-properties fo:break-before="auto" style:column-width="38.52mm"/>
    </style:style>
    <style:style style:name="co16" style:family="table-column">
      <style:table-column-properties fo:break-before="auto" style:column-width="26.05mm"/>
    </style:style>
    <style:style style:name="co17" style:family="table-column">
      <style:table-column-properties fo:break-before="auto" style:column-width="17.73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PageStyle_5f_Nebytové_5f_prostory_5f_2014_5f_10_5f_02_5f_Bá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4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ff8181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00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ackground-color="#ffff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ackground-color="#ff8181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ackground-color="#00ff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3">
      <style:table-cell-properties fo:background-color="#ffff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3">
      <style:table-cell-properties fo:background-color="#ff8181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3">
      <style:table-cell-properties fo:background-color="#00ff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36">
      <style:table-cell-properties style:glyph-orientation-vertical="0" fo:background-color="#ff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36">
      <style:table-cell-properties style:glyph-orientation-vertical="0" fo:background-color="#ff8181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36">
      <style:table-cell-properties style:glyph-orientation-vertical="0" fo:background-color="#00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ff8181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00ff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8181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ackground-color="#00ff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ackground-color="#ffff00"/>
    </style:style>
    <style:style style:name="ce43" style:family="table-cell" style:parent-style-name="Default">
      <style:table-cell-properties fo:background-color="#ff8181"/>
    </style:style>
    <style:style style:name="ce44" style:family="table-cell" style:parent-style-name="Default">
      <style:table-cell-properties fo:background-color="#00ff00"/>
    </style:style>
    <style:style style:name="T1" style:family="text">
      <style:text-properties style:font-style-complex="normal" style:font-name="Arial CE" style:font-style-asian="normal" style:font-weight-complex="normal" style:font-weight-asian="normal" style:font-size-complex="8pt" style:font-size-asian="8pt" style:text-position="0% 100%" fo:text-shadow="none" style:text-outline="false" fo:font-style="normal" style:text-line-through-type="none" style:text-underline-style="none" style:text-underline-color="font-color" fo:font-weight="normal" fo:font-size="8pt"/>
    </style:style>
    <style:style style:name="T2" style:family="text">
      <style:text-properties style:font-style-complex="normal" style:font-name="Arial CE" style:font-style-asian="normal" style:font-weight-complex="normal" style:font-weight-asian="normal" style:text-position="0% 100%" fo:text-shadow="none" style:text-outline="false" fo:font-style="normal" style:text-line-through-type="none" style:text-underline-style="none" style:text-underline-color="font-color" fo:font-weight="normal" fo:font-size="10pt" style:font-size-asian="10pt" style:font-size-complex="10pt"/>
    </style:style>
  </office:automatic-styles>
  <office:body>
    <office:spreadsheet>
      <table:calculation-settings table:case-sensitive="false" table:use-regular-expressions="false"/>
      <table:table table:name="Nebytové_prostory_2014_10_02_Bá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6"/>
        <table:table-column table:style-name="co10" table:default-cell-style-name="ce3"/>
        <table:table-column table:style-name="co11" table:default-cell-style-name="ce8"/>
        <table:table-column table:style-name="co12" table:default-cell-style-name="ce6"/>
        <table:table-column table:style-name="co13" table:default-cell-style-name="ce10"/>
        <table:table-column table:style-name="co14" table:default-cell-style-name="ce6"/>
        <table:table-column table:style-name="co15" table:default-cell-style-name="ce3"/>
        <table:table-column table:style-name="co16" table:default-cell-style-name="ce3"/>
        <table:table-column table:style-name="co17" table:number-columns-repeated="241" table:default-cell-style-name="ce6"/>
        <table:table-column table:style-name="co17" table:number-columns-repeated="767" table:default-cell-style-name="Default"/>
        <table:table-row table:style-name="ro1">
          <table:table-cell table:style-name="ce4" office:value-type="string" calcext:value-type="string">
            <text:p>SPRAVCE</text:p>
          </table:table-cell>
          <table:table-cell table:style-name="ce4" office:value-type="string" calcext:value-type="string">
            <text:p>PORAD_CISLO</text:p>
          </table:table-cell>
          <table:table-cell table:style-name="ce19" office:value-type="string" calcext:value-type="string">
            <text:p>ULICE</text:p>
          </table:table-cell>
          <table:table-cell table:style-name="ce4" office:value-type="string" calcext:value-type="string">
            <text:p>CP_CO</text:p>
          </table:table-cell>
          <table:table-cell table:style-name="ce4" office:value-type="string" calcext:value-type="string">
            <text:p>CP</text:p>
          </table:table-cell>
          <table:table-cell table:style-name="ce4" office:value-type="string" calcext:value-type="string">
            <text:p>PARCELY</text:p>
          </table:table-cell>
          <table:table-cell table:style-name="ce4" office:value-type="string" calcext:value-type="string">
            <text:p>MC</text:p>
          </table:table-cell>
          <table:table-cell table:style-name="ce4" office:value-type="string" calcext:value-type="string">
            <text:p>KU</text:p>
          </table:table-cell>
          <table:table-cell table:style-name="ce19" office:value-type="string" calcext:value-type="string">
            <text:p>NAJEMCE</text:p>
          </table:table-cell>
          <table:table-cell table:style-name="ce4" office:value-type="string" calcext:value-type="string">
            <text:p>TYP_PROSTORU</text:p>
          </table:table-cell>
          <table:table-cell table:style-name="ce47" office:value-type="string" calcext:value-type="string">
            <text:p>NAJEM_M2_ROK</text:p>
          </table:table-cell>
          <table:table-cell table:style-name="ce19" office:value-type="string" calcext:value-type="string">
            <text:p>PLOCHA_CELKEM</text:p>
          </table:table-cell>
          <table:table-cell table:style-name="ce52" office:value-type="string" calcext:value-type="string">
            <text:p>DOBA_NAJMU</text:p>
          </table:table-cell>
          <table:table-cell table:style-name="ce19" office:value-type="string" calcext:value-type="string">
            <text:p>NAJEM_ROK</text:p>
          </table:table-cell>
          <table:table-cell table:style-name="ce4" office:value-type="string" calcext:value-type="string">
            <text:p>POZNAMKA</text:p>
          </table:table-cell>
          <table:table-cell table:style-name="ce4" office:value-type="string" calcext:value-type="string">
            <text:p>VYBER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Ďáblická</text:p>
          </table:table-cell>
          <table:table-cell table:style-name="ce2" office:value-type="string" calcext:value-type="string">
            <text:p>736/48a</text:p>
          </table:table-cell>
          <table:table-cell table:style-name="ce2" office:value-type="float" office:value="736" calcext:value-type="float">
            <text:p>736</text:p>
          </table:table-cell>
          <table:table-cell table:style-name="ce2" office:value-type="string" calcext:value-type="string">
            <text:p>194/37 255/2, 256/8. 257/2,3 7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JARA PRAHA S R 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10.25" calcext:value-type="float">
            <text:p>110,25</text:p>
          </table:table-cell>
          <table:table-cell office:value-type="string" calcext:value-type="string">
            <text:p>doba neurčitá</text:p>
          </table:table-cell>
          <table:table-cell office:value-type="float" office:value="88200" calcext:value-type="float">
            <text:p>882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Dobronická</text:p>
          </table:table-cell>
          <table:table-cell table:number-columns-repeated="2"/>
          <table:table-cell table:style-name="ce2" office:value-type="string" calcext:value-type="string">
            <text:p>428/5.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Libuš</text:p>
          </table:table-cell>
          <table:table-cell table:style-name="ce5" office:value-type="string" calcext:value-type="string">
            <text:p>HASA GROUP S R 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40" calcext:value-type="float">
            <text:p>840</text:p>
          </table:table-cell>
          <table:table-cell table:style-name="ce5" office:value-type="float" office:value="360" calcext:value-type="float">
            <text:p>360</text:p>
          </table:table-cell>
          <table:table-cell office:value-type="string" calcext:value-type="string">
            <text:p>doba neurčitá</text:p>
          </table:table-cell>
          <table:table-cell office:value-type="float" office:value="302400" calcext:value-type="float">
            <text:p>3024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Dobronická</text:p>
          </table:table-cell>
          <table:table-cell table:number-columns-repeated="2"/>
          <table:table-cell table:style-name="ce2" office:value-type="string" calcext:value-type="string">
            <text:p>428/5.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Libuš</text:p>
          </table:table-cell>
          <table:table-cell table:style-name="ce5" office:value-type="string" calcext:value-type="string">
            <text:p>TO MAS KEJMAR KETO.S R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35" calcext:value-type="float">
            <text:p>735</text:p>
          </table:table-cell>
          <table:table-cell office:value-type="string" calcext:value-type="string">
            <text:p>doba neurčitá</text:p>
          </table:table-cell>
          <table:table-cell office:value-type="float" office:value="294000" calcext:value-type="float">
            <text:p>2940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Hlavni</text:p>
          </table:table-cell>
          <table:table-cell table:style-name="ce2" office:value-type="string" calcext:value-type="string">
            <text:p>22</text:p>
          </table:table-cell>
          <table:table-cell/>
          <table:table-cell table:style-name="ce2" office:value-type="string" calcext:value-type="string">
            <text:p>750</text:p>
          </table:table-cell>
          <table:table-cell table:number-columns-repeated="2" table:style-name="ce2" office:value-type="string" calcext:value-type="string">
            <text:p>Káraný</text:p>
          </table:table-cell>
          <table:table-cell table:style-name="ce5" office:value-type="string" calcext:value-type="string">
            <text:p>PRAŽSKÉ VODOVODY A KANALIZACE A 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56.4" calcext:value-type="float">
            <text:p>456</text:p>
          </table:table-cell>
          <table:table-cell table:style-name="ce5" office:value-type="float" office:value="272.3" calcext:value-type="float">
            <text:p>272,3</text:p>
          </table:table-cell>
          <table:table-cell office:value-type="string" calcext:value-type="string">
            <text:p>doba neurčitá</text:p>
          </table:table-cell>
          <table:table-cell office:value-type="float" office:value="124277.72" calcext:value-type="float">
            <text:p>124277,72</text:p>
          </table:table-cell>
          <table:table-cell table:style-name="ce2" office:value-type="string" calcext:value-type="string">
            <text:p>mimo Prahu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Hřenská</text:p>
          </table:table-cell>
          <table:table-cell table:style-name="ce2" office:value-type="string" calcext:value-type="string">
            <text:p>500/2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1027/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TELEFONICA 02 CR AS.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office:value-type="string" calcext:value-type="string">
            <text:p>doba neurčité</text:p>
          </table:table-cell>
          <table:table-cell table:style-name="ce5" office:value-type="float" office:value="101900" calcext:value-type="float">
            <text:p>1019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K Letňanům</text:p>
          </table:table-cell>
          <table:table-cell table:style-name="ce2" office:value-type="string" calcext:value-type="string">
            <text:p>816/2</text:p>
          </table:table-cell>
          <table:table-cell table:style-name="ce2" office:value-type="float" office:value="816" calcext:value-type="float">
            <text:p>816</text:p>
          </table:table-cell>
          <table:table-cell table:style-name="ce2" office:value-type="string" calcext:value-type="string">
            <text:p>1729/251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THI THANH THUY NGUYE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45" calcext:value-type="float">
            <text:p>945</text:p>
          </table:table-cell>
          <table:table-cell table:style-name="ce5" office:value-type="float" office:value="126.99" calcext:value-type="float">
            <text:p>126,99</text:p>
          </table:table-cell>
          <table:table-cell office:value-type="string" calcext:value-type="string">
            <text:p>doba neurčitá</text:p>
          </table:table-cell>
          <table:table-cell office:value-type="float" office:value="120005.55" calcext:value-type="float">
            <text:p>120005,5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Karla Hlaváčka</text:p>
          </table:table-cell>
          <table:table-cell table:style-name="ce2" office:value-type="string" calcext:value-type="string">
            <text:p>2277/1</text:p>
          </table:table-cell>
          <table:table-cell table:style-name="ce2" office:value-type="float" office:value="2277" calcext:value-type="float">
            <text:p>2277</text:p>
          </table:table-cell>
          <table:table-cell table:style-name="ce2" office:value-type="string" calcext:value-type="string">
            <text:p>2442/18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KAREL POKORNÝ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78.25" calcext:value-type="float">
            <text:p>1 578</text:p>
          </table:table-cell>
          <table:table-cell table:style-name="ce5" office:value-type="float" office:value="42.62" calcext:value-type="float">
            <text:p>42,62</text:p>
          </table:table-cell>
          <table:table-cell office:value-type="string" calcext:value-type="string">
            <text:p>doba neurčitá</text:p>
          </table:table-cell>
          <table:table-cell office:value-type="float" office:value="67265.015" calcext:value-type="float">
            <text:p>67265,01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Karia Hlaváčka</text:p>
          </table:table-cell>
          <table:table-cell table:style-name="ce2" office:value-type="string" calcext:value-type="string">
            <text:p>2278/3</text:p>
          </table:table-cell>
          <table:table-cell table:style-name="ce2" office:value-type="float" office:value="2278" calcext:value-type="float">
            <text:p>2278</text:p>
          </table:table-cell>
          <table:table-cell table:style-name="ce2" office:value-type="string" calcext:value-type="string">
            <text:p>2442/19 2442/2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THE LIBERTY PRIVATE INVESTEMENT A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315.07" calcext:value-type="float">
            <text:p>315,07</text:p>
          </table:table-cell>
          <table:table-cell office:value-type="string" calcext:value-type="string">
            <text:p>doba neurčitá</text:p>
          </table:table-cell>
          <table:table-cell office:value-type="float" office:value="258357.4" calcext:value-type="float">
            <text:p>258357,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Karia Hlaváčka</text:p>
          </table:table-cell>
          <table:table-cell table:style-name="ce2" office:value-type="string" calcext:value-type="string">
            <text:p>2278/3</text:p>
          </table:table-cell>
          <table:table-cell table:style-name="ce2" office:value-type="float" office:value="2278" calcext:value-type="float">
            <text:p>2278</text:p>
          </table:table-cell>
          <table:table-cell table:style-name="ce2" office:value-type="string" calcext:value-type="string">
            <text:p>2442/19 2442/2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THE LIBERTY PRIVATE INVESTEMENT A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9.66" calcext:value-type="float">
            <text:p>29,66</text:p>
          </table:table-cell>
          <table:table-cell office:value-type="string" calcext:value-type="string">
            <text:p>doba neurčitá</text:p>
          </table:table-cell>
          <table:table-cell office:value-type="float" office:value="11864" calcext:value-type="float">
            <text:p>1186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Karla Hlaváčka</text:p>
          </table:table-cell>
          <table:table-cell table:style-name="ce2" office:value-type="string" calcext:value-type="string">
            <text:p>2286/7</text:p>
          </table:table-cell>
          <table:table-cell table:style-name="ce2" office:value-type="float" office:value="2286" calcext:value-type="float">
            <text:p>2286</text:p>
          </table:table-cell>
          <table:table-cell table:style-name="ce2" office:value-type="string" calcext:value-type="string">
            <text:p>2442/21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S &amp; K COMPANY S R 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27.46" calcext:value-type="float">
            <text:p>27,46</text:p>
          </table:table-cell>
          <table:table-cell office:value-type="string" calcext:value-type="string">
            <text:p>doba neurčité</text:p>
          </table:table-cell>
          <table:table-cell office:value-type="float" office:value="24714" calcext:value-type="float">
            <text:p>2471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Karia Hlaváčka</text:p>
          </table:table-cell>
          <table:table-cell table:style-name="ce2" office:value-type="string" calcext:value-type="string">
            <text:p>2287/9</text:p>
          </table:table-cell>
          <table:table-cell table:style-name="ce2" office:value-type="float" office:value="2287" calcext:value-type="float">
            <text:p>2287</text:p>
          </table:table-cell>
          <table:table-cell table:style-name="ce2" office:value-type="string" calcext:value-type="string">
            <text:p>2442/22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KHA VAN D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27.58" calcext:value-type="float">
            <text:p>27,58</text:p>
          </table:table-cell>
          <table:table-cell office:value-type="string" calcext:value-type="string">
            <text:p>doba neurčitá</text:p>
          </table:table-cell>
          <table:table-cell office:value-type="float" office:value="23443" calcext:value-type="float">
            <text:p>23443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Karla Hlaváčka</text:p>
          </table:table-cell>
          <table:table-cell table:style-name="ce2" office:value-type="string" calcext:value-type="string">
            <text:p>23-41/2</text:p>
          </table:table-cell>
          <table:table-cell table:style-name="ce2" office:value-type="float" office:value="2341" calcext:value-type="float">
            <text:p>2341</text:p>
          </table:table-cell>
          <table:table-cell table:style-name="ce2" office:value-type="string" calcext:value-type="string">
            <text:p>2442/28 3830/25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TOMÁŠ RIPCSíK</text:p>
          </table:table-cell>
          <table:table-cell table:style-name="ce2" office:value-type="string" calcext:value-type="string">
            <text:p>provozovna</text:p>
          </table:table-cell>
          <table:table-cell office:value-type="float" office:value="810" calcext:value-type="float">
            <text:p>810</text:p>
          </table:table-cell>
          <table:table-cell table:style-name="ce5" office:value-type="float" office:value="20.75" calcext:value-type="float">
            <text:p>20,75</text:p>
          </table:table-cell>
          <table:table-cell office:value-type="string" calcext:value-type="string">
            <text:p>doba neurčitá</text:p>
          </table:table-cell>
          <table:table-cell office:value-type="float" office:value="16807.5" calcext:value-type="float">
            <text:p>16807,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Karla Hlaváčka</text:p>
          </table:table-cell>
          <table:table-cell table:style-name="ce2" office:value-type="string" calcext:value-type="string">
            <text:p>2343/6</text:p>
          </table:table-cell>
          <table:table-cell table:style-name="ce2" office:value-type="float" office:value="2343" calcext:value-type="float">
            <text:p>2343</text:p>
          </table:table-cell>
          <table:table-cell table:style-name="ce2" office:value-type="string" calcext:value-type="string">
            <text:p>2442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VÁCLAV PETERKA DANA RAKOVANOVÁ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120.9" calcext:value-type="float">
            <text:p>1 121</text:p>
          </table:table-cell>
          <table:table-cell table:style-name="ce5" office:value-type="float" office:value="84.75" calcext:value-type="float">
            <text:p>84,75</text:p>
          </table:table-cell>
          <table:table-cell office:value-type="string" calcext:value-type="string">
            <text:p>doba neurčitá</text:p>
          </table:table-cell>
          <table:table-cell office:value-type="float" office:value="94996.275" calcext:value-type="float">
            <text:p>94996,27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Korunní</text:p>
          </table:table-cell>
          <table:table-cell table:style-name="ce2" office:value-type="string" calcext:value-type="string">
            <text:p>725/66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808/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MINISTERSTVO VNITRA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office:value-type="string" calcext:value-type="string">
            <text:p>doba neurčitá</text:p>
          </table:table-cell>
          <table:table-cell table:style-name="ce5" office:value-type="float" office:value="50000" calcext:value-type="float">
            <text:p>50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Korunní</text:p>
          </table:table-cell>
          <table:table-cell table:style-name="ce2" office:value-type="string" calcext:value-type="string">
            <text:p>725/66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808/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T-MOBILE CZECH REPUBLIC A S</text:p>
          </table:table-cell>
          <table:table-cell table:style-name="ce2" office:value-type="string" calcext:value-type="string">
            <text:p>část podstř prostoru (antény)</text:p>
          </table:table-cell>
          <table:table-cell table:number-columns-repeated="2"/>
          <table:table-cell office:value-type="string" calcext:value-type="string">
            <text:p>doba neurčitá</text:p>
          </table:table-cell>
          <table:table-cell table:style-name="ce5" office:value-type="float" office:value="186970" calcext:value-type="float">
            <text:p>18697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Korunní</text:p>
          </table:table-cell>
          <table:table-cell table:style-name="ce2" office:value-type="string" calcext:value-type="string">
            <text:p>725/66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03/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PRAŽSKÉ VODOVODY A KANALIZACE A S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office:value-type="string" calcext:value-type="string">
            <text:p>doba neurčitá</text:p>
          </table:table-cell>
          <table:table-cell table:style-name="ce5" office:value-type="float" office:value="50000" calcext:value-type="float">
            <text:p>50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Legionářů</text:p>
          </table:table-cell>
          <table:table-cell table:style-name="ce2" office:value-type="string" calcext:value-type="string">
            <text:p>73523</text:p>
          </table:table-cell>
          <table:table-cell table:style-name="ce2" office:value-type="float" office:value="735" calcext:value-type="float">
            <text:p>735</text:p>
          </table:table-cell>
          <table:table-cell table:style-name="ce2" office:value-type="string" calcext:value-type="string">
            <text:p>203/5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DVEŘE CZ SR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9.3" calcext:value-type="float">
            <text:p>39,3</text:p>
          </table:table-cell>
          <table:table-cell office:value-type="string" calcext:value-type="string">
            <text:p>doba neurčitá</text:p>
          </table:table-cell>
          <table:table-cell office:value-type="float" office:value="31440" calcext:value-type="float">
            <text:p>3144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Legionářů</text:p>
          </table:table-cell>
          <table:table-cell table:style-name="ce2" office:value-type="string" calcext:value-type="string">
            <text:p>735/23</text:p>
          </table:table-cell>
          <table:table-cell table:style-name="ce2" office:value-type="float" office:value="735" calcext:value-type="float">
            <text:p>735</text:p>
          </table:table-cell>
          <table:table-cell table:style-name="ce2" office:value-type="string" calcext:value-type="string">
            <text:p>203/5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ZDENĚK BAROCH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7.15" calcext:value-type="float">
            <text:p>27,15</text:p>
          </table:table-cell>
          <table:table-cell office:value-type="string" calcext:value-type="string">
            <text:p>doba neurčitá</text:p>
          </table:table-cell>
          <table:table-cell office:value-type="float" office:value="21720" calcext:value-type="float">
            <text:p>217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Libeňský ostrov</text:p>
          </table:table-cell>
          <table:table-cell table:number-columns-repeated="2"/>
          <table:table-cell table:style-name="ce2" office:value-type="string" calcext:value-type="string">
            <text:p>4003/1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MICHAL STEFANISKO -M M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264.5" calcext:value-type="float">
            <text:p>264,5</text:p>
          </table:table-cell>
          <table:table-cell office:value-type="string" calcext:value-type="string">
            <text:p>doba neurčitá</text:p>
          </table:table-cell>
          <table:table-cell office:value-type="float" office:value="132250" calcext:value-type="float">
            <text:p>13225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Libeňský ostrov</text:p>
          </table:table-cell>
          <table:table-cell table:number-columns-repeated="2"/>
          <table:table-cell table:style-name="ce2" office:value-type="string" calcext:value-type="string">
            <text:p>4003/1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i areá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Makovského</text:p>
          </table:table-cell>
          <table:table-cell table:style-name="ce2" office:value-type="string" calcext:value-type="string">
            <text:p>1147/6</text:p>
          </table:table-cell>
          <table:table-cell table:style-name="ce2" office:value-type="float" office:value="1147" calcext:value-type="float">
            <text:p>1147</text:p>
          </table:table-cell>
          <table:table-cell table:style-name="ce2" office:value-type="string" calcext:value-type="string">
            <text:p>1293/159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JAROSLAV ZEM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43.11" calcext:value-type="float">
            <text:p>643</text:p>
          </table:table-cell>
          <table:table-cell table:style-name="ce5" office:value-type="float" office:value="15.95" calcext:value-type="float">
            <text:p>15,95</text:p>
          </table:table-cell>
          <table:table-cell office:value-type="string" calcext:value-type="string">
            <text:p>doba neurčitá</text:p>
          </table:table-cell>
          <table:table-cell office:value-type="float" office:value="10257.6045" calcext:value-type="float">
            <text:p>10257,604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Makovského</text:p>
          </table:table-cell>
          <table:table-cell table:style-name="ce2" office:value-type="string" calcext:value-type="string">
            <text:p>1148/4</text:p>
          </table:table-cell>
          <table:table-cell table:style-name="ce2" office:value-type="float" office:value="1148" calcext:value-type="float">
            <text:p>1148</text:p>
          </table:table-cell>
          <table:table-cell table:style-name="ce2" office:value-type="string" calcext:value-type="string">
            <text:p>1293/160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Fittness centru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Modřanská</text:p>
          </table:table-cell>
          <table:table-cell table:number-columns-repeated="2"/>
          <table:table-cell table:style-name="ce2" office:value-type="string" calcext:value-type="string">
            <text:p>1978/1-5 1979/1-2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bývalý areál vodárny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Nad mlýnským potokem</text:p>
          </table:table-cell>
          <table:table-cell table:style-name="ce2" office:value-type="string" calcext:value-type="string">
            <text:p>508/2</text:p>
          </table:table-cell>
          <table:table-cell table:style-name="ce2" office:value-type="float" office:value="508" calcext:value-type="float">
            <text:p>508</text:p>
          </table:table-cell>
          <table:table-cell table:style-name="ce2" office:value-type="string" calcext:value-type="string">
            <text:p>1210/3</text:p>
          </table:table-cell>
          <table:table-cell table:style-name="ce2" office:value-type="string" calcext:value-type="string">
            <text:p>Praha - Dubeč</text:p>
          </table:table-cell>
          <table:table-cell table:style-name="ce2" office:value-type="string" calcext:value-type="string">
            <text:p>Dubeč</text:p>
          </table:table-cell>
          <table:table-cell table:style-name="ce5" office:value-type="string" calcext:value-type="string">
            <text:p>GOOD LUCK SP SRO</text:p>
          </table:table-cell>
          <table:table-cell table:style-name="ce2" office:value-type="string" calcext:value-type="string">
            <text:p>kotelna</text:p>
          </table:table-cell>
          <table:table-cell office:value-type="float" office:value="96" calcext:value-type="float">
            <text:p>96</text:p>
          </table:table-cell>
          <table:table-cell table:style-name="ce5" office:value-type="float" office:value="150" calcext:value-type="float">
            <text:p>150</text:p>
          </table:table-cell>
          <table:table-cell office:value-type="string" calcext:value-type="string">
            <text:p>doba neurčitá</text:p>
          </table:table-cell>
          <table:table-cell office:value-type="float" office:value="14400" calcext:value-type="float">
            <text:p>144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Nad mlýnským potokem</text:p>
          </table:table-cell>
          <table:table-cell table:style-name="ce2" office:value-type="string" calcext:value-type="string">
            <text:p>508/2</text:p>
          </table:table-cell>
          <table:table-cell table:style-name="ce2" office:value-type="float" office:value="508" calcext:value-type="float">
            <text:p>508</text:p>
          </table:table-cell>
          <table:table-cell table:style-name="ce2" office:value-type="string" calcext:value-type="string">
            <text:p>1210/3</text:p>
          </table:table-cell>
          <table:table-cell table:style-name="ce2" office:value-type="string" calcext:value-type="string">
            <text:p>Praha - Dubeč</text:p>
          </table:table-cell>
          <table:table-cell table:style-name="ce2" office:value-type="string" calcext:value-type="string">
            <text:p>Dubeč</text:p>
          </table:table-cell>
          <table:table-cell table:style-name="ce5" office:value-type="string" calcext:value-type="string">
            <text:p>PETR PŘÍHODA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office:value-type="string" calcext:value-type="string">
            <text:p>doba neurčitá</text:p>
          </table:table-cell>
          <table:table-cell table:style-name="ce5" office:value-type="float" office:value="30450" calcext:value-type="float">
            <text:p>3045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Nad mlýnským potokem</text:p>
          </table:table-cell>
          <table:table-cell table:style-name="ce2" office:value-type="string" calcext:value-type="string">
            <text:p>510/6</text:p>
          </table:table-cell>
          <table:table-cell table:style-name="ce2" office:value-type="float" office:value="510" calcext:value-type="float">
            <text:p>510</text:p>
          </table:table-cell>
          <table:table-cell table:style-name="ce2" office:value-type="string" calcext:value-type="string">
            <text:p>1208/2</text:p>
          </table:table-cell>
          <table:table-cell table:style-name="ce2" office:value-type="string" calcext:value-type="string">
            <text:p>Praha - Dubeč</text:p>
          </table:table-cell>
          <table:table-cell table:style-name="ce2" office:value-type="string" calcext:value-type="string">
            <text:p>Dubeč</text:p>
          </table:table-cell>
          <table:table-cell table:style-name="ce5" office:value-type="string" calcext:value-type="string">
            <text:p>LUDMILA FILIPOVÁ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office:value-type="string" calcext:value-type="string">
            <text:p>výpověd</text:p>
          </table:table-cell>
          <table:table-cell table:style-name="ce5" office:value-type="float" office:value="30450" calcext:value-type="float">
            <text:p>3045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Nevanova</text:p>
          </table:table-cell>
          <table:table-cell table:style-name="ce2" office:value-type="string" calcext:value-type="string">
            <text:p>1028/60</text:p>
          </table:table-cell>
          <table:table-cell table:style-name="ce2" office:value-type="float" office:value="1028" calcext:value-type="float">
            <text:p>1028</text:p>
          </table:table-cell>
          <table:table-cell table:style-name="ce2" office:value-type="string" calcext:value-type="string">
            <text:p>1142/23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RADKA ZEMANOV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61.2" calcext:value-type="float">
            <text:p>61,2</text:p>
          </table:table-cell>
          <table:table-cell office:value-type="string" calcext:value-type="string">
            <text:p>doba neurčitá</text:p>
          </table:table-cell>
          <table:table-cell office:value-type="float" office:value="48960" calcext:value-type="float">
            <text:p>4896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Nevanova</text:p>
          </table:table-cell>
          <table:table-cell table:style-name="ce2" office:value-type="string" calcext:value-type="string">
            <text:p>1029/58</text:p>
          </table:table-cell>
          <table:table-cell table:style-name="ce2" office:value-type="float" office:value="1029" calcext:value-type="float">
            <text:p>1029</text:p>
          </table:table-cell>
          <table:table-cell table:style-name="ce2" office:value-type="string" calcext:value-type="string">
            <text:p>1142/24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Osinalická</text:p>
          </table:table-cell>
          <table:table-cell table:style-name="ce2" office:value-type="string" calcext:value-type="string">
            <text:p>901/30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string" calcext:value-type="string">
            <text:p>1226/3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ACTON SR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70.26" calcext:value-type="float">
            <text:p>70,26</text:p>
          </table:table-cell>
          <table:table-cell office:value-type="string" calcext:value-type="string">
            <text:p>doba neurčitá</text:p>
          </table:table-cell>
          <table:table-cell office:value-type="float" office:value="42156" calcext:value-type="float">
            <text:p>4215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Osinalická</text:p>
          </table:table-cell>
          <table:table-cell table:style-name="ce2" office:value-type="string" calcext:value-type="string">
            <text:p>901/30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string" calcext:value-type="string">
            <text:p>1226/3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OCNl-DABLICE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134.6" calcext:value-type="float">
            <text:p>134,6</text:p>
          </table:table-cell>
          <table:table-cell office:value-type="string" calcext:value-type="string">
            <text:p>doba neurčitá</text:p>
          </table:table-cell>
          <table:table-cell office:value-type="float" office:value="141330" calcext:value-type="float">
            <text:p>14133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Osinalická</text:p>
          </table:table-cell>
          <table:table-cell table:style-name="ce2" office:value-type="string" calcext:value-type="string">
            <text:p>901/30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string" calcext:value-type="string">
            <text:p>1226/3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MČ PRAHA-ĎÁBLICE</text:p>
          </table:table-cell>
          <table:table-cell table:style-name="ce2" office:value-type="string" calcext:value-type="string">
            <text:p>knih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33.67" calcext:value-type="float">
            <text:p>133,67</text:p>
          </table:table-cell>
          <table:table-cell office:value-type="string" calcext:value-type="string">
            <text:p>doba neurčitá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Podzámecká</text:p>
          </table:table-cell>
          <table:table-cell table:style-name="ce2" office:value-type="string" calcext:value-type="string">
            <text:p>211/4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Praha - Koloděje</text:p>
          </table:table-cell>
          <table:table-cell table:style-name="ce2" office:value-type="string" calcext:value-type="string">
            <text:p>Koloděje</text:p>
          </table:table-cell>
          <table:table-cell table:style-name="ce5" office:value-type="string" calcext:value-type="string">
            <text:p>VODAFONE CZECH REPUBLIC. A S</text:p>
          </table:table-cell>
          <table:table-cell table:style-name="ce2" office:value-type="string" calcext:value-type="string">
            <text:p>část podstř. prostoru (antény)</text:p>
          </table:table-cell>
          <table:table-cell/>
          <table:table-cell table:style-name="ce5" office:value-type="float" office:value="18" calcext:value-type="float">
            <text:p>18</text:p>
          </table:table-cell>
          <table:table-cell office:value-type="string" calcext:value-type="string">
            <text:p>doba neurčitá</text:p>
          </table:table-cell>
          <table:table-cell table:style-name="ce5" office:value-type="float" office:value="101900" calcext:value-type="float">
            <text:p>1019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Skuteckého</text:p>
          </table:table-cell>
          <table:table-cell table:style-name="ce2" office:value-type="string" calcext:value-type="string">
            <text:p>1045/9</text:p>
          </table:table-cell>
          <table:table-cell table:style-name="ce2" office:value-type="float" office:value="1045" calcext:value-type="float">
            <text:p>1045</text:p>
          </table:table-cell>
          <table:table-cell table:style-name="ce2" office:value-type="string" calcext:value-type="string">
            <text:p>1521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ARHULiKOVÁ IVANA</text:p>
          </table:table-cell>
          <table:table-cell table:style-name="ce2" office:value-type="string" calcext:value-type="string">
            <text:p>dil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83" calcext:value-type="float">
            <text:p>83</text:p>
          </table:table-cell>
          <table:table-cell office:value-type="string" calcext:value-type="string">
            <text:p>doba neurčitá</text:p>
          </table:table-cell>
          <table:table-cell office:value-type="float" office:value="66400" calcext:value-type="float">
            <text:p>664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Skuteckého</text:p>
          </table:table-cell>
          <table:table-cell table:style-name="ce2" office:value-type="string" calcext:value-type="string">
            <text:p>1088/9</text:p>
          </table:table-cell>
          <table:table-cell table:style-name="ce2" office:value-type="float" office:value="1088" calcext:value-type="float">
            <text:p>1088</text:p>
          </table:table-cell>
          <table:table-cell table:style-name="ce2" office:value-type="string" calcext:value-type="string">
            <text:p>1149/26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T-MOBILE CZECH REPUBLIC A S</text:p>
          </table:table-cell>
          <table:table-cell table:style-name="ce2" office:value-type="string" calcext:value-type="string">
            <text:p>část střechy (antény)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5 let s automat, prodlužováním</text:p>
          </table:table-cell>
          <table:table-cell table:style-name="ce5" office:value-type="float" office:value="120000" calcext:value-type="float">
            <text:p>120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Skuteckého</text:p>
          </table:table-cell>
          <table:table-cell table:style-name="ce2" office:value-type="string" calcext:value-type="string">
            <text:p>1088/9</text:p>
          </table:table-cell>
          <table:table-cell table:style-name="ce2" office:value-type="float" office:value="1088" calcext:value-type="float">
            <text:p>1088</text:p>
          </table:table-cell>
          <table:table-cell table:style-name="ce2" office:value-type="string" calcext:value-type="string">
            <text:p>1149/26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iln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Skuteckého</text:p>
          </table:table-cell>
          <table:table-cell table:style-name="ce2" office:value-type="string" calcext:value-type="string">
            <text:p>1089/11</text:p>
          </table:table-cell>
          <table:table-cell table:style-name="ce2" office:value-type="float" office:value="1089" calcext:value-type="float">
            <text:p>1089</text:p>
          </table:table-cell>
          <table:table-cell table:style-name="ce2" office:value-type="string" calcext:value-type="string">
            <text:p>1149/25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LANIT PL AST SR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50" calcext:value-type="float">
            <text:p>150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doba neurčitá</text:p>
          </table:table-cell>
          <table:table-cell office:value-type="float" office:value="3300" calcext:value-type="float">
            <text:p>330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Acton s.r.o.</text:p>
          </table:table-cell>
          <table:table-cell table:style-name="ce7" office:value-type="float" office:value="37" calcext:value-type="float">
            <text:p>37</text:p>
          </table:table-cell>
          <table:table-cell table:style-name="ce18" office:value-type="string" calcext:value-type="string">
            <text:p>Staroměstské nám.</text:p>
          </table:table-cell>
          <table:table-cell table:style-name="ce7" office:value-type="string" calcext:value-type="string">
            <text:p>608/10</text:p>
          </table:table-cell>
          <table:table-cell table:style-name="ce7" office:value-type="float" office:value="608" calcext:value-type="float">
            <text:p>608</text:p>
          </table:table-cell>
          <table:table-cell table:style-name="ce7" office:value-type="string" calcext:value-type="string">
            <text:p>767</text:p>
          </table:table-cell>
          <table:table-cell table:style-name="ce7" office:value-type="string" calcext:value-type="string">
            <text:p>Praha 1</text:p>
          </table:table-cell>
          <table:table-cell table:style-name="ce7" office:value-type="string" calcext:value-type="string">
            <text:p>Staré Město</text:p>
          </table:table-cell>
          <table:table-cell table:style-name="ce18" office:value-type="string" calcext:value-type="string">
            <text:p>PM immo, a s</text:p>
          </table:table-cell>
          <table:table-cell table:style-name="ce7" office:value-type="string" calcext:value-type="string">
            <text:p>kancelářské prostory</text:p>
          </table:table-cell>
          <table:table-cell table:style-name="ce25" office:value-type="float" office:value="1800" calcext:value-type="float">
            <text:p>1 800</text:p>
          </table:table-cell>
          <table:table-cell table:style-name="ce18" office:value-type="float" office:value="697.5" calcext:value-type="float">
            <text:p>697,5</text:p>
          </table:table-cell>
          <table:table-cell table:style-name="ce30" office:value-type="string" calcext:value-type="string">
            <text:p>5 let od kolaudace</text:p>
          </table:table-cell>
          <table:table-cell table:style-name="ce33" office:value-type="float" office:value="1255500" calcext:value-type="float">
            <text:p>1255500</text:p>
          </table:table-cell>
          <table:table-cell table:style-name="ce37" table:number-columns-repeated="2"/>
          <table:table-cell table:style-name="ce33" table:number-columns-repeated="241"/>
          <table:table-cell table:style-name="ce42" table:number-columns-repeated="767"/>
        </table:table-row>
        <table:table-row table:style-name="ro2">
          <table:table-cell table:style-name="ce9" office:value-type="string" calcext:value-type="string">
            <text:p>Acton s.r.o.</text:p>
          </table:table-cell>
          <table:table-cell table:style-name="ce9" office:value-type="float" office:value="38" calcext:value-type="float">
            <text:p>38</text:p>
          </table:table-cell>
          <table:table-cell table:style-name="ce20" office:value-type="string" calcext:value-type="string">
            <text:p>Staroměstské nám.</text:p>
          </table:table-cell>
          <table:table-cell table:style-name="ce9" office:value-type="string" calcext:value-type="string">
            <text:p>608/10</text:p>
          </table:table-cell>
          <table:table-cell table:style-name="ce9" office:value-type="float" office:value="608" calcext:value-type="float">
            <text:p>608</text:p>
          </table:table-cell>
          <table:table-cell table:style-name="ce9" office:value-type="string" calcext:value-type="string">
            <text:p>767</text:p>
          </table:table-cell>
          <table:table-cell table:style-name="ce9" office:value-type="string" calcext:value-type="string">
            <text:p>Praha 1</text:p>
          </table:table-cell>
          <table:table-cell table:style-name="ce9" office:value-type="string" calcext:value-type="string">
            <text:p>Staré Město</text:p>
          </table:table-cell>
          <table:table-cell table:style-name="ce20" office:value-type="string" calcext:value-type="string">
            <text:p>OWEBU GmgH</text:p>
          </table:table-cell>
          <table:table-cell table:style-name="ce9" office:value-type="string" calcext:value-type="string">
            <text:p>kancelář</text:p>
          </table:table-cell>
          <table:table-cell table:style-name="ce26" office:value-type="float" office:value="4072" calcext:value-type="float">
            <text:p>4 072</text:p>
          </table:table-cell>
          <table:table-cell table:style-name="ce20" office:value-type="float" office:value="413.89" calcext:value-type="float">
            <text:p>413,89</text:p>
          </table:table-cell>
          <table:table-cell table:style-name="ce31"/>
          <table:table-cell table:style-name="ce34" office:value-type="float" office:value="1685360.08" calcext:value-type="float">
            <text:p>1685360,08</text:p>
          </table:table-cell>
          <table:table-cell table:style-name="ce38" table:number-columns-repeated="2"/>
          <table:table-cell table:style-name="ce34" table:number-columns-repeated="241"/>
          <table:table-cell table:style-name="ce43" table:number-columns-repeated="767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Strojírenská</text:p>
          </table:table-cell>
          <table:table-cell table:style-name="ce2" office:value-type="string" calcext:value-type="string">
            <text:p>386/1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453</text:p>
          </table:table-cell>
          <table:table-cell table:style-name="ce2" office:value-type="string" calcext:value-type="string">
            <text:p>Praha - Zličín</text:p>
          </table:table-cell>
          <table:table-cell table:style-name="ce2" office:value-type="string" calcext:value-type="string">
            <text:p>Zličín</text:p>
          </table:table-cell>
          <table:table-cell table:style-name="ce5" office:value-type="string" calcext:value-type="string">
            <text:p>CR-KRAJSKE RP HL. M.PRAH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9.5" calcext:value-type="float">
            <text:p>510</text:p>
          </table:table-cell>
          <table:table-cell table:style-name="ce5" office:value-type="float" office:value="930.79" calcext:value-type="float">
            <text:p>930,79</text:p>
          </table:table-cell>
          <table:table-cell office:value-type="string" calcext:value-type="string">
            <text:p>doba neurčitá</text:p>
          </table:table-cell>
          <table:table-cell office:value-type="float" office:value="474237.505" calcext:value-type="float">
            <text:p>474237,50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Strojírenská</text:p>
          </table:table-cell>
          <table:table-cell table:style-name="ce2" office:value-type="string" calcext:value-type="string">
            <text:p>386/1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453</text:p>
          </table:table-cell>
          <table:table-cell table:style-name="ce2" office:value-type="string" calcext:value-type="string">
            <text:p>Praha - Zličín</text:p>
          </table:table-cell>
          <table:table-cell table:style-name="ce2" office:value-type="string" calcext:value-type="string">
            <text:p>Zličín</text:p>
          </table:table-cell>
          <table:table-cell table:style-name="ce5" office:value-type="string" calcext:value-type="string">
            <text:p>PIAQUA S R O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50" calcext:value-type="float">
            <text:p>550</text:p>
          </table:table-cell>
          <table:table-cell table:style-name="ce5" office:value-type="float" office:value="154.84" calcext:value-type="float">
            <text:p>154,84</text:p>
          </table:table-cell>
          <table:table-cell office:value-type="string" calcext:value-type="string">
            <text:p>doba neurčitá</text:p>
          </table:table-cell>
          <table:table-cell office:value-type="float" office:value="85162" calcext:value-type="float">
            <text:p>8516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Strojírenská</text:p>
          </table:table-cell>
          <table:table-cell table:style-name="ce2" office:value-type="string" calcext:value-type="string">
            <text:p>386/1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453</text:p>
          </table:table-cell>
          <table:table-cell table:style-name="ce2" office:value-type="string" calcext:value-type="string">
            <text:p>Praha - Zličín</text:p>
          </table:table-cell>
          <table:table-cell table:style-name="ce2" office:value-type="string" calcext:value-type="string">
            <text:p>Zličín</text:p>
          </table:table-cell>
          <table:table-cell table:style-name="ce5" office:value-type="string" calcext:value-type="string">
            <text:p>PIAQUA S.R.O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50" calcext:value-type="float">
            <text:p>550</text:p>
          </table:table-cell>
          <table:table-cell table:style-name="ce5" office:value-type="float" office:value="154.84" calcext:value-type="float">
            <text:p>154,84</text:p>
          </table:table-cell>
          <table:table-cell office:value-type="string" calcext:value-type="string">
            <text:p>doba neurčitá</text:p>
          </table:table-cell>
          <table:table-cell office:value-type="float" office:value="85162" calcext:value-type="float">
            <text:p>8516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Strojírenská</text:p>
          </table:table-cell>
          <table:table-cell table:style-name="ce2" office:value-type="string" calcext:value-type="string">
            <text:p>386/1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453</text:p>
          </table:table-cell>
          <table:table-cell table:style-name="ce2" office:value-type="string" calcext:value-type="string">
            <text:p>Praha - Zličín</text:p>
          </table:table-cell>
          <table:table-cell table:style-name="ce2" office:value-type="string" calcext:value-type="string">
            <text:p>Zličín</text:p>
          </table:table-cell>
          <table:table-cell table:style-name="ce5" office:value-type="string" calcext:value-type="string">
            <text:p>T-MOBILE CZECH REPUBLIC A S.</text:p>
          </table:table-cell>
          <table:table-cell table:style-name="ce2" office:value-type="string" calcext:value-type="string">
            <text:p>část střechy (antény)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office:value-type="string" calcext:value-type="string">
            <text:p>doba neurčitá</text:p>
          </table:table-cell>
          <table:table-cell table:style-name="ce5" office:value-type="float" office:value="102000" calcext:value-type="float">
            <text:p>102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Zahradníčkova</text:p>
          </table:table-cell>
          <table:table-cell table:number-columns-repeated="2"/>
          <table:table-cell table:style-name="ce2" office:value-type="string" calcext:value-type="string">
            <text:p>51/6.7,9,10 ,12,13,14,1 ,2,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Motol</text:p>
          </table:table-cell>
          <table:table-cell table:style-name="ce5" office:value-type="string" calcext:value-type="string">
            <text:p>MILAN KIRLIK</text:p>
          </table:table-cell>
          <table:table-cell table:style-name="ce2" office:value-type="string" calcext:value-type="string">
            <text:p>areál koupaliště Motol</text:p>
          </table:table-cell>
          <table:table-cell/>
          <table:table-cell table:style-name="ce5" office:value-type="float" office:value="1103" calcext:value-type="float">
            <text:p>1103</text:p>
          </table:table-cell>
          <table:table-cell office:value-type="string" calcext:value-type="string">
            <text:p>doba neurčitá</text:p>
          </table:table-cell>
          <table:table-cell table:style-name="ce5" office:value-type="float" office:value="120000" calcext:value-type="float">
            <text:p>120000</text:p>
          </table:table-cell>
          <table:table-cell table:style-name="ce2" office:value-type="string" calcext:value-type="string">
            <text:p>areál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Zenklova</text:p>
          </table:table-cell>
          <table:table-cell table:style-name="ce2" office:value-type="string" calcext:value-type="string">
            <text:p>1513/115</text:p>
          </table:table-cell>
          <table:table-cell table:style-name="ce2" office:value-type="float" office:value="1513" calcext:value-type="float">
            <text:p>1513</text:p>
          </table:table-cell>
          <table:table-cell table:style-name="ce2" office:value-type="string" calcext:value-type="string">
            <text:p>187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STUPARICOVA Helena</text:p>
          </table:table-cell>
          <table:table-cell table:style-name="ce2" office:value-type="string" calcext:value-type="string">
            <text:p>provozov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11" calcext:value-type="float">
            <text:p>111</text:p>
          </table:table-cell>
          <table:table-cell office:value-type="string" calcext:value-type="string">
            <text:p>16.10.2013</text:p>
          </table:table-cell>
          <table:table-cell office:value-type="float" office:value="44400" calcext:value-type="float">
            <text:p>444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nderleho</text:p>
          </table:table-cell>
          <table:table-cell table:style-name="ce2" office:value-type="string" calcext:value-type="string">
            <text:p>858/1</text:p>
          </table:table-cell>
          <table:table-cell table:style-name="ce2" office:value-type="float" office:value="858" calcext:value-type="float">
            <text:p>858</text:p>
          </table:table-cell>
          <table:table-cell table:style-name="ce2" office:value-type="string" calcext:value-type="string">
            <text:p>221/24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itka Pospíšilov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5.3" calcext:value-type="float">
            <text:p>15,3</text:p>
          </table:table-cell>
          <table:table-cell office:value-type="string" calcext:value-type="string">
            <text:p>neurčitá</text:p>
          </table:table-cell>
          <table:table-cell office:value-type="float" office:value="12240" calcext:value-type="float">
            <text:p>1224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Anderleho</text:p>
          </table:table-cell>
          <table:table-cell table:style-name="ce2" office:value-type="string" calcext:value-type="string">
            <text:p>859/3</text:p>
          </table:table-cell>
          <table:table-cell table:style-name="ce2" office:value-type="float" office:value="859" calcext:value-type="float">
            <text:p>859</text:p>
          </table:table-cell>
          <table:table-cell table:style-name="ce2" office:value-type="string" calcext:value-type="string">
            <text:p>221/24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Fischel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29" calcext:value-type="float">
            <text:p>29</text:p>
          </table:table-cell>
          <table:table-cell office:value-type="string" calcext:value-type="string">
            <text:p>neurčitá</text:p>
          </table:table-cell>
          <table:table-cell office:value-type="float" office:value="24650" calcext:value-type="float">
            <text:p>2465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M&amp;R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56" calcext:value-type="float">
            <text:p>56</text:p>
          </table:table-cell>
          <table:table-cell office:value-type="string" calcext:value-type="string">
            <text:p>neurčitá</text:p>
          </table:table-cell>
          <table:table-cell office:value-type="float" office:value="33600" calcext:value-type="float">
            <text:p>336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M&amp;R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13" calcext:value-type="float">
            <text:p>113</text:p>
          </table:table-cell>
          <table:table-cell office:value-type="string" calcext:value-type="string">
            <text:p>neurčitá</text:p>
          </table:table-cell>
          <table:table-cell office:value-type="float" office:value="67800" calcext:value-type="float">
            <text:p>678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Presto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953.94" calcext:value-type="float">
            <text:p>954</text:p>
          </table:table-cell>
          <table:table-cell table:style-name="ce5" office:value-type="float" office:value="52.7" calcext:value-type="float">
            <text:p>52,7</text:p>
          </table:table-cell>
          <table:table-cell office:value-type="string" calcext:value-type="string">
            <text:p>neurčitá</text:p>
          </table:table-cell>
          <table:table-cell office:value-type="float" office:value="50272.638" calcext:value-type="float">
            <text:p>50272,63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Michal Kubán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34.4" calcext:value-type="float">
            <text:p>34,4</text:p>
          </table:table-cell>
          <table:table-cell office:value-type="string" calcext:value-type="string">
            <text:p>neurčitá</text:p>
          </table:table-cell>
          <table:table-cell office:value-type="float" office:value="28042.88" calcext:value-type="float">
            <text:p>28042,8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M&amp;R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13.7" calcext:value-type="float">
            <text:p>113,7</text:p>
          </table:table-cell>
          <table:table-cell office:value-type="string" calcext:value-type="string">
            <text:p>neurčitá</text:p>
          </table:table-cell>
          <table:table-cell office:value-type="float" office:value="68220" calcext:value-type="float">
            <text:p>682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7.54" calcext:value-type="float">
            <text:p>27,5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60.3" calcext:value-type="float">
            <text:p>60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1.7" calcext:value-type="float">
            <text:p>31,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Jakub Passer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9.8" calcext:value-type="float">
            <text:p>9,8</text:p>
          </table:table-cell>
          <table:table-cell office:value-type="string" calcext:value-type="string">
            <text:p>neurčitá</text:p>
          </table:table-cell>
          <table:table-cell office:value-type="float" office:value="3920" calcext:value-type="float">
            <text:p>39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Eva Kotrbat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104.81" calcext:value-type="float">
            <text:p>1 105</text:p>
          </table:table-cell>
          <table:table-cell table:style-name="ce5" office:value-type="float" office:value="34.6" calcext:value-type="float">
            <text:p>34,6</text:p>
          </table:table-cell>
          <table:table-cell office:value-type="string" calcext:value-type="string">
            <text:p>neurčitá</text:p>
          </table:table-cell>
          <table:table-cell office:value-type="float" office:value="38226.426" calcext:value-type="float">
            <text:p>38226,42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1.7" calcext:value-type="float">
            <text:p>31,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60.3" calcext:value-type="float">
            <text:p>60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9.8" calcext:value-type="float">
            <text:p>9,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665/19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221/8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Ngo Viet Huong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50" calcext:value-type="float">
            <text:p>1 350</text:p>
          </table:table-cell>
          <table:table-cell table:style-name="ce5" office:value-type="float" office:value="43.8" calcext:value-type="float">
            <text:p>43,8</text:p>
          </table:table-cell>
          <table:table-cell office:value-type="string" calcext:value-type="string">
            <text:p>neurčitá</text:p>
          </table:table-cell>
          <table:table-cell office:value-type="float" office:value="59130" calcext:value-type="float">
            <text:p>5913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665/19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221/8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Ngo Thi Thuong Huye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50" calcext:value-type="float">
            <text:p>1 350</text:p>
          </table:table-cell>
          <table:table-cell table:style-name="ce5" office:value-type="float" office:value="44.5" calcext:value-type="float">
            <text:p>44,5</text:p>
          </table:table-cell>
          <table:table-cell office:value-type="string" calcext:value-type="string">
            <text:p>neurčitá</text:p>
          </table:table-cell>
          <table:table-cell office:value-type="float" office:value="60075" calcext:value-type="float">
            <text:p>6007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665/19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221/8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665/19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221/8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Hofmann foto Renat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.75" calcext:value-type="float">
            <text:p>1,75</text:p>
          </table:table-cell>
          <table:table-cell office:value-type="string" calcext:value-type="string">
            <text:p>neurčitá</text:p>
          </table:table-cell>
          <table:table-cell office:value-type="float" office:value="700" calcext:value-type="float">
            <text:p>7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00/45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232/77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31.4" calcext:value-type="float">
            <text:p>131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00/45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232/77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5.4" calcext:value-type="float">
            <text:p>15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03/39</text:p>
          </table:table-cell>
          <table:table-cell table:style-name="ce2" office:value-type="float" office:value="703" calcext:value-type="float">
            <text:p>703</text:p>
          </table:table-cell>
          <table:table-cell table:style-name="ce2" office:value-type="string" calcext:value-type="string">
            <text:p>221/70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Tvrdý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51.05" calcext:value-type="float">
            <text:p>51,05</text:p>
          </table:table-cell>
          <table:table-cell office:value-type="string" calcext:value-type="string">
            <text:p>neurčitá</text:p>
          </table:table-cell>
          <table:table-cell office:value-type="float" office:value="45945" calcext:value-type="float">
            <text:p>4594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7/9</text:p>
          </table:table-cell>
          <table:table-cell table:style-name="ce2" office:value-type="float" office:value="717" calcext:value-type="float">
            <text:p>717</text:p>
          </table:table-cell>
          <table:table-cell table:style-name="ce2" office:value-type="string" calcext:value-type="string">
            <text:p>232/57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 Floriá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5.8" calcext:value-type="float">
            <text:p>5,8</text:p>
          </table:table-cell>
          <table:table-cell office:value-type="string" calcext:value-type="string">
            <text:p>neurčitá</text:p>
          </table:table-cell>
          <table:table-cell office:value-type="float" office:value="4640" calcext:value-type="float">
            <text:p>464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7/9</text:p>
          </table:table-cell>
          <table:table-cell table:style-name="ce2" office:value-type="float" office:value="717" calcext:value-type="float">
            <text:p>717</text:p>
          </table:table-cell>
          <table:table-cell table:style-name="ce2" office:value-type="string" calcext:value-type="string">
            <text:p>232/57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 Floriá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.31" calcext:value-type="float">
            <text:p>7,31</text:p>
          </table:table-cell>
          <table:table-cell office:value-type="string" calcext:value-type="string">
            <text:p>neurčitá</text:p>
          </table:table-cell>
          <table:table-cell office:value-type="float" office:value="2924" calcext:value-type="float">
            <text:p>292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7/9</text:p>
          </table:table-cell>
          <table:table-cell table:style-name="ce2" office:value-type="float" office:value="717" calcext:value-type="float">
            <text:p>717</text:p>
          </table:table-cell>
          <table:table-cell table:style-name="ce2" office:value-type="string" calcext:value-type="string">
            <text:p>232/57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a Exnerové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500" calcext:value-type="float">
            <text:p>2 500</text:p>
          </table:table-cell>
          <table:table-cell table:style-name="ce5" office:value-type="float" office:value="24.36" calcext:value-type="float">
            <text:p>24,36</text:p>
          </table:table-cell>
          <table:table-cell office:value-type="string" calcext:value-type="string">
            <text:p>neurčitá</text:p>
          </table:table-cell>
          <table:table-cell office:value-type="float" office:value="60900" calcext:value-type="float">
            <text:p>609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Jandu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10" calcext:value-type="float">
            <text:p>810</text:p>
          </table:table-cell>
          <table:table-cell table:style-name="ce5" office:value-type="float" office:value="28.9" calcext:value-type="float">
            <text:p>28,9</text:p>
          </table:table-cell>
          <table:table-cell office:value-type="string" calcext:value-type="string">
            <text:p>neurčitá</text:p>
          </table:table-cell>
          <table:table-cell office:value-type="float" office:value="23409" calcext:value-type="float">
            <text:p>23409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řetislav Nádvorník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700" calcext:value-type="float">
            <text:p>700</text:p>
          </table:table-cell>
          <table:table-cell table:style-name="ce5" office:value-type="float" office:value="28.9" calcext:value-type="float">
            <text:p>28,9</text:p>
          </table:table-cell>
          <table:table-cell office:value-type="string" calcext:value-type="string">
            <text:p>neurčitá</text:p>
          </table:table-cell>
          <table:table-cell office:value-type="float" office:value="20230" calcext:value-type="float">
            <text:p>2023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něžana Lužaičov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700" calcext:value-type="float">
            <text:p>700</text:p>
          </table:table-cell>
          <table:table-cell table:style-name="ce5" office:value-type="float" office:value="28.9" calcext:value-type="float">
            <text:p>28,9</text:p>
          </table:table-cell>
          <table:table-cell office:value-type="string" calcext:value-type="string">
            <text:p>neurčitá</text:p>
          </table:table-cell>
          <table:table-cell office:value-type="float" office:value="20230" calcext:value-type="float">
            <text:p>2023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Gabriela Hronov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700" calcext:value-type="float">
            <text:p>700</text:p>
          </table:table-cell>
          <table:table-cell table:style-name="ce5" office:value-type="float" office:value="28.9" calcext:value-type="float">
            <text:p>28,9</text:p>
          </table:table-cell>
          <table:table-cell office:value-type="string" calcext:value-type="string">
            <text:p>neurčitá</text:p>
          </table:table-cell>
          <table:table-cell office:value-type="float" office:value="20230" calcext:value-type="float">
            <text:p>2023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pastav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31" calcext:value-type="float">
            <text:p>831</text:p>
          </table:table-cell>
          <table:table-cell table:style-name="ce5" office:value-type="float" office:value="55.9" calcext:value-type="float">
            <text:p>55,9</text:p>
          </table:table-cell>
          <table:table-cell office:value-type="string" calcext:value-type="string">
            <text:p>neurčitá</text:p>
          </table:table-cell>
          <table:table-cell office:value-type="float" office:value="46452.9" calcext:value-type="float">
            <text:p>46452,9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pastav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31" calcext:value-type="float">
            <text:p>831</text:p>
          </table:table-cell>
          <table:table-cell table:style-name="ce5" office:value-type="float" office:value="35.9" calcext:value-type="float">
            <text:p>35,9</text:p>
          </table:table-cell>
          <table:table-cell office:value-type="string" calcext:value-type="string">
            <text:p>neurčitá</text:p>
          </table:table-cell>
          <table:table-cell office:value-type="float" office:value="29832.9" calcext:value-type="float">
            <text:p>29832,9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1" calcext:value-type="float">
            <text:p>14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1" calcext:value-type="float">
            <text:p>14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3" calcext:value-type="float">
            <text:p>14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3" calcext:value-type="float">
            <text:p>14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9/13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string" calcext:value-type="string">
            <text:p>232/57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čková Lucie</text:p>
          </table:table-cell>
          <table:table-cell table:style-name="ce2" office:value-type="string" calcext:value-type="string">
            <text:p>solárium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62.65" calcext:value-type="float">
            <text:p>62,65</text:p>
          </table:table-cell>
          <table:table-cell office:value-type="string" calcext:value-type="string">
            <text:p>neurčitá</text:p>
          </table:table-cell>
          <table:table-cell office:value-type="float" office:value="53252.5" calcext:value-type="float">
            <text:p>53252,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9/13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string" calcext:value-type="string">
            <text:p>232/57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čková Lucie</text:p>
          </table:table-cell>
          <table:table-cell table:style-name="ce2" office:value-type="string" calcext:value-type="string">
            <text:p>solárium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73.3" calcext:value-type="float">
            <text:p>73,3</text:p>
          </table:table-cell>
          <table:table-cell office:value-type="string" calcext:value-type="string">
            <text:p>neurčitá</text:p>
          </table:table-cell>
          <table:table-cell office:value-type="float" office:value="62305" calcext:value-type="float">
            <text:p>6230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9/13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string" calcext:value-type="string">
            <text:p>232/57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1.1" calcext:value-type="float">
            <text:p>11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1/18</text:p>
          </table:table-cell>
          <table:table-cell table:style-name="ce2" office:value-type="float" office:value="731" calcext:value-type="float">
            <text:p>731</text:p>
          </table:table-cell>
          <table:table-cell table:style-name="ce2" office:value-type="string" calcext:value-type="string">
            <text:p>232/6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adislav Novotný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5.95" calcext:value-type="float">
            <text:p>15,95</text:p>
          </table:table-cell>
          <table:table-cell office:value-type="string" calcext:value-type="string">
            <text:p>neurčitá</text:p>
          </table:table-cell>
          <table:table-cell office:value-type="float" office:value="6380" calcext:value-type="float">
            <text:p>638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1/18</text:p>
          </table:table-cell>
          <table:table-cell table:style-name="ce2" office:value-type="float" office:value="731" calcext:value-type="float">
            <text:p>731</text:p>
          </table:table-cell>
          <table:table-cell table:style-name="ce2" office:value-type="string" calcext:value-type="string">
            <text:p>232/6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avel Šmidrkal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616" calcext:value-type="float">
            <text:p>616</text:p>
          </table:table-cell>
          <table:table-cell table:style-name="ce5" office:value-type="float" office:value="18.4" calcext:value-type="float">
            <text:p>18,4</text:p>
          </table:table-cell>
          <table:table-cell office:value-type="string" calcext:value-type="string">
            <text:p>neurčitá</text:p>
          </table:table-cell>
          <table:table-cell office:value-type="float" office:value="11334.4" calcext:value-type="float">
            <text:p>11334,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1/18</text:p>
          </table:table-cell>
          <table:table-cell table:style-name="ce2" office:value-type="float" office:value="731" calcext:value-type="float">
            <text:p>731</text:p>
          </table:table-cell>
          <table:table-cell table:style-name="ce2" office:value-type="string" calcext:value-type="string">
            <text:p>232/6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Zdeněk Novotný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107.6" calcext:value-type="float">
            <text:p>107,6</text:p>
          </table:table-cell>
          <table:table-cell office:value-type="string" calcext:value-type="string">
            <text:p>neurčitá</text:p>
          </table:table-cell>
          <table:table-cell office:value-type="float" office:value="129120" calcext:value-type="float">
            <text:p>1291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2/16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string" calcext:value-type="string">
            <text:p>232/60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dilizic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60" calcext:value-type="float">
            <text:p>860</text:p>
          </table:table-cell>
          <table:table-cell table:style-name="ce5" office:value-type="float" office:value="37.45" calcext:value-type="float">
            <text:p>37,45</text:p>
          </table:table-cell>
          <table:table-cell office:value-type="string" calcext:value-type="string">
            <text:p>neurčitá</text:p>
          </table:table-cell>
          <table:table-cell office:value-type="float" office:value="32207" calcext:value-type="float">
            <text:p>32207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2/16</text:p>
          </table:table-cell>
          <table:table-cell table:style-name="ce2" office:value-type="float" office:value="732" calcext:value-type="float">
            <text:p>732</text:p>
          </table:table-cell>
          <table:table-cell/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rátký Jaromí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58" calcext:value-type="float">
            <text:p>458</text:p>
          </table:table-cell>
          <table:table-cell table:style-name="ce5" office:value-type="float" office:value="26.2" calcext:value-type="float">
            <text:p>26,2</text:p>
          </table:table-cell>
          <table:table-cell office:value-type="string" calcext:value-type="string">
            <text:p>neurčitá</text:p>
          </table:table-cell>
          <table:table-cell office:value-type="float" office:value="11999.6" calcext:value-type="float">
            <text:p>11999,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2/16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string" calcext:value-type="string">
            <text:p>232/60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avel Šmidrka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31" calcext:value-type="float">
            <text:p>1 031</text:p>
          </table:table-cell>
          <table:table-cell table:style-name="ce5" office:value-type="float" office:value="37.15" calcext:value-type="float">
            <text:p>37,15</text:p>
          </table:table-cell>
          <table:table-cell office:value-type="string" calcext:value-type="string">
            <text:p>neurčitá</text:p>
          </table:table-cell>
          <table:table-cell office:value-type="float" office:value="38301.65" calcext:value-type="float">
            <text:p>38301,6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3/14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232/60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oma Consulting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7.45" calcext:value-type="float">
            <text:p>37,45</text:p>
          </table:table-cell>
          <table:table-cell office:value-type="string" calcext:value-type="string">
            <text:p>neurčitá</text:p>
          </table:table-cell>
          <table:table-cell office:value-type="float" office:value="29960" calcext:value-type="float">
            <text:p>2996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3/14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232/60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nděla Chrom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37.25" calcext:value-type="float">
            <text:p>37,25</text:p>
          </table:table-cell>
          <table:table-cell office:value-type="string" calcext:value-type="string">
            <text:p>neurčitá</text:p>
          </table:table-cell>
          <table:table-cell office:value-type="float" office:value="45549.3" calcext:value-type="float">
            <text:p>45549,3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4/12</text:p>
          </table:table-cell>
          <table:table-cell table:style-name="ce2" office:value-type="float" office:value="734" calcext:value-type="float">
            <text:p>734</text:p>
          </table:table-cell>
          <table:table-cell table:style-name="ce2" office:value-type="string" calcext:value-type="string">
            <text:p>232/59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Holborn group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37.45" calcext:value-type="float">
            <text:p>37,45</text:p>
          </table:table-cell>
          <table:table-cell office:value-type="string" calcext:value-type="string">
            <text:p>neurčitá</text:p>
          </table:table-cell>
          <table:table-cell office:value-type="float" office:value="33705" calcext:value-type="float">
            <text:p>3370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4/12</text:p>
          </table:table-cell>
          <table:table-cell table:style-name="ce2" office:value-type="float" office:value="734" calcext:value-type="float">
            <text:p>734</text:p>
          </table:table-cell>
          <table:table-cell table:style-name="ce2" office:value-type="string" calcext:value-type="string">
            <text:p>232/59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nděla Chrom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37.45" calcext:value-type="float">
            <text:p>37,45</text:p>
          </table:table-cell>
          <table:table-cell office:value-type="string" calcext:value-type="string">
            <text:p>neurčitá</text:p>
          </table:table-cell>
          <table:table-cell office:value-type="float" office:value="45793.86" calcext:value-type="float">
            <text:p>45793,8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86/4</text:p>
          </table:table-cell>
          <table:table-cell table:style-name="ce2" office:value-type="float" office:value="786" calcext:value-type="float">
            <text:p>786</text:p>
          </table:table-cell>
          <table:table-cell table:style-name="ce2" office:value-type="string" calcext:value-type="string">
            <text:p>232/676,232/44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600" calcext:value-type="float">
            <text:p>1 600</text:p>
          </table:table-cell>
          <table:table-cell table:style-name="ce5" office:value-type="float" office:value="43.85" calcext:value-type="float">
            <text:p>43,85</text:p>
          </table:table-cell>
          <table:table-cell office:value-type="string" calcext:value-type="string">
            <text:p>neurčitá</text:p>
          </table:table-cell>
          <table:table-cell office:value-type="float" office:value="70160" calcext:value-type="float">
            <text:p>7016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86/4</text:p>
          </table:table-cell>
          <table:table-cell table:style-name="ce2" office:value-type="float" office:value="786" calcext:value-type="float">
            <text:p>786</text:p>
          </table:table-cell>
          <table:table-cell table:style-name="ce2" office:value-type="string" calcext:value-type="string">
            <text:p>232/676,232/44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693.77" calcext:value-type="float">
            <text:p>1 694</text:p>
          </table:table-cell>
          <table:table-cell table:style-name="ce5" office:value-type="float" office:value="73.2" calcext:value-type="float">
            <text:p>73,2</text:p>
          </table:table-cell>
          <table:table-cell office:value-type="string" calcext:value-type="string">
            <text:p>neurčitá</text:p>
          </table:table-cell>
          <table:table-cell office:value-type="float" office:value="123983.964" calcext:value-type="float">
            <text:p>123983,96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87/6</text:p>
          </table:table-cell>
          <table:table-cell table:style-name="ce2" office:value-type="float" office:value="787" calcext:value-type="float">
            <text:p>787</text:p>
          </table:table-cell>
          <table:table-cell table:style-name="ce2" office:value-type="string" calcext:value-type="string">
            <text:p>484, 232/44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693.77" calcext:value-type="float">
            <text:p>1 694</text:p>
          </table:table-cell>
          <table:table-cell table:style-name="ce5" office:value-type="float" office:value="77.55" calcext:value-type="float">
            <text:p>77,55</text:p>
          </table:table-cell>
          <table:table-cell office:value-type="string" calcext:value-type="string">
            <text:p>neurčitá</text:p>
          </table:table-cell>
          <table:table-cell office:value-type="float" office:value="131351.8635" calcext:value-type="float">
            <text:p>131351,863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87/6</text:p>
          </table:table-cell>
          <table:table-cell table:style-name="ce2" office:value-type="float" office:value="787" calcext:value-type="float">
            <text:p>787</text:p>
          </table:table-cell>
          <table:table-cell table:style-name="ce2" office:value-type="string" calcext:value-type="string">
            <text:p>484, 232/44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elsi export-import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16" calcext:value-type="float">
            <text:p>816</text:p>
          </table:table-cell>
          <table:table-cell table:style-name="ce5" office:value-type="float" office:value="72.55" calcext:value-type="float">
            <text:p>72,55</text:p>
          </table:table-cell>
          <table:table-cell office:value-type="string" calcext:value-type="string">
            <text:p>neurčitá</text:p>
          </table:table-cell>
          <table:table-cell office:value-type="float" office:value="59200.8" calcext:value-type="float">
            <text:p>59200,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94/8</text:p>
          </table:table-cell>
          <table:table-cell table:style-name="ce2" office:value-type="float" office:value="794" calcext:value-type="float">
            <text:p>794</text:p>
          </table:table-cell>
          <table:table-cell table:style-name="ce2" office:value-type="string" calcext:value-type="string">
            <text:p>232/35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Jandus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1.86" calcext:value-type="float">
            <text:p>41,86</text:p>
          </table:table-cell>
          <table:table-cell office:value-type="string" calcext:value-type="string">
            <text:p>neurčitá</text:p>
          </table:table-cell>
          <table:table-cell office:value-type="float" office:value="33488" calcext:value-type="float">
            <text:p>3348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Bojčenkova</text:p>
          </table:table-cell>
          <table:table-cell table:style-name="ce2" office:value-type="string" calcext:value-type="string">
            <text:p>1094/2</text:p>
          </table:table-cell>
          <table:table-cell table:style-name="ce2" office:value-type="float" office:value="1094" calcext:value-type="float">
            <text:p>1094</text:p>
          </table:table-cell>
          <table:table-cell table:style-name="ce2" office:value-type="string" calcext:value-type="string">
            <text:p>10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CR a.s.</text:p>
          </table:table-cell>
          <table:table-cell table:style-name="ce2" office:value-type="string" calcext:value-type="string">
            <text:p>skříň v chodbě domu</text:p>
          </table:table-cell>
          <table:table-cell office:value-type="float" office:value="9776.8" calcext:value-type="float">
            <text:p>9 777</text:p>
          </table:table-cell>
          <table:table-cell table:style-name="ce5" office:value-type="float" office:value="0.25" calcext:value-type="float">
            <text:p>0,25</text:p>
          </table:table-cell>
          <table:table-cell office:value-type="string" calcext:value-type="string">
            <text:p>neurčitá</text:p>
          </table:table-cell>
          <table:table-cell office:value-type="float" office:value="2444.2" calcext:value-type="float">
            <text:p>2444,2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77/14</text:p>
          </table:table-cell>
          <table:table-cell table:style-name="ce2" office:value-type="float" office:value="2377" calcext:value-type="float">
            <text:p>2377</text:p>
          </table:table-cell>
          <table:table-cell table:style-name="ce2" office:value-type="string" calcext:value-type="string">
            <text:p>2342/76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Kadrma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neurčitá</text:p>
          </table:table-cell>
          <table:table-cell office:value-type="float" office:value="11400" calcext:value-type="float">
            <text:p>114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78/16</text:p>
          </table:table-cell>
          <table:table-cell table:style-name="ce2" office:value-type="float" office:value="2378" calcext:value-type="float">
            <text:p>2378</text:p>
          </table:table-cell>
          <table:table-cell table:style-name="ce2" office:value-type="string" calcext:value-type="string">
            <text:p>2342/77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office:value-type="float" office:value="6000" calcext:value-type="float">
            <text:p>60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79/18</text:p>
          </table:table-cell>
          <table:table-cell table:style-name="ce2" office:value-type="float" office:value="2379" calcext:value-type="float">
            <text:p>2379</text:p>
          </table:table-cell>
          <table:table-cell table:style-name="ce2" office:value-type="string" calcext:value-type="string">
            <text:p>2342/7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neurčitá</text:p>
          </table:table-cell>
          <table:table-cell office:value-type="float" office:value="13600" calcext:value-type="float">
            <text:p>136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79/18</text:p>
          </table:table-cell>
          <table:table-cell table:style-name="ce2" office:value-type="float" office:value="2379" calcext:value-type="float">
            <text:p>2379</text:p>
          </table:table-cell>
          <table:table-cell table:style-name="ce2" office:value-type="string" calcext:value-type="string">
            <text:p>2342/7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uřic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neurčitá</text:p>
          </table:table-cell>
          <table:table-cell office:value-type="float" office:value="6400" calcext:value-type="float">
            <text:p>64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31/22</text:p>
          </table:table-cell>
          <table:table-cell table:style-name="ce2" office:value-type="float" office:value="2331" calcext:value-type="float">
            <text:p>2331</text:p>
          </table:table-cell>
          <table:table-cell table:style-name="ce2" office:value-type="string" calcext:value-type="string">
            <text:p>2342/80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CENTRA a.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19.87" calcext:value-type="float">
            <text:p>420</text:p>
          </table:table-cell>
          <table:table-cell table:style-name="ce5" office:value-type="float" office:value="18.1" calcext:value-type="float">
            <text:p>18,1</text:p>
          </table:table-cell>
          <table:table-cell office:value-type="string" calcext:value-type="string">
            <text:p>neurčitá</text:p>
          </table:table-cell>
          <table:table-cell office:value-type="float" office:value="7599.647" calcext:value-type="float">
            <text:p>7599,647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85/15</text:p>
          </table:table-cell>
          <table:table-cell table:style-name="ce2" office:value-type="float" office:value="2385" calcext:value-type="float">
            <text:p>2385</text:p>
          </table:table-cell>
          <table:table-cell table:style-name="ce2" office:value-type="string" calcext:value-type="string">
            <text:p>2342/84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elefonica 02 Czech a.s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15882" calcext:value-type="float">
            <text:p>15 882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eurčitá</text:p>
          </table:table-cell>
          <table:table-cell office:value-type="float" office:value="31764" calcext:value-type="float">
            <text:p>31764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86/13</text:p>
          </table:table-cell>
          <table:table-cell table:style-name="ce2" office:value-type="float" office:value="2386" calcext:value-type="float">
            <text:p>2386</text:p>
          </table:table-cell>
          <table:table-cell table:style-name="ce2" office:value-type="string" calcext:value-type="string">
            <text:p>2342/8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omáš Wyrwo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1" calcext:value-type="float">
            <text:p>21</text:p>
          </table:table-cell>
          <table:table-cell office:value-type="string" calcext:value-type="string">
            <text:p>neurčitá</text:p>
          </table:table-cell>
          <table:table-cell office:value-type="float" office:value="16800" calcext:value-type="float">
            <text:p>168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85/13</text:p>
          </table:table-cell>
          <table:table-cell table:style-name="ce2" office:value-type="float" office:value="2385" calcext:value-type="float">
            <text:p>2385</text:p>
          </table:table-cell>
          <table:table-cell table:style-name="ce2" office:value-type="string" calcext:value-type="string">
            <text:p>2342/8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LP Spektrum s.r.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office:value-type="float" office:value="6000" calcext:value-type="float">
            <text:p>60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666/4</text:p>
          </table:table-cell>
          <table:table-cell table:style-name="ce2" office:value-type="float" office:value="666" calcext:value-type="float">
            <text:p>666</text:p>
          </table:table-cell>
          <table:table-cell table:style-name="ce2" office:value-type="string" calcext:value-type="string">
            <text:p>221/7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8.85" calcext:value-type="float">
            <text:p>48,8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CS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 Lanka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005" calcext:value-type="float">
            <text:p>1 005</text:p>
          </table:table-cell>
          <table:table-cell table:style-name="ce5" office:value-type="float" office:value="66.22" calcext:value-type="float">
            <text:p>66,22</text:p>
          </table:table-cell>
          <table:table-cell office:value-type="string" calcext:value-type="string">
            <text:p>neurčitá</text:p>
          </table:table-cell>
          <table:table-cell office:value-type="float" office:value="66551.1" calcext:value-type="float">
            <text:p>66551,1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 Ríeger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4.95" calcext:value-type="float">
            <text:p>44,95</text:p>
          </table:table-cell>
          <table:table-cell office:value-type="string" calcext:value-type="string">
            <text:p>neurčitá</text:p>
          </table:table-cell>
          <table:table-cell office:value-type="float" office:value="35960" calcext:value-type="float">
            <text:p>3596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leš Nový</text:p>
          </table:table-cell>
          <table:table-cell table:style-name="ce2" office:value-type="string" calcext:value-type="string">
            <text:p>servis a prodej výp. techniky</text:p>
          </table:table-cell>
          <table:table-cell office:value-type="float" office:value="1273.75" calcext:value-type="float">
            <text:p>1 274</text:p>
          </table:table-cell>
          <table:table-cell table:style-name="ce5" office:value-type="float" office:value="32.04" calcext:value-type="float">
            <text:p>32,04</text:p>
          </table:table-cell>
          <table:table-cell office:value-type="string" calcext:value-type="string">
            <text:p>neurčitá</text:p>
          </table:table-cell>
          <table:table-cell office:value-type="float" office:value="40810.95" calcext:value-type="float">
            <text:p>40810,9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DV služby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9.85" calcext:value-type="float">
            <text:p>9,85</text:p>
          </table:table-cell>
          <table:table-cell office:value-type="string" calcext:value-type="string">
            <text:p>neurčitá</text:p>
          </table:table-cell>
          <table:table-cell office:value-type="float" office:value="7880" calcext:value-type="float">
            <text:p>788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DV služby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64.2" calcext:value-type="float">
            <text:p>64,2</text:p>
          </table:table-cell>
          <table:table-cell office:value-type="string" calcext:value-type="string">
            <text:p>neurčitá</text:p>
          </table:table-cell>
          <table:table-cell office:value-type="float" office:value="51360" calcext:value-type="float">
            <text:p>5136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1" calcext:value-type="float">
            <text:p>42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9/69</text:p>
          </table:table-cell>
          <table:table-cell table:style-name="ce2" office:value-type="float" office:value="729" calcext:value-type="float">
            <text:p>729</text:p>
          </table:table-cell>
          <table:table-cell table:style-name="ce2" office:value-type="string" calcext:value-type="string">
            <text:p>232/60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omislav Vojnovič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55" calcext:value-type="float">
            <text:p>1 255</text:p>
          </table:table-cell>
          <table:table-cell table:style-name="ce5" office:value-type="float" office:value="34.9" calcext:value-type="float">
            <text:p>34,9</text:p>
          </table:table-cell>
          <table:table-cell office:value-type="string" calcext:value-type="string">
            <text:p>neurčitá</text:p>
          </table:table-cell>
          <table:table-cell office:value-type="float" office:value="43799.5" calcext:value-type="float">
            <text:p>43799,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30/71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string" calcext:value-type="string">
            <text:p>232/6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4.7" calcext:value-type="float">
            <text:p>34,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30/71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string" calcext:value-type="string">
            <text:p>232/6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ranová Thi May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00" calcext:value-type="float">
            <text:p>1 400</text:p>
          </table:table-cell>
          <table:table-cell table:style-name="ce5" office:value-type="float" office:value="34.7" calcext:value-type="float">
            <text:p>34,7</text:p>
          </table:table-cell>
          <table:table-cell office:value-type="string" calcext:value-type="string">
            <text:p>neurčitá</text:p>
          </table:table-cell>
          <table:table-cell office:value-type="float" office:value="48580" calcext:value-type="float">
            <text:p>4858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0/68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232/702, 232/7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 Veselý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020" calcext:value-type="float">
            <text:p>1 020</text:p>
          </table:table-cell>
          <table:table-cell table:style-name="ce5" office:value-type="float" office:value="87.4" calcext:value-type="float">
            <text:p>87,4</text:p>
          </table:table-cell>
          <table:table-cell office:value-type="string" calcext:value-type="string">
            <text:p>neurčitá</text:p>
          </table:table-cell>
          <table:table-cell office:value-type="float" office:value="89148" calcext:value-type="float">
            <text:p>8914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0/68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232/702. 232/7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ucie Roušavá</text:p>
          </table:table-cell>
          <table:table-cell table:style-name="ce2" office:value-type="string" calcext:value-type="string">
            <text:p>vinotéka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66.08" calcext:value-type="float">
            <text:p>66,08</text:p>
          </table:table-cell>
          <table:table-cell office:value-type="string" calcext:value-type="string">
            <text:p>neurčitá</text:p>
          </table:table-cell>
          <table:table-cell office:value-type="float" office:value="53868.416" calcext:value-type="float">
            <text:p>53868,41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0/68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232/702, 232/7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4.9" calcext:value-type="float">
            <text:p>24,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0/68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232/702, 232/7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7.4" calcext:value-type="float">
            <text:p>27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6/65</text:p>
          </table:table-cell>
          <table:table-cell table:style-name="ce2" office:value-type="float" office:value="756" calcext:value-type="float">
            <text:p>756</text:p>
          </table:table-cell>
          <table:table-cell table:style-name="ce2" office:value-type="string" calcext:value-type="string">
            <text:p>232/65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nter Globál s.r.o</text:p>
          </table:table-cell>
          <table:table-cell table:style-name="ce2" office:value-type="string" calcext:value-type="string">
            <text:p>studio kosmetiky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68" calcext:value-type="float">
            <text:p>68</text:p>
          </table:table-cell>
          <table:table-cell office:value-type="string" calcext:value-type="string">
            <text:p>neurčitá</text:p>
          </table:table-cell>
          <table:table-cell office:value-type="float" office:value="74800" calcext:value-type="float">
            <text:p>748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6/66</text:p>
          </table:table-cell>
          <table:table-cell table:style-name="ce2" office:value-type="float" office:value="756" calcext:value-type="float">
            <text:p>756</text:p>
          </table:table-cell>
          <table:table-cell table:style-name="ce2" office:value-type="string" calcext:value-type="string">
            <text:p>232/65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elsi export-import s.r.o</text:p>
          </table:table-cell>
          <table:table-cell table:style-name="ce2" office:value-type="string" calcext:value-type="string">
            <text:p>občerstvení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87.5" calcext:value-type="float">
            <text:p>87,5</text:p>
          </table:table-cell>
          <table:table-cell office:value-type="string" calcext:value-type="string">
            <text:p>neurčitá</text:p>
          </table:table-cell>
          <table:table-cell office:value-type="float" office:value="87500" calcext:value-type="float">
            <text:p>875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7/64</text:p>
          </table:table-cell>
          <table:table-cell table:style-name="ce2" office:value-type="float" office:value="757" calcext:value-type="float">
            <text:p>757</text:p>
          </table:table-cell>
          <table:table-cell table:style-name="ce2" office:value-type="string" calcext:value-type="string">
            <text:p>232/65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adevosyan Gagi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00" calcext:value-type="float">
            <text:p>1 400</text:p>
          </table:table-cell>
          <table:table-cell table:style-name="ce5" office:value-type="float" office:value="67.8" calcext:value-type="float">
            <text:p>67,8</text:p>
          </table:table-cell>
          <table:table-cell office:value-type="string" calcext:value-type="string">
            <text:p>neurčitá</text:p>
          </table:table-cell>
          <table:table-cell office:value-type="float" office:value="94920" calcext:value-type="float">
            <text:p>949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7/64</text:p>
          </table:table-cell>
          <table:table-cell table:style-name="ce2" office:value-type="float" office:value="757" calcext:value-type="float">
            <text:p>757</text:p>
          </table:table-cell>
          <table:table-cell table:style-name="ce2" office:value-type="string" calcext:value-type="string">
            <text:p>232/65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talieonline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87.5" calcext:value-type="float">
            <text:p>87,5</text:p>
          </table:table-cell>
          <table:table-cell office:value-type="string" calcext:value-type="string">
            <text:p>neurčitá</text:p>
          </table:table-cell>
          <table:table-cell office:value-type="float" office:value="91875" calcext:value-type="float">
            <text:p>9187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2.3" calcext:value-type="float">
            <text:p>12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3.5" calcext:value-type="float">
            <text:p>23,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9.3" calcext:value-type="float">
            <text:p>29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obefit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00" calcext:value-type="float">
            <text:p>2 600</text:p>
          </table:table-cell>
          <table:table-cell table:style-name="ce5" office:value-type="float" office:value="42.7" calcext:value-type="float">
            <text:p>42,7</text:p>
          </table:table-cell>
          <table:table-cell office:value-type="string" calcext:value-type="string">
            <text:p>neurčitá</text:p>
          </table:table-cell>
          <table:table-cell office:value-type="float" office:value="111020" calcext:value-type="float">
            <text:p>1110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á spořitelna a 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500" calcext:value-type="float">
            <text:p>3 500</text:p>
          </table:table-cell>
          <table:table-cell table:style-name="ce5" office:value-type="float" office:value="137.25" calcext:value-type="float">
            <text:p>137,25</text:p>
          </table:table-cell>
          <table:table-cell office:value-type="string" calcext:value-type="string">
            <text:p>neurčitá</text:p>
          </table:table-cell>
          <table:table-cell office:value-type="float" office:value="480375" calcext:value-type="float">
            <text:p>48037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9/60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232/6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omerční banka a.s</text:p>
          </table:table-cell>
          <table:table-cell table:style-name="ce2" office:value-type="string" calcext:value-type="string">
            <text:p>pobočka KB</text:p>
          </table:table-cell>
          <table:table-cell office:value-type="float" office:value="5196.9" calcext:value-type="float">
            <text:p>5 197</text:p>
          </table:table-cell>
          <table:table-cell table:style-name="ce5" office:value-type="float" office:value="129.39" calcext:value-type="float">
            <text:p>129,39</text:p>
          </table:table-cell>
          <table:table-cell office:value-type="string" calcext:value-type="string">
            <text:p>neurčitá</text:p>
          </table:table-cell>
          <table:table-cell office:value-type="float" office:value="672426.891" calcext:value-type="float">
            <text:p>672426,891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9/60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232/6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72.4" calcext:value-type="float">
            <text:p>72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9/60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232/6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80.1" calcext:value-type="float">
            <text:p>80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9/60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232/6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5.7" calcext:value-type="float">
            <text:p>45,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2/47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string" calcext:value-type="string">
            <text:p>232/44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teřina Bořkova</text:p>
          </table:table-cell>
          <table:table-cell table:style-name="ce2" office:value-type="string" calcext:value-type="string">
            <text:p>studio kosmetiky</text:p>
          </table:table-cell>
          <table:table-cell office:value-type="float" office:value="1120" calcext:value-type="float">
            <text:p>1 120</text:p>
          </table:table-cell>
          <table:table-cell table:style-name="ce5" office:value-type="float" office:value="44.3" calcext:value-type="float">
            <text:p>44,3</text:p>
          </table:table-cell>
          <table:table-cell office:value-type="string" calcext:value-type="string">
            <text:p>neurčitá</text:p>
          </table:table-cell>
          <table:table-cell office:value-type="float" office:value="49616" calcext:value-type="float">
            <text:p>4961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2/47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string" calcext:value-type="string">
            <text:p>232/44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lanka Ryb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334.89" calcext:value-type="float">
            <text:p>1 335</text:p>
          </table:table-cell>
          <table:table-cell table:style-name="ce5" office:value-type="float" office:value="71.2" calcext:value-type="float">
            <text:p>71,2</text:p>
          </table:table-cell>
          <table:table-cell office:value-type="string" calcext:value-type="string">
            <text:p>neurčitá</text:p>
          </table:table-cell>
          <table:table-cell office:value-type="float" office:value="95044.168" calcext:value-type="float">
            <text:p>95044,16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2/47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string" calcext:value-type="string">
            <text:p>232/44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va Kleiner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2.12" calcext:value-type="float">
            <text:p>2,12</text:p>
          </table:table-cell>
          <table:table-cell office:value-type="string" calcext:value-type="string">
            <text:p>neurčitá</text:p>
          </table:table-cell>
          <table:table-cell office:value-type="float" office:value="1272" calcext:value-type="float">
            <text:p>127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3/45</text:p>
          </table:table-cell>
          <table:table-cell table:style-name="ce2" office:value-type="float" office:value="773" calcext:value-type="float">
            <text:p>773</text:p>
          </table:table-cell>
          <table:table-cell table:style-name="ce2" office:value-type="string" calcext:value-type="string">
            <text:p>232/44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lžběta Suchelová</text:p>
          </table:table-cell>
          <table:table-cell table:style-name="ce2" office:value-type="string" calcext:value-type="string">
            <text:p>občerstvení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4.3" calcext:value-type="float">
            <text:p>44,3</text:p>
          </table:table-cell>
          <table:table-cell office:value-type="string" calcext:value-type="string">
            <text:p>neurčitá</text:p>
          </table:table-cell>
          <table:table-cell office:value-type="float" office:value="35440" calcext:value-type="float">
            <text:p>3544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3/45</text:p>
          </table:table-cell>
          <table:table-cell table:style-name="ce2" office:value-type="float" office:value="773" calcext:value-type="float">
            <text:p>773</text:p>
          </table:table-cell>
          <table:table-cell table:style-name="ce2" office:value-type="string" calcext:value-type="string">
            <text:p>232/44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itka Serobjan</text:p>
          </table:table-cell>
          <table:table-cell table:style-name="ce2" office:value-type="string" calcext:value-type="string">
            <text:p>krejčovství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office:value-type="float" office:value="18690.45" calcext:value-type="float">
            <text:p>18690,4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3/45</text:p>
          </table:table-cell>
          <table:table-cell table:style-name="ce2" office:value-type="float" office:value="773" calcext:value-type="float">
            <text:p>773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Nepovím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8.8" calcext:value-type="float">
            <text:p>18,8</text:p>
          </table:table-cell>
          <table:table-cell office:value-type="string" calcext:value-type="string">
            <text:p>neurčitá</text:p>
          </table:table-cell>
          <table:table-cell office:value-type="float" office:value="18800" calcext:value-type="float">
            <text:p>188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4/43</text:p>
          </table:table-cell>
          <table:table-cell table:style-name="ce2" office:value-type="float" office:value="774" calcext:value-type="float">
            <text:p>774</text:p>
          </table:table-cell>
          <table:table-cell table:style-name="ce2" office:value-type="string" calcext:value-type="string">
            <text:p>232/44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loš Novotný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99.3" calcext:value-type="float">
            <text:p>99,3</text:p>
          </table:table-cell>
          <table:table-cell office:value-type="string" calcext:value-type="string">
            <text:p>neurčitá</text:p>
          </table:table-cell>
          <table:table-cell office:value-type="float" office:value="89370" calcext:value-type="float">
            <text:p>8937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4/43</text:p>
          </table:table-cell>
          <table:table-cell table:style-name="ce2" office:value-type="float" office:value="774" calcext:value-type="float">
            <text:p>774</text:p>
          </table:table-cell>
          <table:table-cell table:style-name="ce2" office:value-type="string" calcext:value-type="string">
            <text:p>232/44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lžběta Suchelová</text:p>
          </table:table-cell>
          <table:table-cell table:style-name="ce2" office:value-type="string" calcext:value-type="string">
            <text:p>občerstvení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48.7" calcext:value-type="float">
            <text:p>48,7</text:p>
          </table:table-cell>
          <table:table-cell office:value-type="string" calcext:value-type="string">
            <text:p>neurčitá</text:p>
          </table:table-cell>
          <table:table-cell office:value-type="float" office:value="46265" calcext:value-type="float">
            <text:p>4626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5/41</text:p>
          </table:table-cell>
          <table:table-cell table:style-name="ce2" office:value-type="float" office:value="775" calcext:value-type="float">
            <text:p>775</text:p>
          </table:table-cell>
          <table:table-cell table:style-name="ce2" office:value-type="string" calcext:value-type="string">
            <text:p>232/44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ana Harantov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56.2" calcext:value-type="float">
            <text:p>856</text:p>
          </table:table-cell>
          <table:table-cell table:style-name="ce5" office:value-type="float" office:value="85.63" calcext:value-type="float">
            <text:p>85,63</text:p>
          </table:table-cell>
          <table:table-cell office:value-type="string" calcext:value-type="string">
            <text:p>neurčitá</text:p>
          </table:table-cell>
          <table:table-cell office:value-type="float" office:value="73316.406" calcext:value-type="float">
            <text:p>73316,40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5/41</text:p>
          </table:table-cell>
          <table:table-cell table:style-name="ce2" office:value-type="float" office:value="775" calcext:value-type="float">
            <text:p>775</text:p>
          </table:table-cell>
          <table:table-cell table:style-name="ce2" office:value-type="string" calcext:value-type="string">
            <text:p>232/44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roslav Kollinger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020" calcext:value-type="float">
            <text:p>2 020</text:p>
          </table:table-cell>
          <table:table-cell table:style-name="ce5" office:value-type="float" office:value="74.8" calcext:value-type="float">
            <text:p>74,8</text:p>
          </table:table-cell>
          <table:table-cell office:value-type="string" calcext:value-type="string">
            <text:p>neurčitá</text:p>
          </table:table-cell>
          <table:table-cell office:value-type="float" office:value="151096" calcext:value-type="float">
            <text:p>15109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6/39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232/44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teřina Vaverk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22.25" calcext:value-type="float">
            <text:p>22,25</text:p>
          </table:table-cell>
          <table:table-cell office:value-type="string" calcext:value-type="string">
            <text:p>neurčitá</text:p>
          </table:table-cell>
          <table:table-cell office:value-type="float" office:value="22250" calcext:value-type="float">
            <text:p>2225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6/39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232/44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adislava Bernáthová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74.5" calcext:value-type="float">
            <text:p>74,5</text:p>
          </table:table-cell>
          <table:table-cell office:value-type="string" calcext:value-type="string">
            <text:p>neurčitá</text:p>
          </table:table-cell>
          <table:table-cell office:value-type="float" office:value="59600" calcext:value-type="float">
            <text:p>596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6/39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232/44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áclav Ptačinský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16.71" calcext:value-type="float">
            <text:p>1 017</text:p>
          </table:table-cell>
          <table:table-cell table:style-name="ce5" office:value-type="float" office:value="73.3" calcext:value-type="float">
            <text:p>73,3</text:p>
          </table:table-cell>
          <table:table-cell office:value-type="string" calcext:value-type="string">
            <text:p>neurčitá</text:p>
          </table:table-cell>
          <table:table-cell office:value-type="float" office:value="74524.843" calcext:value-type="float">
            <text:p>74524,843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6/39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232/44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teřina Vaverk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7.87" calcext:value-type="float">
            <text:p>7,87</text:p>
          </table:table-cell>
          <table:table-cell office:value-type="string" calcext:value-type="string">
            <text:p>neurčitá</text:p>
          </table:table-cell>
          <table:table-cell office:value-type="float" office:value="4722" calcext:value-type="float">
            <text:p>472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8/63</text:p>
          </table:table-cell>
          <table:table-cell table:style-name="ce2" office:value-type="float" office:value="778" calcext:value-type="float">
            <text:p>778</text:p>
          </table:table-cell>
          <table:table-cell table:style-name="ce2" office:value-type="string" calcext:value-type="string">
            <text:p>232/5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a Karbanová</text:p>
          </table:table-cell>
          <table:table-cell table:style-name="ce2" office:value-type="string" calcext:value-type="string">
            <text:p>studio kosmetiky</text:p>
          </table:table-cell>
          <table:table-cell office:value-type="float" office:value="920" calcext:value-type="float">
            <text:p>920</text:p>
          </table:table-cell>
          <table:table-cell table:style-name="ce5" office:value-type="float" office:value="85.05" calcext:value-type="float">
            <text:p>85,05</text:p>
          </table:table-cell>
          <table:table-cell office:value-type="string" calcext:value-type="string">
            <text:p>neurčitá</text:p>
          </table:table-cell>
          <table:table-cell office:value-type="float" office:value="78246" calcext:value-type="float">
            <text:p>7824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8/63</text:p>
          </table:table-cell>
          <table:table-cell table:style-name="ce2" office:value-type="float" office:value="778" calcext:value-type="float">
            <text:p>778</text:p>
          </table:table-cell>
          <table:table-cell table:style-name="ce2" office:value-type="string" calcext:value-type="string">
            <text:p>232/5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ela Růžičkov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058.61" calcext:value-type="float">
            <text:p>1 059</text:p>
          </table:table-cell>
          <table:table-cell table:style-name="ce5" office:value-type="float" office:value="23" calcext:value-type="float">
            <text:p>23</text:p>
          </table:table-cell>
          <table:table-cell office:value-type="string" calcext:value-type="string">
            <text:p>neurčitá</text:p>
          </table:table-cell>
          <table:table-cell office:value-type="float" office:value="24348.03" calcext:value-type="float">
            <text:p>24348,03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8/63</text:p>
          </table:table-cell>
          <table:table-cell table:style-name="ce2" office:value-type="float" office:value="778" calcext:value-type="float">
            <text:p>778</text:p>
          </table:table-cell>
          <table:table-cell table:style-name="ce2" office:value-type="string" calcext:value-type="string">
            <text:p>232/5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a karban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.9" calcext:value-type="float">
            <text:p>7,9</text:p>
          </table:table-cell>
          <table:table-cell office:value-type="string" calcext:value-type="string">
            <text:p>neurčitá</text:p>
          </table:table-cell>
          <table:table-cell office:value-type="float" office:value="3160" calcext:value-type="float">
            <text:p>316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9/61</text:p>
          </table:table-cell>
          <table:table-cell table:style-name="ce2" office:value-type="float" office:value="779" calcext:value-type="float">
            <text:p>779</text:p>
          </table:table-cell>
          <table:table-cell table:style-name="ce2" office:value-type="string" calcext:value-type="string">
            <text:p>232/53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rel Sladovnik</text:p>
          </table:table-cell>
          <table:table-cell table:style-name="ce2" office:value-type="string" calcext:value-type="string">
            <text:p>veterinární poradna</text:p>
          </table:table-cell>
          <table:table-cell office:value-type="float" office:value="1735" calcext:value-type="float">
            <text:p>1 735</text:p>
          </table:table-cell>
          <table:table-cell table:style-name="ce5" office:value-type="float" office:value="89.15" calcext:value-type="float">
            <text:p>89,15</text:p>
          </table:table-cell>
          <table:table-cell office:value-type="string" calcext:value-type="string">
            <text:p>neurčitá</text:p>
          </table:table-cell>
          <table:table-cell office:value-type="float" office:value="154675.25" calcext:value-type="float">
            <text:p>154675,2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9/61</text:p>
          </table:table-cell>
          <table:table-cell table:style-name="ce2" office:value-type="float" office:value="779" calcext:value-type="float">
            <text:p>779</text:p>
          </table:table-cell>
          <table:table-cell table:style-name="ce2" office:value-type="string" calcext:value-type="string">
            <text:p>232/53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rel Vondrák</text:p>
          </table:table-cell>
          <table:table-cell table:style-name="ce2" office:value-type="string" calcext:value-type="string">
            <text:p>sázková kancelář</text:p>
          </table:table-cell>
          <table:table-cell office:value-type="float" office:value="1587.92" calcext:value-type="float">
            <text:p>1 588</text:p>
          </table:table-cell>
          <table:table-cell table:style-name="ce5" office:value-type="float" office:value="72.45" calcext:value-type="float">
            <text:p>72,45</text:p>
          </table:table-cell>
          <table:table-cell office:value-type="string" calcext:value-type="string">
            <text:p>neurčitá</text:p>
          </table:table-cell>
          <table:table-cell office:value-type="float" office:value="115044.804" calcext:value-type="float">
            <text:p>115044,80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0/59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string" calcext:value-type="string">
            <text:p>232/53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rel Vondrák</text:p>
          </table:table-cell>
          <table:table-cell table:style-name="ce2" office:value-type="string" calcext:value-type="string">
            <text:p>sázková kancelář</text:p>
          </table:table-cell>
          <table:table-cell office:value-type="float" office:value="1587.92" calcext:value-type="float">
            <text:p>1 588</text:p>
          </table:table-cell>
          <table:table-cell table:style-name="ce5" office:value-type="float" office:value="72.45" calcext:value-type="float">
            <text:p>72,45</text:p>
          </table:table-cell>
          <table:table-cell office:value-type="string" calcext:value-type="string">
            <text:p>neurčitá</text:p>
          </table:table-cell>
          <table:table-cell office:value-type="float" office:value="115044.804" calcext:value-type="float">
            <text:p>115044,80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0/59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string" calcext:value-type="string">
            <text:p>232/53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ucie Novák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85.5" calcext:value-type="float">
            <text:p>85,5</text:p>
          </table:table-cell>
          <table:table-cell office:value-type="string" calcext:value-type="string">
            <text:p>neurčitá</text:p>
          </table:table-cell>
          <table:table-cell office:value-type="float" office:value="128250" calcext:value-type="float">
            <text:p>12825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0/59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string" calcext:value-type="string">
            <text:p>232/53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kro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5.7" calcext:value-type="float">
            <text:p>5,7</text:p>
          </table:table-cell>
          <table:table-cell office:value-type="string" calcext:value-type="string">
            <text:p>neurčitá</text:p>
          </table:table-cell>
          <table:table-cell office:value-type="float" office:value="4560" calcext:value-type="float">
            <text:p>456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1/57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232/5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rena Bohat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281.69" calcext:value-type="float">
            <text:p>3 282</text:p>
          </table:table-cell>
          <table:table-cell table:style-name="ce5" office:value-type="float" office:value="18.8" calcext:value-type="float">
            <text:p>18,8</text:p>
          </table:table-cell>
          <table:table-cell office:value-type="string" calcext:value-type="string">
            <text:p>neurčitá</text:p>
          </table:table-cell>
          <table:table-cell office:value-type="float" office:value="61695.772" calcext:value-type="float">
            <text:p>61695,77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1/57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232/5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Hamoud</text:p>
          </table:table-cell>
          <table:table-cell table:style-name="ce2" office:value-type="string" calcext:value-type="string">
            <text:p>herna</text:p>
          </table:table-cell>
          <table:table-cell office:value-type="float" office:value="3212.92" calcext:value-type="float">
            <text:p>3 213</text:p>
          </table:table-cell>
          <table:table-cell table:style-name="ce5" office:value-type="float" office:value="64.7" calcext:value-type="float">
            <text:p>64,7</text:p>
          </table:table-cell>
          <table:table-cell office:value-type="string" calcext:value-type="string">
            <text:p>neurčitá</text:p>
          </table:table-cell>
          <table:table-cell office:value-type="float" office:value="207875.924" calcext:value-type="float">
            <text:p>207875,92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1/57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232/5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Záhrubský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44.56" calcext:value-type="float">
            <text:p>245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neurčitá</text:p>
          </table:table-cell>
          <table:table-cell office:value-type="float" office:value="3912.96" calcext:value-type="float">
            <text:p>3912,9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1/57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232/5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9" calcext:value-type="float">
            <text:p>3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31/9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250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Simcnek Petr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902" calcext:value-type="float">
            <text:p>902</text:p>
          </table:table-cell>
          <table:table-cell table:style-name="ce5" office:value-type="float" office:value="127.81" calcext:value-type="float">
            <text:p>127,81</text:p>
          </table:table-cell>
          <table:table-cell office:value-type="string" calcext:value-type="string">
            <text:p>neurčitá</text:p>
          </table:table-cell>
          <table:table-cell office:value-type="float" office:value="115284.62" calcext:value-type="float">
            <text:p>115284,6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71/6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233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Zatřepáková Ilo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2" calcext:value-type="float">
            <text:p>902</text:p>
          </table:table-cell>
          <table:table-cell table:style-name="ce5" office:value-type="float" office:value="54.23" calcext:value-type="float">
            <text:p>54,23</text:p>
          </table:table-cell>
          <table:table-cell office:value-type="string" calcext:value-type="string">
            <text:p>neurčitá</text:p>
          </table:table-cell>
          <table:table-cell office:value-type="float" office:value="48915.46" calcext:value-type="float">
            <text:p>48915,4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71/6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233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Vlk elektrosystém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52.21" calcext:value-type="float">
            <text:p>52,21</text:p>
          </table:table-cell>
          <table:table-cell office:value-type="string" calcext:value-type="string">
            <text:p>neurčitá</text:p>
          </table:table-cell>
          <table:table-cell office:value-type="float" office:value="44378.5" calcext:value-type="float">
            <text:p>44378,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71/6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233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aroslava Maroušk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52.21" calcext:value-type="float">
            <text:p>52,21</text:p>
          </table:table-cell>
          <table:table-cell office:value-type="string" calcext:value-type="string">
            <text:p>neurčitá</text:p>
          </table:table-cell>
          <table:table-cell office:value-type="float" office:value="41768" calcext:value-type="float">
            <text:p>4176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38/10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243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Vlasta Gruber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95.22" calcext:value-type="float">
            <text:p>95,22</text:p>
          </table:table-cell>
          <table:table-cell office:value-type="string" calcext:value-type="string">
            <text:p>neurčitá</text:p>
          </table:table-cell>
          <table:table-cell office:value-type="float" office:value="142830" calcext:value-type="float">
            <text:p>14283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44/0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233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aroslava Maroušk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594.32" calcext:value-type="float">
            <text:p>594</text:p>
          </table:table-cell>
          <table:table-cell table:style-name="ce5" office:value-type="float" office:value="209.63" calcext:value-type="float">
            <text:p>209,63</text:p>
          </table:table-cell>
          <table:table-cell office:value-type="string" calcext:value-type="string">
            <text:p>neurčitá</text:p>
          </table:table-cell>
          <table:table-cell office:value-type="float" office:value="124587.3016" calcext:value-type="float">
            <text:p>124587,301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44/0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233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TEZ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52.21" calcext:value-type="float">
            <text:p>52,21</text:p>
          </table:table-cell>
          <table:table-cell office:value-type="string" calcext:value-type="string">
            <text:p>neurčitá</text:p>
          </table:table-cell>
          <table:table-cell office:value-type="float" office:value="78315" calcext:value-type="float">
            <text:p>7831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44/0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233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Soccer realit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52.21" calcext:value-type="float">
            <text:p>52,21</text:p>
          </table:table-cell>
          <table:table-cell office:value-type="string" calcext:value-type="string">
            <text:p>neurčitá</text:p>
          </table:table-cell>
          <table:table-cell office:value-type="float" office:value="49599.5" calcext:value-type="float">
            <text:p>49599,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44/0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233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iřina Smejkal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53.71" calcext:value-type="float">
            <text:p>53,71</text:p>
          </table:table-cell>
          <table:table-cell office:value-type="string" calcext:value-type="string">
            <text:p>neurčitá</text:p>
          </table:table-cell>
          <table:table-cell office:value-type="float" office:value="53710" calcext:value-type="float">
            <text:p>5371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80/4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209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Slezáková Kateři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783" calcext:value-type="float">
            <text:p>1 783</text:p>
          </table:table-cell>
          <table:table-cell table:style-name="ce5" office:value-type="float" office:value="47.11" calcext:value-type="float">
            <text:p>47,11</text:p>
          </table:table-cell>
          <table:table-cell office:value-type="string" calcext:value-type="string">
            <text:p>neurčitá</text:p>
          </table:table-cell>
          <table:table-cell office:value-type="float" office:value="83997.13" calcext:value-type="float">
            <text:p>83997,13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80/4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209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Zatřepálková Ilo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2" calcext:value-type="float">
            <text:p>902</text:p>
          </table:table-cell>
          <table:table-cell table:style-name="ce5" office:value-type="float" office:value="47.11" calcext:value-type="float">
            <text:p>47,11</text:p>
          </table:table-cell>
          <table:table-cell office:value-type="string" calcext:value-type="string">
            <text:p>neurčitá</text:p>
          </table:table-cell>
          <table:table-cell office:value-type="float" office:value="42493.22" calcext:value-type="float">
            <text:p>42493,2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Doležalova</text:p>
          </table:table-cell>
          <table:table-cell table:style-name="ce2" office:value-type="string" calcext:value-type="string">
            <text:p>1021</text:p>
          </table:table-cell>
          <table:table-cell table:style-name="ce2" office:value-type="float" office:value="1021" calcext:value-type="float">
            <text:p>1021</text:p>
          </table:table-cell>
          <table:table-cell table:style-name="ce2" office:value-type="string" calcext:value-type="string">
            <text:p>221/1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mona dent s.r.o.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573.36" calcext:value-type="float">
            <text:p>573</text:p>
          </table:table-cell>
          <table:table-cell table:style-name="ce5" office:value-type="float" office:value="142.4" calcext:value-type="float">
            <text:p>142,4</text:p>
          </table:table-cell>
          <table:table-cell office:value-type="string" calcext:value-type="string">
            <text:p>neurčitá</text:p>
          </table:table-cell>
          <table:table-cell office:value-type="float" office:value="81646.464" calcext:value-type="float">
            <text:p>81646,46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Doležalova</text:p>
          </table:table-cell>
          <table:table-cell table:style-name="ce2" office:value-type="string" calcext:value-type="string">
            <text:p>1021</text:p>
          </table:table-cell>
          <table:table-cell table:style-name="ce2" office:value-type="float" office:value="1021" calcext:value-type="float">
            <text:p>1021</text:p>
          </table:table-cell>
          <table:table-cell table:style-name="ce2" office:value-type="string" calcext:value-type="string">
            <text:p>221/1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iakonie Broumov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60" calcext:value-type="float">
            <text:p>360</text:p>
          </table:table-cell>
          <table:table-cell office:value-type="string" calcext:value-type="string">
            <text:p>neurčitá</text:p>
          </table:table-cell>
          <table:table-cell office:value-type="float" office:value="360" calcext:value-type="float">
            <text:p>36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Doležalova</text:p>
          </table:table-cell>
          <table:table-cell table:style-name="ce2" office:value-type="string" calcext:value-type="string">
            <text:p>1036/2</text:p>
          </table:table-cell>
          <table:table-cell table:style-name="ce2" office:value-type="float" office:value="1036" calcext:value-type="float">
            <text:p>1036</text:p>
          </table:table-cell>
          <table:table-cell table:style-name="ce2" office:value-type="string" calcext:value-type="string">
            <text:p>515, 221/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4.8" calcext:value-type="float">
            <text:p>24,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Doležalova</text:p>
          </table:table-cell>
          <table:table-cell table:style-name="ce2" office:value-type="string" calcext:value-type="string">
            <text:p>1038/5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221/5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12328.68" calcext:value-type="float">
            <text:p>12 329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neurčitá</text:p>
          </table:table-cell>
          <table:table-cell office:value-type="float" office:value="123286.8" calcext:value-type="float">
            <text:p>123286,8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6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0.5" calcext:value-type="float">
            <text:p>30,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8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Jaroslava Máš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neurčitá</text:p>
          </table:table-cell>
          <table:table-cell office:value-type="float" office:value="11400" calcext:value-type="float">
            <text:p>114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5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Zdenka Zelenková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29.8" calcext:value-type="float">
            <text:p>29,8</text:p>
          </table:table-cell>
          <table:table-cell office:value-type="string" calcext:value-type="string">
            <text:p>neurčitá</text:p>
          </table:table-cell>
          <table:table-cell office:value-type="float" office:value="53640" calcext:value-type="float">
            <text:p>5364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6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Jana Beneš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000" calcext:value-type="float">
            <text:p>2 000</text:p>
          </table:table-cell>
          <table:table-cell table:style-name="ce5" office:value-type="float" office:value="23.9" calcext:value-type="float">
            <text:p>23,9</text:p>
          </table:table-cell>
          <table:table-cell office:value-type="string" calcext:value-type="string">
            <text:p>neurčitá</text:p>
          </table:table-cell>
          <table:table-cell office:value-type="float" office:value="47800" calcext:value-type="float">
            <text:p>478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S8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Jiří Horáče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8.9" calcext:value-type="float">
            <text:p>48,9</text:p>
          </table:table-cell>
          <table:table-cell office:value-type="string" calcext:value-type="string">
            <text:p>neurčitá</text:p>
          </table:table-cell>
          <table:table-cell office:value-type="float" office:value="39120" calcext:value-type="float">
            <text:p>391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6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IC Praha s.r.o</text:p>
          </table:table-cell>
          <table:table-cell table:style-name="ce2" office:value-type="string" calcext:value-type="string">
            <text:p>hobby obchod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45.6" calcext:value-type="float">
            <text:p>45,6</text:p>
          </table:table-cell>
          <table:table-cell office:value-type="string" calcext:value-type="string">
            <text:p>neurčitá</text:p>
          </table:table-cell>
          <table:table-cell office:value-type="float" office:value="82080" calcext:value-type="float">
            <text:p>8208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Dřítenská</text:p>
          </table:table-cell>
          <table:table-cell table:style-name="ce2" office:value-type="string" calcext:value-type="string">
            <text:p>1266</text:p>
          </table:table-cell>
          <table:table-cell table:style-name="ce2" office:value-type="float" office:value="1266" calcext:value-type="float">
            <text:p>1266</text:p>
          </table:table-cell>
          <table:table-cell table:style-name="ce2" office:value-type="string" calcext:value-type="string">
            <text:p>793/101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yje</text:p>
          </table:table-cell>
          <table:table-cell table:style-name="ce5" office:value-type="string" calcext:value-type="string">
            <text:p>České truhlářstvi a dřevařs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831.91" calcext:value-type="float">
            <text:p>2 832</text:p>
          </table:table-cell>
          <table:table-cell table:style-name="ce5" office:value-type="float" office:value="47" calcext:value-type="float">
            <text:p>47</text:p>
          </table:table-cell>
          <table:table-cell office:value-type="string" calcext:value-type="string">
            <text:p>neurčitá</text:p>
          </table:table-cell>
          <table:table-cell office:value-type="float" office:value="133099.77" calcext:value-type="float">
            <text:p>133099,77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Dřitenská</text:p>
          </table:table-cell>
          <table:table-cell table:style-name="ce2" office:value-type="string" calcext:value-type="string">
            <text:p>1268</text:p>
          </table:table-cell>
          <table:table-cell table:style-name="ce2" office:value-type="float" office:value="1268" calcext:value-type="float">
            <text:p>1268</text:p>
          </table:table-cell>
          <table:table-cell table:style-name="ce2" office:value-type="string" calcext:value-type="string">
            <text:p>793/10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yje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831" calcext:value-type="float">
            <text:p>831</text:p>
          </table:table-cell>
          <table:table-cell table:style-name="ce5" office:value-type="float" office:value="12.75" calcext:value-type="float">
            <text:p>12,75</text:p>
          </table:table-cell>
          <table:table-cell office:value-type="string" calcext:value-type="string">
            <text:p>neurčitá</text:p>
          </table:table-cell>
          <table:table-cell office:value-type="float" office:value="10595.25" calcext:value-type="float">
            <text:p>10595,2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637/1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221/5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cel Kaší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468.51" calcext:value-type="float">
            <text:p>10 469</text:p>
          </table:table-cell>
          <table:table-cell table:style-name="ce5" office:value-type="float" office:value="12" calcext:value-type="float">
            <text:p>12</text:p>
          </table:table-cell>
          <table:table-cell office:value-type="string" calcext:value-type="string">
            <text:p>neurčitá</text:p>
          </table:table-cell>
          <table:table-cell office:value-type="float" office:value="125622.12" calcext:value-type="float">
            <text:p>125622,12</text:p>
          </table:table-cell>
          <table:table-cell table:style-name="ce2" office:value-type="string" calcext:value-type="string">
            <text:p>???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687/1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21/5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.95" calcext:value-type="float">
            <text:p>3,95</text:p>
          </table:table-cell>
          <table:table-cell office:value-type="string" calcext:value-type="string">
            <text:p>neurčitá</text:p>
          </table:table-cell>
          <table:table-cell office:value-type="float" office:value="3160" calcext:value-type="float">
            <text:p>316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688/3</text:p>
          </table:table-cell>
          <table:table-cell table:style-name="ce2" office:value-type="float" office:value="688" calcext:value-type="float">
            <text:p>688</text:p>
          </table:table-cell>
          <table:table-cell table:style-name="ce2" office:value-type="string" calcext:value-type="string">
            <text:p>221/59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 Fous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6.55" calcext:value-type="float">
            <text:p>6,55</text:p>
          </table:table-cell>
          <table:table-cell office:value-type="string" calcext:value-type="string">
            <text:p>neurčitá</text:p>
          </table:table-cell>
          <table:table-cell office:value-type="float" office:value="2620" calcext:value-type="float">
            <text:p>26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15/10</text:p>
          </table:table-cell>
          <table:table-cell table:style-name="ce2" office:value-type="float" office:value="815" calcext:value-type="float">
            <text:p>815</text:p>
          </table:table-cell>
          <table:table-cell table:style-name="ce2" office:value-type="string" calcext:value-type="string">
            <text:p>531.221/26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roslav Pospíši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.95" calcext:value-type="float">
            <text:p>3,95</text:p>
          </table:table-cell>
          <table:table-cell office:value-type="string" calcext:value-type="string">
            <text:p>neurčitá</text:p>
          </table:table-cell>
          <table:table-cell office:value-type="float" office:value="1580" calcext:value-type="float">
            <text:p>158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16/8</text:p>
          </table:table-cell>
          <table:table-cell table:style-name="ce2" office:value-type="float" office:value="816" calcext:value-type="float">
            <text:p>816</text:p>
          </table:table-cell>
          <table:table-cell table:style-name="ce2" office:value-type="string" calcext:value-type="string">
            <text:p>221/26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á asociace parapleg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203" calcext:value-type="float">
            <text:p>203</text:p>
          </table:table-cell>
          <table:table-cell office:value-type="string" calcext:value-type="string">
            <text:p>neurčitá</text:p>
          </table:table-cell>
          <table:table-cell office:value-type="float" office:value="20300" calcext:value-type="float">
            <text:p>203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23/17</text:p>
          </table:table-cell>
          <table:table-cell table:style-name="ce2" office:value-type="float" office:value="823" calcext:value-type="float">
            <text:p>823</text:p>
          </table:table-cell>
          <table:table-cell table:style-name="ce2" office:value-type="string" calcext:value-type="string">
            <text:p>527. 221/2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ČR a.s</text:p>
          </table:table-cell>
          <table:table-cell table:style-name="ce2" office:value-type="string" calcext:value-type="string">
            <text:p>skříň v chodbě domu</text:p>
          </table:table-cell>
          <table:table-cell office:value-type="float" office:value="8000" calcext:value-type="float">
            <text:p>8 000</text:p>
          </table:table-cell>
          <table:table-cell table:style-name="ce5" office:value-type="float" office:value="0.25" calcext:value-type="float">
            <text:p>0,25</text:p>
          </table:table-cell>
          <table:table-cell office:value-type="string" calcext:value-type="string">
            <text:p>neurčitá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26/11</text:p>
          </table:table-cell>
          <table:table-cell table:style-name="ce2" office:value-type="float" office:value="826" calcext:value-type="float">
            <text:p>826</text:p>
          </table:table-cell>
          <table:table-cell table:style-name="ce2" office:value-type="string" calcext:value-type="string">
            <text:p>221/21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druženi Ha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40.17" calcext:value-type="float">
            <text:p>840</text:p>
          </table:table-cell>
          <table:table-cell table:style-name="ce5" office:value-type="float" office:value="72.5" calcext:value-type="float">
            <text:p>72,5</text:p>
          </table:table-cell>
          <table:table-cell office:value-type="string" calcext:value-type="string">
            <text:p>neurčitá</text:p>
          </table:table-cell>
          <table:table-cell office:value-type="float" office:value="60912.325" calcext:value-type="float">
            <text:p>60912,32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28/7</text:p>
          </table:table-cell>
          <table:table-cell table:style-name="ce2" office:value-type="float" office:value="828" calcext:value-type="float">
            <text:p>828</text:p>
          </table:table-cell>
          <table:table-cell table:style-name="ce2" office:value-type="string" calcext:value-type="string">
            <text:p>221/21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uy Duong Ca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75" calcext:value-type="float">
            <text:p>75</text:p>
          </table:table-cell>
          <table:table-cell office:value-type="string" calcext:value-type="string">
            <text:p>neurčitá</text:p>
          </table:table-cell>
          <table:table-cell office:value-type="float" office:value="75000" calcext:value-type="float">
            <text:p>750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29/5</text:p>
          </table:table-cell>
          <table:table-cell table:style-name="ce2" office:value-type="float" office:value="829" calcext:value-type="float">
            <text:p>829</text:p>
          </table:table-cell>
          <table:table-cell table:style-name="ce2" office:value-type="string" calcext:value-type="string">
            <text:p>221/21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avla Pelikánov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neurčitá</text:p>
          </table:table-cell>
          <table:table-cell office:value-type="float" office:value="13600" calcext:value-type="float">
            <text:p>136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61/7</text:p>
          </table:table-cell>
          <table:table-cell table:style-name="ce2" office:value-type="float" office:value="661" calcext:value-type="float">
            <text:p>661</text:p>
          </table:table-cell>
          <table:table-cell table:style-name="ce2" office:value-type="string" calcext:value-type="string">
            <text:p>221/9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pesial Gastro servi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35" calcext:value-type="float">
            <text:p>1 435</text:p>
          </table:table-cell>
          <table:table-cell table:style-name="ce5" office:value-type="float" office:value="99.05" calcext:value-type="float">
            <text:p>99,05</text:p>
          </table:table-cell>
          <table:table-cell office:value-type="string" calcext:value-type="string">
            <text:p>neurčitá</text:p>
          </table:table-cell>
          <table:table-cell office:value-type="float" office:value="142136.75" calcext:value-type="float">
            <text:p>142136,7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61/7</text:p>
          </table:table-cell>
          <table:table-cell table:style-name="ce2" office:value-type="float" office:value="661" calcext:value-type="float">
            <text:p>661</text:p>
          </table:table-cell>
          <table:table-cell table:style-name="ce2" office:value-type="string" calcext:value-type="string">
            <text:p>221/9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8.6" calcext:value-type="float">
            <text:p>18,6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62/5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string" calcext:value-type="string">
            <text:p>221/9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 Kepr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350" calcext:value-type="float">
            <text:p>350</text:p>
          </table:table-cell>
          <table:table-cell table:style-name="ce5" office:value-type="float" office:value="16.5" calcext:value-type="float">
            <text:p>16,5</text:p>
          </table:table-cell>
          <table:table-cell office:value-type="string" calcext:value-type="string">
            <text:p>neurčitá</text:p>
          </table:table-cell>
          <table:table-cell office:value-type="float" office:value="5775" calcext:value-type="float">
            <text:p>577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2/4</text:p>
          </table:table-cell>
          <table:table-cell table:style-name="ce2" office:value-type="float" office:value="672" calcext:value-type="float">
            <text:p>672</text:p>
          </table:table-cell>
          <table:table-cell table:style-name="ce2" office:value-type="string" calcext:value-type="string">
            <text:p>221/7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ichard Černoch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8.2" calcext:value-type="float">
            <text:p>38,2</text:p>
          </table:table-cell>
          <table:table-cell office:value-type="string" calcext:value-type="string">
            <text:p>neurčitá</text:p>
          </table:table-cell>
          <table:table-cell office:value-type="float" office:value="30560" calcext:value-type="float">
            <text:p>3056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3/6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string" calcext:value-type="string">
            <text:p>221/7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 Matějček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44.45" calcext:value-type="float">
            <text:p>44,45</text:p>
          </table:table-cell>
          <table:table-cell office:value-type="string" calcext:value-type="string">
            <text:p>neurčitá</text:p>
          </table:table-cell>
          <table:table-cell office:value-type="float" office:value="42227.5" calcext:value-type="float">
            <text:p>42227,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3/6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string" calcext:value-type="string">
            <text:p>221/7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Jandu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5.3" calcext:value-type="float">
            <text:p>45,3</text:p>
          </table:table-cell>
          <table:table-cell office:value-type="string" calcext:value-type="string">
            <text:p>neurčitá</text:p>
          </table:table-cell>
          <table:table-cell office:value-type="float" office:value="36240" calcext:value-type="float">
            <text:p>3624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3/6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string" calcext:value-type="string">
            <text:p>221/7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9.25" calcext:value-type="float">
            <text:p>39,2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5/10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string" calcext:value-type="string">
            <text:p>221/76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adim Chmelk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58.9" calcext:value-type="float">
            <text:p>58,9</text:p>
          </table:table-cell>
          <table:table-cell office:value-type="string" calcext:value-type="string">
            <text:p>neurčitá</text:p>
          </table:table-cell>
          <table:table-cell office:value-type="float" office:value="47120" calcext:value-type="float">
            <text:p>471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Jandova</text:p>
          </table:table-cell>
          <table:table-cell table:style-name="ce2" office:value-type="string" calcext:value-type="string">
            <text:p>623</text:p>
          </table:table-cell>
          <table:table-cell table:style-name="ce2" office:value-type="float" office:value="623" calcext:value-type="float">
            <text:p>623</text:p>
          </table:table-cell>
          <table:table-cell table:style-name="ce2" office:value-type="string" calcext:value-type="string">
            <text:p>278/1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Policie Č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29.19" calcext:value-type="float">
            <text:p>529</text:p>
          </table:table-cell>
          <table:table-cell table:style-name="ce5" office:value-type="float" office:value="1414" calcext:value-type="float">
            <text:p>1414</text:p>
          </table:table-cell>
          <table:table-cell office:value-type="string" calcext:value-type="string">
            <text:p>3.11.2014</text:p>
          </table:table-cell>
          <table:table-cell office:value-type="float" office:value="748274.66" calcext:value-type="float">
            <text:p>748274,6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58" calcext:value-type="float">
            <text:p>158</text:p>
          </table:table-cell>
          <table:table-cell table:style-name="ce5" office:value-type="string" calcext:value-type="string">
            <text:p>Janského</text:p>
          </table:table-cell>
          <table:table-cell table:style-name="ce2" office:value-type="string" calcext:value-type="string">
            <text:p>2196/81</text:p>
          </table:table-cell>
          <table:table-cell table:style-name="ce2" office:value-type="float" office:value="2196" calcext:value-type="float">
            <text:p>2196</text:p>
          </table:table-cell>
          <table:table-cell table:style-name="ce2" office:value-type="string" calcext:value-type="string">
            <text:p>2342/1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arkéta Matušk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725.85" calcext:value-type="float">
            <text:p>726</text:p>
          </table:table-cell>
          <table:table-cell table:style-name="ce5" office:value-type="float" office:value="14.8" calcext:value-type="float">
            <text:p>14,8</text:p>
          </table:table-cell>
          <table:table-cell office:value-type="string" calcext:value-type="string">
            <text:p>neurčitá</text:p>
          </table:table-cell>
          <table:table-cell office:value-type="float" office:value="10742.58" calcext:value-type="float">
            <text:p>10742,5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59" calcext:value-type="float">
            <text:p>159</text:p>
          </table:table-cell>
          <table:table-cell table:style-name="ce5" office:value-type="string" calcext:value-type="string">
            <text:p>Janského</text:p>
          </table:table-cell>
          <table:table-cell table:style-name="ce2" office:value-type="string" calcext:value-type="string">
            <text:p>2198/85</text:p>
          </table:table-cell>
          <table:table-cell table:style-name="ce2" office:value-type="float" office:value="2198" calcext:value-type="float">
            <text:p>2198</text:p>
          </table:table-cell>
          <table:table-cell table:style-name="ce2" office:value-type="string" calcext:value-type="string">
            <text:p>2342/1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aniel Štromajer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9.86" calcext:value-type="float">
            <text:p>9,86</text:p>
          </table:table-cell>
          <table:table-cell office:value-type="string" calcext:value-type="string">
            <text:p>neurčitá</text:p>
          </table:table-cell>
          <table:table-cell office:value-type="float" office:value="5916" calcext:value-type="float">
            <text:p>591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0/91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string" calcext:value-type="string">
            <text:p>2342/6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20" calcext:value-type="float">
            <text:p>1 320</text:p>
          </table:table-cell>
          <table:table-cell table:style-name="ce5" office:value-type="float" office:value="42" calcext:value-type="float">
            <text:p>42</text:p>
          </table:table-cell>
          <table:table-cell office:value-type="string" calcext:value-type="string">
            <text:p>neurčitá</text:p>
          </table:table-cell>
          <table:table-cell office:value-type="float" office:value="55440" calcext:value-type="float">
            <text:p>5544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0/91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string" calcext:value-type="string">
            <text:p>2342/6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ažská správa soc. zab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65" calcext:value-type="float">
            <text:p>465</text:p>
          </table:table-cell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neurčitá</text:p>
          </table:table-cell>
          <table:table-cell office:value-type="float" office:value="8835" calcext:value-type="float">
            <text:p>883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62" calcext:value-type="float">
            <text:p>162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0/91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string" calcext:value-type="string">
            <text:p>2342/6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Klub lidové tvorby, zájm 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3.1" calcext:value-type="float">
            <text:p>33,1</text:p>
          </table:table-cell>
          <table:table-cell office:value-type="string" calcext:value-type="string">
            <text:p>neurčitá</text:p>
          </table:table-cell>
          <table:table-cell office:value-type="float" office:value="13240" calcext:value-type="float">
            <text:p>1324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0/91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string" calcext:value-type="string">
            <text:p>2342/6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ístní úřad Praha 13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9.55" calcext:value-type="float">
            <text:p>210</text:p>
          </table:table-cell>
          <table:table-cell table:style-name="ce5" office:value-type="float" office:value="978.5" calcext:value-type="float">
            <text:p>978,5</text:p>
          </table:table-cell>
          <table:table-cell office:value-type="string" calcext:value-type="string">
            <text:p>neurčitá</text:p>
          </table:table-cell>
          <table:table-cell office:value-type="float" office:value="205044.675" calcext:value-type="float">
            <text:p>205044,67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2/87</text:p>
          </table:table-cell>
          <table:table-cell table:style-name="ce2" office:value-type="float" office:value="2372" calcext:value-type="float">
            <text:p>2372</text:p>
          </table:table-cell>
          <table:table-cell table:style-name="ce2" office:value-type="string" calcext:value-type="string">
            <text:p>2342/7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Lima interier s.r 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3" calcext:value-type="float">
            <text:p>33</text:p>
          </table:table-cell>
          <table:table-cell office:value-type="string" calcext:value-type="string">
            <text:p>neurčitá</text:p>
          </table:table-cell>
          <table:table-cell office:value-type="float" office:value="26400" calcext:value-type="float">
            <text:p>264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65" calcext:value-type="float">
            <text:p>165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2/87</text:p>
          </table:table-cell>
          <table:table-cell table:style-name="ce2" office:value-type="float" office:value="2372" calcext:value-type="float">
            <text:p>2372</text:p>
          </table:table-cell>
          <table:table-cell table:style-name="ce2" office:value-type="string" calcext:value-type="string">
            <text:p>2342/7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UPC ČR a.s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4839.79" calcext:value-type="float">
            <text:p>4 840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eurčitá</text:p>
          </table:table-cell>
          <table:table-cell office:value-type="float" office:value="4839.79" calcext:value-type="float">
            <text:p>4839,79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66" calcext:value-type="float">
            <text:p>166</text:p>
          </table:table-cell>
          <table:table-cell table:style-name="ce5" office:value-type="string" calcext:value-type="string">
            <text:p>Koberkova</text:p>
          </table:table-cell>
          <table:table-cell table:style-name="ce2" office:value-type="string" calcext:value-type="string">
            <text:p>1260</text:p>
          </table:table-cell>
          <table:table-cell table:style-name="ce2" office:value-type="float" office:value="1260" calcext:value-type="float">
            <text:p>1260</text:p>
          </table:table-cell>
          <table:table-cell table:style-name="ce2" office:value-type="string" calcext:value-type="string">
            <text:p>765/29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yj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2.2" calcext:value-type="float">
            <text:p>12,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67" calcext:value-type="float">
            <text:p>167</text:p>
          </table:table-cell>
          <table:table-cell table:style-name="ce5" office:value-type="string" calcext:value-type="string">
            <text:p>Koberkova</text:p>
          </table:table-cell>
          <table:table-cell table:style-name="ce2" office:value-type="string" calcext:value-type="string">
            <text:p>1263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string" calcext:value-type="string">
            <text:p>765/3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yj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6.2" calcext:value-type="float">
            <text:p>16,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68" calcext:value-type="float">
            <text:p>168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edicur s.r.o.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465.26" calcext:value-type="float">
            <text:p>465</text:p>
          </table:table-cell>
          <table:table-cell table:style-name="ce5" office:value-type="float" office:value="41" calcext:value-type="float">
            <text:p>41</text:p>
          </table:table-cell>
          <table:table-cell office:value-type="string" calcext:value-type="string">
            <text:p>neurčitá</text:p>
          </table:table-cell>
          <table:table-cell office:value-type="float" office:value="19075.66" calcext:value-type="float">
            <text:p>19075,6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69" calcext:value-type="float">
            <text:p>169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55.77" calcext:value-type="float">
            <text:p>55,77</text:p>
          </table:table-cell>
          <table:table-cell office:value-type="string" calcext:value-type="string">
            <text:p>neurčitá</text:p>
          </table:table-cell>
          <table:table-cell office:value-type="float" office:value="669.24" calcext:value-type="float">
            <text:p>669,24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70" calcext:value-type="float">
            <text:p>170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83.5" calcext:value-type="float">
            <text:p>83,5</text:p>
          </table:table-cell>
          <table:table-cell office:value-type="string" calcext:value-type="string">
            <text:p>neurčitá</text:p>
          </table:table-cell>
          <table:table-cell office:value-type="float" office:value="1002" calcext:value-type="float">
            <text:p>1002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71" calcext:value-type="float">
            <text:p>171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04.2" calcext:value-type="float">
            <text:p>104,2</text:p>
          </table:table-cell>
          <table:table-cell office:value-type="string" calcext:value-type="string">
            <text:p>neurčitá</text:p>
          </table:table-cell>
          <table:table-cell office:value-type="float" office:value="1250.4" calcext:value-type="float">
            <text:p>1250,4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72" calcext:value-type="float">
            <text:p>172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34" calcext:value-type="float">
            <text:p>34</text:p>
          </table:table-cell>
          <table:table-cell office:value-type="string" calcext:value-type="string">
            <text:p>neurčitá</text:p>
          </table:table-cell>
          <table:table-cell office:value-type="float" office:value="32300" calcext:value-type="float">
            <text:p>323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73" calcext:value-type="float">
            <text:p>173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ohoda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neurčitá</text:p>
          </table:table-cell>
          <table:table-cell office:value-type="float" office:value="97500" calcext:value-type="float">
            <text:p>975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74" calcext:value-type="float">
            <text:p>174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edicur s.r.o.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475.42" calcext:value-type="float">
            <text:p>475</text:p>
          </table:table-cell>
          <table:table-cell table:style-name="ce5" office:value-type="float" office:value="120.47" calcext:value-type="float">
            <text:p>120,47</text:p>
          </table:table-cell>
          <table:table-cell office:value-type="string" calcext:value-type="string">
            <text:p>neurčitá</text:p>
          </table:table-cell>
          <table:table-cell office:value-type="float" office:value="57273.8474" calcext:value-type="float">
            <text:p>57273,847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75" calcext:value-type="float">
            <text:p>175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edicur s.r.o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415.34" calcext:value-type="float">
            <text:p>415</text:p>
          </table:table-cell>
          <table:table-cell table:style-name="ce5" office:value-type="float" office:value="20.44" calcext:value-type="float">
            <text:p>20,44</text:p>
          </table:table-cell>
          <table:table-cell office:value-type="string" calcext:value-type="string">
            <text:p>neurčitá</text:p>
          </table:table-cell>
          <table:table-cell office:value-type="float" office:value="8489.5496" calcext:value-type="float">
            <text:p>8489,549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76" calcext:value-type="float">
            <text:p>176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družení pro postižené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0.56" calcext:value-type="float">
            <text:p>10,56</text:p>
          </table:table-cell>
          <table:table-cell office:value-type="string" calcext:value-type="string">
            <text:p>neurčitá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77" calcext:value-type="float">
            <text:p>177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roslav Kubí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23.02" calcext:value-type="float">
            <text:p>623</text:p>
          </table:table-cell>
          <table:table-cell table:style-name="ce5" office:value-type="float" office:value="6.93" calcext:value-type="float">
            <text:p>6,93</text:p>
          </table:table-cell>
          <table:table-cell office:value-type="string" calcext:value-type="string">
            <text:p>neurčitá</text:p>
          </table:table-cell>
          <table:table-cell office:value-type="float" office:value="4317.5286" calcext:value-type="float">
            <text:p>4317,528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78" calcext:value-type="float">
            <text:p>178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va Kloc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21.77" calcext:value-type="float">
            <text:p>21,77</text:p>
          </table:table-cell>
          <table:table-cell office:value-type="string" calcext:value-type="string">
            <text:p>neurčitá</text:p>
          </table:table-cell>
          <table:table-cell office:value-type="float" office:value="13062" calcext:value-type="float">
            <text:p>1306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79" calcext:value-type="float">
            <text:p>179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lára Folvarsk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415.34" calcext:value-type="float">
            <text:p>415</text:p>
          </table:table-cell>
          <table:table-cell table:style-name="ce5" office:value-type="float" office:value="21.77" calcext:value-type="float">
            <text:p>21,77</text:p>
          </table:table-cell>
          <table:table-cell office:value-type="string" calcext:value-type="string">
            <text:p>neurčitá</text:p>
          </table:table-cell>
          <table:table-cell office:value-type="float" office:value="9041.9518" calcext:value-type="float">
            <text:p>9041,951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80" calcext:value-type="float">
            <text:p>180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centrum pro zdr.post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9.77" calcext:value-type="float">
            <text:p>9,77</text:p>
          </table:table-cell>
          <table:table-cell office:value-type="string" calcext:value-type="string">
            <text:p>neurčitá</text:p>
          </table:table-cell>
          <table:table-cell office:value-type="float" office:value="9.77" calcext:value-type="float">
            <text:p>9,77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81" calcext:value-type="float">
            <text:p>181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strá spol. o.p.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2.14" calcext:value-type="float">
            <text:p>22,14</text:p>
          </table:table-cell>
          <table:table-cell office:value-type="string" calcext:value-type="string">
            <text:p>neurčitá</text:p>
          </table:table-cell>
          <table:table-cell office:value-type="float" office:value="17712" calcext:value-type="float">
            <text:p>1771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82" calcext:value-type="float">
            <text:p>182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8.4" calcext:value-type="float">
            <text:p>8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83" calcext:value-type="float">
            <text:p>183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1.8" calcext:value-type="float">
            <text:p>21,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84" calcext:value-type="float">
            <text:p>184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va Kloc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21.96" calcext:value-type="float">
            <text:p>21,96</text:p>
          </table:table-cell>
          <table:table-cell office:value-type="string" calcext:value-type="string">
            <text:p>neurčitá</text:p>
          </table:table-cell>
          <table:table-cell office:value-type="float" office:value="13176" calcext:value-type="float">
            <text:p>1317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85" calcext:value-type="float">
            <text:p>185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Fedor Peval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office:value-type="float" office:value="13200" calcext:value-type="float">
            <text:p>132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86" calcext:value-type="float">
            <text:p>186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udmila Langer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0.66" calcext:value-type="float">
            <text:p>10,66</text:p>
          </table:table-cell>
          <table:table-cell office:value-type="string" calcext:value-type="string">
            <text:p>neurčitá</text:p>
          </table:table-cell>
          <table:table-cell office:value-type="float" office:value="4264" calcext:value-type="float">
            <text:p>426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87" calcext:value-type="float">
            <text:p>187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ndrea Prokůpk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42.48" calcext:value-type="float">
            <text:p>42,48</text:p>
          </table:table-cell>
          <table:table-cell office:value-type="string" calcext:value-type="string">
            <text:p>neurčitá</text:p>
          </table:table-cell>
          <table:table-cell office:value-type="float" office:value="16992" calcext:value-type="float">
            <text:p>1699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88" calcext:value-type="float">
            <text:p>188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ý červený křiž</text:p>
          </table:table-cell>
          <table:table-cell table:style-name="ce2" office:value-type="string" calcext:value-type="string">
            <text:p>středisko soc. služeb</text:p>
          </table:table-cell>
          <table:table-cell office:value-type="float" office:value="489.49" calcext:value-type="float">
            <text:p>489</text:p>
          </table:table-cell>
          <table:table-cell table:style-name="ce5" office:value-type="float" office:value="125.92" calcext:value-type="float">
            <text:p>125,92</text:p>
          </table:table-cell>
          <table:table-cell office:value-type="string" calcext:value-type="string">
            <text:p>neurčitá</text:p>
          </table:table-cell>
          <table:table-cell office:value-type="float" office:value="61636.5808" calcext:value-type="float">
            <text:p>61636,580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89" calcext:value-type="float">
            <text:p>189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ožena Stejskal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51.69" calcext:value-type="float">
            <text:p>452</text:p>
          </table:table-cell>
          <table:table-cell table:style-name="ce5" office:value-type="float" office:value="6.95" calcext:value-type="float">
            <text:p>6,95</text:p>
          </table:table-cell>
          <table:table-cell office:value-type="string" calcext:value-type="string">
            <text:p>neurčitá</text:p>
          </table:table-cell>
          <table:table-cell office:value-type="float" office:value="3139.2455" calcext:value-type="float">
            <text:p>3139,245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90" calcext:value-type="float">
            <text:p>190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roslav Kubik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51.44" calcext:value-type="float">
            <text:p>451</text:p>
          </table:table-cell>
          <table:table-cell table:style-name="ce5" office:value-type="float" office:value="32.6" calcext:value-type="float">
            <text:p>32,6</text:p>
          </table:table-cell>
          <table:table-cell office:value-type="string" calcext:value-type="string">
            <text:p>neurčitá</text:p>
          </table:table-cell>
          <table:table-cell office:value-type="float" office:value="14716.944" calcext:value-type="float">
            <text:p>14716,94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91" calcext:value-type="float">
            <text:p>191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adimír Kloc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50" calcext:value-type="float">
            <text:p>450</text:p>
          </table:table-cell>
          <table:table-cell table:style-name="ce5" office:value-type="float" office:value="21.93" calcext:value-type="float">
            <text:p>21,93</text:p>
          </table:table-cell>
          <table:table-cell office:value-type="string" calcext:value-type="string">
            <text:p>neurčitá</text:p>
          </table:table-cell>
          <table:table-cell office:value-type="float" office:value="9868.5" calcext:value-type="float">
            <text:p>9868,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92" calcext:value-type="float">
            <text:p>192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1.2" calcext:value-type="float">
            <text:p>21,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93" calcext:value-type="float">
            <text:p>193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Kloud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30.69" calcext:value-type="float">
            <text:p>831</text:p>
          </table:table-cell>
          <table:table-cell table:style-name="ce5" office:value-type="float" office:value="10.73" calcext:value-type="float">
            <text:p>10,73</text:p>
          </table:table-cell>
          <table:table-cell office:value-type="string" calcext:value-type="string">
            <text:p>neurčitá</text:p>
          </table:table-cell>
          <table:table-cell office:value-type="float" office:value="8913.3037" calcext:value-type="float">
            <text:p>8913,3037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94" calcext:value-type="float">
            <text:p>194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Kloud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30.69" calcext:value-type="float">
            <text:p>831</text:p>
          </table:table-cell>
          <table:table-cell table:style-name="ce5" office:value-type="float" office:value="22.16" calcext:value-type="float">
            <text:p>22,16</text:p>
          </table:table-cell>
          <table:table-cell office:value-type="string" calcext:value-type="string">
            <text:p>neurčitá</text:p>
          </table:table-cell>
          <table:table-cell office:value-type="float" office:value="18408.0904" calcext:value-type="float">
            <text:p>18408,090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95" calcext:value-type="float">
            <text:p>195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ukáš Wartha</text:p>
          </table:table-cell>
          <table:table-cell table:style-name="ce2" office:value-type="string" calcext:value-type="string">
            <text:p>archiv fotografii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2.26" calcext:value-type="float">
            <text:p>22,26</text:p>
          </table:table-cell>
          <table:table-cell office:value-type="string" calcext:value-type="string">
            <text:p>neurčitá</text:p>
          </table:table-cell>
          <table:table-cell office:value-type="float" office:value="8904" calcext:value-type="float">
            <text:p>890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96" calcext:value-type="float">
            <text:p>196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romír Adamec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5" calcext:value-type="float">
            <text:p>1 005</text:p>
          </table:table-cell>
          <table:table-cell table:style-name="ce5" office:value-type="float" office:value="10.73" calcext:value-type="float">
            <text:p>10,73</text:p>
          </table:table-cell>
          <table:table-cell office:value-type="string" calcext:value-type="string">
            <text:p>neurčitá</text:p>
          </table:table-cell>
          <table:table-cell office:value-type="float" office:value="10783.65" calcext:value-type="float">
            <text:p>10783,6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97" calcext:value-type="float">
            <text:p>197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ožena Stejskalov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427.81" calcext:value-type="float">
            <text:p>428</text:p>
          </table:table-cell>
          <table:table-cell table:style-name="ce5" office:value-type="float" office:value="22.05" calcext:value-type="float">
            <text:p>22,05</text:p>
          </table:table-cell>
          <table:table-cell office:value-type="string" calcext:value-type="string">
            <text:p>neurčitá</text:p>
          </table:table-cell>
          <table:table-cell office:value-type="float" office:value="9433.2105" calcext:value-type="float">
            <text:p>9433,210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98" calcext:value-type="float">
            <text:p>198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0.75" calcext:value-type="float">
            <text:p>10,75</text:p>
          </table:table-cell>
          <table:table-cell office:value-type="string" calcext:value-type="string">
            <text:p>neurčitá</text:p>
          </table:table-cell>
          <table:table-cell office:value-type="float" office:value="10.75" calcext:value-type="float">
            <text:p>10,75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99" calcext:value-type="float">
            <text:p>199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1.91" calcext:value-type="float">
            <text:p>21,91</text:p>
          </table:table-cell>
          <table:table-cell office:value-type="string" calcext:value-type="string">
            <text:p>neurčitá</text:p>
          </table:table-cell>
          <table:table-cell office:value-type="float" office:value="21.91" calcext:value-type="float">
            <text:p>21,91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osaz obč sdr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max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0.67" calcext:value-type="float">
            <text:p>10,67</text:p>
          </table:table-cell>
          <table:table-cell office:value-type="string" calcext:value-type="string">
            <text:p>neurčitá</text:p>
          </table:table-cell>
          <table:table-cell office:value-type="float" office:value="4268" calcext:value-type="float">
            <text:p>426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max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2.16" calcext:value-type="float">
            <text:p>22,16</text:p>
          </table:table-cell>
          <table:table-cell office:value-type="string" calcext:value-type="string">
            <text:p>neurčitá</text:p>
          </table:table-cell>
          <table:table-cell office:value-type="float" office:value="8864" calcext:value-type="float">
            <text:p>886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max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2.08" calcext:value-type="float">
            <text:p>22,08</text:p>
          </table:table-cell>
          <table:table-cell office:value-type="string" calcext:value-type="string">
            <text:p>neurčitá</text:p>
          </table:table-cell>
          <table:table-cell office:value-type="float" office:value="8832" calcext:value-type="float">
            <text:p>883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lára Folvarsk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0.72" calcext:value-type="float">
            <text:p>10,72</text:p>
          </table:table-cell>
          <table:table-cell office:value-type="string" calcext:value-type="string">
            <text:p>neurčitá</text:p>
          </table:table-cell>
          <table:table-cell office:value-type="float" office:value="6432" calcext:value-type="float">
            <text:p>643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 Forejt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1.82" calcext:value-type="float">
            <text:p>21,82</text:p>
          </table:table-cell>
          <table:table-cell office:value-type="string" calcext:value-type="string">
            <text:p>neurčitá</text:p>
          </table:table-cell>
          <table:table-cell office:value-type="float" office:value="8728" calcext:value-type="float">
            <text:p>872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ČR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6146.79" calcext:value-type="float">
            <text:p>6 147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eurčitá</text:p>
          </table:table-cell>
          <table:table-cell office:value-type="float" office:value="6146.79" calcext:value-type="float">
            <text:p>6146,79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8/2</text:p>
          </table:table-cell>
          <table:table-cell table:style-name="ce2" office:value-type="float" office:value="998" calcext:value-type="float">
            <text:p>998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ham Thi Hai Nam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22.39" calcext:value-type="float">
            <text:p>22,39</text:p>
          </table:table-cell>
          <table:table-cell office:value-type="string" calcext:value-type="string">
            <text:p>neurčitá</text:p>
          </table:table-cell>
          <table:table-cell office:value-type="float" office:value="11195" calcext:value-type="float">
            <text:p>1119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08" calcext:value-type="float">
            <text:p>208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arina Vompany s.s.o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22.16" calcext:value-type="float">
            <text:p>22,16</text:p>
          </table:table-cell>
          <table:table-cell office:value-type="string" calcext:value-type="string">
            <text:p>neurčitá</text:p>
          </table:table-cell>
          <table:table-cell office:value-type="float" office:value="18171.2" calcext:value-type="float">
            <text:p>18171,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09" calcext:value-type="float">
            <text:p>209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á spol. přát. drobné pl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2.04" calcext:value-type="float">
            <text:p>22,04</text:p>
          </table:table-cell>
          <table:table-cell office:value-type="string" calcext:value-type="string">
            <text:p>neurčitá</text:p>
          </table:table-cell>
          <table:table-cell office:value-type="float" office:value="8816" calcext:value-type="float">
            <text:p>881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10" calcext:value-type="float">
            <text:p>210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Škop-stav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22.15" calcext:value-type="float">
            <text:p>22,15</text:p>
          </table:table-cell>
          <table:table-cell office:value-type="string" calcext:value-type="string">
            <text:p>neurčitá</text:p>
          </table:table-cell>
          <table:table-cell office:value-type="float" office:value="18163" calcext:value-type="float">
            <text:p>18163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11" calcext:value-type="float">
            <text:p>211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9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0.7" calcext:value-type="float">
            <text:p>10,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12" calcext:value-type="float">
            <text:p>21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ina Suchá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635.16" calcext:value-type="float">
            <text:p>635</text:p>
          </table:table-cell>
          <table:table-cell table:style-name="ce5" office:value-type="float" office:value="52.65" calcext:value-type="float">
            <text:p>52,65</text:p>
          </table:table-cell>
          <table:table-cell office:value-type="string" calcext:value-type="string">
            <text:p>neurčitá</text:p>
          </table:table-cell>
          <table:table-cell office:value-type="float" office:value="33441.174" calcext:value-type="float">
            <text:p>33441,17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13" calcext:value-type="float">
            <text:p>21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8.1" calcext:value-type="float">
            <text:p>38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14" calcext:value-type="float">
            <text:p>21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8.1" calcext:value-type="float">
            <text:p>38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15" calcext:value-type="float">
            <text:p>21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0.2" calcext:value-type="float">
            <text:p>50,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16" calcext:value-type="float">
            <text:p>21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9.4" calcext:value-type="float">
            <text:p>29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17" calcext:value-type="float">
            <text:p>21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7</text:p>
          </table:table-cell>
          <table:table-cell table:style-name="ce2" office:value-type="float" office:value="807" calcext:value-type="float">
            <text:p>807</text:p>
          </table:table-cell>
          <table:table-cell table:style-name="ce2" office:value-type="string" calcext:value-type="string">
            <text:p>232/52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olámi studio s.r.o.</text:p>
          </table:table-cell>
          <table:table-cell table:style-name="ce2" office:value-type="string" calcext:value-type="string">
            <text:p>solárium</text:p>
          </table:table-cell>
          <table:table-cell office:value-type="float" office:value="750" calcext:value-type="float">
            <text:p>750</text:p>
          </table:table-cell>
          <table:table-cell table:style-name="ce5" office:value-type="float" office:value="71" calcext:value-type="float">
            <text:p>71</text:p>
          </table:table-cell>
          <table:table-cell office:value-type="string" calcext:value-type="string">
            <text:p>neurčitá</text:p>
          </table:table-cell>
          <table:table-cell office:value-type="float" office:value="53250" calcext:value-type="float">
            <text:p>5325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18" calcext:value-type="float">
            <text:p>21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7</text:p>
          </table:table-cell>
          <table:table-cell table:style-name="ce2" office:value-type="float" office:value="807" calcext:value-type="float">
            <text:p>807</text:p>
          </table:table-cell>
          <table:table-cell table:style-name="ce2" office:value-type="string" calcext:value-type="string">
            <text:p>232/52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otraviny Hani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34.52" calcext:value-type="float">
            <text:p>935</text:p>
          </table:table-cell>
          <table:table-cell table:style-name="ce5" office:value-type="float" office:value="71" calcext:value-type="float">
            <text:p>71</text:p>
          </table:table-cell>
          <table:table-cell office:value-type="string" calcext:value-type="string">
            <text:p>neurčitá</text:p>
          </table:table-cell>
          <table:table-cell office:value-type="float" office:value="66350.92" calcext:value-type="float">
            <text:p>66350,9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19" calcext:value-type="float">
            <text:p>21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a Cestrová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1300" calcext:value-type="float">
            <text:p>1 300</text:p>
          </table:table-cell>
          <table:table-cell table:style-name="ce5" office:value-type="float" office:value="71" calcext:value-type="float">
            <text:p>71</text:p>
          </table:table-cell>
          <table:table-cell office:value-type="string" calcext:value-type="string">
            <text:p>neurčitá</text:p>
          </table:table-cell>
          <table:table-cell office:value-type="float" office:value="92300" calcext:value-type="float">
            <text:p>923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20" calcext:value-type="float">
            <text:p>22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lena Hloušk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799.64" calcext:value-type="float">
            <text:p>1 800</text:p>
          </table:table-cell>
          <table:table-cell table:style-name="ce5" office:value-type="float" office:value="71" calcext:value-type="float">
            <text:p>71</text:p>
          </table:table-cell>
          <table:table-cell office:value-type="string" calcext:value-type="string">
            <text:p>neurčitá</text:p>
          </table:table-cell>
          <table:table-cell office:value-type="float" office:value="127774.44" calcext:value-type="float">
            <text:p>127774,4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21" calcext:value-type="float">
            <text:p>22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1" calcext:value-type="float">
            <text:p>42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22" calcext:value-type="float">
            <text:p>22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9.9" calcext:value-type="float">
            <text:p>29,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23" calcext:value-type="float">
            <text:p>22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1" calcext:value-type="float">
            <text:p>42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24" calcext:value-type="float">
            <text:p>22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2.5" calcext:value-type="float">
            <text:p>32,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25" calcext:value-type="float">
            <text:p>22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9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string" calcext:value-type="string">
            <text:p>232/52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strá spol. o p.s.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82.3" calcext:value-type="float">
            <text:p>82,3</text:p>
          </table:table-cell>
          <table:table-cell office:value-type="string" calcext:value-type="string">
            <text:p>neurčitá</text:p>
          </table:table-cell>
          <table:table-cell office:value-type="float" office:value="65840" calcext:value-type="float">
            <text:p>6584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26" calcext:value-type="float">
            <text:p>22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9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string" calcext:value-type="string">
            <text:p>232/52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strá spol. o.p s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77.35" calcext:value-type="float">
            <text:p>177,35</text:p>
          </table:table-cell>
          <table:table-cell office:value-type="string" calcext:value-type="string">
            <text:p>neurčitá</text:p>
          </table:table-cell>
          <table:table-cell office:value-type="float" office:value="70940" calcext:value-type="float">
            <text:p>7094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27" calcext:value-type="float">
            <text:p>22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9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string" calcext:value-type="string">
            <text:p>232/52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strá spol. o.p s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4.65" calcext:value-type="float">
            <text:p>34,65</text:p>
          </table:table-cell>
          <table:table-cell office:value-type="string" calcext:value-type="string">
            <text:p>neurčitá</text:p>
          </table:table-cell>
          <table:table-cell office:value-type="float" office:value="13860" calcext:value-type="float">
            <text:p>1386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28" calcext:value-type="float">
            <text:p>22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31.1" calcext:value-type="float">
            <text:p>131,1</text:p>
          </table:table-cell>
          <table:table-cell office:value-type="string" calcext:value-type="string">
            <text:p>neurčitá</text:p>
          </table:table-cell>
          <table:table-cell office:value-type="float" office:value="78660" calcext:value-type="float">
            <text:p>7866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29" calcext:value-type="float">
            <text:p>22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in Kovác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42.25" calcext:value-type="float">
            <text:p>42,25</text:p>
          </table:table-cell>
          <table:table-cell office:value-type="string" calcext:value-type="string">
            <text:p>neurčitá</text:p>
          </table:table-cell>
          <table:table-cell office:value-type="float" office:value="42250" calcext:value-type="float">
            <text:p>4225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30" calcext:value-type="float">
            <text:p>23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78.7" calcext:value-type="float">
            <text:p>78,7</text:p>
          </table:table-cell>
          <table:table-cell office:value-type="string" calcext:value-type="string">
            <text:p>neurčitá</text:p>
          </table:table-cell>
          <table:table-cell office:value-type="float" office:value="47220" calcext:value-type="float">
            <text:p>472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31" calcext:value-type="float">
            <text:p>23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9.3" calcext:value-type="float">
            <text:p>39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32" calcext:value-type="float">
            <text:p>23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7.1" calcext:value-type="float">
            <text:p>27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33" calcext:value-type="float">
            <text:p>23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8.5" calcext:value-type="float">
            <text:p>38,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34" calcext:value-type="float">
            <text:p>23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ina Vaňková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1300" calcext:value-type="float">
            <text:p>1 300</text:p>
          </table:table-cell>
          <table:table-cell table:style-name="ce5" office:value-type="float" office:value="65.02" calcext:value-type="float">
            <text:p>65,02</text:p>
          </table:table-cell>
          <table:table-cell office:value-type="string" calcext:value-type="string">
            <text:p>neurčitá</text:p>
          </table:table-cell>
          <table:table-cell office:value-type="float" office:value="84526" calcext:value-type="float">
            <text:p>8452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35" calcext:value-type="float">
            <text:p>23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odybalantes s.r.o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950.5" calcext:value-type="float">
            <text:p>951</text:p>
          </table:table-cell>
          <table:table-cell table:style-name="ce5" office:value-type="float" office:value="75.75" calcext:value-type="float">
            <text:p>75,75</text:p>
          </table:table-cell>
          <table:table-cell office:value-type="string" calcext:value-type="string">
            <text:p>neurčitá</text:p>
          </table:table-cell>
          <table:table-cell office:value-type="float" office:value="72000.375" calcext:value-type="float">
            <text:p>72000,37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36" calcext:value-type="float">
            <text:p>23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Zdeněk Neslád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9.9" calcext:value-type="float">
            <text:p>29,9</text:p>
          </table:table-cell>
          <table:table-cell office:value-type="string" calcext:value-type="string">
            <text:p>neurčitá</text:p>
          </table:table-cell>
          <table:table-cell office:value-type="float" office:value="11960" calcext:value-type="float">
            <text:p>1196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37" calcext:value-type="float">
            <text:p>23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1.9" calcext:value-type="float">
            <text:p>41,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38" calcext:value-type="float">
            <text:p>23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1.9" calcext:value-type="float">
            <text:p>41,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39" calcext:value-type="float">
            <text:p>23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6/5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232/6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 Matějč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50" calcext:value-type="float">
            <text:p>450</text:p>
          </table:table-cell>
          <table:table-cell table:style-name="ce5" office:value-type="float" office:value="47.45" calcext:value-type="float">
            <text:p>47,45</text:p>
          </table:table-cell>
          <table:table-cell office:value-type="string" calcext:value-type="string">
            <text:p>neurčitá</text:p>
          </table:table-cell>
          <table:table-cell office:value-type="float" office:value="21352.5" calcext:value-type="float">
            <text:p>21352,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40" calcext:value-type="float">
            <text:p>24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6/5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232/6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 Matějč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1.15" calcext:value-type="float">
            <text:p>31,15</text:p>
          </table:table-cell>
          <table:table-cell office:value-type="string" calcext:value-type="string">
            <text:p>neurčitá</text:p>
          </table:table-cell>
          <table:table-cell office:value-type="float" office:value="12460" calcext:value-type="float">
            <text:p>1246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41" calcext:value-type="float">
            <text:p>24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6/5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232/6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arglas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42.15" calcext:value-type="float">
            <text:p>42,15</text:p>
          </table:table-cell>
          <table:table-cell office:value-type="string" calcext:value-type="string">
            <text:p>neurčitá</text:p>
          </table:table-cell>
          <table:table-cell office:value-type="float" office:value="40042.5" calcext:value-type="float">
            <text:p>40042,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42" calcext:value-type="float">
            <text:p>24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6/5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232/6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ina Vaňková</text:p>
          </table:table-cell>
          <table:table-cell table:style-name="ce2" office:value-type="string" calcext:value-type="string">
            <text:p>studio kosmetiky</text:p>
          </table:table-cell>
          <table:table-cell office:value-type="float" office:value="1750" calcext:value-type="float">
            <text:p>1 750</text:p>
          </table:table-cell>
          <table:table-cell table:style-name="ce5" office:value-type="float" office:value="48.35" calcext:value-type="float">
            <text:p>48,35</text:p>
          </table:table-cell>
          <table:table-cell office:value-type="string" calcext:value-type="string">
            <text:p>neurčitá</text:p>
          </table:table-cell>
          <table:table-cell office:value-type="float" office:value="84612.5" calcext:value-type="float">
            <text:p>84612,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43" calcext:value-type="float">
            <text:p>24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Finance garant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750" calcext:value-type="float">
            <text:p>750</text:p>
          </table:table-cell>
          <table:table-cell table:style-name="ce5" office:value-type="float" office:value="48.3" calcext:value-type="float">
            <text:p>48,3</text:p>
          </table:table-cell>
          <table:table-cell office:value-type="string" calcext:value-type="string">
            <text:p>neurčitá</text:p>
          </table:table-cell>
          <table:table-cell office:value-type="float" office:value="36225" calcext:value-type="float">
            <text:p>3622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44" calcext:value-type="float">
            <text:p>24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ega Trading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2.65" calcext:value-type="float">
            <text:p>42,65</text:p>
          </table:table-cell>
          <table:table-cell office:value-type="string" calcext:value-type="string">
            <text:p>neurčitá</text:p>
          </table:table-cell>
          <table:table-cell office:value-type="float" office:value="34120" calcext:value-type="float">
            <text:p>341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45" calcext:value-type="float">
            <text:p>24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polečnost Duh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9.7" calcext:value-type="float">
            <text:p>39,7</text:p>
          </table:table-cell>
          <table:table-cell office:value-type="string" calcext:value-type="string">
            <text:p>neurčitá</text:p>
          </table:table-cell>
          <table:table-cell office:value-type="float" office:value="39.7" calcext:value-type="float">
            <text:p>39,7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46" calcext:value-type="float">
            <text:p>24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polečnost Duh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9.3" calcext:value-type="float">
            <text:p>39,3</text:p>
          </table:table-cell>
          <table:table-cell office:value-type="string" calcext:value-type="string">
            <text:p>neurčitá</text:p>
          </table:table-cell>
          <table:table-cell office:value-type="float" office:value="39.3" calcext:value-type="float">
            <text:p>39,3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47" calcext:value-type="float">
            <text:p>24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ega Trading s.r.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0.2" calcext:value-type="float">
            <text:p>10,2</text:p>
          </table:table-cell>
          <table:table-cell office:value-type="string" calcext:value-type="string">
            <text:p>neurčitá</text:p>
          </table:table-cell>
          <table:table-cell office:value-type="float" office:value="4080" calcext:value-type="float">
            <text:p>408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48" calcext:value-type="float">
            <text:p>24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66.5" calcext:value-type="float">
            <text:p>66,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49" calcext:value-type="float">
            <text:p>24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7/1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inar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722.53" calcext:value-type="float">
            <text:p>1 723</text:p>
          </table:table-cell>
          <table:table-cell table:style-name="ce5" office:value-type="float" office:value="36.4" calcext:value-type="float">
            <text:p>36,4</text:p>
          </table:table-cell>
          <table:table-cell office:value-type="string" calcext:value-type="string">
            <text:p>neurčitá</text:p>
          </table:table-cell>
          <table:table-cell office:value-type="float" office:value="62700.092" calcext:value-type="float">
            <text:p>62700,09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50" calcext:value-type="float">
            <text:p>25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7/1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GE Money Bank a.s.kance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200" calcext:value-type="float">
            <text:p>3 200</text:p>
          </table:table-cell>
          <table:table-cell table:style-name="ce5" office:value-type="float" office:value="141.71" calcext:value-type="float">
            <text:p>141,71</text:p>
          </table:table-cell>
          <table:table-cell office:value-type="string" calcext:value-type="string">
            <text:p>neurčitá</text:p>
          </table:table-cell>
          <table:table-cell office:value-type="float" office:value="453472" calcext:value-type="float">
            <text:p>45347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51" calcext:value-type="float">
            <text:p>25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7/1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5.2" calcext:value-type="float">
            <text:p>15,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52" calcext:value-type="float">
            <text:p>25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7/1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6" calcext:value-type="float">
            <text:p>14,6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53" calcext:value-type="float">
            <text:p>25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8/14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string" calcext:value-type="string">
            <text:p>232/44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trnáctka centrum v. času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428.1" calcext:value-type="float">
            <text:p>428</text:p>
          </table:table-cell>
          <table:table-cell table:style-name="ce5" office:value-type="float" office:value="73" calcext:value-type="float">
            <text:p>73</text:p>
          </table:table-cell>
          <table:table-cell office:value-type="string" calcext:value-type="string">
            <text:p>neurčitá</text:p>
          </table:table-cell>
          <table:table-cell office:value-type="float" office:value="31251.3" calcext:value-type="float">
            <text:p>31251,3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54" calcext:value-type="float">
            <text:p>25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8/14</text:p>
          </table:table-cell>
          <table:table-cell table:style-name="ce2" office:value-type="float" office:value="768" calcext:value-type="float">
            <text:p>768</text:p>
          </table:table-cell>
          <table:table-cell/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Hlaváček</text:p>
          </table:table-cell>
          <table:table-cell table:style-name="ce2" office:value-type="string" calcext:value-type="string">
            <text:p>autoškola</text:p>
          </table:table-cell>
          <table:table-cell office:value-type="float" office:value="2803.57" calcext:value-type="float">
            <text:p>2 804</text:p>
          </table:table-cell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neurčitá</text:p>
          </table:table-cell>
          <table:table-cell office:value-type="float" office:value="123357.08" calcext:value-type="float">
            <text:p>123357,0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55" calcext:value-type="float">
            <text:p>25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8/14</text:p>
          </table:table-cell>
          <table:table-cell table:style-name="ce2" office:value-type="float" office:value="768" calcext:value-type="float">
            <text:p>768</text:p>
          </table:table-cell>
          <table:table-cell/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trnáctka centrum v. času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5.18" calcext:value-type="float">
            <text:p>5,18</text:p>
          </table:table-cell>
          <table:table-cell office:value-type="string" calcext:value-type="string">
            <text:p>neurčitá</text:p>
          </table:table-cell>
          <table:table-cell office:value-type="float" office:value="1036" calcext:value-type="float">
            <text:p>103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56" calcext:value-type="float">
            <text:p>25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8/14</text:p>
          </table:table-cell>
          <table:table-cell table:style-name="ce2" office:value-type="float" office:value="768" calcext:value-type="float">
            <text:p>768</text:p>
          </table:table-cell>
          <table:table-cell/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.2" calcext:value-type="float">
            <text:p>2,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57" calcext:value-type="float">
            <text:p>25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9/12</text:p>
          </table:table-cell>
          <table:table-cell table:style-name="ce2" office:value-type="float" office:value="769" calcext:value-type="float">
            <text:p>769</text:p>
          </table:table-cell>
          <table:table-cell table:style-name="ce2" office:value-type="string" calcext:value-type="string">
            <text:p>232/45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ython-Import s.r 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72.3" calcext:value-type="float">
            <text:p>72,3</text:p>
          </table:table-cell>
          <table:table-cell office:value-type="string" calcext:value-type="string">
            <text:p>neurčitá</text:p>
          </table:table-cell>
          <table:table-cell office:value-type="float" office:value="72300" calcext:value-type="float">
            <text:p>723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58" calcext:value-type="float">
            <text:p>25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9/12</text:p>
          </table:table-cell>
          <table:table-cell table:style-name="ce2" office:value-type="float" office:value="769" calcext:value-type="float">
            <text:p>769</text:p>
          </table:table-cell>
          <table:table-cell table:style-name="ce2" office:value-type="string" calcext:value-type="string">
            <text:p>232/45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rel Spiler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neurčitá</text:p>
          </table:table-cell>
          <table:table-cell office:value-type="float" office:value="54825.32" calcext:value-type="float">
            <text:p>54825,3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59" calcext:value-type="float">
            <text:p>25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entenario s.r 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567.93" calcext:value-type="float">
            <text:p>1 568</text:p>
          </table:table-cell>
          <table:table-cell table:style-name="ce5" office:value-type="float" office:value="65.65" calcext:value-type="float">
            <text:p>65,65</text:p>
          </table:table-cell>
          <table:table-cell office:value-type="string" calcext:value-type="string">
            <text:p>neurčitá</text:p>
          </table:table-cell>
          <table:table-cell office:value-type="float" office:value="102934.6045" calcext:value-type="float">
            <text:p>102934,604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60" calcext:value-type="float">
            <text:p>26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23.45" calcext:value-type="float">
            <text:p>423</text:p>
          </table:table-cell>
          <table:table-cell table:style-name="ce5" office:value-type="float" office:value="83.3" calcext:value-type="float">
            <text:p>83,3</text:p>
          </table:table-cell>
          <table:table-cell office:value-type="string" calcext:value-type="string">
            <text:p>neurčitá</text:p>
          </table:table-cell>
          <table:table-cell office:value-type="float" office:value="35273.385" calcext:value-type="float">
            <text:p>35273,38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61" calcext:value-type="float">
            <text:p>26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3.1" calcext:value-type="float">
            <text:p>53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62" calcext:value-type="float">
            <text:p>26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9.3" calcext:value-type="float">
            <text:p>39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63" calcext:value-type="float">
            <text:p>26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9.4" calcext:value-type="float">
            <text:p>29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64" calcext:value-type="float">
            <text:p>26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87.4" calcext:value-type="float">
            <text:p>87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65" calcext:value-type="float">
            <text:p>26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98/6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string" calcext:value-type="string">
            <text:p>232/36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aorle tour s 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000" calcext:value-type="float">
            <text:p>2 000</text:p>
          </table:table-cell>
          <table:table-cell table:style-name="ce5" office:value-type="float" office:value="22.65" calcext:value-type="float">
            <text:p>22,65</text:p>
          </table:table-cell>
          <table:table-cell office:value-type="string" calcext:value-type="string">
            <text:p>neurčitá</text:p>
          </table:table-cell>
          <table:table-cell office:value-type="float" office:value="45300" calcext:value-type="float">
            <text:p>453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66" calcext:value-type="float">
            <text:p>26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98/6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string" calcext:value-type="string">
            <text:p>232/36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gi AB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2.44" calcext:value-type="float">
            <text:p>902</text:p>
          </table:table-cell>
          <table:table-cell table:style-name="ce5" office:value-type="float" office:value="70.03" calcext:value-type="float">
            <text:p>70,03</text:p>
          </table:table-cell>
          <table:table-cell office:value-type="string" calcext:value-type="string">
            <text:p>neurčitá</text:p>
          </table:table-cell>
          <table:table-cell office:value-type="float" office:value="63197.8732" calcext:value-type="float">
            <text:p>63197,873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67" calcext:value-type="float">
            <text:p>26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98/6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string" calcext:value-type="string">
            <text:p>232/36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nka Gruberová</text:p>
          </table:table-cell>
          <table:table-cell table:style-name="ce2" office:value-type="string" calcext:value-type="string">
            <text:p>solárium</text:p>
          </table:table-cell>
          <table:table-cell office:value-type="float" office:value="1661.38" calcext:value-type="float">
            <text:p>1 661</text:p>
          </table:table-cell>
          <table:table-cell table:style-name="ce5" office:value-type="float" office:value="75.25" calcext:value-type="float">
            <text:p>75,25</text:p>
          </table:table-cell>
          <table:table-cell office:value-type="string" calcext:value-type="string">
            <text:p>neurčitá</text:p>
          </table:table-cell>
          <table:table-cell office:value-type="float" office:value="125018.845" calcext:value-type="float">
            <text:p>125018,84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68" calcext:value-type="float">
            <text:p>268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90/11</text:p>
          </table:table-cell>
          <table:table-cell table:style-name="ce2" office:value-type="float" office:value="2390" calcext:value-type="float">
            <text:p>2390</text:p>
          </table:table-cell>
          <table:table-cell table:style-name="ce2" office:value-type="string" calcext:value-type="string">
            <text:p>2342/8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Naděžda Doškářové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office:value-type="float" office:value="12228" calcext:value-type="float">
            <text:p>1222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69" calcext:value-type="float">
            <text:p>269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3/25</text:p>
          </table:table-cell>
          <table:table-cell table:style-name="ce2" office:value-type="float" office:value="2373" calcext:value-type="float">
            <text:p>2373</text:p>
          </table:table-cell>
          <table:table-cell table:style-name="ce2" office:value-type="string" calcext:value-type="string">
            <text:p>2342/72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ICTUS o.p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6.3" calcext:value-type="float">
            <text:p>36,3</text:p>
          </table:table-cell>
          <table:table-cell office:value-type="string" calcext:value-type="string">
            <text:p>neurčitá</text:p>
          </table:table-cell>
          <table:table-cell office:value-type="float" office:value="14520" calcext:value-type="float">
            <text:p>145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70" calcext:value-type="float">
            <text:p>270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4/23</text:p>
          </table:table-cell>
          <table:table-cell table:style-name="ce2" office:value-type="float" office:value="2374" calcext:value-type="float">
            <text:p>2374</text:p>
          </table:table-cell>
          <table:table-cell table:style-name="ce2" office:value-type="string" calcext:value-type="string">
            <text:p>2342/7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hi Thanh Pbuong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26" calcext:value-type="float">
            <text:p>1 426</text:p>
          </table:table-cell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neurčitá</text:p>
          </table:table-cell>
          <table:table-cell office:value-type="float" office:value="28520" calcext:value-type="float">
            <text:p>285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71" calcext:value-type="float">
            <text:p>271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4/23</text:p>
          </table:table-cell>
          <table:table-cell table:style-name="ce2" office:value-type="float" office:value="2374" calcext:value-type="float">
            <text:p>2374</text:p>
          </table:table-cell>
          <table:table-cell table:style-name="ce2" office:value-type="string" calcext:value-type="string">
            <text:p>2342/7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hi Thanh Pbuong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300" calcext:value-type="float">
            <text:p>300</text:p>
          </table:table-cell>
          <table:table-cell table:style-name="ce5" office:value-type="float" office:value="14.3" calcext:value-type="float">
            <text:p>14,3</text:p>
          </table:table-cell>
          <table:table-cell office:value-type="string" calcext:value-type="string">
            <text:p>neurčitá</text:p>
          </table:table-cell>
          <table:table-cell office:value-type="float" office:value="4290" calcext:value-type="float">
            <text:p>429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72" calcext:value-type="float">
            <text:p>272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4/23</text:p>
          </table:table-cell>
          <table:table-cell table:style-name="ce2" office:value-type="float" office:value="2374" calcext:value-type="float">
            <text:p>2374</text:p>
          </table:table-cell>
          <table:table-cell table:style-name="ce2" office:value-type="string" calcext:value-type="string">
            <text:p>2342/7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Gaye Pap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380" calcext:value-type="float">
            <text:p>380</text:p>
          </table:table-cell>
          <table:table-cell table:style-name="ce5" office:value-type="float" office:value="14.3" calcext:value-type="float">
            <text:p>14,3</text:p>
          </table:table-cell>
          <table:table-cell office:value-type="string" calcext:value-type="string">
            <text:p>neurčitá</text:p>
          </table:table-cell>
          <table:table-cell office:value-type="float" office:value="5434" calcext:value-type="float">
            <text:p>543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73" calcext:value-type="float">
            <text:p>273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5/21</text:p>
          </table:table-cell>
          <table:table-cell table:style-name="ce2" office:value-type="float" office:value="2375" calcext:value-type="float">
            <text:p>2375</text:p>
          </table:table-cell>
          <table:table-cell table:style-name="ce2" office:value-type="string" calcext:value-type="string">
            <text:p>2342/74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5.55" calcext:value-type="float">
            <text:p>15,55</text:p>
          </table:table-cell>
          <table:table-cell office:value-type="string" calcext:value-type="string">
            <text:p>neurčitá</text:p>
          </table:table-cell>
          <table:table-cell office:value-type="float" office:value="9330" calcext:value-type="float">
            <text:p>933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74" calcext:value-type="float">
            <text:p>274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6/19</text:p>
          </table:table-cell>
          <table:table-cell table:style-name="ce2" office:value-type="float" office:value="2376" calcext:value-type="float">
            <text:p>2376</text:p>
          </table:table-cell>
          <table:table-cell table:style-name="ce2" office:value-type="string" calcext:value-type="string">
            <text:p>2342/7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4.45" calcext:value-type="float">
            <text:p>14,45</text:p>
          </table:table-cell>
          <table:table-cell office:value-type="string" calcext:value-type="string">
            <text:p>neurčitá</text:p>
          </table:table-cell>
          <table:table-cell office:value-type="float" office:value="8670" calcext:value-type="float">
            <text:p>867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75" calcext:value-type="float">
            <text:p>275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7/17</text:p>
          </table:table-cell>
          <table:table-cell table:style-name="ce2" office:value-type="float" office:value="2387" calcext:value-type="float">
            <text:p>2387</text:p>
          </table:table-cell>
          <table:table-cell table:style-name="ce2" office:value-type="string" calcext:value-type="string">
            <text:p>2342/86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Blanka Babič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1.84" calcext:value-type="float">
            <text:p>852</text:p>
          </table:table-cell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neurčitá</text:p>
          </table:table-cell>
          <table:table-cell office:value-type="float" office:value="14481.28" calcext:value-type="float">
            <text:p>14481,2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76" calcext:value-type="float">
            <text:p>276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7/17</text:p>
          </table:table-cell>
          <table:table-cell table:style-name="ce2" office:value-type="float" office:value="2387" calcext:value-type="float">
            <text:p>2387</text:p>
          </table:table-cell>
          <table:table-cell table:style-name="ce2" office:value-type="string" calcext:value-type="string">
            <text:p>2342/8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15882.38" calcext:value-type="float">
            <text:p>15 882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eurčitá</text:p>
          </table:table-cell>
          <table:table-cell office:value-type="float" office:value="31764.76" calcext:value-type="float">
            <text:p>31764,76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77" calcext:value-type="float">
            <text:p>277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8/15</text:p>
          </table:table-cell>
          <table:table-cell table:style-name="ce2" office:value-type="float" office:value="2388" calcext:value-type="float">
            <text:p>2388</text:p>
          </table:table-cell>
          <table:table-cell table:style-name="ce2" office:value-type="string" calcext:value-type="string">
            <text:p>2342/87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Romuald Wasilewski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office:value-type="float" office:value="12000" calcext:value-type="float">
            <text:p>120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78" calcext:value-type="float">
            <text:p>278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9/13</text:p>
          </table:table-cell>
          <table:table-cell table:style-name="ce2" office:value-type="float" office:value="2389" calcext:value-type="float">
            <text:p>2389</text:p>
          </table:table-cell>
          <table:table-cell table:style-name="ce2" office:value-type="string" calcext:value-type="string">
            <text:p>2342/88.2342/50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artin Koubek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76.42" calcext:value-type="float">
            <text:p>576</text:p>
          </table:table-cell>
          <table:table-cell table:style-name="ce5" office:value-type="float" office:value="11.02" calcext:value-type="float">
            <text:p>11,02</text:p>
          </table:table-cell>
          <table:table-cell office:value-type="string" calcext:value-type="string">
            <text:p>neurčitá</text:p>
          </table:table-cell>
          <table:table-cell office:value-type="float" office:value="6352.1484" calcext:value-type="float">
            <text:p>6352,148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79" calcext:value-type="float">
            <text:p>279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9/13</text:p>
          </table:table-cell>
          <table:table-cell table:style-name="ce2" office:value-type="float" office:value="2389" calcext:value-type="float">
            <text:p>2389</text:p>
          </table:table-cell>
          <table:table-cell table:style-name="ce2" office:value-type="string" calcext:value-type="string">
            <text:p>2342/88.2342/50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iří Skalický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neurčitá</text:p>
          </table:table-cell>
          <table:table-cell office:value-type="float" office:value="6400" calcext:value-type="float">
            <text:p>64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80" calcext:value-type="float">
            <text:p>280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9/13</text:p>
          </table:table-cell>
          <table:table-cell table:style-name="ce2" office:value-type="float" office:value="2389" calcext:value-type="float">
            <text:p>2389</text:p>
          </table:table-cell>
          <table:table-cell table:style-name="ce2" office:value-type="string" calcext:value-type="string">
            <text:p>2342/88.2342/50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3" calcext:value-type="float">
            <text:p>14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81" calcext:value-type="float">
            <text:p>281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91/9</text:p>
          </table:table-cell>
          <table:table-cell table:style-name="ce2" office:value-type="float" office:value="2391" calcext:value-type="float">
            <text:p>2391</text:p>
          </table:table-cell>
          <table:table-cell table:style-name="ce2" office:value-type="string" calcext:value-type="string">
            <text:p>2342/90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SK Velká Ohrad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8.71" calcext:value-type="float">
            <text:p>18,71</text:p>
          </table:table-cell>
          <table:table-cell office:value-type="string" calcext:value-type="string">
            <text:p>neurčitá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82" calcext:value-type="float">
            <text:p>282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uhemed Kekič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71.7" calcext:value-type="float">
            <text:p>71,7</text:p>
          </table:table-cell>
          <table:table-cell office:value-type="string" calcext:value-type="string">
            <text:p>neurčitá</text:p>
          </table:table-cell>
          <table:table-cell office:value-type="float" office:value="58794" calcext:value-type="float">
            <text:p>5879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83" calcext:value-type="float">
            <text:p>283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a Caldr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1426.6" calcext:value-type="float">
            <text:p>1 427</text:p>
          </table:table-cell>
          <table:table-cell table:style-name="ce5" office:value-type="float" office:value="71.6" calcext:value-type="float">
            <text:p>71,6</text:p>
          </table:table-cell>
          <table:table-cell office:value-type="string" calcext:value-type="string">
            <text:p>neurčitá</text:p>
          </table:table-cell>
          <table:table-cell office:value-type="float" office:value="102144.56" calcext:value-type="float">
            <text:p>102144,5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84" calcext:value-type="float">
            <text:p>284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85" calcext:value-type="float">
            <text:p>285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1.7" calcext:value-type="float">
            <text:p>31,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86" calcext:value-type="float">
            <text:p>286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87" calcext:value-type="float">
            <text:p>287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88" calcext:value-type="float">
            <text:p>288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1</text:p>
          </table:table-cell>
          <table:table-cell table:style-name="ce2" office:value-type="float" office:value="811" calcext:value-type="float">
            <text:p>811</text:p>
          </table:table-cell>
          <table:table-cell table:style-name="ce2" office:value-type="string" calcext:value-type="string">
            <text:p>232/52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Niode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72.4" calcext:value-type="float">
            <text:p>72,4</text:p>
          </table:table-cell>
          <table:table-cell office:value-type="string" calcext:value-type="string">
            <text:p>neurčitá</text:p>
          </table:table-cell>
          <table:table-cell office:value-type="float" office:value="57920" calcext:value-type="float">
            <text:p>579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89" calcext:value-type="float">
            <text:p>289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1</text:p>
          </table:table-cell>
          <table:table-cell table:style-name="ce2" office:value-type="float" office:value="811" calcext:value-type="float">
            <text:p>811</text:p>
          </table:table-cell>
          <table:table-cell table:style-name="ce2" office:value-type="string" calcext:value-type="string">
            <text:p>232/52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adimír Brožek</text:p>
          </table:table-cell>
          <table:table-cell table:style-name="ce2" office:value-type="string" calcext:value-type="string">
            <text:p>veterinární poradna</text:p>
          </table:table-cell>
          <table:table-cell office:value-type="float" office:value="1250" calcext:value-type="float">
            <text:p>1 250</text:p>
          </table:table-cell>
          <table:table-cell table:style-name="ce5" office:value-type="float" office:value="71.65" calcext:value-type="float">
            <text:p>71,65</text:p>
          </table:table-cell>
          <table:table-cell office:value-type="string" calcext:value-type="string">
            <text:p>neurčitá</text:p>
          </table:table-cell>
          <table:table-cell office:value-type="float" office:value="89562.5" calcext:value-type="float">
            <text:p>89562,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90" calcext:value-type="float">
            <text:p>290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2</text:p>
          </table:table-cell>
          <table:table-cell table:style-name="ce2" office:value-type="float" office:value="812" calcext:value-type="float">
            <text:p>812</text:p>
          </table:table-cell>
          <table:table-cell table:style-name="ce2" office:value-type="string" calcext:value-type="string">
            <text:p>232/52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a Folkman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905.5" calcext:value-type="float">
            <text:p>1 906</text:p>
          </table:table-cell>
          <table:table-cell table:style-name="ce5" office:value-type="float" office:value="72.4" calcext:value-type="float">
            <text:p>72,4</text:p>
          </table:table-cell>
          <table:table-cell office:value-type="string" calcext:value-type="string">
            <text:p>neurčitá</text:p>
          </table:table-cell>
          <table:table-cell office:value-type="float" office:value="137958.2" calcext:value-type="float">
            <text:p>137958,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91" calcext:value-type="float">
            <text:p>291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2</text:p>
          </table:table-cell>
          <table:table-cell table:style-name="ce2" office:value-type="float" office:value="812" calcext:value-type="float">
            <text:p>812</text:p>
          </table:table-cell>
          <table:table-cell table:style-name="ce2" office:value-type="string" calcext:value-type="string">
            <text:p>232/52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hobey Vitaliy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34.52" calcext:value-type="float">
            <text:p>935</text:p>
          </table:table-cell>
          <table:table-cell table:style-name="ce5" office:value-type="float" office:value="71.65" calcext:value-type="float">
            <text:p>71,65</text:p>
          </table:table-cell>
          <table:table-cell office:value-type="string" calcext:value-type="string">
            <text:p>neurčitá</text:p>
          </table:table-cell>
          <table:table-cell office:value-type="float" office:value="66958.358" calcext:value-type="float">
            <text:p>66958,35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92" calcext:value-type="float">
            <text:p>292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1/5</text:p>
          </table:table-cell>
          <table:table-cell table:style-name="ce2" office:value-type="float" office:value="721" calcext:value-type="float">
            <text:p>721</text:p>
          </table:table-cell>
          <table:table-cell table:style-name="ce2" office:value-type="string" calcext:value-type="string">
            <text:p>232/60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yklo Jan Faltýne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9.15" calcext:value-type="float">
            <text:p>49,15</text:p>
          </table:table-cell>
          <table:table-cell office:value-type="string" calcext:value-type="string">
            <text:p>neurčitá</text:p>
          </table:table-cell>
          <table:table-cell office:value-type="float" office:value="39320" calcext:value-type="float">
            <text:p>393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93" calcext:value-type="float">
            <text:p>293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1/5</text:p>
          </table:table-cell>
          <table:table-cell table:style-name="ce2" office:value-type="float" office:value="721" calcext:value-type="float">
            <text:p>721</text:p>
          </table:table-cell>
          <table:table-cell table:style-name="ce2" office:value-type="string" calcext:value-type="string">
            <text:p>232/60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 Faltýn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30.4" calcext:value-type="float">
            <text:p>30,4</text:p>
          </table:table-cell>
          <table:table-cell office:value-type="string" calcext:value-type="string">
            <text:p>neurčitá</text:p>
          </table:table-cell>
          <table:table-cell office:value-type="float" office:value="33440" calcext:value-type="float">
            <text:p>3344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94" calcext:value-type="float">
            <text:p>294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2/3</text:p>
          </table:table-cell>
          <table:table-cell table:style-name="ce2" office:value-type="float" office:value="722" calcext:value-type="float">
            <text:p>722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 Faltýn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50" calcext:value-type="float">
            <text:p>650</text:p>
          </table:table-cell>
          <table:table-cell table:style-name="ce5" office:value-type="float" office:value="30.55" calcext:value-type="float">
            <text:p>30,55</text:p>
          </table:table-cell>
          <table:table-cell office:value-type="string" calcext:value-type="string">
            <text:p>neurčitá</text:p>
          </table:table-cell>
          <table:table-cell office:value-type="float" office:value="19857.5" calcext:value-type="float">
            <text:p>19857,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95" calcext:value-type="float">
            <text:p>295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2/3</text:p>
          </table:table-cell>
          <table:table-cell table:style-name="ce2" office:value-type="float" office:value="722" calcext:value-type="float">
            <text:p>722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a Sklenář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49.3" calcext:value-type="float">
            <text:p>49,3</text:p>
          </table:table-cell>
          <table:table-cell office:value-type="string" calcext:value-type="string">
            <text:p>neurčitá</text:p>
          </table:table-cell>
          <table:table-cell office:value-type="float" office:value="60284.04" calcext:value-type="float">
            <text:p>60284,0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96" calcext:value-type="float">
            <text:p>296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2/3</text:p>
          </table:table-cell>
          <table:table-cell table:style-name="ce2" office:value-type="float" office:value="722" calcext:value-type="float">
            <text:p>722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6.4" calcext:value-type="float">
            <text:p>16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97" calcext:value-type="float">
            <text:p>297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1/16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string" calcext:value-type="string">
            <text:p>232,70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-Pharma s.r.o</text:p>
          </table:table-cell>
          <table:table-cell table:style-name="ce2" office:value-type="string" calcext:value-type="string">
            <text:p>lékárna</text:p>
          </table:table-cell>
          <table:table-cell office:value-type="float" office:value="1400" calcext:value-type="float">
            <text:p>1 400</text:p>
          </table:table-cell>
          <table:table-cell table:style-name="ce5" office:value-type="float" office:value="140.85" calcext:value-type="float">
            <text:p>140,85</text:p>
          </table:table-cell>
          <table:table-cell office:value-type="string" calcext:value-type="string">
            <text:p>neurčitá</text:p>
          </table:table-cell>
          <table:table-cell office:value-type="float" office:value="197190" calcext:value-type="float">
            <text:p>19719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98" calcext:value-type="float">
            <text:p>298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1/16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string" calcext:value-type="string">
            <text:p>232/70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1.9" calcext:value-type="float">
            <text:p>11,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99" calcext:value-type="float">
            <text:p>299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1/16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string" calcext:value-type="string">
            <text:p>232/70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5.4" calcext:value-type="float">
            <text:p>15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00" calcext:value-type="float">
            <text:p>300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.3" calcext:value-type="float">
            <text:p>3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01" calcext:value-type="float">
            <text:p>301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odelace s.r.o</text:p>
          </table:table-cell>
          <table:table-cell table:style-name="ce2" office:value-type="string" calcext:value-type="string">
            <text:p>středisko péče o tělo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06.4" calcext:value-type="float">
            <text:p>106,4</text:p>
          </table:table-cell>
          <table:table-cell office:value-type="string" calcext:value-type="string">
            <text:p>neurčitá</text:p>
          </table:table-cell>
          <table:table-cell office:value-type="float" office:value="106400" calcext:value-type="float">
            <text:p>1064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02" calcext:value-type="float">
            <text:p>302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9.9" calcext:value-type="float">
            <text:p>19,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03" calcext:value-type="float">
            <text:p>303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6.9" calcext:value-type="float">
            <text:p>16,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04" calcext:value-type="float">
            <text:p>304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79.6" calcext:value-type="float">
            <text:p>79,6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05" calcext:value-type="float">
            <text:p>305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3.3" calcext:value-type="float">
            <text:p>23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06" calcext:value-type="float">
            <text:p>306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5/2</text:p>
          </table:table-cell>
          <table:table-cell table:style-name="ce2" office:value-type="float" office:value="795" calcext:value-type="float">
            <text:p>795</text:p>
          </table:table-cell>
          <table:table-cell table:style-name="ce2" office:value-type="string" calcext:value-type="string">
            <text:p>232/36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avid Tesař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56.2" calcext:value-type="float">
            <text:p>856</text:p>
          </table:table-cell>
          <table:table-cell table:style-name="ce5" office:value-type="float" office:value="2.7" calcext:value-type="float">
            <text:p>2,7</text:p>
          </table:table-cell>
          <table:table-cell office:value-type="string" calcext:value-type="string">
            <text:p>neurčitá</text:p>
          </table:table-cell>
          <table:table-cell office:value-type="float" office:value="2311.74" calcext:value-type="float">
            <text:p>2311,7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07" calcext:value-type="float">
            <text:p>307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5/2</text:p>
          </table:table-cell>
          <table:table-cell table:style-name="ce2" office:value-type="float" office:value="795" calcext:value-type="float">
            <text:p>795</text:p>
          </table:table-cell>
          <table:table-cell table:style-name="ce2" office:value-type="string" calcext:value-type="string">
            <text:p>232/36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iří Šimek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952.74" calcext:value-type="float">
            <text:p>953</text:p>
          </table:table-cell>
          <table:table-cell table:style-name="ce5" office:value-type="float" office:value="95.4" calcext:value-type="float">
            <text:p>95,4</text:p>
          </table:table-cell>
          <table:table-cell office:value-type="string" calcext:value-type="string">
            <text:p>neurčitá</text:p>
          </table:table-cell>
          <table:table-cell office:value-type="float" office:value="90891.396" calcext:value-type="float">
            <text:p>90891,39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08" calcext:value-type="float">
            <text:p>308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5/2</text:p>
          </table:table-cell>
          <table:table-cell table:style-name="ce2" office:value-type="float" office:value="795" calcext:value-type="float">
            <text:p>795</text:p>
          </table:table-cell>
          <table:table-cell table:style-name="ce2" office:value-type="string" calcext:value-type="string">
            <text:p>232/36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kéta Bučkové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934.52" calcext:value-type="float">
            <text:p>935</text:p>
          </table:table-cell>
          <table:table-cell table:style-name="ce5" office:value-type="float" office:value="25.01" calcext:value-type="float">
            <text:p>25,01</text:p>
          </table:table-cell>
          <table:table-cell office:value-type="string" calcext:value-type="string">
            <text:p>neurčitá</text:p>
          </table:table-cell>
          <table:table-cell office:value-type="float" office:value="23372.3452" calcext:value-type="float">
            <text:p>23372,345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09" calcext:value-type="float">
            <text:p>309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6/4</text:p>
          </table:table-cell>
          <table:table-cell table:style-name="ce2" office:value-type="float" office:value="796" calcext:value-type="float">
            <text:p>796</text:p>
          </table:table-cell>
          <table:table-cell table:style-name="ce2" office:value-type="string" calcext:value-type="string">
            <text:p>232/36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uha s.r.o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0.51" calcext:value-type="float">
            <text:p>1</text:p>
          </table:table-cell>
          <table:table-cell table:style-name="ce5" office:value-type="float" office:value="98.6" calcext:value-type="float">
            <text:p>98,6</text:p>
          </table:table-cell>
          <table:table-cell office:value-type="string" calcext:value-type="string">
            <text:p>neurčitá</text:p>
          </table:table-cell>
          <table:table-cell office:value-type="float" office:value="50.286" calcext:value-type="float">
            <text:p>50,286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10" calcext:value-type="float">
            <text:p>310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6/4</text:p>
          </table:table-cell>
          <table:table-cell table:style-name="ce2" office:value-type="float" office:value="796" calcext:value-type="float">
            <text:p>796</text:p>
          </table:table-cell>
          <table:table-cell table:style-name="ce2" office:value-type="string" calcext:value-type="string">
            <text:p>232/36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rkostav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7.79" calcext:value-type="float">
            <text:p>47,79</text:p>
          </table:table-cell>
          <table:table-cell office:value-type="string" calcext:value-type="string">
            <text:p>neurčitá</text:p>
          </table:table-cell>
          <table:table-cell office:value-type="float" office:value="38232" calcext:value-type="float">
            <text:p>3823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11" calcext:value-type="float">
            <text:p>311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7/6</text:p>
          </table:table-cell>
          <table:table-cell table:style-name="ce2" office:value-type="float" office:value="797" calcext:value-type="float">
            <text:p>797</text:p>
          </table:table-cell>
          <table:table-cell table:style-name="ce2" office:value-type="string" calcext:value-type="string">
            <text:p>232/36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nvahelp obč.sdružení</text:p>
          </table:table-cell>
          <table:table-cell table:style-name="ce2" office:value-type="string" calcext:value-type="string">
            <text:p>centrum pro zdr. post.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8.81" calcext:value-type="float">
            <text:p>78,81</text:p>
          </table:table-cell>
          <table:table-cell office:value-type="string" calcext:value-type="string">
            <text:p>neurčitá</text:p>
          </table:table-cell>
          <table:table-cell office:value-type="float" office:value="31524" calcext:value-type="float">
            <text:p>3152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12" calcext:value-type="float">
            <text:p>312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7/6</text:p>
          </table:table-cell>
          <table:table-cell table:style-name="ce2" office:value-type="float" office:value="797" calcext:value-type="float">
            <text:p>797</text:p>
          </table:table-cell>
          <table:table-cell table:style-name="ce2" office:value-type="string" calcext:value-type="string">
            <text:p>232/36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ažské vod. Stavby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72.51" calcext:value-type="float">
            <text:p>72,51</text:p>
          </table:table-cell>
          <table:table-cell office:value-type="string" calcext:value-type="string">
            <text:p>neurčitá</text:p>
          </table:table-cell>
          <table:table-cell office:value-type="float" office:value="72510" calcext:value-type="float">
            <text:p>7251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13" calcext:value-type="float">
            <text:p>313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3/1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232/6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76.85" calcext:value-type="float">
            <text:p>76,85</text:p>
          </table:table-cell>
          <table:table-cell office:value-type="string" calcext:value-type="string">
            <text:p>neurčitá</text:p>
          </table:table-cell>
          <table:table-cell office:value-type="float" office:value="46110" calcext:value-type="float">
            <text:p>4611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14" calcext:value-type="float">
            <text:p>314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3/1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232/6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99.5" calcext:value-type="float">
            <text:p>99,5</text:p>
          </table:table-cell>
          <table:table-cell office:value-type="string" calcext:value-type="string">
            <text:p>neurčitá</text:p>
          </table:table-cell>
          <table:table-cell office:value-type="float" office:value="59700" calcext:value-type="float">
            <text:p>597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15" calcext:value-type="float">
            <text:p>315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3/1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232/6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6.1" calcext:value-type="float">
            <text:p>56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16" calcext:value-type="float">
            <text:p>316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3/1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232/6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6.2" calcext:value-type="float">
            <text:p>56,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17" calcext:value-type="float">
            <text:p>317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232/43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elsi export-import s.r o.</text:p>
          </table:table-cell>
          <table:table-cell table:style-name="ce2" office:value-type="string" calcext:value-type="string">
            <text:p>pizzerie</text:p>
          </table:table-cell>
          <table:table-cell office:value-type="float" office:value="816" calcext:value-type="float">
            <text:p>816</text:p>
          </table:table-cell>
          <table:table-cell table:style-name="ce5" office:value-type="float" office:value="146.95" calcext:value-type="float">
            <text:p>146,95</text:p>
          </table:table-cell>
          <table:table-cell office:value-type="string" calcext:value-type="string">
            <text:p>neurčitá</text:p>
          </table:table-cell>
          <table:table-cell office:value-type="float" office:value="119911.2" calcext:value-type="float">
            <text:p>119911,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18" calcext:value-type="float">
            <text:p>318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232/43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konom 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22.65" calcext:value-type="float">
            <text:p>22,65</text:p>
          </table:table-cell>
          <table:table-cell office:value-type="string" calcext:value-type="string">
            <text:p>neurčitá</text:p>
          </table:table-cell>
          <table:table-cell office:value-type="float" office:value="19252.5" calcext:value-type="float">
            <text:p>19252,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19" calcext:value-type="float">
            <text:p>319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232/43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ejan Veljanovski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7.6" calcext:value-type="float">
            <text:p>408</text:p>
          </table:table-cell>
          <table:table-cell table:style-name="ce5" office:value-type="float" office:value="19.75" calcext:value-type="float">
            <text:p>19,75</text:p>
          </table:table-cell>
          <table:table-cell office:value-type="string" calcext:value-type="string">
            <text:p>neurčitá</text:p>
          </table:table-cell>
          <table:table-cell office:value-type="float" office:value="8050.1" calcext:value-type="float">
            <text:p>8050,1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20" calcext:value-type="float">
            <text:p>320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1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string" calcext:value-type="string">
            <text:p>232/43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an Phuc Bui</text:p>
          </table:table-cell>
          <table:table-cell table:style-name="ce2" office:value-type="string" calcext:value-type="string">
            <text:p>studio kosmetiky</text:p>
          </table:table-cell>
          <table:table-cell office:value-type="float" office:value="1300" calcext:value-type="float">
            <text:p>1 300</text:p>
          </table:table-cell>
          <table:table-cell table:style-name="ce5" office:value-type="float" office:value="49.8" calcext:value-type="float">
            <text:p>49,8</text:p>
          </table:table-cell>
          <table:table-cell office:value-type="string" calcext:value-type="string">
            <text:p>neurčitá</text:p>
          </table:table-cell>
          <table:table-cell office:value-type="float" office:value="64740" calcext:value-type="float">
            <text:p>6474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21" calcext:value-type="float">
            <text:p>321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1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string" calcext:value-type="string">
            <text:p>232/43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iakonie církve bratrské</text:p>
          </table:table-cell>
          <table:table-cell table:style-name="ce2" office:value-type="string" calcext:value-type="string">
            <text:p>poradenské centrum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96.9" calcext:value-type="float">
            <text:p>96,9</text:p>
          </table:table-cell>
          <table:table-cell office:value-type="string" calcext:value-type="string">
            <text:p>neurčitá</text:p>
          </table:table-cell>
          <table:table-cell office:value-type="float" office:value="96.9" calcext:value-type="float">
            <text:p>96,9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22" calcext:value-type="float">
            <text:p>322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2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string" calcext:value-type="string">
            <text:p>232/43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veře CZ srov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59.6" calcext:value-type="float">
            <text:p>59,6</text:p>
          </table:table-cell>
          <table:table-cell office:value-type="string" calcext:value-type="string">
            <text:p>neurčitá</text:p>
          </table:table-cell>
          <table:table-cell office:value-type="float" office:value="59600" calcext:value-type="float">
            <text:p>596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23" calcext:value-type="float">
            <text:p>323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2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string" calcext:value-type="string">
            <text:p>232/43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vořáčková Zuza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714.95" calcext:value-type="float">
            <text:p>1 715</text:p>
          </table:table-cell>
          <table:table-cell table:style-name="ce5" office:value-type="float" office:value="49.8" calcext:value-type="float">
            <text:p>49,8</text:p>
          </table:table-cell>
          <table:table-cell office:value-type="string" calcext:value-type="string">
            <text:p>neurčitá</text:p>
          </table:table-cell>
          <table:table-cell office:value-type="float" office:value="85404.51" calcext:value-type="float">
            <text:p>85404,51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24" calcext:value-type="float">
            <text:p>324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3</text:p>
          </table:table-cell>
          <table:table-cell table:style-name="ce2" office:value-type="float" office:value="803" calcext:value-type="float">
            <text:p>803</text:p>
          </table:table-cell>
          <table:table-cell table:style-name="ce2" office:value-type="string" calcext:value-type="string">
            <text:p>487, 232/43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ham Thi V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44.3" calcext:value-type="float">
            <text:p>44,3</text:p>
          </table:table-cell>
          <table:table-cell office:value-type="string" calcext:value-type="string">
            <text:p>neurčitá</text:p>
          </table:table-cell>
          <table:table-cell office:value-type="float" office:value="36326" calcext:value-type="float">
            <text:p>3632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25" calcext:value-type="float">
            <text:p>325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3</text:p>
          </table:table-cell>
          <table:table-cell table:style-name="ce2" office:value-type="float" office:value="803" calcext:value-type="float">
            <text:p>803</text:p>
          </table:table-cell>
          <table:table-cell table:style-name="ce2" office:value-type="string" calcext:value-type="string">
            <text:p>487, 232/43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00" calcext:value-type="float">
            <text:p>2 000</text:p>
          </table:table-cell>
          <table:table-cell table:style-name="ce5" office:value-type="float" office:value="77.6" calcext:value-type="float">
            <text:p>77,6</text:p>
          </table:table-cell>
          <table:table-cell office:value-type="string" calcext:value-type="string">
            <text:p>neurčitá</text:p>
          </table:table-cell>
          <table:table-cell office:value-type="float" office:value="155200" calcext:value-type="float">
            <text:p>1552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26" calcext:value-type="float">
            <text:p>326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4</text:p>
          </table:table-cell>
          <table:table-cell table:style-name="ce2" office:value-type="float" office:value="804" calcext:value-type="float">
            <text:p>804</text:p>
          </table:table-cell>
          <table:table-cell table:style-name="ce2" office:value-type="string" calcext:value-type="string">
            <text:p>488 232'43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00" calcext:value-type="float">
            <text:p>2 000</text:p>
          </table:table-cell>
          <table:table-cell table:style-name="ce5" office:value-type="float" office:value="77.6" calcext:value-type="float">
            <text:p>77,6</text:p>
          </table:table-cell>
          <table:table-cell office:value-type="string" calcext:value-type="string">
            <text:p>neurčitá</text:p>
          </table:table-cell>
          <table:table-cell office:value-type="float" office:value="155200" calcext:value-type="float">
            <text:p>1552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27" calcext:value-type="float">
            <text:p>327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4</text:p>
          </table:table-cell>
          <table:table-cell table:style-name="ce2" office:value-type="float" office:value="804" calcext:value-type="float">
            <text:p>804</text:p>
          </table:table-cell>
          <table:table-cell table:style-name="ce2" office:value-type="string" calcext:value-type="string">
            <text:p>488 232/43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lan Ivanič</text:p>
          </table:table-cell>
          <table:table-cell table:style-name="ce2" office:value-type="string" calcext:value-type="string">
            <text:p>pizzerie</text:p>
          </table:table-cell>
          <table:table-cell office:value-type="float" office:value="1712.4" calcext:value-type="float">
            <text:p>1 712</text:p>
          </table:table-cell>
          <table:table-cell table:style-name="ce5" office:value-type="float" office:value="44.3" calcext:value-type="float">
            <text:p>44,3</text:p>
          </table:table-cell>
          <table:table-cell office:value-type="string" calcext:value-type="string">
            <text:p>neurčitá</text:p>
          </table:table-cell>
          <table:table-cell office:value-type="float" office:value="75859.32" calcext:value-type="float">
            <text:p>75859,3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28" calcext:value-type="float">
            <text:p>328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5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489 232/4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lan Ivanič</text:p>
          </table:table-cell>
          <table:table-cell table:style-name="ce2" office:value-type="string" calcext:value-type="string">
            <text:p>pizzerie</text:p>
          </table:table-cell>
          <table:table-cell office:value-type="float" office:value="1712.4" calcext:value-type="float">
            <text:p>1 712</text:p>
          </table:table-cell>
          <table:table-cell table:style-name="ce5" office:value-type="float" office:value="71.85" calcext:value-type="float">
            <text:p>71,85</text:p>
          </table:table-cell>
          <table:table-cell office:value-type="string" calcext:value-type="string">
            <text:p>neurčitá</text:p>
          </table:table-cell>
          <table:table-cell office:value-type="float" office:value="123035.94" calcext:value-type="float">
            <text:p>123035,9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29" calcext:value-type="float">
            <text:p>329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5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489 232/4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esco fr.store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820" calcext:value-type="float">
            <text:p>2 820</text:p>
          </table:table-cell>
          <table:table-cell table:style-name="ce5" office:value-type="float" office:value="74.85" calcext:value-type="float">
            <text:p>74,85</text:p>
          </table:table-cell>
          <table:table-cell office:value-type="string" calcext:value-type="string">
            <text:p>neurčitá</text:p>
          </table:table-cell>
          <table:table-cell office:value-type="float" office:value="211077" calcext:value-type="float">
            <text:p>211077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30" calcext:value-type="float">
            <text:p>330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5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489. 232/4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-Mobile CR a.s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12473.31" calcext:value-type="float">
            <text:p>12 473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neurčitá</text:p>
          </table:table-cell>
          <table:table-cell office:value-type="float" office:value="74839.86" calcext:value-type="float">
            <text:p>74839,86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31" calcext:value-type="float">
            <text:p>331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2/17</text:p>
          </table:table-cell>
          <table:table-cell table:style-name="ce2" office:value-type="float" office:value="782" calcext:value-type="float">
            <text:p>782</text:p>
          </table:table-cell>
          <table:table-cell table:style-name="ce2" office:value-type="string" calcext:value-type="string">
            <text:p>232/5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á pojišťovna a.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00" calcext:value-type="float">
            <text:p>2 800</text:p>
          </table:table-cell>
          <table:table-cell table:style-name="ce5" office:value-type="float" office:value="61.46" calcext:value-type="float">
            <text:p>61,46</text:p>
          </table:table-cell>
          <table:table-cell office:value-type="string" calcext:value-type="string">
            <text:p>neurčitá</text:p>
          </table:table-cell>
          <table:table-cell office:value-type="float" office:value="172088" calcext:value-type="float">
            <text:p>17208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32" calcext:value-type="float">
            <text:p>332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2/17</text:p>
          </table:table-cell>
          <table:table-cell table:style-name="ce2" office:value-type="float" office:value="782" calcext:value-type="float">
            <text:p>782</text:p>
          </table:table-cell>
          <table:table-cell table:style-name="ce2" office:value-type="string" calcext:value-type="string">
            <text:p>232/5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odrá pyramid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400" calcext:value-type="float">
            <text:p>2 400</text:p>
          </table:table-cell>
          <table:table-cell table:style-name="ce5" office:value-type="float" office:value="81.7" calcext:value-type="float">
            <text:p>81,7</text:p>
          </table:table-cell>
          <table:table-cell office:value-type="string" calcext:value-type="string">
            <text:p>neurčitá</text:p>
          </table:table-cell>
          <table:table-cell office:value-type="float" office:value="196080" calcext:value-type="float">
            <text:p>19608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33" calcext:value-type="float">
            <text:p>333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03/15</text:p>
          </table:table-cell>
          <table:table-cell table:style-name="ce2" office:value-type="float" office:value="703" calcext:value-type="float">
            <text:p>703</text:p>
          </table:table-cell>
          <table:table-cell table:style-name="ce2" office:value-type="string" calcext:value-type="string">
            <text:p>232/52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ham Van Linh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553" calcext:value-type="float">
            <text:p>2 553</text:p>
          </table:table-cell>
          <table:table-cell table:style-name="ce5" office:value-type="float" office:value="82.25" calcext:value-type="float">
            <text:p>82,25</text:p>
          </table:table-cell>
          <table:table-cell office:value-type="string" calcext:value-type="string">
            <text:p>neurčitá</text:p>
          </table:table-cell>
          <table:table-cell office:value-type="float" office:value="209984.25" calcext:value-type="float">
            <text:p>209984,2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34" calcext:value-type="float">
            <text:p>334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3/15</text:p>
          </table:table-cell>
          <table:table-cell table:style-name="ce2" office:value-type="float" office:value="783" calcext:value-type="float">
            <text:p>783</text:p>
          </table:table-cell>
          <table:table-cell table:style-name="ce2" office:value-type="string" calcext:value-type="string">
            <text:p>232/52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8.6" calcext:value-type="float">
            <text:p>28,6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35" calcext:value-type="float">
            <text:p>335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4/13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string" calcext:value-type="string">
            <text:p>232/5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lan Frejk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164.7" calcext:value-type="float">
            <text:p>164,7</text:p>
          </table:table-cell>
          <table:table-cell office:value-type="string" calcext:value-type="string">
            <text:p>neurčitá</text:p>
          </table:table-cell>
          <table:table-cell office:value-type="float" office:value="247050" calcext:value-type="float">
            <text:p>24705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36" calcext:value-type="float">
            <text:p>336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4/13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string" calcext:value-type="string">
            <text:p>232/5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4" calcext:value-type="float">
            <text:p>42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37" calcext:value-type="float">
            <text:p>337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4/13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string" calcext:value-type="string">
            <text:p>232/5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8" calcext:value-type="float">
            <text:p>42,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38" calcext:value-type="float">
            <text:p>338</text:p>
          </table:table-cell>
          <table:table-cell table:style-name="ce5" office:value-type="string" calcext:value-type="string">
            <text:p>Martsfeldova</text:p>
          </table:table-cell>
          <table:table-cell table:style-name="ce2" office:value-type="string" calcext:value-type="string">
            <text:p>788/11</text:p>
          </table:table-cell>
          <table:table-cell table:style-name="ce2" office:value-type="float" office:value="788" calcext:value-type="float">
            <text:p>788</text:p>
          </table:table-cell>
          <table:table-cell table:style-name="ce2" office:value-type="string" calcext:value-type="string">
            <text:p>232/3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kařství Moravec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99.5" calcext:value-type="float">
            <text:p>99,5</text:p>
          </table:table-cell>
          <table:table-cell office:value-type="string" calcext:value-type="string">
            <text:p>neurčitá</text:p>
          </table:table-cell>
          <table:table-cell office:value-type="float" office:value="121668.6" calcext:value-type="float">
            <text:p>121668,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39" calcext:value-type="float">
            <text:p>339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8/11</text:p>
          </table:table-cell>
          <table:table-cell table:style-name="ce2" office:value-type="float" office:value="788" calcext:value-type="float">
            <text:p>788</text:p>
          </table:table-cell>
          <table:table-cell table:style-name="ce2" office:value-type="string" calcext:value-type="string">
            <text:p>232/3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Olga Mitošink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958.83" calcext:value-type="float">
            <text:p>959</text:p>
          </table:table-cell>
          <table:table-cell table:style-name="ce5" office:value-type="float" office:value="49.8" calcext:value-type="float">
            <text:p>49,8</text:p>
          </table:table-cell>
          <table:table-cell office:value-type="string" calcext:value-type="string">
            <text:p>neurčitá</text:p>
          </table:table-cell>
          <table:table-cell office:value-type="float" office:value="47749.734" calcext:value-type="float">
            <text:p>47749,73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40" calcext:value-type="float">
            <text:p>340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9/9</text:p>
          </table:table-cell>
          <table:table-cell table:style-name="ce2" office:value-type="float" office:value="789" calcext:value-type="float">
            <text:p>789</text:p>
          </table:table-cell>
          <table:table-cell table:style-name="ce2" office:value-type="string" calcext:value-type="string">
            <text:p>232/35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ghadžanjan Ruzanna</text:p>
          </table:table-cell>
          <table:table-cell table:style-name="ce2" office:value-type="string" calcext:value-type="string">
            <text:p>prodej a výroba cukr.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198.8" calcext:value-type="float">
            <text:p>198,8</text:p>
          </table:table-cell>
          <table:table-cell office:value-type="string" calcext:value-type="string">
            <text:p>neurčitá</text:p>
          </table:table-cell>
          <table:table-cell office:value-type="float" office:value="163016" calcext:value-type="float">
            <text:p>16301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41" calcext:value-type="float">
            <text:p>341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9/9</text:p>
          </table:table-cell>
          <table:table-cell table:style-name="ce2" office:value-type="float" office:value="789" calcext:value-type="float">
            <text:p>789</text:p>
          </table:table-cell>
          <table:table-cell table:style-name="ce2" office:value-type="string" calcext:value-type="string">
            <text:p>232/35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alazyan Hovhanne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94.12" calcext:value-type="float">
            <text:p>1 194</text:p>
          </table:table-cell>
          <table:table-cell table:style-name="ce5" office:value-type="float" office:value="49.8" calcext:value-type="float">
            <text:p>49,8</text:p>
          </table:table-cell>
          <table:table-cell office:value-type="string" calcext:value-type="string">
            <text:p>neurčitá</text:p>
          </table:table-cell>
          <table:table-cell office:value-type="float" office:value="59467.176" calcext:value-type="float">
            <text:p>59467,17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42" calcext:value-type="float">
            <text:p>342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0/7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string" calcext:value-type="string">
            <text:p>232/35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ana Pecl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15.24" calcext:value-type="float">
            <text:p>1 015</text:p>
          </table:table-cell>
          <table:table-cell table:style-name="ce5" office:value-type="float" office:value="49.1" calcext:value-type="float">
            <text:p>49,1</text:p>
          </table:table-cell>
          <table:table-cell office:value-type="string" calcext:value-type="string">
            <text:p>neurčitá</text:p>
          </table:table-cell>
          <table:table-cell office:value-type="float" office:value="49848.284" calcext:value-type="float">
            <text:p>49848,28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43" calcext:value-type="float">
            <text:p>343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1/5</text:p>
          </table:table-cell>
          <table:table-cell table:style-name="ce2" office:value-type="float" office:value="791" calcext:value-type="float">
            <text:p>791</text:p>
          </table:table-cell>
          <table:table-cell table:style-name="ce2" office:value-type="string" calcext:value-type="string">
            <text:p>232/35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áclav Brouček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1280" calcext:value-type="float">
            <text:p>1 280</text:p>
          </table:table-cell>
          <table:table-cell table:style-name="ce5" office:value-type="float" office:value="67.41" calcext:value-type="float">
            <text:p>67,41</text:p>
          </table:table-cell>
          <table:table-cell office:value-type="string" calcext:value-type="string">
            <text:p>neurčitá</text:p>
          </table:table-cell>
          <table:table-cell office:value-type="float" office:value="86284.8" calcext:value-type="float">
            <text:p>86284,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44" calcext:value-type="float">
            <text:p>344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2/3</text:p>
          </table:table-cell>
          <table:table-cell table:style-name="ce2" office:value-type="float" office:value="792" calcext:value-type="float">
            <text:p>792</text:p>
          </table:table-cell>
          <table:table-cell table:style-name="ce2" office:value-type="string" calcext:value-type="string">
            <text:p>232/3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tavby Praha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310" calcext:value-type="float">
            <text:p>1 310</text:p>
          </table:table-cell>
          <table:table-cell table:style-name="ce5" office:value-type="float" office:value="71.77" calcext:value-type="float">
            <text:p>71,77</text:p>
          </table:table-cell>
          <table:table-cell office:value-type="string" calcext:value-type="string">
            <text:p>neurčitá</text:p>
          </table:table-cell>
          <table:table-cell office:value-type="float" office:value="94018.7" calcext:value-type="float">
            <text:p>94018,7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45" calcext:value-type="float">
            <text:p>345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3/1</text:p>
          </table:table-cell>
          <table:table-cell table:style-name="ce2" office:value-type="float" office:value="793" calcext:value-type="float">
            <text:p>793</text:p>
          </table:table-cell>
          <table:table-cell table:style-name="ce2" office:value-type="string" calcext:value-type="string">
            <text:p>232/3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vét vyšívání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58.83" calcext:value-type="float">
            <text:p>959</text:p>
          </table:table-cell>
          <table:table-cell table:style-name="ce5" office:value-type="float" office:value="66.5" calcext:value-type="float">
            <text:p>66,5</text:p>
          </table:table-cell>
          <table:table-cell office:value-type="string" calcext:value-type="string">
            <text:p>neurčitá</text:p>
          </table:table-cell>
          <table:table-cell office:value-type="float" office:value="63762.195" calcext:value-type="float">
            <text:p>63762,19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46" calcext:value-type="float">
            <text:p>346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3/1</text:p>
          </table:table-cell>
          <table:table-cell table:style-name="ce2" office:value-type="float" office:value="793" calcext:value-type="float">
            <text:p>793</text:p>
          </table:table-cell>
          <table:table-cell table:style-name="ce2" office:value-type="string" calcext:value-type="string">
            <text:p>232/3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siena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856.22" calcext:value-type="float">
            <text:p>856</text:p>
          </table:table-cell>
          <table:table-cell table:style-name="ce5" office:value-type="float" office:value="214.36" calcext:value-type="float">
            <text:p>214,36</text:p>
          </table:table-cell>
          <table:table-cell office:value-type="string" calcext:value-type="string">
            <text:p>neurčitá</text:p>
          </table:table-cell>
          <table:table-cell office:value-type="float" office:value="183539.3192" calcext:value-type="float">
            <text:p>183539,319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47" calcext:value-type="float">
            <text:p>347</text:p>
          </table:table-cell>
          <table:table-cell table:style-name="ce5" office:value-type="string" calcext:value-type="string">
            <text:p>Mezi školami</text:p>
          </table:table-cell>
          <table:table-cell table:style-name="ce2" office:value-type="string" calcext:value-type="string">
            <text:p>2324/3</text:p>
          </table:table-cell>
          <table:table-cell table:style-name="ce2" office:value-type="float" office:value="2324" calcext:value-type="float">
            <text:p>2324</text:p>
          </table:table-cell>
          <table:table-cell table:style-name="ce2" office:value-type="string" calcext:value-type="string">
            <text:p>282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an Čtvrtník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750" calcext:value-type="float">
            <text:p>750</text:p>
          </table:table-cell>
          <table:table-cell table:style-name="ce5" office:value-type="float" office:value="36.6" calcext:value-type="float">
            <text:p>36,6</text:p>
          </table:table-cell>
          <table:table-cell office:value-type="string" calcext:value-type="string">
            <text:p>neurčitá</text:p>
          </table:table-cell>
          <table:table-cell office:value-type="float" office:value="27450" calcext:value-type="float">
            <text:p>2745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48" calcext:value-type="float">
            <text:p>348</text:p>
          </table:table-cell>
          <table:table-cell table:style-name="ce5" office:value-type="string" calcext:value-type="string">
            <text:p>Mezi školami</text:p>
          </table:table-cell>
          <table:table-cell table:style-name="ce2" office:value-type="string" calcext:value-type="string">
            <text:p>2327/11</text:p>
          </table:table-cell>
          <table:table-cell table:style-name="ce2" office:value-type="float" office:value="2327" calcext:value-type="float">
            <text:p>2327</text:p>
          </table:table-cell>
          <table:table-cell table:style-name="ce2" office:value-type="string" calcext:value-type="string">
            <text:p>28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Věra Havlen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927.27" calcext:value-type="float">
            <text:p>927</text:p>
          </table:table-cell>
          <table:table-cell table:style-name="ce5" office:value-type="float" office:value="14.03" calcext:value-type="float">
            <text:p>14,03</text:p>
          </table:table-cell>
          <table:table-cell office:value-type="string" calcext:value-type="string">
            <text:p>neurčitá</text:p>
          </table:table-cell>
          <table:table-cell office:value-type="float" office:value="13009.5981" calcext:value-type="float">
            <text:p>13009,5981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49" calcext:value-type="float">
            <text:p>349</text:p>
          </table:table-cell>
          <table:table-cell table:style-name="ce5" office:value-type="string" calcext:value-type="string">
            <text:p>Mezi školami</text:p>
          </table:table-cell>
          <table:table-cell table:style-name="ce2" office:value-type="string" calcext:value-type="string">
            <text:p>2328/13</text:p>
          </table:table-cell>
          <table:table-cell table:style-name="ce2" office:value-type="float" office:value="2328" calcext:value-type="float">
            <text:p>2328</text:p>
          </table:table-cell>
          <table:table-cell table:style-name="ce2" office:value-type="string" calcext:value-type="string">
            <text:p>2817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ana Ludwig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48.1" calcext:value-type="float">
            <text:p>48,1</text:p>
          </table:table-cell>
          <table:table-cell office:value-type="string" calcext:value-type="string">
            <text:p>neurčitá</text:p>
          </table:table-cell>
          <table:table-cell office:value-type="float" office:value="72150" calcext:value-type="float">
            <text:p>7215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50" calcext:value-type="float">
            <text:p>350</text:p>
          </table:table-cell>
          <table:table-cell table:style-name="ce5" office:value-type="string" calcext:value-type="string">
            <text:p>Mezi školami</text:p>
          </table:table-cell>
          <table:table-cell table:style-name="ce2" office:value-type="string" calcext:value-type="string">
            <text:p>2328/13</text:p>
          </table:table-cell>
          <table:table-cell table:style-name="ce2" office:value-type="float" office:value="2328" calcext:value-type="float">
            <text:p>2328</text:p>
          </table:table-cell>
          <table:table-cell table:style-name="ce2" office:value-type="string" calcext:value-type="string">
            <text:p>2817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ana Ludwig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69.8" calcext:value-type="float">
            <text:p>69,8</text:p>
          </table:table-cell>
          <table:table-cell office:value-type="string" calcext:value-type="string">
            <text:p>neurčitá</text:p>
          </table:table-cell>
          <table:table-cell office:value-type="float" office:value="69800" calcext:value-type="float">
            <text:p>698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51" calcext:value-type="float">
            <text:p>351</text:p>
          </table:table-cell>
          <table:table-cell table:style-name="ce5" office:value-type="string" calcext:value-type="string">
            <text:p>Nám. Na Balabence</text:p>
          </table:table-cell>
          <table:table-cell table:style-name="ce2" office:value-type="string" calcext:value-type="string">
            <text:p>1439/1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string" calcext:value-type="string">
            <text:p>311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Kindlová Petr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55" calcext:value-type="float">
            <text:p>1 055</text:p>
          </table:table-cell>
          <table:table-cell table:style-name="ce5" office:value-type="float" office:value="80.7" calcext:value-type="float">
            <text:p>80,7</text:p>
          </table:table-cell>
          <table:table-cell office:value-type="string" calcext:value-type="string">
            <text:p>neurčitá</text:p>
          </table:table-cell>
          <table:table-cell office:value-type="float" office:value="85138.5" calcext:value-type="float">
            <text:p>85138,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52" calcext:value-type="float">
            <text:p>352</text:p>
          </table:table-cell>
          <table:table-cell table:style-name="ce5" office:value-type="string" calcext:value-type="string">
            <text:p>Nám. Na Balabence</text:p>
          </table:table-cell>
          <table:table-cell table:style-name="ce2" office:value-type="string" calcext:value-type="string">
            <text:p>1439/1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string" calcext:value-type="string">
            <text:p>311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Luděk Tvrdí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80" calcext:value-type="float">
            <text:p>80</text:p>
          </table:table-cell>
          <table:table-cell office:value-type="string" calcext:value-type="string">
            <text:p>neurčitá</text:p>
          </table:table-cell>
          <table:table-cell office:value-type="float" office:value="65216" calcext:value-type="float">
            <text:p>6521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53" calcext:value-type="float">
            <text:p>353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6/4</text:p>
          </table:table-cell>
          <table:table-cell table:style-name="ce2" office:value-type="float" office:value="696" calcext:value-type="float">
            <text:p>696</text:p>
          </table:table-cell>
          <table:table-cell table:style-name="ce2" office:value-type="string" calcext:value-type="string">
            <text:p>221/53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O. S Společnost Duha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95.05" calcext:value-type="float">
            <text:p>95,05</text:p>
          </table:table-cell>
          <table:table-cell office:value-type="string" calcext:value-type="string">
            <text:p>neurčitá</text:p>
          </table:table-cell>
          <table:table-cell office:value-type="float" office:value="285.15" calcext:value-type="float">
            <text:p>285,15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54" calcext:value-type="float">
            <text:p>354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6/4</text:p>
          </table:table-cell>
          <table:table-cell table:style-name="ce2" office:value-type="float" office:value="696" calcext:value-type="float">
            <text:p>696</text:p>
          </table:table-cell>
          <table:table-cell table:style-name="ce2" office:value-type="string" calcext:value-type="string">
            <text:p>221/53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95.02" calcext:value-type="float">
            <text:p>95,02</text:p>
          </table:table-cell>
          <table:table-cell office:value-type="string" calcext:value-type="string">
            <text:p>neurčitá</text:p>
          </table:table-cell>
          <table:table-cell office:value-type="float" office:value="99771" calcext:value-type="float">
            <text:p>99771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55" calcext:value-type="float">
            <text:p>355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7/3</text:p>
          </table:table-cell>
          <table:table-cell table:style-name="ce2" office:value-type="float" office:value="697" calcext:value-type="float">
            <text:p>697</text:p>
          </table:table-cell>
          <table:table-cell table:style-name="ce2" office:value-type="string" calcext:value-type="string">
            <text:p>221/53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O. S. Společnost Duha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97.8" calcext:value-type="float">
            <text:p>197,8</text:p>
          </table:table-cell>
          <table:table-cell office:value-type="string" calcext:value-type="string">
            <text:p>neurčitá</text:p>
          </table:table-cell>
          <table:table-cell office:value-type="float" office:value="593.4" calcext:value-type="float">
            <text:p>593,4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56" calcext:value-type="float">
            <text:p>356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8/2</text:p>
          </table:table-cell>
          <table:table-cell table:style-name="ce2" office:value-type="float" office:value="698" calcext:value-type="float">
            <text:p>698</text:p>
          </table:table-cell>
          <table:table-cell table:style-name="ce2" office:value-type="string" calcext:value-type="string">
            <text:p>221/53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ierce&amp;Valmen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00" calcext:value-type="float">
            <text:p>1 300</text:p>
          </table:table-cell>
          <table:table-cell table:style-name="ce5" office:value-type="float" office:value="106.42" calcext:value-type="float">
            <text:p>106,42</text:p>
          </table:table-cell>
          <table:table-cell office:value-type="string" calcext:value-type="string">
            <text:p>neurčitá</text:p>
          </table:table-cell>
          <table:table-cell office:value-type="float" office:value="138346" calcext:value-type="float">
            <text:p>13834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57" calcext:value-type="float">
            <text:p>357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9/1</text:p>
          </table:table-cell>
          <table:table-cell table:style-name="ce2" office:value-type="float" office:value="699" calcext:value-type="float">
            <text:p>699</text:p>
          </table:table-cell>
          <table:table-cell table:style-name="ce2" office:value-type="string" calcext:value-type="string">
            <text:p>221/53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uy Duong Ca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50" calcext:value-type="float">
            <text:p>1 150</text:p>
          </table:table-cell>
          <table:table-cell table:style-name="ce5" office:value-type="float" office:value="87.3" calcext:value-type="float">
            <text:p>87,3</text:p>
          </table:table-cell>
          <table:table-cell office:value-type="string" calcext:value-type="string">
            <text:p>neurčitá</text:p>
          </table:table-cell>
          <table:table-cell office:value-type="float" office:value="100395" calcext:value-type="float">
            <text:p>10039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58" calcext:value-type="float">
            <text:p>358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58/24</text:p>
          </table:table-cell>
          <table:table-cell table:style-name="ce2" office:value-type="float" office:value="658" calcext:value-type="float">
            <text:p>658</text:p>
          </table:table-cell>
          <table:table-cell table:style-name="ce2" office:value-type="string" calcext:value-type="string">
            <text:p>221/9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etatex s.r.o.</text:p>
          </table:table-cell>
          <table:table-cell table:style-name="ce2" office:value-type="string" calcext:value-type="string">
            <text:p>výrobna</text:p>
          </table:table-cell>
          <table:table-cell office:value-type="float" office:value="570" calcext:value-type="float">
            <text:p>570</text:p>
          </table:table-cell>
          <table:table-cell table:style-name="ce5" office:value-type="float" office:value="108.1" calcext:value-type="float">
            <text:p>108,1</text:p>
          </table:table-cell>
          <table:table-cell office:value-type="string" calcext:value-type="string">
            <text:p>neurčitá</text:p>
          </table:table-cell>
          <table:table-cell office:value-type="float" office:value="61617" calcext:value-type="float">
            <text:p>61617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59" calcext:value-type="float">
            <text:p>359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58/24</text:p>
          </table:table-cell>
          <table:table-cell table:style-name="ce2" office:value-type="float" office:value="658" calcext:value-type="float">
            <text:p>658</text:p>
          </table:table-cell>
          <table:table-cell table:style-name="ce2" office:value-type="string" calcext:value-type="string">
            <text:p>221/9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5.6" calcext:value-type="float">
            <text:p>15,6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60" calcext:value-type="float">
            <text:p>360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59/26</text:p>
          </table:table-cell>
          <table:table-cell table:style-name="ce2" office:value-type="float" office:value="659" calcext:value-type="float">
            <text:p>659</text:p>
          </table:table-cell>
          <table:table-cell table:style-name="ce2" office:value-type="string" calcext:value-type="string">
            <text:p>221/9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Jandu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4.7" calcext:value-type="float">
            <text:p>34,7</text:p>
          </table:table-cell>
          <table:table-cell office:value-type="string" calcext:value-type="string">
            <text:p>neurčitá</text:p>
          </table:table-cell>
          <table:table-cell office:value-type="float" office:value="27760" calcext:value-type="float">
            <text:p>2776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61" calcext:value-type="float">
            <text:p>361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76/30</text:p>
          </table:table-cell>
          <table:table-cell table:style-name="ce2" office:value-type="float" office:value="676" calcext:value-type="float">
            <text:p>676</text:p>
          </table:table-cell>
          <table:table-cell table:style-name="ce2" office:value-type="string" calcext:value-type="string">
            <text:p>221/76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peciál Gastro service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55" calcext:value-type="float">
            <text:p>1 155</text:p>
          </table:table-cell>
          <table:table-cell table:style-name="ce5" office:value-type="float" office:value="83.11" calcext:value-type="float">
            <text:p>83,11</text:p>
          </table:table-cell>
          <table:table-cell office:value-type="string" calcext:value-type="string">
            <text:p>neurčitá</text:p>
          </table:table-cell>
          <table:table-cell office:value-type="float" office:value="95992.05" calcext:value-type="float">
            <text:p>95992,0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62" calcext:value-type="float">
            <text:p>362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79/36</text:p>
          </table:table-cell>
          <table:table-cell table:style-name="ce2" office:value-type="float" office:value="679" calcext:value-type="float">
            <text:p>679</text:p>
          </table:table-cell>
          <table:table-cell table:style-name="ce2" office:value-type="string" calcext:value-type="string">
            <text:p>221/77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teřina Dub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11" calcext:value-type="float">
            <text:p>1 211</text:p>
          </table:table-cell>
          <table:table-cell table:style-name="ce5" office:value-type="float" office:value="32.11" calcext:value-type="float">
            <text:p>32,11</text:p>
          </table:table-cell>
          <table:table-cell office:value-type="string" calcext:value-type="string">
            <text:p>neurčitá</text:p>
          </table:table-cell>
          <table:table-cell office:value-type="float" office:value="38885.21" calcext:value-type="float">
            <text:p>38885,21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63" calcext:value-type="float">
            <text:p>363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2/8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250/1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aroslav Kroj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56.3" calcext:value-type="float">
            <text:p>56,3</text:p>
          </table:table-cell>
          <table:table-cell office:value-type="string" calcext:value-type="string">
            <text:p>neurčitá</text:p>
          </table:table-cell>
          <table:table-cell office:value-type="float" office:value="45040" calcext:value-type="float">
            <text:p>4504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64" calcext:value-type="float">
            <text:p>364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2/8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250/1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iři Petrů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5.69" calcext:value-type="float">
            <text:p>75,69</text:p>
          </table:table-cell>
          <table:table-cell office:value-type="string" calcext:value-type="string">
            <text:p>neurčitá</text:p>
          </table:table-cell>
          <table:table-cell office:value-type="float" office:value="30276" calcext:value-type="float">
            <text:p>3027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65" calcext:value-type="float">
            <text:p>365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3/10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25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Petr Šimone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84.38" calcext:value-type="float">
            <text:p>84,38</text:p>
          </table:table-cell>
          <table:table-cell office:value-type="string" calcext:value-type="string">
            <text:p>neurčitá</text:p>
          </table:table-cell>
          <table:table-cell office:value-type="float" office:value="67504" calcext:value-type="float">
            <text:p>6750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66" calcext:value-type="float">
            <text:p>366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3/10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25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Zýková Aneta</text:p>
          </table:table-cell>
          <table:table-cell table:style-name="ce2" office:value-type="string" calcext:value-type="string">
            <text:p>učeb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87.6" calcext:value-type="float">
            <text:p>487,6</text:p>
          </table:table-cell>
          <table:table-cell office:value-type="string" calcext:value-type="string">
            <text:p>neurčitá</text:p>
          </table:table-cell>
          <table:table-cell office:value-type="float" office:value="390080" calcext:value-type="float">
            <text:p>39008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67" calcext:value-type="float">
            <text:p>367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3/10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25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T-Mobile CR a.s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7259.68" calcext:value-type="float">
            <text:p>7 26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office:value-type="float" office:value="108895.2" calcext:value-type="float">
            <text:p>108895,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68" calcext:value-type="float">
            <text:p>368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357/14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string" calcext:value-type="string">
            <text:p>239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Stanislav Bend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83.04" calcext:value-type="float">
            <text:p>883</text:p>
          </table:table-cell>
          <table:table-cell table:style-name="ce5" office:value-type="float" office:value="42" calcext:value-type="float">
            <text:p>42</text:p>
          </table:table-cell>
          <table:table-cell office:value-type="string" calcext:value-type="string">
            <text:p>neurčitá</text:p>
          </table:table-cell>
          <table:table-cell office:value-type="float" office:value="37087.68" calcext:value-type="float">
            <text:p>37087,6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69" calcext:value-type="float">
            <text:p>369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358/16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string" calcext:value-type="string">
            <text:p>271/1. 269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Zatřepálková Ilo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50" calcext:value-type="float">
            <text:p>1 150</text:p>
          </table:table-cell>
          <table:table-cell table:style-name="ce5" office:value-type="float" office:value="40.3" calcext:value-type="float">
            <text:p>40,3</text:p>
          </table:table-cell>
          <table:table-cell office:value-type="string" calcext:value-type="string">
            <text:p>neurčitá</text:p>
          </table:table-cell>
          <table:table-cell office:value-type="float" office:value="46345" calcext:value-type="float">
            <text:p>4634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70" calcext:value-type="float">
            <text:p>370</text:p>
          </table:table-cell>
          <table:table-cell table:style-name="ce5" office:value-type="string" calcext:value-type="string">
            <text:p>Plevenská</text:p>
          </table:table-cell>
          <table:table-cell table:style-name="ce2" office:value-type="string" calcext:value-type="string">
            <text:p>3115/2</text:p>
          </table:table-cell>
          <table:table-cell table:style-name="ce2" office:value-type="float" office:value="3115" calcext:value-type="float">
            <text:p>3115</text:p>
          </table:table-cell>
          <table:table-cell table:style-name="ce2" office:value-type="string" calcext:value-type="string">
            <text:p>4130/24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Tran Manh Chie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12" calcext:value-type="float">
            <text:p>912</text:p>
          </table:table-cell>
          <table:table-cell table:style-name="ce5" office:value-type="float" office:value="18.36" calcext:value-type="float">
            <text:p>18,36</text:p>
          </table:table-cell>
          <table:table-cell office:value-type="string" calcext:value-type="string">
            <text:p>neurčitá</text:p>
          </table:table-cell>
          <table:table-cell office:value-type="float" office:value="16744.32" calcext:value-type="float">
            <text:p>16744,3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71" calcext:value-type="float">
            <text:p>371</text:p>
          </table:table-cell>
          <table:table-cell table:style-name="ce5" office:value-type="string" calcext:value-type="string">
            <text:p>Plevenská</text:p>
          </table:table-cell>
          <table:table-cell table:style-name="ce2" office:value-type="string" calcext:value-type="string">
            <text:p>3117/6</text:p>
          </table:table-cell>
          <table:table-cell table:style-name="ce2" office:value-type="float" office:value="3117" calcext:value-type="float">
            <text:p>3117</text:p>
          </table:table-cell>
          <table:table-cell table:style-name="ce2" office:value-type="string" calcext:value-type="string">
            <text:p>4130/20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8.36" calcext:value-type="float">
            <text:p>18,36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72" calcext:value-type="float">
            <text:p>372</text:p>
          </table:table-cell>
          <table:table-cell table:style-name="ce5" office:value-type="string" calcext:value-type="string">
            <text:p>Podnádražní</text:p>
          </table:table-cell>
          <table:table-cell table:style-name="ce2" office:value-type="string" calcext:value-type="string">
            <text:p>367/4</text:p>
          </table:table-cell>
          <table:table-cell table:style-name="ce2" office:value-type="float" office:value="367" calcext:value-type="float">
            <text:p>367</text:p>
          </table:table-cell>
          <table:table-cell table:style-name="ce2" office:value-type="string" calcext:value-type="string">
            <text:p>167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CLO-ZOLL servi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42.18" calcext:value-type="float">
            <text:p>842</text:p>
          </table:table-cell>
          <table:table-cell table:style-name="ce5" office:value-type="float" office:value="58.26" calcext:value-type="float">
            <text:p>58,26</text:p>
          </table:table-cell>
          <table:table-cell office:value-type="string" calcext:value-type="string">
            <text:p>neurčitá</text:p>
          </table:table-cell>
          <table:table-cell office:value-type="float" office:value="49065.4068" calcext:value-type="float">
            <text:p>49065,406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73" calcext:value-type="float">
            <text:p>373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Iva Erbanová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942.57" calcext:value-type="float">
            <text:p>943</text:p>
          </table:table-cell>
          <table:table-cell table:style-name="ce5" office:value-type="float" office:value="164.9" calcext:value-type="float">
            <text:p>164,9</text:p>
          </table:table-cell>
          <table:table-cell office:value-type="string" calcext:value-type="string">
            <text:p>neurčitá</text:p>
          </table:table-cell>
          <table:table-cell office:value-type="float" office:value="155429.793" calcext:value-type="float">
            <text:p>155429,793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74" calcext:value-type="float">
            <text:p>374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Zuzana Jedličková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939.72" calcext:value-type="float">
            <text:p>940</text:p>
          </table:table-cell>
          <table:table-cell table:style-name="ce5" office:value-type="float" office:value="164.9" calcext:value-type="float">
            <text:p>164,9</text:p>
          </table:table-cell>
          <table:table-cell office:value-type="string" calcext:value-type="string">
            <text:p>neurčitá</text:p>
          </table:table-cell>
          <table:table-cell office:value-type="float" office:value="154959.828" calcext:value-type="float">
            <text:p>154959,82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75" calcext:value-type="float">
            <text:p>375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Ruka pro život o.s.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0.43" calcext:value-type="float">
            <text:p>0</text:p>
          </table:table-cell>
          <table:table-cell table:style-name="ce5" office:value-type="float" office:value="275.54" calcext:value-type="float">
            <text:p>275,54</text:p>
          </table:table-cell>
          <table:table-cell office:value-type="string" calcext:value-type="string">
            <text:p>neurčitá</text:p>
          </table:table-cell>
          <table:table-cell office:value-type="float" office:value="118.4822" calcext:value-type="float">
            <text:p>118,482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76" calcext:value-type="float">
            <text:p>376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Královská mateřs. Škola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413.8" calcext:value-type="float">
            <text:p>413,8</text:p>
          </table:table-cell>
          <table:table-cell office:value-type="string" calcext:value-type="string">
            <text:p>neurčitá</text:p>
          </table:table-cell>
          <table:table-cell office:value-type="float" office:value="413800" calcext:value-type="float">
            <text:p>4138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77" calcext:value-type="float">
            <text:p>377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Fccus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1256" calcext:value-type="float">
            <text:p>1 256</text:p>
          </table:table-cell>
          <table:table-cell table:style-name="ce5" office:value-type="float" office:value="277.4" calcext:value-type="float">
            <text:p>277,4</text:p>
          </table:table-cell>
          <table:table-cell office:value-type="string" calcext:value-type="string">
            <text:p>neurčitá</text:p>
          </table:table-cell>
          <table:table-cell office:value-type="float" office:value="348414.4" calcext:value-type="float">
            <text:p>348414,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78" calcext:value-type="float">
            <text:p>378</text:p>
          </table:table-cell>
          <table:table-cell table:style-name="ce5" office:value-type="string" calcext:value-type="string">
            <text:p>Rektorská</text:p>
          </table:table-cell>
          <table:table-cell table:style-name="ce2" office:value-type="string" calcext:value-type="string">
            <text:p>580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string" calcext:value-type="string">
            <text:p>906/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Svaz důchodců Č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31.78" calcext:value-type="float">
            <text:p>31,78</text:p>
          </table:table-cell>
          <table:table-cell office:value-type="string" calcext:value-type="string">
            <text:p>neurčitá</text:p>
          </table:table-cell>
          <table:table-cell office:value-type="float" office:value="15890" calcext:value-type="float">
            <text:p>1589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79" calcext:value-type="float">
            <text:p>379</text:p>
          </table:table-cell>
          <table:table-cell table:style-name="ce5" office:value-type="string" calcext:value-type="string">
            <text:p>Rektorská</text:p>
          </table:table-cell>
          <table:table-cell table:style-name="ce2" office:value-type="string" calcext:value-type="string">
            <text:p>580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string" calcext:value-type="string">
            <text:p>906/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Vodafone ČR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26620" calcext:value-type="float">
            <text:p>26 620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neurčitá</text:p>
          </table:table-cell>
          <table:table-cell office:value-type="float" office:value="133100" calcext:value-type="float">
            <text:p>1331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80" calcext:value-type="float">
            <text:p>380</text:p>
          </table:table-cell>
          <table:table-cell table:style-name="ce5" office:value-type="string" calcext:value-type="string">
            <text:p>Smikova</text:p>
          </table:table-cell>
          <table:table-cell table:style-name="ce2" office:value-type="string" calcext:value-type="string">
            <text:p>831/12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string" calcext:value-type="string">
            <text:p>221/16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ČR a.s.</text:p>
          </table:table-cell>
          <table:table-cell table:style-name="ce2" office:value-type="string" calcext:value-type="string">
            <text:p>skříň v chodbě domu</text:p>
          </table:table-cell>
          <table:table-cell office:value-type="float" office:value="9776.8" calcext:value-type="float">
            <text:p>9 777</text:p>
          </table:table-cell>
          <table:table-cell table:style-name="ce5" office:value-type="float" office:value="0.25" calcext:value-type="float">
            <text:p>0,25</text:p>
          </table:table-cell>
          <table:table-cell office:value-type="string" calcext:value-type="string">
            <text:p>neurčitá</text:p>
          </table:table-cell>
          <table:table-cell office:value-type="float" office:value="2444.2" calcext:value-type="float">
            <text:p>2444,2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81" calcext:value-type="float">
            <text:p>381</text:p>
          </table:table-cell>
          <table:table-cell table:style-name="ce5" office:value-type="string" calcext:value-type="string">
            <text:p>Střížkovská</text:p>
          </table:table-cell>
          <table:table-cell table:style-name="ce2" office:value-type="string" calcext:value-type="string">
            <text:p>434/31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9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Střížkov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16" calcext:value-type="float">
            <text:p>816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neurčitá</text:p>
          </table:table-cell>
          <table:table-cell office:value-type="float" office:value="5712" calcext:value-type="float">
            <text:p>571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82" calcext:value-type="float">
            <text:p>382</text:p>
          </table:table-cell>
          <table:table-cell table:style-name="ce5" office:value-type="string" calcext:value-type="string">
            <text:p>Střížkovská</text:p>
          </table:table-cell>
          <table:table-cell table:style-name="ce2" office:value-type="string" calcext:value-type="string">
            <text:p>434/31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9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Střížkov</text:p>
          </table:table-cell>
          <table:table-cell table:style-name="ce5" office:value-type="string" calcext:value-type="string">
            <text:p>Jiří Doležal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1478.61" calcext:value-type="float">
            <text:p>1 479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neurčitá</text:p>
          </table:table-cell>
          <table:table-cell office:value-type="float" office:value="14786.1" calcext:value-type="float">
            <text:p>14786,1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83" calcext:value-type="float">
            <text:p>383</text:p>
          </table:table-cell>
          <table:table-cell table:style-name="ce5" office:value-type="string" calcext:value-type="string">
            <text:p>Střížkovská</text:p>
          </table:table-cell>
          <table:table-cell table:style-name="ce2" office:value-type="string" calcext:value-type="string">
            <text:p>434/31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9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Střížk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84" calcext:value-type="float">
            <text:p>384</text:p>
          </table:table-cell>
          <table:table-cell table:style-name="ce5" office:value-type="string" calcext:value-type="string">
            <text:p>Šedova</text:p>
          </table:table-cell>
          <table:table-cell table:style-name="ce2" office:value-type="string" calcext:value-type="string">
            <text:p>655/6</text:p>
          </table:table-cell>
          <table:table-cell table:style-name="ce2" office:value-type="float" office:value="655" calcext:value-type="float">
            <text:p>655</text:p>
          </table:table-cell>
          <table:table-cell table:style-name="ce2" office:value-type="string" calcext:value-type="string">
            <text:p>221/9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3.1" calcext:value-type="float">
            <text:p>13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85" calcext:value-type="float">
            <text:p>385</text:p>
          </table:table-cell>
          <table:table-cell table:style-name="ce5" office:value-type="string" calcext:value-type="string">
            <text:p>V Remízku</text:p>
          </table:table-cell>
          <table:table-cell table:style-name="ce2" office:value-type="string" calcext:value-type="string">
            <text:p>1030/19</text:p>
          </table:table-cell>
          <table:table-cell table:style-name="ce2" office:value-type="float" office:value="1030" calcext:value-type="float">
            <text:p>1030</text:p>
          </table:table-cell>
          <table:table-cell table:style-name="ce2" office:value-type="string" calcext:value-type="string">
            <text:p>1798/158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unmay Trade s.r.o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04.56" calcext:value-type="float">
            <text:p>204,56</text:p>
          </table:table-cell>
          <table:table-cell office:value-type="string" calcext:value-type="string">
            <text:p>neurčitá</text:p>
          </table:table-cell>
          <table:table-cell office:value-type="float" office:value="163648" calcext:value-type="float">
            <text:p>16364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86" calcext:value-type="float">
            <text:p>386</text:p>
          </table:table-cell>
          <table:table-cell table:style-name="ce5" office:value-type="string" calcext:value-type="string">
            <text:p>V Remízku</text:p>
          </table:table-cell>
          <table:table-cell table:style-name="ce2" office:value-type="string" calcext:value-type="string">
            <text:p>1031/17</text:p>
          </table:table-cell>
          <table:table-cell table:style-name="ce2" office:value-type="float" office:value="1031" calcext:value-type="float">
            <text:p>1031</text:p>
          </table:table-cell>
          <table:table-cell table:style-name="ce2" office:value-type="string" calcext:value-type="string">
            <text:p>1798/16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13.44" calcext:value-type="float">
            <text:p>213,4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87" calcext:value-type="float">
            <text:p>387</text:p>
          </table:table-cell>
          <table:table-cell table:style-name="ce5" office:value-type="string" calcext:value-type="string">
            <text:p>V Remízku</text:p>
          </table:table-cell>
          <table:table-cell table:style-name="ce2" office:value-type="string" calcext:value-type="string">
            <text:p>982/28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string" calcext:value-type="string">
            <text:p>1798/7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Petr Ziká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156.52" calcext:value-type="float">
            <text:p>156,52</text:p>
          </table:table-cell>
          <table:table-cell office:value-type="string" calcext:value-type="string">
            <text:p>neurčitá</text:p>
          </table:table-cell>
          <table:table-cell office:value-type="float" office:value="140868" calcext:value-type="float">
            <text:p>14086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88" calcext:value-type="float">
            <text:p>388</text:p>
          </table:table-cell>
          <table:table-cell table:style-name="ce5" office:value-type="string" calcext:value-type="string">
            <text:p>V Remízku</text:p>
          </table:table-cell>
          <table:table-cell table:style-name="ce2" office:value-type="string" calcext:value-type="string">
            <text:p>983/26</text:p>
          </table:table-cell>
          <table:table-cell table:style-name="ce2" office:value-type="float" office:value="983" calcext:value-type="float">
            <text:p>983</text:p>
          </table:table-cell>
          <table:table-cell table:style-name="ce2" office:value-type="string" calcext:value-type="string">
            <text:p>1798/4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Elektroservis B MIK</text:p>
          </table:table-cell>
          <table:table-cell table:style-name="ce2" office:value-type="string" calcext:value-type="string">
            <text:p>opravna</text:p>
          </table:table-cell>
          <table:table-cell office:value-type="float" office:value="1048.53" calcext:value-type="float">
            <text:p>1 049</text:p>
          </table:table-cell>
          <table:table-cell table:style-name="ce5" office:value-type="float" office:value="74.13" calcext:value-type="float">
            <text:p>74,13</text:p>
          </table:table-cell>
          <table:table-cell office:value-type="string" calcext:value-type="string">
            <text:p>neurčitá</text:p>
          </table:table-cell>
          <table:table-cell office:value-type="float" office:value="77727.5289" calcext:value-type="float">
            <text:p>77727,5289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89" calcext:value-type="float">
            <text:p>389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1030/15</text:p>
          </table:table-cell>
          <table:table-cell table:style-name="ce2" office:value-type="float" office:value="1030" calcext:value-type="float">
            <text:p>1030</text:p>
          </table:table-cell>
          <table:table-cell table:style-name="ce2" office:value-type="string" calcext:value-type="string">
            <text:p>221/5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8" calcext:value-type="float">
            <text:p>2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90" calcext:value-type="float">
            <text:p>390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1031/13</text:p>
          </table:table-cell>
          <table:table-cell table:style-name="ce2" office:value-type="float" office:value="1031" calcext:value-type="float">
            <text:p>1031</text:p>
          </table:table-cell>
          <table:table-cell table:style-name="ce2" office:value-type="string" calcext:value-type="string">
            <text:p>221/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družení MTV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66.45" calcext:value-type="float">
            <text:p>1 466</text:p>
          </table:table-cell>
          <table:table-cell table:style-name="ce5" office:value-type="float" office:value="25" calcext:value-type="float">
            <text:p>25</text:p>
          </table:table-cell>
          <table:table-cell office:value-type="string" calcext:value-type="string">
            <text:p>neurčitá</text:p>
          </table:table-cell>
          <table:table-cell office:value-type="float" office:value="36661.25" calcext:value-type="float">
            <text:p>36661,2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91" calcext:value-type="float">
            <text:p>391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1032/11</text:p>
          </table:table-cell>
          <table:table-cell table:style-name="ce2" office:value-type="float" office:value="1032" calcext:value-type="float">
            <text:p>1032</text:p>
          </table:table-cell>
          <table:table-cell table:style-name="ce2" office:value-type="string" calcext:value-type="string">
            <text:p>221/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ČR a.s</text:p>
          </table:table-cell>
          <table:table-cell table:style-name="ce2" office:value-type="string" calcext:value-type="string">
            <text:p>skříň v chodbě domu</text:p>
          </table:table-cell>
          <table:table-cell office:value-type="float" office:value="9825.2" calcext:value-type="float">
            <text:p>9 825</text:p>
          </table:table-cell>
          <table:table-cell table:style-name="ce5" office:value-type="float" office:value="0.5" calcext:value-type="float">
            <text:p>0,5</text:p>
          </table:table-cell>
          <table:table-cell office:value-type="string" calcext:value-type="string">
            <text:p>neurčitá</text:p>
          </table:table-cell>
          <table:table-cell office:value-type="float" office:value="4912.6" calcext:value-type="float">
            <text:p>4912,6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92" calcext:value-type="float">
            <text:p>392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1035/5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221/5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Hien Pham V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700" calcext:value-type="float">
            <text:p>1 700</text:p>
          </table:table-cell>
          <table:table-cell table:style-name="ce5" office:value-type="float" office:value="18.13" calcext:value-type="float">
            <text:p>18,13</text:p>
          </table:table-cell>
          <table:table-cell office:value-type="string" calcext:value-type="string">
            <text:p>neurčitá</text:p>
          </table:table-cell>
          <table:table-cell office:value-type="float" office:value="30821" calcext:value-type="float">
            <text:p>30821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93" calcext:value-type="float">
            <text:p>393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820/30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string" calcext:value-type="string">
            <text:p>221/2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arbora Vaničk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320" calcext:value-type="float">
            <text:p>1 320</text:p>
          </table:table-cell>
          <table:table-cell table:style-name="ce5" office:value-type="float" office:value="24.2" calcext:value-type="float">
            <text:p>24,2</text:p>
          </table:table-cell>
          <table:table-cell office:value-type="string" calcext:value-type="string">
            <text:p>neurčitá</text:p>
          </table:table-cell>
          <table:table-cell office:value-type="float" office:value="31944" calcext:value-type="float">
            <text:p>3194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94" calcext:value-type="float">
            <text:p>394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819/28</text:p>
          </table:table-cell>
          <table:table-cell table:style-name="ce2" office:value-type="float" office:value="819" calcext:value-type="float">
            <text:p>819</text:p>
          </table:table-cell>
          <table:table-cell table:style-name="ce2" office:value-type="string" calcext:value-type="string">
            <text:p>221/2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ENTRA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65.3" calcext:value-type="float">
            <text:p>465</text:p>
          </table:table-cell>
          <table:table-cell table:style-name="ce5" office:value-type="float" office:value="21.1" calcext:value-type="float">
            <text:p>21,1</text:p>
          </table:table-cell>
          <table:table-cell office:value-type="string" calcext:value-type="string">
            <text:p>neurčitá</text:p>
          </table:table-cell>
          <table:table-cell office:value-type="float" office:value="9817.83" calcext:value-type="float">
            <text:p>9817,83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95" calcext:value-type="float">
            <text:p>395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819/28</text:p>
          </table:table-cell>
          <table:table-cell table:style-name="ce2" office:value-type="float" office:value="819" calcext:value-type="float">
            <text:p>819</text:p>
          </table:table-cell>
          <table:table-cell table:style-name="ce2" office:value-type="string" calcext:value-type="string">
            <text:p>221/2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bility Czech s.r.o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24.22" calcext:value-type="float">
            <text:p>24,22</text:p>
          </table:table-cell>
          <table:table-cell office:value-type="string" calcext:value-type="string">
            <text:p>neurčitá</text:p>
          </table:table-cell>
          <table:table-cell office:value-type="float" office:value="19744.144" calcext:value-type="float">
            <text:p>19744,14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96" calcext:value-type="float">
            <text:p>396</text:p>
          </table:table-cell>
          <table:table-cell table:style-name="ce5" office:value-type="string" calcext:value-type="string">
            <text:p>Vlčkova</text:p>
          </table:table-cell>
          <table:table-cell table:style-name="ce2" office:value-type="string" calcext:value-type="string">
            <text:p>1068/3</text:p>
          </table:table-cell>
          <table:table-cell table:style-name="ce2" office:value-type="float" office:value="1068" calcext:value-type="float">
            <text:p>1068</text:p>
          </table:table-cell>
          <table:table-cell table:style-name="ce2" office:value-type="string" calcext:value-type="string">
            <text:p>1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ndrea Lhotákov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50" calcext:value-type="float">
            <text:p>550</text:p>
          </table:table-cell>
          <table:table-cell table:style-name="ce5" office:value-type="float" office:value="67.65" calcext:value-type="float">
            <text:p>67,65</text:p>
          </table:table-cell>
          <table:table-cell office:value-type="string" calcext:value-type="string">
            <text:p>neurčitá</text:p>
          </table:table-cell>
          <table:table-cell office:value-type="float" office:value="37207.5" calcext:value-type="float">
            <text:p>37207,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97" calcext:value-type="float">
            <text:p>397</text:p>
          </table:table-cell>
          <table:table-cell table:style-name="ce5" office:value-type="string" calcext:value-type="string">
            <text:p>Vlčkova</text:p>
          </table:table-cell>
          <table:table-cell table:style-name="ce2" office:value-type="string" calcext:value-type="string">
            <text:p>1068/3</text:p>
          </table:table-cell>
          <table:table-cell table:style-name="ce2" office:value-type="float" office:value="1068" calcext:value-type="float">
            <text:p>1068</text:p>
          </table:table-cell>
          <table:table-cell table:style-name="ce2" office:value-type="string" calcext:value-type="string">
            <text:p>1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3.3" calcext:value-type="float">
            <text:p>13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98" calcext:value-type="float">
            <text:p>398</text:p>
          </table:table-cell>
          <table:table-cell table:style-name="ce5" office:value-type="string" calcext:value-type="string">
            <text:p>Vlčkova</text:p>
          </table:table-cell>
          <table:table-cell table:style-name="ce2" office:value-type="string" calcext:value-type="string">
            <text:p>1069/1</text:p>
          </table:table-cell>
          <table:table-cell table:style-name="ce2" office:value-type="float" office:value="1069" calcext:value-type="float">
            <text:p>1069</text:p>
          </table:table-cell>
          <table:table-cell table:style-name="ce2" office:value-type="string" calcext:value-type="string">
            <text:p>10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roslav Cádr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902.44" calcext:value-type="float">
            <text:p>902</text:p>
          </table:table-cell>
          <table:table-cell table:style-name="ce5" office:value-type="float" office:value="12.84" calcext:value-type="float">
            <text:p>12,84</text:p>
          </table:table-cell>
          <table:table-cell office:value-type="string" calcext:value-type="string">
            <text:p>neurčitá</text:p>
          </table:table-cell>
          <table:table-cell office:value-type="float" office:value="11587.3296" calcext:value-type="float">
            <text:p>11587,329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99" calcext:value-type="float">
            <text:p>399</text:p>
          </table:table-cell>
          <table:table-cell table:style-name="ce5" office:value-type="string" calcext:value-type="string">
            <text:p>Vocelova</text:p>
          </table:table-cell>
          <table:table-cell table:style-name="ce2" office:value-type="string" calcext:value-type="string">
            <text:p>602/3</text:p>
          </table:table-cell>
          <table:table-cell table:style-name="ce2" office:value-type="float" office:value="602" calcext:value-type="float">
            <text:p>602</text:p>
          </table:table-cell>
          <table:table-cell table:style-name="ce2" office:value-type="string" calcext:value-type="string">
            <text:p>403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ům nár menšin o.p.s</text:p>
          </table:table-cell>
          <table:table-cell table:style-name="ce2" office:value-type="string" calcext:value-type="string">
            <text:p>kanceláře</text:p>
          </table:table-cell>
          <table:table-cell/>
          <table:table-cell table:style-name="ce5" office:value-type="float" office:value="985.45" calcext:value-type="float">
            <text:p>985,45</text:p>
          </table:table-cell>
          <table:table-cell office:value-type="string" calcext:value-type="string">
            <text:p>neurčitá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00" calcext:value-type="float">
            <text:p>400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2/16</text:p>
          </table:table-cell>
          <table:table-cell table:style-name="ce2" office:value-type="float" office:value="1032" calcext:value-type="float">
            <text:p>1032</text:p>
          </table:table-cell>
          <table:table-cell table:style-name="ce2" office:value-type="string" calcext:value-type="string">
            <text:p>1798/16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Marcela Moudfich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226" calcext:value-type="float">
            <text:p>226</text:p>
          </table:table-cell>
          <table:table-cell office:value-type="string" calcext:value-type="string">
            <text:p>neurčitá</text:p>
          </table:table-cell>
          <table:table-cell office:value-type="float" office:value="203400" calcext:value-type="float">
            <text:p>2034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01" calcext:value-type="float">
            <text:p>401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984/8</text:p>
          </table:table-cell>
          <table:table-cell table:style-name="ce2" office:value-type="float" office:value="984" calcext:value-type="float">
            <text:p>984</text:p>
          </table:table-cell>
          <table:table-cell table:style-name="ce2" office:value-type="string" calcext:value-type="string">
            <text:p>1798/7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áclav Hrušk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468" calcext:value-type="float">
            <text:p>468</text:p>
          </table:table-cell>
          <table:table-cell office:value-type="string" calcext:value-type="string">
            <text:p>neurčitá</text:p>
          </table:table-cell>
          <table:table-cell office:value-type="float" office:value="280800" calcext:value-type="float">
            <text:p>2808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02" calcext:value-type="float">
            <text:p>402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984/8</text:p>
          </table:table-cell>
          <table:table-cell table:style-name="ce2" office:value-type="float" office:value="984" calcext:value-type="float">
            <text:p>984</text:p>
          </table:table-cell>
          <table:table-cell table:style-name="ce2" office:value-type="string" calcext:value-type="string">
            <text:p>1798/7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tárková Jana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neurčitá</text:p>
          </table:table-cell>
          <table:table-cell office:value-type="float" office:value="7600" calcext:value-type="float">
            <text:p>76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03" calcext:value-type="float">
            <text:p>403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3/18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1798/16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ran Quang Hung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650" calcext:value-type="float">
            <text:p>1 650</text:p>
          </table:table-cell>
          <table:table-cell table:style-name="ce5" office:value-type="float" office:value="78.5" calcext:value-type="float">
            <text:p>78,5</text:p>
          </table:table-cell>
          <table:table-cell office:value-type="string" calcext:value-type="string">
            <text:p>neurčitá</text:p>
          </table:table-cell>
          <table:table-cell office:value-type="float" office:value="129525" calcext:value-type="float">
            <text:p>12952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04" calcext:value-type="float">
            <text:p>404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3/18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1798/16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Dana Ešner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49.4" calcext:value-type="float">
            <text:p>49,4</text:p>
          </table:table-cell>
          <table:table-cell office:value-type="string" calcext:value-type="string">
            <text:p>neurčitá</text:p>
          </table:table-cell>
          <table:table-cell office:value-type="float" office:value="54340" calcext:value-type="float">
            <text:p>5434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05" calcext:value-type="float">
            <text:p>405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3/18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1798/16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Jiři Koírč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31.09" calcext:value-type="float">
            <text:p>831</text:p>
          </table:table-cell>
          <table:table-cell table:style-name="ce5" office:value-type="float" office:value="180" calcext:value-type="float">
            <text:p>180</text:p>
          </table:table-cell>
          <table:table-cell office:value-type="string" calcext:value-type="string">
            <text:p>neurčitá</text:p>
          </table:table-cell>
          <table:table-cell office:value-type="float" office:value="149596.2" calcext:value-type="float">
            <text:p>149596,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06" calcext:value-type="float">
            <text:p>406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3/18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1798/16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Dana Ešner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39" calcext:value-type="float">
            <text:p>39</text:p>
          </table:table-cell>
          <table:table-cell office:value-type="string" calcext:value-type="string">
            <text:p>neurčitá</text:p>
          </table:table-cell>
          <table:table-cell office:value-type="float" office:value="18330" calcext:value-type="float">
            <text:p>1833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07" calcext:value-type="float">
            <text:p>407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4/20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string" calcext:value-type="string">
            <text:p>1798/1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ěra Pospíšil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480" calcext:value-type="float">
            <text:p>480</text:p>
          </table:table-cell>
          <table:table-cell table:style-name="ce5" office:value-type="float" office:value="280" calcext:value-type="float">
            <text:p>280</text:p>
          </table:table-cell>
          <table:table-cell office:value-type="string" calcext:value-type="string">
            <text:p>neurčitá</text:p>
          </table:table-cell>
          <table:table-cell office:value-type="float" office:value="134400" calcext:value-type="float">
            <text:p>1344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08" calcext:value-type="float">
            <text:p>408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4/20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string" calcext:value-type="string">
            <text:p>1798/1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ladimír Kubi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23.71" calcext:value-type="float">
            <text:p>1 424</text:p>
          </table:table-cell>
          <table:table-cell table:style-name="ce5" office:value-type="float" office:value="39.4" calcext:value-type="float">
            <text:p>39,4</text:p>
          </table:table-cell>
          <table:table-cell office:value-type="string" calcext:value-type="string">
            <text:p>neurčitá</text:p>
          </table:table-cell>
          <table:table-cell office:value-type="float" office:value="56094.174" calcext:value-type="float">
            <text:p>56094,17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09" calcext:value-type="float">
            <text:p>409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4/20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string" calcext:value-type="string">
            <text:p>1798/1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ladimír Kubi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69" calcext:value-type="float">
            <text:p>69</text:p>
          </table:table-cell>
          <table:table-cell office:value-type="string" calcext:value-type="string">
            <text:p>neurčitá</text:p>
          </table:table-cell>
          <table:table-cell office:value-type="float" office:value="58650" calcext:value-type="float">
            <text:p>5865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10" calcext:value-type="float">
            <text:p>410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5/22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1798/1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Mediciman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410" calcext:value-type="float">
            <text:p>1 410</text:p>
          </table:table-cell>
          <table:table-cell table:style-name="ce5" office:value-type="float" office:value="88.5" calcext:value-type="float">
            <text:p>88,5</text:p>
          </table:table-cell>
          <table:table-cell office:value-type="string" calcext:value-type="string">
            <text:p>1.2.2022</text:p>
          </table:table-cell>
          <table:table-cell office:value-type="float" office:value="124785" calcext:value-type="float">
            <text:p>12478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11" calcext:value-type="float">
            <text:p>411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5/22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1798/1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0" calcext:value-type="float">
            <text:p>140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12" calcext:value-type="float">
            <text:p>412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5/22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1798/1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Kristián Koubek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8.5" calcext:value-type="float">
            <text:p>18,5</text:p>
          </table:table-cell>
          <table:table-cell office:value-type="string" calcext:value-type="string">
            <text:p>neurčitá</text:p>
          </table:table-cell>
          <table:table-cell office:value-type="float" office:value="9250" calcext:value-type="float">
            <text:p>925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13" calcext:value-type="float">
            <text:p>413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5/22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1798/1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Libor Mare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139" calcext:value-type="float">
            <text:p>139</text:p>
          </table:table-cell>
          <table:table-cell office:value-type="string" calcext:value-type="string">
            <text:p>neurčitá</text:p>
          </table:table-cell>
          <table:table-cell office:value-type="float" office:value="145950" calcext:value-type="float">
            <text:p>14595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14" calcext:value-type="float">
            <text:p>414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6/24</text:p>
          </table:table-cell>
          <table:table-cell table:style-name="ce2" office:value-type="float" office:value="1036" calcext:value-type="float">
            <text:p>1036</text:p>
          </table:table-cell>
          <table:table-cell table:style-name="ce2" office:value-type="string" calcext:value-type="string">
            <text:p>1798/16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Milmen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73.8" calcext:value-type="float">
            <text:p>73,8</text:p>
          </table:table-cell>
          <table:table-cell office:value-type="string" calcext:value-type="string">
            <text:p>neurčitá</text:p>
          </table:table-cell>
          <table:table-cell office:value-type="float" office:value="66420" calcext:value-type="float">
            <text:p>664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15" calcext:value-type="float">
            <text:p>415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6/24</text:p>
          </table:table-cell>
          <table:table-cell table:style-name="ce2" office:value-type="float" office:value="1036" calcext:value-type="float">
            <text:p>1036</text:p>
          </table:table-cell>
          <table:table-cell table:style-name="ce2" office:value-type="string" calcext:value-type="string">
            <text:p>1798/16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ina-lnter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189" calcext:value-type="float">
            <text:p>1 189</text:p>
          </table:table-cell>
          <table:table-cell table:style-name="ce5" office:value-type="float" office:value="555.5" calcext:value-type="float">
            <text:p>555,5</text:p>
          </table:table-cell>
          <table:table-cell office:value-type="string" calcext:value-type="string">
            <text:p>4.10.2017</text:p>
          </table:table-cell>
          <table:table-cell office:value-type="float" office:value="660489.5" calcext:value-type="float">
            <text:p>660489,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16" calcext:value-type="float">
            <text:p>416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2/9</text:p>
          </table:table-cell>
          <table:table-cell table:style-name="ce2" office:value-type="float" office:value="1042" calcext:value-type="float">
            <text:p>1042</text:p>
          </table:table-cell>
          <table:table-cell table:style-name="ce2" office:value-type="string" calcext:value-type="string">
            <text:p>1798/15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CENTRA a 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20.98" calcext:value-type="float">
            <text:p>321</text:p>
          </table:table-cell>
          <table:table-cell table:style-name="ce5" office:value-type="float" office:value="82.3" calcext:value-type="float">
            <text:p>82,3</text:p>
          </table:table-cell>
          <table:table-cell office:value-type="string" calcext:value-type="string">
            <text:p>neurčitá</text:p>
          </table:table-cell>
          <table:table-cell office:value-type="float" office:value="26416.654" calcext:value-type="float">
            <text:p>26416,65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17" calcext:value-type="float">
            <text:p>417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2/9</text:p>
          </table:table-cell>
          <table:table-cell table:style-name="ce2" office:value-type="float" office:value="1042" calcext:value-type="float">
            <text:p>1042</text:p>
          </table:table-cell>
          <table:table-cell table:style-name="ce2" office:value-type="string" calcext:value-type="string">
            <text:p>1798/15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Knet int s.r o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2178" calcext:value-type="float">
            <text:p>2 178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neurčitá</text:p>
          </table:table-cell>
          <table:table-cell office:value-type="float" office:value="21780" calcext:value-type="float">
            <text:p>2178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18" calcext:value-type="float">
            <text:p>418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2/9</text:p>
          </table:table-cell>
          <table:table-cell table:style-name="ce2" office:value-type="float" office:value="1042" calcext:value-type="float">
            <text:p>1042</text:p>
          </table:table-cell>
          <table:table-cell table:style-name="ce2" office:value-type="string" calcext:value-type="string">
            <text:p>1788/15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dafone CR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7252.57" calcext:value-type="float">
            <text:p>7 253</text:p>
          </table:table-cell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neurčitá</text:p>
          </table:table-cell>
          <table:table-cell office:value-type="float" office:value="123293.69" calcext:value-type="float">
            <text:p>123293,69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19" calcext:value-type="float">
            <text:p>419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39/32</text:p>
          </table:table-cell>
          <table:table-cell table:style-name="ce2" office:value-type="float" office:value="1039" calcext:value-type="float">
            <text:p>1039</text:p>
          </table:table-cell>
          <table:table-cell table:style-name="ce2" office:value-type="string" calcext:value-type="string">
            <text:p>1798/17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reshold Training ASS.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722.58" calcext:value-type="float">
            <text:p>723</text:p>
          </table:table-cell>
          <table:table-cell table:style-name="ce5" office:value-type="float" office:value="248" calcext:value-type="float">
            <text:p>248</text:p>
          </table:table-cell>
          <table:table-cell office:value-type="string" calcext:value-type="string">
            <text:p>neurčitá</text:p>
          </table:table-cell>
          <table:table-cell office:value-type="float" office:value="179199.84" calcext:value-type="float">
            <text:p>179199,8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20" calcext:value-type="float">
            <text:p>420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39/32</text:p>
          </table:table-cell>
          <table:table-cell table:style-name="ce2" office:value-type="float" office:value="1039" calcext:value-type="float">
            <text:p>1039</text:p>
          </table:table-cell>
          <table:table-cell table:style-name="ce2" office:value-type="string" calcext:value-type="string">
            <text:p>1798/17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reshotd Training ASS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60" calcext:value-type="float">
            <text:p>160</text:p>
          </table:table-cell>
          <table:table-cell office:value-type="string" calcext:value-type="string">
            <text:p>neurčitá</text:p>
          </table:table-cell>
          <table:table-cell office:value-type="float" office:value="96000" calcext:value-type="float">
            <text:p>960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21" calcext:value-type="float">
            <text:p>421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39/32</text:p>
          </table:table-cell>
          <table:table-cell table:style-name="ce2" office:value-type="float" office:value="1039" calcext:value-type="float">
            <text:p>1039</text:p>
          </table:table-cell>
          <table:table-cell table:style-name="ce2" office:value-type="string" calcext:value-type="string">
            <text:p>1798/17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Buk cs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00" calcext:value-type="float">
            <text:p>100</text:p>
          </table:table-cell>
          <table:table-cell office:value-type="string" calcext:value-type="string">
            <text:p>neurčití</text:p>
          </table:table-cell>
          <table:table-cell office:value-type="float" office:value="40000" calcext:value-type="float">
            <text:p>400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22" calcext:value-type="float">
            <text:p>422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3/7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1798/4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82.66" calcext:value-type="float">
            <text:p>82,66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23" calcext:value-type="float">
            <text:p>423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3/7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1798/4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Ivana Danielov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16.5" calcext:value-type="float">
            <text:p>16,5</text:p>
          </table:table-cell>
          <table:table-cell office:value-type="string" calcext:value-type="string">
            <text:p>neurčitá</text:p>
          </table:table-cell>
          <table:table-cell office:value-type="float" office:value="14850" calcext:value-type="float">
            <text:p>1485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24" calcext:value-type="float">
            <text:p>424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3/7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1798/4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-Mobile CR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4148.56" calcext:value-type="float">
            <text:p>4 149</text:p>
          </table:table-cell>
          <table:table-cell table:style-name="ce5" office:value-type="float" office:value="35" calcext:value-type="float">
            <text:p>35</text:p>
          </table:table-cell>
          <table:table-cell office:value-type="string" calcext:value-type="string">
            <text:p>neurčitá</text:p>
          </table:table-cell>
          <table:table-cell office:value-type="float" office:value="145199.6" calcext:value-type="float">
            <text:p>145199,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25" calcext:value-type="float">
            <text:p>425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3/7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1798/4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elefónica 02 Czech a.s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3512.75" calcext:value-type="float">
            <text:p>3 513</text:p>
          </table:table-cell>
          <table:table-cell table:style-name="ce5" office:value-type="float" office:value="31" calcext:value-type="float">
            <text:p>31</text:p>
          </table:table-cell>
          <table:table-cell office:value-type="string" calcext:value-type="string">
            <text:p>neurčitá</text:p>
          </table:table-cell>
          <table:table-cell office:value-type="float" office:value="108895.25" calcext:value-type="float">
            <text:p>108895,2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26" calcext:value-type="float">
            <text:p>426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AMKA trading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00" calcext:value-type="float">
            <text:p>300</text:p>
          </table:table-cell>
          <table:table-cell office:value-type="string" calcext:value-type="string">
            <text:p>neurčitá</text:p>
          </table:table-cell>
          <table:table-cell office:value-type="float" office:value="240000" calcext:value-type="float">
            <text:p>2400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27" calcext:value-type="float">
            <text:p>427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Policie Č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51.04" calcext:value-type="float">
            <text:p>451</text:p>
          </table:table-cell>
          <table:table-cell table:style-name="ce5" office:value-type="float" office:value="874.06" calcext:value-type="float">
            <text:p>874,06</text:p>
          </table:table-cell>
          <table:table-cell office:value-type="string" calcext:value-type="string">
            <text:p>neurčitá</text:p>
          </table:table-cell>
          <table:table-cell office:value-type="float" office:value="394236.0224" calcext:value-type="float">
            <text:p>394236,022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28" calcext:value-type="float">
            <text:p>428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áclav Hrušk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50.57" calcext:value-type="float">
            <text:p>651</text:p>
          </table:table-cell>
          <table:table-cell table:style-name="ce5" office:value-type="float" office:value="361.47" calcext:value-type="float">
            <text:p>361,47</text:p>
          </table:table-cell>
          <table:table-cell office:value-type="string" calcext:value-type="string">
            <text:p>neurčitá</text:p>
          </table:table-cell>
          <table:table-cell office:value-type="float" office:value="235161.5379" calcext:value-type="float">
            <text:p>235161,5379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29" calcext:value-type="float">
            <text:p>429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Mateřské centrum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407.6" calcext:value-type="float">
            <text:p>408</text:p>
          </table:table-cell>
          <table:table-cell table:style-name="ce5" office:value-type="float" office:value="335.8" calcext:value-type="float">
            <text:p>335,8</text:p>
          </table:table-cell>
          <table:table-cell office:value-type="string" calcext:value-type="string">
            <text:p>neurčitá</text:p>
          </table:table-cell>
          <table:table-cell office:value-type="float" office:value="136872.08" calcext:value-type="float">
            <text:p>136872,0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30" calcext:value-type="float">
            <text:p>430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Alena Peníšková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462.59" calcext:value-type="float">
            <text:p>463</text:p>
          </table:table-cell>
          <table:table-cell table:style-name="ce5" office:value-type="float" office:value="80.02" calcext:value-type="float">
            <text:p>80,02</text:p>
          </table:table-cell>
          <table:table-cell office:value-type="string" calcext:value-type="string">
            <text:p>neurčitá</text:p>
          </table:table-cell>
          <table:table-cell office:value-type="float" office:value="37016.4518" calcext:value-type="float">
            <text:p>37016,451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31" calcext:value-type="float">
            <text:p>431</text:p>
          </table:table-cell>
          <table:table-cell table:style-name="ce5" office:value-type="string" calcext:value-type="string">
            <text:p>Zbuzkova</text:p>
          </table:table-cell>
          <table:table-cell table:style-name="ce2" office:value-type="string" calcext:value-type="string">
            <text:p>285/34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286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iří Herrman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150" calcext:value-type="float">
            <text:p>1 150</text:p>
          </table:table-cell>
          <table:table-cell table:style-name="ce5" office:value-type="float" office:value="46.6" calcext:value-type="float">
            <text:p>46,6</text:p>
          </table:table-cell>
          <table:table-cell office:value-type="string" calcext:value-type="string">
            <text:p>neurčitá</text:p>
          </table:table-cell>
          <table:table-cell office:value-type="float" office:value="53590" calcext:value-type="float">
            <text:p>5359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32" calcext:value-type="float">
            <text:p>432</text:p>
          </table:table-cell>
          <table:table-cell table:style-name="ce5" office:value-type="string" calcext:value-type="string">
            <text:p>Zbuzkova</text:p>
          </table:table-cell>
          <table:table-cell table:style-name="ce2" office:value-type="string" calcext:value-type="string">
            <text:p>285/34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286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Městská knihovna</text:p>
          </table:table-cell>
          <table:table-cell table:style-name="ce2" office:value-type="string" calcext:value-type="string">
            <text:p>knihovna</text:p>
          </table:table-cell>
          <table:table-cell office:value-type="float" office:value="441.33" calcext:value-type="float">
            <text:p>441</text:p>
          </table:table-cell>
          <table:table-cell table:style-name="ce5" office:value-type="float" office:value="216.61" calcext:value-type="float">
            <text:p>216,61</text:p>
          </table:table-cell>
          <table:table-cell office:value-type="string" calcext:value-type="string">
            <text:p>neurčitá</text:p>
          </table:table-cell>
          <table:table-cell office:value-type="float" office:value="95596.4913" calcext:value-type="float">
            <text:p>95596,4913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č.p. 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ÉMECKA OBCH AKAD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331" calcext:value-type="float">
            <text:p>331</text:p>
          </table:table-cell>
          <table:table-cell table:style-name="ce5" office:value-type="float" office:value="121.58" calcext:value-type="float">
            <text:p>121,58</text:p>
          </table:table-cell>
          <table:table-cell office:value-type="string" calcext:value-type="string">
            <text:p>1.9.2022</text:p>
          </table:table-cell>
          <table:table-cell table:style-name="ce5" office:value-type="float" office:value="716832" calcext:value-type="float">
            <text:p>716832</text:p>
          </table:table-cell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ÉMECKÁ OBCH AKAD.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331" calcext:value-type="float">
            <text:p>331</text:p>
          </table:table-cell>
          <table:table-cell table:style-name="ce5" office:value-type="float" office:value="419.69" calcext:value-type="float">
            <text:p>419,69</text:p>
          </table:table-cell>
          <table:table-cell office:value-type="string" calcext:value-type="string">
            <text:p>1.9.2022</text:p>
          </table:table-cell>
          <table:table-cell office:value-type="float" office:value="138917.39" calcext:value-type="float">
            <text:p>138917,39</text:p>
          </table:table-cell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ĚMECKÁ OBCH.AKAD.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331" calcext:value-type="float">
            <text:p>331</text:p>
          </table:table-cell>
          <table:table-cell table:style-name="ce5" office:value-type="float" office:value="541.89" calcext:value-type="float">
            <text:p>541,89</text:p>
          </table:table-cell>
          <table:table-cell office:value-type="string" calcext:value-type="string">
            <text:p>1.9.2022</text:p>
          </table:table-cell>
          <table:table-cell office:value-type="float" office:value="179365.59" calcext:value-type="float">
            <text:p>179365,59</text:p>
          </table:table-cell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ÉMECKÁ OBCH-AKAD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331" calcext:value-type="float">
            <text:p>331</text:p>
          </table:table-cell>
          <table:table-cell table:style-name="ce5" office:value-type="float" office:value="538.43" calcext:value-type="float">
            <text:p>538,43</text:p>
          </table:table-cell>
          <table:table-cell office:value-type="string" calcext:value-type="string">
            <text:p>1.9.2022</text:p>
          </table:table-cell>
          <table:table-cell office:value-type="float" office:value="178220.33" calcext:value-type="float">
            <text:p>178220,33</text:p>
          </table:table-cell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ÉMECKA OBCH.AKAD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331" calcext:value-type="float">
            <text:p>331</text:p>
          </table:table-cell>
          <table:table-cell table:style-name="ce5" office:value-type="float" office:value="545.5" calcext:value-type="float">
            <text:p>545,5</text:p>
          </table:table-cell>
          <table:table-cell office:value-type="string" calcext:value-type="string">
            <text:p>1.9.2022</text:p>
          </table:table-cell>
          <table:table-cell office:value-type="float" office:value="180560.5" calcext:value-type="float">
            <text:p>180560,5</text:p>
          </table:table-cell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Bulovka 4</text:p>
          </table:table-cell>
          <table:table-cell table:style-name="ce2" office:value-type="string" calcext:value-type="string">
            <text:p>99.1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278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ACROMI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77" calcext:value-type="float">
            <text:p>277</text:p>
          </table:table-cell>
          <table:table-cell table:style-name="ce5" office:value-type="float" office:value="1327.69" calcext:value-type="float">
            <text:p>1327,69</text:p>
          </table:table-cell>
          <table:table-cell office:value-type="string" calcext:value-type="string">
            <text:p>neurčito</text:p>
          </table:table-cell>
          <table:table-cell table:style-name="ce5" office:value-type="float" office:value="400000" calcext:value-type="float">
            <text:p>400000</text:p>
          </table:table-cell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Bulovka 4</text:p>
          </table:table-cell>
          <table:table-cell table:style-name="ce2" office:value-type="string" calcext:value-type="string">
            <text:p>99.1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278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ACROMION S 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77" calcext:value-type="float">
            <text:p>277</text:p>
          </table:table-cell>
          <table:table-cell table:style-name="ce5" office:value-type="float" office:value="115.84" calcext:value-type="float">
            <text:p>115,84</text:p>
          </table:table-cell>
          <table:table-cell office:value-type="string" calcext:value-type="string">
            <text:p>neurčito</text:p>
          </table:table-cell>
          <table:table-cell office:value-type="float" office:value="32087.68" calcext:value-type="float">
            <text:p>32087,68</text:p>
          </table:table-cell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ARENINOVÁ ANNA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450" calcext:value-type="float">
            <text:p>450</text:p>
          </table:table-cell>
          <table:table-cell table:style-name="ce5" office:value-type="float" office:value="30.6" calcext:value-type="float">
            <text:p>30,6</text:p>
          </table:table-cell>
          <table:table-cell office:value-type="string" calcext:value-type="string">
            <text:p>neurčito</text:p>
          </table:table-cell>
          <table:table-cell office:value-type="float" office:value="13770" calcext:value-type="float">
            <text:p>1377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AIKO A.S.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65" calcext:value-type="float">
            <text:p>565</text:p>
          </table:table-cell>
          <table:table-cell table:style-name="ce5" office:value-type="float" office:value="44.05" calcext:value-type="float">
            <text:p>44,05</text:p>
          </table:table-cell>
          <table:table-cell office:value-type="string" calcext:value-type="string">
            <text:p>neurčito</text:p>
          </table:table-cell>
          <table:table-cell office:value-type="float" office:value="24888.25" calcext:value-type="float">
            <text:p>24888,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ZEMĚDĚLSKÁ A.S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2700" calcext:value-type="float">
            <text:p>2 700</text:p>
          </table:table-cell>
          <table:table-cell table:style-name="ce5" office:value-type="float" office:value="691.31" calcext:value-type="float">
            <text:p>691,31</text:p>
          </table:table-cell>
          <table:table-cell office:value-type="string" calcext:value-type="string">
            <text:p>neurčito</text:p>
          </table:table-cell>
          <table:table-cell office:value-type="float" office:value="1866537" calcext:value-type="float">
            <text:p>186653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ORINFAJ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350" calcext:value-type="float">
            <text:p>6 350</text:p>
          </table:table-cell>
          <table:table-cell table:style-name="ce5" office:value-type="float" office:value="106.18" calcext:value-type="float">
            <text:p>106,18</text:p>
          </table:table-cell>
          <table:table-cell office:value-type="string" calcext:value-type="string">
            <text:p>neurčito</text:p>
          </table:table-cell>
          <table:table-cell office:value-type="float" office:value="674243" calcext:value-type="float">
            <text:p>67424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KROTERI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46" calcext:value-type="float">
            <text:p>646</text:p>
          </table:table-cell>
          <table:table-cell table:style-name="ce5" office:value-type="float" office:value="184.71" calcext:value-type="float">
            <text:p>184,71</text:p>
          </table:table-cell>
          <table:table-cell office:value-type="string" calcext:value-type="string">
            <text:p>31.12.2035</text:p>
          </table:table-cell>
          <table:table-cell office:value-type="float" office:value="119322.66" calcext:value-type="float">
            <text:p>119322,6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KROTERION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46" calcext:value-type="float">
            <text:p>646</text:p>
          </table:table-cell>
          <table:table-cell table:style-name="ce5" office:value-type="float" office:value="127.16" calcext:value-type="float">
            <text:p>127,16</text:p>
          </table:table-cell>
          <table:table-cell office:value-type="string" calcext:value-type="string">
            <text:p>31.12.2035</text:p>
          </table:table-cell>
          <table:table-cell office:value-type="float" office:value="82145.36" calcext:value-type="float">
            <text:p>82145,3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KROTERI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46" calcext:value-type="float">
            <text:p>646</text:p>
          </table:table-cell>
          <table:table-cell table:style-name="ce5" office:value-type="float" office:value="205.38" calcext:value-type="float">
            <text:p>205,38</text:p>
          </table:table-cell>
          <table:table-cell office:value-type="string" calcext:value-type="string">
            <text:p>31.12.2035</text:p>
          </table:table-cell>
          <table:table-cell office:value-type="float" office:value="132675.48" calcext:value-type="float">
            <text:p>132675,4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OCHMAN TOMÁŠ ING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8100" calcext:value-type="float">
            <text:p>38 100</text:p>
          </table:table-cell>
          <table:table-cell table:style-name="ce5" office:value-type="float" office:value="46.16" calcext:value-type="float">
            <text:p>46,16</text:p>
          </table:table-cell>
          <table:table-cell office:value-type="string" calcext:value-type="string">
            <text:p>neurčito</text:p>
          </table:table-cell>
          <table:table-cell office:value-type="float" office:value="1758696" calcext:value-type="float">
            <text:p>175869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vičebná 9</text:p>
          </table:table-cell>
          <table:table-cell table:style-name="ce2" office:value-type="string" calcext:value-type="string">
            <text:p>692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string" calcext:value-type="string">
            <text:p>77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skla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Drtinová 3</text:p>
          </table:table-cell>
          <table:table-cell table:style-name="ce2" office:value-type="string" calcext:value-type="string">
            <text:p>3215</text:p>
          </table:table-cell>
          <table:table-cell table:style-name="ce2" office:value-type="float" office:value="498" calcext:value-type="float">
            <text:p>498</text:p>
          </table:table-cell>
          <table:table-cell table:style-name="ce2" office:value-type="string" calcext:value-type="string">
            <text:p>306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SOS A SOU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275.46" calcext:value-type="float">
            <text:p>4275,46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Drtinová 3</text:p>
          </table:table-cell>
          <table:table-cell table:style-name="ce2" office:value-type="string" calcext:value-type="string">
            <text:p>3215</text:p>
          </table:table-cell>
          <table:table-cell table:style-name="ce2" office:value-type="float" office:value="498" calcext:value-type="float">
            <text:p>498</text:p>
          </table:table-cell>
          <table:table-cell table:style-name="ce2" office:value-type="string" calcext:value-type="string">
            <text:p>306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učebn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Dubečská10</text:p>
          </table:table-cell>
          <table:table-cell table:style-name="ce2" office:value-type="string" calcext:value-type="string">
            <text:p>90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string" calcext:value-type="string">
            <text:p>138, 3117/1, 3117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METROPOLITNÍ UNIVER PRAHA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442.34" calcext:value-type="float">
            <text:p>442</text:p>
          </table:table-cell>
          <table:table-cell table:style-name="ce5" office:value-type="float" office:value="738.73" calcext:value-type="float">
            <text:p>738,73</text:p>
          </table:table-cell>
          <table:table-cell office:value-type="string" calcext:value-type="string">
            <text:p>31.8.2016</text:p>
          </table:table-cell>
          <table:table-cell office:value-type="float" office:value="326769.8282" calcext:value-type="float">
            <text:p>326769,828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Dubečská 10</text:p>
          </table:table-cell>
          <table:table-cell table:style-name="ce2" office:value-type="string" calcext:value-type="string">
            <text:p>90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string" calcext:value-type="string">
            <text:p>138, 3117/1, 3117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METROPOLITNÍ UNIVER PRAHA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980" calcext:value-type="float">
            <text:p>980</text:p>
          </table:table-cell>
          <table:table-cell table:style-name="ce5" office:value-type="float" office:value="1727.24" calcext:value-type="float">
            <text:p>1727,24</text:p>
          </table:table-cell>
          <table:table-cell office:value-type="string" calcext:value-type="string">
            <text:p>31.8.2016</text:p>
          </table:table-cell>
          <table:table-cell office:value-type="float" office:value="1692695.2" calcext:value-type="float">
            <text:p>1692695,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152" calcext:value-type="float">
            <text:p>8 152</text:p>
          </table:table-cell>
          <table:table-cell table:style-name="ce5" office:value-type="float" office:value="103.89" calcext:value-type="float">
            <text:p>103,89</text:p>
          </table:table-cell>
          <table:table-cell office:value-type="string" calcext:value-type="string">
            <text:p>neurčito</text:p>
          </table:table-cell>
          <table:table-cell office:value-type="float" office:value="846911.28" calcext:value-type="float">
            <text:p>846911,2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76" calcext:value-type="float">
            <text:p>4 076</text:p>
          </table:table-cell>
          <table:table-cell table:style-name="ce5" office:value-type="float" office:value="162.53" calcext:value-type="float">
            <text:p>162,53</text:p>
          </table:table-cell>
          <table:table-cell office:value-type="string" calcext:value-type="string">
            <text:p>neurčito</text:p>
          </table:table-cell>
          <table:table-cell office:value-type="float" office:value="662472.28" calcext:value-type="float">
            <text:p>662472,2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8" calcext:value-type="float">
            <text:p>1 018</text:p>
          </table:table-cell>
          <table:table-cell table:style-name="ce5" office:value-type="float" office:value="69.09" calcext:value-type="float">
            <text:p>69,09</text:p>
          </table:table-cell>
          <table:table-cell office:value-type="string" calcext:value-type="string">
            <text:p>neurčito</text:p>
          </table:table-cell>
          <table:table-cell office:value-type="float" office:value="70333.62" calcext:value-type="float">
            <text:p>70333,6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8" calcext:value-type="float">
            <text:p>1 018</text:p>
          </table:table-cell>
          <table:table-cell table:style-name="ce5" office:value-type="float" office:value="189.04" calcext:value-type="float">
            <text:p>189,04</text:p>
          </table:table-cell>
          <table:table-cell office:value-type="string" calcext:value-type="string">
            <text:p>neurčito</text:p>
          </table:table-cell>
          <table:table-cell office:value-type="float" office:value="192442.72" calcext:value-type="float">
            <text:p>192442,7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76" calcext:value-type="float">
            <text:p>4 076</text:p>
          </table:table-cell>
          <table:table-cell table:style-name="ce5" office:value-type="float" office:value="60.16" calcext:value-type="float">
            <text:p>60,16</text:p>
          </table:table-cell>
          <table:table-cell office:value-type="string" calcext:value-type="string">
            <text:p>neurčito</text:p>
          </table:table-cell>
          <table:table-cell office:value-type="float" office:value="245212.16" calcext:value-type="float">
            <text:p>245212,1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Dvorská 0</text:p>
          </table:table-cell>
          <table:table-cell table:style-name="ce2" office:value-type="string" calcext:value-type="string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Suchdol</text:p>
          </table:table-cell>
          <table:table-cell table:style-name="ce5" office:value-type="string" calcext:value-type="string">
            <text:p>ČESKÁ ZEMĚDĚLSKÁ UNIVERZITA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5" office:value-type="float" office:value="1522.56" calcext:value-type="float">
            <text:p>1522,56</text:p>
          </table:table-cell>
          <table:table-cell office:value-type="string" calcext:value-type="string">
            <text:p>neurčito</text:p>
          </table:table-cell>
          <table:table-cell office:value-type="float" office:value="304512" calcext:value-type="float">
            <text:p>30451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Dykova 20</text:p>
          </table:table-cell>
          <table:table-cell table:style-name="ce2" office:value-type="string" calcext:value-type="string">
            <text:p>5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31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YRŠMÍDOVÁ JANA</text:p>
          </table:table-cell>
          <table:table-cell/>
          <table:table-cell office:value-type="float" office:value="315.76" calcext:value-type="float">
            <text:p>316</text:p>
          </table:table-cell>
          <table:table-cell table:style-name="ce5" office:value-type="float" office:value="1334.16" calcext:value-type="float">
            <text:p>1334,16</text:p>
          </table:table-cell>
          <table:table-cell office:value-type="string" calcext:value-type="string">
            <text:p>1.9.2015</text:p>
          </table:table-cell>
          <table:table-cell office:value-type="float" office:value="421274.3616" calcext:value-type="float">
            <text:p>421274,361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Hloubětinská 26</text:p>
          </table:table-cell>
          <table:table-cell table:style-name="ce2" office:value-type="string" calcext:value-type="string">
            <text:p>78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70,71, 72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Hloubětín</text:p>
          </table:table-cell>
          <table:table-cell table:style-name="ce5" office:value-type="string" calcext:value-type="string">
            <text:p>UNIVERZITA KARLOVA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427.7" calcext:value-type="float">
            <text:p>428</text:p>
          </table:table-cell>
          <table:table-cell table:style-name="ce5" office:value-type="float" office:value="2489.37" calcext:value-type="float">
            <text:p>2489,37</text:p>
          </table:table-cell>
          <table:table-cell office:value-type="string" calcext:value-type="string">
            <text:p>31.1.2015</text:p>
          </table:table-cell>
          <table:table-cell office:value-type="float" office:value="1064703.549" calcext:value-type="float">
            <text:p>1064703,549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Husitská 7</text:p>
          </table:table-cell>
          <table:table-cell table:style-name="ce2" office:value-type="string" calcext:value-type="string">
            <text:p>1050</text:p>
          </table:table-cell>
          <table:table-cell table:style-name="ce2" office:value-type="float" office:value="1050" calcext:value-type="float">
            <text:p>1050</text:p>
          </table:table-cell>
          <table:table-cell table:style-name="ce2" office:value-type="string" calcext:value-type="string">
            <text:p>400</text:p>
          </table:table-cell>
          <table:table-cell table:style-name="ce2" office:value-type="string" calcext:value-type="string">
            <text:p>Praha 3</text:p>
          </table:table-cell>
          <table:table-cell table:style-name="ce2" office:value-type="string" calcext:value-type="string">
            <text:p>Žižk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kancelář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Husova 0</text:p>
          </table:table-cell>
          <table:table-cell table:style-name="ce2" office:value-type="string" calcext:value-type="string">
            <text:p>2040</text:p>
          </table:table-cell>
          <table:table-cell/>
          <table:table-cell table:style-name="ce2" office:value-type="string" calcext:value-type="string">
            <text:p>1150, 1151, 1152</text:p>
          </table:table-cell>
          <table:table-cell table:number-columns-repeated="2" table:style-name="ce2" office:value-type="string" calcext:value-type="string">
            <text:p>Černošice</text:p>
          </table:table-cell>
          <table:table-cell table:style-name="ce5" office:value-type="string" calcext:value-type="string">
            <text:p>KOTEK PETR</text:p>
          </table:table-cell>
          <table:table-cell table:style-name="ce2" office:value-type="string" calcext:value-type="string">
            <text:p>hala</text:p>
          </table:table-cell>
          <table:table-cell office:value-type="float" office:value="357" calcext:value-type="float">
            <text:p>357</text:p>
          </table:table-cell>
          <table:table-cell table:style-name="ce5" office:value-type="float" office:value="577.33" calcext:value-type="float">
            <text:p>577,33</text:p>
          </table:table-cell>
          <table:table-cell office:value-type="string" calcext:value-type="string">
            <text:p>neurčito</text:p>
          </table:table-cell>
          <table:table-cell office:value-type="float" office:value="206106.81" calcext:value-type="float">
            <text:p>206106,81</text:p>
          </table:table-cell>
          <table:table-cell table:style-name="ce2" office:value-type="string" calcext:value-type="string">
            <text:p>mimo Prahu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Husova 0</text:p>
          </table:table-cell>
          <table:table-cell table:style-name="ce2" office:value-type="string" calcext:value-type="string">
            <text:p>2040</text:p>
          </table:table-cell>
          <table:table-cell/>
          <table:table-cell table:style-name="ce2" office:value-type="string" calcext:value-type="string">
            <text:p>1150. 1151 1152</text:p>
          </table:table-cell>
          <table:table-cell table:number-columns-repeated="2" table:style-name="ce2" office:value-type="string" calcext:value-type="string">
            <text:p>Černošice</text:p>
          </table:table-cell>
          <table:table-cell table:style-name="ce5" office:value-type="string" calcext:value-type="string">
            <text:p>H I SERVIS S R.O</text:p>
          </table:table-cell>
          <table:table-cell table:style-name="ce2" office:value-type="string" calcext:value-type="string">
            <text:p>radiotelefonní síť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eurčito</text:p>
          </table:table-cell>
          <table:table-cell table:style-name="ce5" office:value-type="float" office:value="14520" calcext:value-type="float">
            <text:p>1452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Italská 36</text:p>
          </table:table-cell>
          <table:table-cell table:style-name="ce2" office:value-type="string" calcext:value-type="string">
            <text:p>438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Praha 3</text:p>
          </table:table-cell>
          <table:table-cell table:style-name="ce2" office:value-type="string" calcext:value-type="string">
            <text:p>Žižk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rezidenc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Italská 36</text:p>
          </table:table-cell>
          <table:table-cell table:style-name="ce2" office:value-type="string" calcext:value-type="string">
            <text:p>438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Praha 3</text:p>
          </table:table-cell>
          <table:table-cell table:style-name="ce2" office:value-type="string" calcext:value-type="string">
            <text:p>Žižk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domek vrátnéh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 2078/168,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251.77" calcext:value-type="float">
            <text:p>251,7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 2078/168,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419.14" calcext:value-type="float">
            <text:p>1419,1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 2078/168, 2078/198, 2079/19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891" calcext:value-type="float">
            <text:p>89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 2078/168, 2078/198, 2079/19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262" calcext:value-type="float">
            <text:p>126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08" calcext:value-type="float">
            <text:p>60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buňky na</text:p>
          </table:table-cell>
          <table:table-cell/>
          <table:table-cell table:style-name="ce5" office:value-type="float" office:value="751" calcext:value-type="float">
            <text:p>75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</text:p>
          </table:table-cell>
          <table:table-cell office:value-type="float" office:value="101.9" calcext:value-type="float">
            <text:p>102</text:p>
          </table:table-cell>
          <table:table-cell table:style-name="ce5" office:value-type="float" office:value="108.89" calcext:value-type="float">
            <text:p>108,89</text:p>
          </table:table-cell>
          <table:table-cell office:value-type="string" calcext:value-type="string">
            <text:p>31.7.2025</text:p>
          </table:table-cell>
          <table:table-cell office:value-type="float" office:value="11095.891" calcext:value-type="float">
            <text:p>11095,891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224.62" calcext:value-type="float">
            <text:p>224,62</text:p>
          </table:table-cell>
          <table:table-cell office:value-type="string" calcext:value-type="string">
            <text:p>31.7.2025</text:p>
          </table:table-cell>
          <table:table-cell office:value-type="float" office:value="97505.2958" calcext:value-type="float">
            <text:p>97505,2958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161.25" calcext:value-type="float">
            <text:p>161,25</text:p>
          </table:table-cell>
          <table:table-cell office:value-type="string" calcext:value-type="string">
            <text:p>31.7.2025</text:p>
          </table:table-cell>
          <table:table-cell office:value-type="float" office:value="69997.0125" calcext:value-type="float">
            <text:p>69997,0125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84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128.64" calcext:value-type="float">
            <text:p>128,64</text:p>
          </table:table-cell>
          <table:table-cell office:value-type="string" calcext:value-type="string">
            <text:p>31.7.2025</text:p>
          </table:table-cell>
          <table:table-cell office:value-type="float" office:value="55841.3376" calcext:value-type="float">
            <text:p>55841,3376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101.9" calcext:value-type="float">
            <text:p>102</text:p>
          </table:table-cell>
          <table:table-cell table:style-name="ce5" office:value-type="float" office:value="95.24" calcext:value-type="float">
            <text:p>95,24</text:p>
          </table:table-cell>
          <table:table-cell office:value-type="string" calcext:value-type="string">
            <text:p>31.7.2025</text:p>
          </table:table-cell>
          <table:table-cell office:value-type="float" office:value="9704.956" calcext:value-type="float">
            <text:p>9704,956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180.75" calcext:value-type="float">
            <text:p>180,75</text:p>
          </table:table-cell>
          <table:table-cell office:value-type="string" calcext:value-type="string">
            <text:p>31.7.2025</text:p>
          </table:table-cell>
          <table:table-cell office:value-type="float" office:value="78461.7675" calcext:value-type="float">
            <text:p>78461,7675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Y O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164.37" calcext:value-type="float">
            <text:p>164,37</text:p>
          </table:table-cell>
          <table:table-cell office:value-type="string" calcext:value-type="string">
            <text:p>31.7.2025</text:p>
          </table:table-cell>
          <table:table-cell office:value-type="float" office:value="71351.3733" calcext:value-type="float">
            <text:p>71351,3733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185.43" calcext:value-type="float">
            <text:p>185,43</text:p>
          </table:table-cell>
          <table:table-cell office:value-type="string" calcext:value-type="string">
            <text:p>3.17203e+006</text:p>
          </table:table-cell>
          <table:table-cell office:value-type="float" office:value="80493.3087" calcext:value-type="float">
            <text:p>80493,3087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ětský výchovný ústav</text:p>
          </table:table-cell>
          <table:table-cell/>
          <table:table-cell table:style-name="ce5" office:value-type="float" office:value="33.54" calcext:value-type="float">
            <text:p>33,5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ětský výchovný ústav</text:p>
          </table:table-cell>
          <table:table-cell/>
          <table:table-cell table:style-name="ce5" office:value-type="float" office:value="18.77" calcext:value-type="float">
            <text:p>18,7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Jana Růžičky 19</text:p>
          </table:table-cell>
          <table:table-cell table:style-name="ce2" office:value-type="string" calcext:value-type="string">
            <text:p>1179</text:p>
          </table:table-cell>
          <table:table-cell table:style-name="ce2" office:value-type="float" office:value="1179" calcext:value-type="float">
            <text:p>1179</text:p>
          </table:table-cell>
          <table:table-cell table:style-name="ce2" office:value-type="string" calcext:value-type="string">
            <text:p>2342/72, 2342/7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ZÁKLADNÍ UMĚL ŠKOL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426.91" calcext:value-type="float">
            <text:p>1426,91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Jandova 7</text:p>
          </table:table-cell>
          <table:table-cell table:style-name="ce2" office:value-type="string" calcext:value-type="string">
            <text:p>319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string" calcext:value-type="string">
            <text:p>640/7, 1640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11.02" calcext:value-type="float">
            <text:p>111,0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,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FOND OHROŽENÝCH DĚTÍ</text:p>
          </table:table-cell>
          <table:table-cell table:style-name="ce2" office:value-type="string" calcext:value-type="string">
            <text:p>dům děti a mládeže</text:p>
          </table:table-cell>
          <table:table-cell/>
          <table:table-cell table:style-name="ce5" office:value-type="float" office:value="1849.58" calcext:value-type="float">
            <text:p>1849,58</text:p>
          </table:table-cell>
          <table:table-cell office:value-type="string" calcext:value-type="string">
            <text:p>7.11.2015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.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AUTOCENTRUM ESA - jíž není ve správě</text:p>
          </table:table-cell>
          <table:table-cell table:style-name="ce2" office:value-type="string" calcext:value-type="string">
            <text:p>díln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,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MČ PRAHA - ŠTÉRBOHOLY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42.07" calcext:value-type="float">
            <text:p>242,07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,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MČ PRAHA - ŠTÉRBOHOLY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87.82" calcext:value-type="float">
            <text:p>487,82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,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POSOLDA MILAN</text:p>
          </table:table-cell>
          <table:table-cell table:style-name="ce2" office:value-type="string" calcext:value-type="string">
            <text:p>autoservis</text:p>
          </table:table-cell>
          <table:table-cell office:value-type="float" office:value="509.5" calcext:value-type="float">
            <text:p>510</text:p>
          </table:table-cell>
          <table:table-cell table:style-name="ce5" office:value-type="float" office:value="93.51" calcext:value-type="float">
            <text:p>93,51</text:p>
          </table:table-cell>
          <table:table-cell office:value-type="string" calcext:value-type="string">
            <text:p>26.1.2021</text:p>
          </table:table-cell>
          <table:table-cell office:value-type="float" office:value="47643.345" calcext:value-type="float">
            <text:p>47643,34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KALOUS STANISLAV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27.26" calcext:value-type="float">
            <text:p>27,26</text:p>
          </table:table-cell>
          <table:table-cell office:value-type="string" calcext:value-type="string">
            <text:p>neurčito</text:p>
          </table:table-cell>
          <table:table-cell office:value-type="float" office:value="1635.6" calcext:value-type="float">
            <text:p>1635,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NADACE ARTEViDE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28.48" calcext:value-type="float">
            <text:p>128,48</text:p>
          </table:table-cell>
          <table:table-cell office:value-type="string" calcext:value-type="string">
            <text:p>neurčito</text:p>
          </table:table-cell>
          <table:table-cell office:value-type="float" office:value="64240" calcext:value-type="float">
            <text:p>6424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ASUS DIRECT MAIL A.S.</text:p>
          </table:table-cell>
          <table:table-cell table:style-name="ce2" office:value-type="string" calcext:value-type="string">
            <text:p>sociální zázemí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6.1" calcext:value-type="float">
            <text:p>26,1</text:p>
          </table:table-cell>
          <table:table-cell office:value-type="string" calcext:value-type="string">
            <text:p>neurčito</text:p>
          </table:table-cell>
          <table:table-cell office:value-type="float" office:value="26.1" calcext:value-type="float">
            <text:p>26,1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ASUS DIRECT MAIL A.S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3.7" calcext:value-type="float">
            <text:p>33,7</text:p>
          </table:table-cell>
          <table:table-cell office:value-type="string" calcext:value-type="string">
            <text:p>neurčito</text:p>
          </table:table-cell>
          <table:table-cell office:value-type="float" office:value="33.7" calcext:value-type="float">
            <text:p>33,7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ASUS DIRECT MAIL A.S.</text:p>
          </table:table-cell>
          <table:table-cell table:style-name="ce2" office:value-type="string" calcext:value-type="string">
            <text:p>informační místnost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62.2" calcext:value-type="float">
            <text:p>62,2</text:p>
          </table:table-cell>
          <table:table-cell office:value-type="string" calcext:value-type="string">
            <text:p>neurčito</text:p>
          </table:table-cell>
          <table:table-cell office:value-type="float" office:value="62.2" calcext:value-type="float">
            <text:p>62,2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ČS.ÚSTAV ZAH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349" calcext:value-type="float">
            <text:p>349</text:p>
          </table:table-cell>
          <table:table-cell office:value-type="string" calcext:value-type="string">
            <text:p>neurčito</text:p>
          </table:table-cell>
          <table:table-cell office:value-type="float" office:value="307818" calcext:value-type="float">
            <text:p>30781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FRANCHI TRADING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97.85" calcext:value-type="float">
            <text:p>97,85</text:p>
          </table:table-cell>
          <table:table-cell office:value-type="string" calcext:value-type="string">
            <text:p>12.9.2019</text:p>
          </table:table-cell>
          <table:table-cell office:value-type="float" office:value="176130" calcext:value-type="float">
            <text:p>17613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FRANCHI TRADING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7200" calcext:value-type="float">
            <text:p>7 200</text:p>
          </table:table-cell>
          <table:table-cell table:style-name="ce5" office:value-type="float" office:value="163.42" calcext:value-type="float">
            <text:p>163,42</text:p>
          </table:table-cell>
          <table:table-cell office:value-type="string" calcext:value-type="string">
            <text:p>12.9.2019</text:p>
          </table:table-cell>
          <table:table-cell office:value-type="float" office:value="1176624" calcext:value-type="float">
            <text:p>117662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OMPRESS VERL. M.B.H. &amp;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83" calcext:value-type="float">
            <text:p>983</text:p>
          </table:table-cell>
          <table:table-cell table:style-name="ce5" office:value-type="float" office:value="326.7" calcext:value-type="float">
            <text:p>326,7</text:p>
          </table:table-cell>
          <table:table-cell office:value-type="string" calcext:value-type="string">
            <text:p>neurčito</text:p>
          </table:table-cell>
          <table:table-cell office:value-type="float" office:value="321146.1" calcext:value-type="float">
            <text:p>321146,1</text:p>
          </table:table-cell>
          <table:table-cell office:value-type="string" calcext:value-type="string">
            <text:p>dnes Eurocomm-PRGmbH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TRŽIŠTĚ A 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83.3" calcext:value-type="float">
            <text:p>83,3</text:p>
          </table:table-cell>
          <table:table-cell office:value-type="string" calcext:value-type="string">
            <text:p>neurčito</text:p>
          </table:table-cell>
          <table:table-cell office:value-type="float" office:value="70805" calcext:value-type="float">
            <text:p>7080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Ke Kotlářce 4</text:p>
          </table:table-cell>
          <table:table-cell table:style-name="ce2" office:value-type="string" calcext:value-type="string">
            <text:p>16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1901, 1903, 1904, 1905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Košíře</text:p>
          </table:table-cell>
          <table:table-cell table:style-name="ce5" office:value-type="string" calcext:value-type="string">
            <text:p>PRAŽSKÉ SLUŽB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663" calcext:value-type="float">
            <text:p>663</text:p>
          </table:table-cell>
          <table:table-cell office:value-type="string" calcext:value-type="string">
            <text:p>neurčito</text:p>
          </table:table-cell>
          <table:table-cell office:value-type="float" office:value="331500" calcext:value-type="float">
            <text:p>3315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Kobrova 6</text:p>
          </table:table-cell>
          <table:table-cell table:style-name="ce2" office:value-type="string" calcext:value-type="string">
            <text:p>1399</text:p>
          </table:table-cell>
          <table:table-cell table:style-name="ce2" office:value-type="float" office:value="1399" calcext:value-type="float">
            <text:p>1399</text:p>
          </table:table-cell>
          <table:table-cell table:style-name="ce2" office:value-type="string" calcext:value-type="string">
            <text:p>3108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sklepni prostor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Komořanská 63</text:p>
          </table:table-cell>
          <table:table-cell table:style-name="ce2" office:value-type="string" calcext:value-type="string">
            <text:p>326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string" calcext:value-type="string">
            <text:p>3835/2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díln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Lázně Toušeň 0</text:p>
          </table:table-cell>
          <table:table-cell table:style-name="ce2" office:value-type="string" calcext:value-type="string">
            <text:p>1001.1</text:p>
          </table:table-cell>
          <table:table-cell/>
          <table:table-cell table:style-name="ce2" office:value-type="string" calcext:value-type="string">
            <text:p>74/3</text:p>
          </table:table-cell>
          <table:table-cell table:number-columns-repeated="2" table:style-name="ce2" office:value-type="string" calcext:value-type="string">
            <text:p>Lázně Toušeň</text:p>
          </table:table-cell>
          <table:table-cell table:style-name="ce5" office:value-type="string" calcext:value-type="string">
            <text:p>AMG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78.41" calcext:value-type="float">
            <text:p>178</text:p>
          </table:table-cell>
          <table:table-cell table:style-name="ce5" office:value-type="float" office:value="1121" calcext:value-type="float">
            <text:p>1121</text:p>
          </table:table-cell>
          <table:table-cell office:value-type="string" calcext:value-type="string">
            <text:p>neurčito</text:p>
          </table:table-cell>
          <table:table-cell office:value-type="float" office:value="199997.61" calcext:value-type="float">
            <text:p>199997,61</text:p>
          </table:table-cell>
          <table:table-cell table:style-name="ce2" office:value-type="string" calcext:value-type="string">
            <text:p>mimo Prahu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Malé nám. 12</text:p>
          </table:table-cell>
          <table:table-cell table:style-name="ce2" office:value-type="string" calcext:value-type="string">
            <text:p>458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4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NEZISKOVKY.CZ O.P.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9" calcext:value-type="float">
            <text:p>509</text:p>
          </table:table-cell>
          <table:table-cell table:style-name="ce5" office:value-type="float" office:value="22.2" calcext:value-type="float">
            <text:p>22,2</text:p>
          </table:table-cell>
          <table:table-cell office:value-type="string" calcext:value-type="string">
            <text:p>neurčito</text:p>
          </table:table-cell>
          <table:table-cell office:value-type="float" office:value="11299.8" calcext:value-type="float">
            <text:p>11299,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Malé nám. 12</text:p>
          </table:table-cell>
          <table:table-cell table:style-name="ce2" office:value-type="string" calcext:value-type="string">
            <text:p>458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4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nadace Český fond umění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824.58" calcext:value-type="float">
            <text:p>2 825</text:p>
          </table:table-cell>
          <table:table-cell table:style-name="ce5" office:value-type="float" office:value="97" calcext:value-type="float">
            <text:p>97</text:p>
          </table:table-cell>
          <table:table-cell office:value-type="string" calcext:value-type="string">
            <text:p>neurčito</text:p>
          </table:table-cell>
          <table:table-cell office:value-type="float" office:value="273984.26" calcext:value-type="float">
            <text:p>273984,2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Malé nám. 12</text:p>
          </table:table-cell>
          <table:table-cell table:style-name="ce2" office:value-type="string" calcext:value-type="string">
            <text:p>458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4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NEZISKOVKY CZ O.P.S.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36" calcext:value-type="float">
            <text:p>136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IBULKOVÁ ILONA</text:p>
          </table:table-cell>
          <table:table-cell table:style-name="ce2" office:value-type="string" calcext:value-type="string">
            <text:p>zakázkové krejčovství</text:p>
          </table:table-cell>
          <table:table-cell office:value-type="float" office:value="7000" calcext:value-type="float">
            <text:p>7 000</text:p>
          </table:table-cell>
          <table:table-cell table:style-name="ce5" office:value-type="float" office:value="21.33" calcext:value-type="float">
            <text:p>21,33</text:p>
          </table:table-cell>
          <table:table-cell office:value-type="string" calcext:value-type="string">
            <text:p>neurčito</text:p>
          </table:table-cell>
          <table:table-cell office:value-type="float" office:value="149310" calcext:value-type="float">
            <text:p>1493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EURO-TRADE-POINT S.R.O</text:p>
          </table:table-cell>
          <table:table-cell table:style-name="ce2" office:value-type="string" calcext:value-type="string">
            <text:p>bar</text:p>
          </table:table-cell>
          <table:table-cell office:value-type="float" office:value="3000" calcext:value-type="float">
            <text:p>3 000</text:p>
          </table:table-cell>
          <table:table-cell table:style-name="ce5" office:value-type="float" office:value="198.42" calcext:value-type="float">
            <text:p>198,42</text:p>
          </table:table-cell>
          <table:table-cell office:value-type="string" calcext:value-type="string">
            <text:p>31.12.2019</text:p>
          </table:table-cell>
          <table:table-cell office:value-type="float" office:value="595260" calcext:value-type="float">
            <text:p>5952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AGIK TONI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233" calcext:value-type="float">
            <text:p>6 233</text:p>
          </table:table-cell>
          <table:table-cell table:style-name="ce5" office:value-type="float" office:value="18.3" calcext:value-type="float">
            <text:p>18,3</text:p>
          </table:table-cell>
          <table:table-cell office:value-type="string" calcext:value-type="string">
            <text:p>neurčito</text:p>
          </table:table-cell>
          <table:table-cell office:value-type="float" office:value="114063.9" calcext:value-type="float">
            <text:p>114063,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ŠRAJEROVÁ DANIEL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13.7" calcext:value-type="float">
            <text:p>13,7</text:p>
          </table:table-cell>
          <table:table-cell office:value-type="string" calcext:value-type="string">
            <text:p>neurčito</text:p>
          </table:table-cell>
          <table:table-cell office:value-type="float" office:value="4507.3" calcext:value-type="float">
            <text:p>4507,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FIALOV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836" calcext:value-type="float">
            <text:p>1 836</text:p>
          </table:table-cell>
          <table:table-cell table:style-name="ce5" office:value-type="float" office:value="27.3" calcext:value-type="float">
            <text:p>27,3</text:p>
          </table:table-cell>
          <table:table-cell office:value-type="string" calcext:value-type="string">
            <text:p>neurčito</text:p>
          </table:table-cell>
          <table:table-cell office:value-type="float" office:value="50122.8" calcext:value-type="float">
            <text:p>50122,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UNTRY LIFE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38" calcext:value-type="float">
            <text:p>2 038</text:p>
          </table:table-cell>
          <table:table-cell table:style-name="ce5" office:value-type="float" office:value="144.4" calcext:value-type="float">
            <text:p>144,4</text:p>
          </table:table-cell>
          <table:table-cell office:value-type="string" calcext:value-type="string">
            <text:p>30.6.2016</text:p>
          </table:table-cell>
          <table:table-cell office:value-type="float" office:value="294287.2" calcext:value-type="float">
            <text:p>294287,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ALIPSO GROUP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514" calcext:value-type="float">
            <text:p>8 514</text:p>
          </table:table-cell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26.4.2018</text:p>
          </table:table-cell>
          <table:table-cell office:value-type="float" office:value="374616" calcext:value-type="float">
            <text:p>37461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LIVA GARDEN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4230" calcext:value-type="float">
            <text:p>44 230</text:p>
          </table:table-cell>
          <table:table-cell table:style-name="ce5" office:value-type="float" office:value="33.1" calcext:value-type="float">
            <text:p>33,1</text:p>
          </table:table-cell>
          <table:table-cell office:value-type="string" calcext:value-type="string">
            <text:p>neurčito</text:p>
          </table:table-cell>
          <table:table-cell office:value-type="float" office:value="1464013" calcext:value-type="float">
            <text:p>146401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UNTRY L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352" calcext:value-type="float">
            <text:p>4 352</text:p>
          </table:table-cell>
          <table:table-cell table:style-name="ce5" office:value-type="float" office:value="278.3" calcext:value-type="float">
            <text:p>278,3</text:p>
          </table:table-cell>
          <table:table-cell office:value-type="string" calcext:value-type="string">
            <text:p>30.6.2016</text:p>
          </table:table-cell>
          <table:table-cell office:value-type="float" office:value="1211161.6" calcext:value-type="float">
            <text:p>1211161,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UNTRY L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692" calcext:value-type="float">
            <text:p>1 692</text:p>
          </table:table-cell>
          <table:table-cell table:style-name="ce5" office:value-type="float" office:value="75.69" calcext:value-type="float">
            <text:p>75,69</text:p>
          </table:table-cell>
          <table:table-cell office:value-type="string" calcext:value-type="string">
            <text:p>30.6.2016</text:p>
          </table:table-cell>
          <table:table-cell office:value-type="float" office:value="128067.48" calcext:value-type="float">
            <text:p>128067,4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UNTRY L.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128" calcext:value-type="float">
            <text:p>1 128</text:p>
          </table:table-cell>
          <table:table-cell table:style-name="ce5" office:value-type="float" office:value="18.6" calcext:value-type="float">
            <text:p>18,6</text:p>
          </table:table-cell>
          <table:table-cell office:value-type="string" calcext:value-type="string">
            <text:p>30.6.2016</text:p>
          </table:table-cell>
          <table:table-cell office:value-type="float" office:value="20980.8" calcext:value-type="float">
            <text:p>20980,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HLUMECKÁ MARTINA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038" calcext:value-type="float">
            <text:p>1 038</text:p>
          </table:table-cell>
          <table:table-cell table:style-name="ce5" office:value-type="float" office:value="305.44" calcext:value-type="float">
            <text:p>305,44</text:p>
          </table:table-cell>
          <table:table-cell office:value-type="string" calcext:value-type="string">
            <text:p>neurčito</text:p>
          </table:table-cell>
          <table:table-cell office:value-type="float" office:value="317046.72" calcext:value-type="float">
            <text:p>317046,7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9.8" calcext:value-type="float">
            <text:p>9,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/>
          <table:table-cell table:style-name="ce5" office:value-type="float" office:value="137" calcext:value-type="float">
            <text:p>13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GALERIE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7208" calcext:value-type="float">
            <text:p>7 208</text:p>
          </table:table-cell>
          <table:table-cell table:style-name="ce5" office:value-type="float" office:value="41.2" calcext:value-type="float">
            <text:p>41,2</text:p>
          </table:table-cell>
          <table:table-cell office:value-type="string" calcext:value-type="string">
            <text:p>neurčito</text:p>
          </table:table-cell>
          <table:table-cell office:value-type="float" office:value="296969.6" calcext:value-type="float">
            <text:p>296969,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GALERIE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09" calcext:value-type="float">
            <text:p>509</text:p>
          </table:table-cell>
          <table:table-cell table:style-name="ce5" office:value-type="float" office:value="53.3" calcext:value-type="float">
            <text:p>53,3</text:p>
          </table:table-cell>
          <table:table-cell office:value-type="string" calcext:value-type="string">
            <text:p>neurčito</text:p>
          </table:table-cell>
          <table:table-cell office:value-type="float" office:value="27129.7" calcext:value-type="float">
            <text:p>27129,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GALERIE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096" calcext:value-type="float">
            <text:p>1 096</text:p>
          </table:table-cell>
          <table:table-cell table:style-name="ce5" office:value-type="float" office:value="150.7" calcext:value-type="float">
            <text:p>150,7</text:p>
          </table:table-cell>
          <table:table-cell office:value-type="string" calcext:value-type="string">
            <text:p>neurčito</text:p>
          </table:table-cell>
          <table:table-cell office:value-type="float" office:value="165167.2" calcext:value-type="float">
            <text:p>165167,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RT PARK PRAHA S.R.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8.7" calcext:value-type="float">
            <text:p>8,7</text:p>
          </table:table-cell>
          <table:table-cell office:value-type="string" calcext:value-type="string">
            <text:p>neurčito</text:p>
          </table:table-cell>
          <table:table-cell office:value-type="float" office:value="4350" calcext:value-type="float">
            <text:p>43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GALERIE</text:p>
          </table:table-cell>
          <table:table-cell table:style-name="ce2" office:value-type="string" calcext:value-type="string">
            <text:p>sociální zázemí</text:p>
          </table:table-cell>
          <table:table-cell office:value-type="float" office:value="509" calcext:value-type="float">
            <text:p>509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eurčito</text:p>
          </table:table-cell>
          <table:table-cell office:value-type="float" office:value="509" calcext:value-type="float">
            <text:p>509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IGA-SERVIS S.R.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53.6" calcext:value-type="float">
            <text:p>53,6</text:p>
          </table:table-cell>
          <table:table-cell office:value-type="string" calcext:value-type="string">
            <text:p>neurčito</text:p>
          </table:table-cell>
          <table:table-cell office:value-type="float" office:value="55656.096" calcext:value-type="float">
            <text:p>55656,09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IGA-SERVIS S 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19.69" calcext:value-type="float">
            <text:p>520</text:p>
          </table:table-cell>
          <table:table-cell table:style-name="ce5" office:value-type="float" office:value="263" calcext:value-type="float">
            <text:p>263</text:p>
          </table:table-cell>
          <table:table-cell office:value-type="string" calcext:value-type="string">
            <text:p>neurčito</text:p>
          </table:table-cell>
          <table:table-cell office:value-type="float" office:value="136678.47" calcext:value-type="float">
            <text:p>136678,47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OVÝ HORIZONT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58" calcext:value-type="float">
            <text:p>1 058</text:p>
          </table:table-cell>
          <table:table-cell table:style-name="ce5" office:value-type="float" office:value="23.4" calcext:value-type="float">
            <text:p>23,4</text:p>
          </table:table-cell>
          <table:table-cell office:value-type="string" calcext:value-type="string">
            <text:p>neurčito</text:p>
          </table:table-cell>
          <table:table-cell office:value-type="float" office:value="24757.2" calcext:value-type="float">
            <text:p>24757,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ROUPA ZDENĚK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09.5" calcext:value-type="float">
            <text:p>510</text:p>
          </table:table-cell>
          <table:table-cell table:style-name="ce5" office:value-type="float" office:value="43.3" calcext:value-type="float">
            <text:p>43,3</text:p>
          </table:table-cell>
          <table:table-cell office:value-type="string" calcext:value-type="string">
            <text:p>neurčito</text:p>
          </table:table-cell>
          <table:table-cell office:value-type="float" office:value="22061.35" calcext:value-type="float">
            <text:p>22061,3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BOHABOJOVÁ NADĚŽDA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102" calcext:value-type="float">
            <text:p>1 102</text:p>
          </table:table-cell>
          <table:table-cell table:style-name="ce5" office:value-type="float" office:value="220.37" calcext:value-type="float">
            <text:p>220,37</text:p>
          </table:table-cell>
          <table:table-cell office:value-type="string" calcext:value-type="string">
            <text:p>11.5.2020</text:p>
          </table:table-cell>
          <table:table-cell office:value-type="float" office:value="242847.74" calcext:value-type="float">
            <text:p>242847,74</text:p>
          </table:table-cell>
          <table:table-cell office:value-type="string" calcext:value-type="string">
            <text:p>nepodařilo se mi potvrdit v seznamu solidu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Mikulandská 8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a</text:p>
          </table:table-cell>
          <table:table-cell/>
          <table:table-cell table:style-name="ce5" office:value-type="float" office:value="31.1" calcext:value-type="float">
            <text:p>31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Mlékárenská 3</text:p>
          </table:table-cell>
          <table:table-cell table:style-name="ce2" office:value-type="string" calcext:value-type="string">
            <text:p>292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69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díln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Modřany - domek ČD</text:p>
          </table:table-cell>
          <table:table-cell table:style-name="ce2" office:value-type="string" calcext:value-type="string">
            <text:p>? 4100</text:p>
          </table:table-cell>
          <table:table-cell table:number-columns-repeated="2"/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TJ SPARTAK MODŘANY</text:p>
          </table:table-cell>
          <table:table-cell table:style-name="ce2" office:value-type="string" calcext:value-type="string">
            <text:p>loděnice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79.38" calcext:value-type="float">
            <text:p>79,38</text:p>
          </table:table-cell>
          <table:table-cell office:value-type="string" calcext:value-type="string">
            <text:p>neurčito</text:p>
          </table:table-cell>
          <table:table-cell office:value-type="float" office:value="7938" calcext:value-type="float">
            <text:p>793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Myjavská 2</text:p>
          </table:table-cell>
          <table:table-cell table:style-name="ce2" office:value-type="string" calcext:value-type="string">
            <text:p>624.1</text:p>
          </table:table-cell>
          <table:table-cell table:style-name="ce2" office:value-type="float" office:value="624" calcext:value-type="float">
            <text:p>624</text:p>
          </table:table-cell>
          <table:table-cell table:style-name="ce2" office:value-type="string" calcext:value-type="string">
            <text:p>1169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/>
          <table:table-cell table:style-name="ce5" office:value-type="float" office:value="2485" calcext:value-type="float">
            <text:p>248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ERMITE PAU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44.82" calcext:value-type="float">
            <text:p>44,82</text:p>
          </table:table-cell>
          <table:table-cell office:value-type="string" calcext:value-type="string">
            <text:p>neurčito</text:p>
          </table:table-cell>
          <table:table-cell office:value-type="float" office:value="17928" calcext:value-type="float">
            <text:p>1792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ELVIA SPO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163.8" calcext:value-type="float">
            <text:p>2 164</text:p>
          </table:table-cell>
          <table:table-cell table:style-name="ce5" office:value-type="float" office:value="113.31" calcext:value-type="float">
            <text:p>113,31</text:p>
          </table:table-cell>
          <table:table-cell office:value-type="string" calcext:value-type="string">
            <text:p>neurčito</text:p>
          </table:table-cell>
          <table:table-cell office:value-type="float" office:value="245180.178" calcext:value-type="float">
            <text:p>245180,17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,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JHV-ENGINEERING S R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492.07" calcext:value-type="float">
            <text:p>2 492</text:p>
          </table:table-cell>
          <table:table-cell table:style-name="ce5" office:value-type="float" office:value="186.45" calcext:value-type="float">
            <text:p>186,45</text:p>
          </table:table-cell>
          <table:table-cell office:value-type="string" calcext:value-type="string">
            <text:p>neurčito</text:p>
          </table:table-cell>
          <table:table-cell office:value-type="float" office:value="464646.4515" calcext:value-type="float">
            <text:p>464646,451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GALÉN SPOL SR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492.07" calcext:value-type="float">
            <text:p>2 492</text:p>
          </table:table-cell>
          <table:table-cell table:style-name="ce5" office:value-type="float" office:value="282.44" calcext:value-type="float">
            <text:p>282,44</text:p>
          </table:table-cell>
          <table:table-cell office:value-type="string" calcext:value-type="string">
            <text:p>neurčito</text:p>
          </table:table-cell>
          <table:table-cell office:value-type="float" office:value="703860.2508" calcext:value-type="float">
            <text:p>703860,250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SDR.BÝVALÝCH POL VĚZŇŮ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52.08" calcext:value-type="float">
            <text:p>252</text:p>
          </table:table-cell>
          <table:table-cell table:style-name="ce5" office:value-type="float" office:value="75.38" calcext:value-type="float">
            <text:p>75,38</text:p>
          </table:table-cell>
          <table:table-cell office:value-type="string" calcext:value-type="string">
            <text:p>13.1.2020</text:p>
          </table:table-cell>
          <table:table-cell office:value-type="float" office:value="19001.7904" calcext:value-type="float">
            <text:p>19001,790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,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GLOSSA,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76.72" calcext:value-type="float">
            <text:p>2 077</text:p>
          </table:table-cell>
          <table:table-cell table:style-name="ce5" office:value-type="float" office:value="114.49" calcext:value-type="float">
            <text:p>114,49</text:p>
          </table:table-cell>
          <table:table-cell office:value-type="string" calcext:value-type="string">
            <text:p>neurčito</text:p>
          </table:table-cell>
          <table:table-cell office:value-type="float" office:value="237763.6728" calcext:value-type="float">
            <text:p>237763,672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,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KULÍŠEK KARE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16.67" calcext:value-type="float">
            <text:p>2 617</text:p>
          </table:table-cell>
          <table:table-cell table:style-name="ce5" office:value-type="float" office:value="27.23" calcext:value-type="float">
            <text:p>27,23</text:p>
          </table:table-cell>
          <table:table-cell office:value-type="string" calcext:value-type="string">
            <text:p>neurčito</text:p>
          </table:table-cell>
          <table:table-cell office:value-type="float" office:value="71251.9241" calcext:value-type="float">
            <text:p>71251,9241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VIKTOROVA JAN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67.47" calcext:value-type="float">
            <text:p>1 267</text:p>
          </table:table-cell>
          <table:table-cell table:style-name="ce5" office:value-type="float" office:value="46.22" calcext:value-type="float">
            <text:p>46,22</text:p>
          </table:table-cell>
          <table:table-cell office:value-type="string" calcext:value-type="string">
            <text:p>neurčito</text:p>
          </table:table-cell>
          <table:table-cell office:value-type="float" office:value="58582.4634" calcext:value-type="float">
            <text:p>58582,463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GTS CZECH S 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929.91" calcext:value-type="float">
            <text:p>1 930</text:p>
          </table:table-cell>
          <table:table-cell table:style-name="ce5" office:value-type="float" office:value="5.28" calcext:value-type="float">
            <text:p>5,28</text:p>
          </table:table-cell>
          <table:table-cell office:value-type="string" calcext:value-type="string">
            <text:p>neurčito</text:p>
          </table:table-cell>
          <table:table-cell office:value-type="float" office:value="10189.9248" calcext:value-type="float">
            <text:p>10189,924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ČESKÁ SPOLEČNOST ORNITOLOGICK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7.6" calcext:value-type="float">
            <text:p>408</text:p>
          </table:table-cell>
          <table:table-cell table:style-name="ce5" office:value-type="float" office:value="157.06" calcext:value-type="float">
            <text:p>157,06</text:p>
          </table:table-cell>
          <table:table-cell office:value-type="string" calcext:value-type="string">
            <text:p>neurčito</text:p>
          </table:table-cell>
          <table:table-cell office:value-type="float" office:value="64017.656" calcext:value-type="float">
            <text:p>64017,65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Bělohlávková Libuš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08.2" calcext:value-type="float">
            <text:p>108,2</text:p>
          </table:table-cell>
          <table:table-cell office:value-type="string" calcext:value-type="string">
            <text:p>neurčito</text:p>
          </table:table-cell>
          <table:table-cell office:value-type="float" office:value="43280" calcext:value-type="float">
            <text:p>4328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YATSUKEVYCH IVETTA</text:p>
          </table:table-cell>
          <table:table-cell table:style-name="ce2" office:value-type="string" calcext:value-type="string">
            <text:p>provozov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2.58" calcext:value-type="float">
            <text:p>12,58</text:p>
          </table:table-cell>
          <table:table-cell office:value-type="string" calcext:value-type="string">
            <text:p>neurčito</text:p>
          </table:table-cell>
          <table:table-cell office:value-type="float" office:value="12580" calcext:value-type="float">
            <text:p>1258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YATSUKEVYCH IVETTA</text:p>
          </table:table-cell>
          <table:table-cell table:style-name="ce2" office:value-type="string" calcext:value-type="string">
            <text:p>fyzioterapeutická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11.95" calcext:value-type="float">
            <text:p>111,95</text:p>
          </table:table-cell>
          <table:table-cell office:value-type="string" calcext:value-type="string">
            <text:p>neurčito</text:p>
          </table:table-cell>
          <table:table-cell office:value-type="float" office:value="55975" calcext:value-type="float">
            <text:p>5597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Nad lomem 2</text:p>
          </table:table-cell>
          <table:table-cell table:style-name="ce2" office:value-type="string" calcext:value-type="string">
            <text:p>1770</text:p>
          </table:table-cell>
          <table:table-cell table:style-name="ce2" office:value-type="float" office:value="1770" calcext:value-type="float">
            <text:p>1770</text:p>
          </table:table-cell>
          <table:table-cell table:style-name="ce2" office:value-type="string" calcext:value-type="string">
            <text:p>764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OBČANSKÉ SDR. SKLEP SOBĚ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.16" calcext:value-type="float">
            <text:p>26</text:p>
          </table:table-cell>
          <table:table-cell table:style-name="ce5" office:value-type="float" office:value="458.7" calcext:value-type="float">
            <text:p>458,7</text:p>
          </table:table-cell>
          <table:table-cell office:value-type="string" calcext:value-type="string">
            <text:p>neurčito</text:p>
          </table:table-cell>
          <table:table-cell office:value-type="float" office:value="11999.592" calcext:value-type="float">
            <text:p>11999,592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Nad Slávii 0</text:p>
          </table:table-cell>
          <table:table-cell table:style-name="ce2" office:value-type="string" calcext:value-type="string">
            <text:p>3281</text:p>
          </table:table-cell>
          <table:table-cell table:style-name="ce2" office:value-type="float" office:value="3281" calcext:value-type="float">
            <text:p>3281</text:p>
          </table:table-cell>
          <table:table-cell table:style-name="ce2" office:value-type="string" calcext:value-type="string">
            <text:p>4501/15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67.7" calcext:value-type="float">
            <text:p>167,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Nám. Franze Kafky 0</text:p>
          </table:table-cell>
          <table:table-cell table:style-name="ce2" office:value-type="string" calcext:value-type="string">
            <text:p>17.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Nám. Franze Kafky 0</text:p>
          </table:table-cell>
          <table:table-cell table:style-name="ce2" office:value-type="string" calcext:value-type="string">
            <text:p>18.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OSPODÁŘSKÁ KOMORA HL.M.P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59" calcext:value-type="float">
            <text:p>659</text:p>
          </table:table-cell>
          <table:table-cell table:style-name="ce5" office:value-type="float" office:value="490" calcext:value-type="float">
            <text:p>490</text:p>
          </table:table-cell>
          <table:table-cell office:value-type="string" calcext:value-type="string">
            <text:p>31.3.2015</text:p>
          </table:table-cell>
          <table:table-cell office:value-type="float" office:value="322910" calcext:value-type="float">
            <text:p>3229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Nám. Franze Kafky 0</text:p>
          </table:table-cell>
          <table:table-cell table:style-name="ce2" office:value-type="string" calcext:value-type="string">
            <text:p>18.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AFF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1459" calcext:value-type="float">
            <text:p>11 459</text:p>
          </table:table-cell>
          <table:table-cell table:style-name="ce5" office:value-type="float" office:value="314.75" calcext:value-type="float">
            <text:p>314,75</text:p>
          </table:table-cell>
          <table:table-cell office:value-type="string" calcext:value-type="string">
            <text:p>neurčito</text:p>
          </table:table-cell>
          <table:table-cell office:value-type="float" office:value="3606720.25" calcext:value-type="float">
            <text:p>3606720,2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Něvská 24</text:p>
          </table:table-cell>
          <table:table-cell table:style-name="ce2" office:value-type="string" calcext:value-type="string">
            <text:p>622.1</text:p>
          </table:table-cell>
          <table:table-cell table:style-name="ce2" office:value-type="float" office:value="622" calcext:value-type="float">
            <text:p>622</text:p>
          </table:table-cell>
          <table:table-cell table:style-name="ce2" office:value-type="string" calcext:value-type="string">
            <text:p>1169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/>
          <table:table-cell table:style-name="ce5" office:value-type="float" office:value="25.57" calcext:value-type="float">
            <text:p>25,5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Nové mlýny 5</text:p>
          </table:table-cell>
          <table:table-cell table:style-name="ce2" office:value-type="string" calcext:value-type="string">
            <text:p>1244</text:p>
          </table:table-cell>
          <table:table-cell table:style-name="ce2" office:value-type="float" office:value="1244" calcext:value-type="float">
            <text:p>1244</text:p>
          </table:table-cell>
          <table:table-cell table:style-name="ce2" office:value-type="string" calcext:value-type="string">
            <text:p>3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RAŽSKÉ SLUŽBY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38932" calcext:value-type="float">
            <text:p>138932</text:p>
          </table:table-cell>
          <table:table-cell office:value-type="string" calcext:value-type="string">
            <text:p>neurčito</text:p>
          </table:table-cell>
          <table:table-cell office:value-type="float" office:value="55572800" calcext:value-type="float">
            <text:p>555728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Ostrov štvanice 0</text:p>
          </table:table-cell>
          <table:table-cell table:style-name="ce2" office:value-type="string" calcext:value-type="string">
            <text:p>858</text:p>
          </table:table-cell>
          <table:table-cell table:style-name="ce2" office:value-type="float" office:value="858" calcext:value-type="float">
            <text:p>858</text:p>
          </table:table-cell>
          <table:table-cell table:style-name="ce2" office:value-type="string" calcext:value-type="string">
            <text:p>1224</text:p>
          </table:table-cell>
          <table:table-cell table:style-name="ce2" office:value-type="string" calcext:value-type="string">
            <text:p>Praha 7</text:p>
          </table:table-cell>
          <table:table-cell table:style-name="ce2" office:value-type="string" calcext:value-type="string">
            <text:p>Holešo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534.45" calcext:value-type="float">
            <text:p>534,4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Pacovská 4</text:p>
          </table:table-cell>
          <table:table-cell table:style-name="ce2" office:value-type="string" calcext:value-type="string">
            <text:p>35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1246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rč</text:p>
          </table:table-cell>
          <table:table-cell table:style-name="ce5" office:value-type="string" calcext:value-type="string">
            <text:p>HUSITSKÁ TEOL. FAK UK</text:p>
          </table:table-cell>
          <table:table-cell table:style-name="ce2" office:value-type="string" calcext:value-type="string">
            <text:p>škola</text:p>
          </table:table-cell>
          <table:table-cell/>
          <table:table-cell table:style-name="ce5" office:value-type="float" office:value="6271.96" calcext:value-type="float">
            <text:p>6271,96</text:p>
          </table:table-cell>
          <table:table-cell office:value-type="string" calcext:value-type="string">
            <text:p>neurčito</text:p>
          </table:table-cell>
          <table:table-cell table:style-name="ce5" office:value-type="float" office:value="999" calcext:value-type="float">
            <text:p>999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Pacovská 4</text:p>
          </table:table-cell>
          <table:table-cell table:style-name="ce2" office:value-type="string" calcext:value-type="string">
            <text:p>35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1246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rč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škola</text:p>
          </table:table-cell>
          <table:table-cell/>
          <table:table-cell table:style-name="ce5" office:value-type="float" office:value="2644.4" calcext:value-type="float">
            <text:p>2644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Proboštská 1</text:p>
          </table:table-cell>
          <table:table-cell table:style-name="ce2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907,906,909/1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PRAŽSKÉ SLUŽB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3219" calcext:value-type="float">
            <text:p>3219</text:p>
          </table:table-cell>
          <table:table-cell office:value-type="string" calcext:value-type="string">
            <text:p>neurčito</text:p>
          </table:table-cell>
          <table:table-cell office:value-type="float" office:value="1609500" calcext:value-type="float">
            <text:p>16095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IDDEN PLACES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178" calcext:value-type="float">
            <text:p>2 178</text:p>
          </table:table-cell>
          <table:table-cell table:style-name="ce5" office:value-type="float" office:value="45.05" calcext:value-type="float">
            <text:p>45,05</text:p>
          </table:table-cell>
          <table:table-cell office:value-type="string" calcext:value-type="string">
            <text:p>neurčito</text:p>
          </table:table-cell>
          <table:table-cell office:value-type="float" office:value="98118.9" calcext:value-type="float">
            <text:p>98118,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ÁGR MILOSLAV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229" calcext:value-type="float">
            <text:p>229</text:p>
          </table:table-cell>
          <table:table-cell table:style-name="ce5" office:value-type="float" office:value="45.8" calcext:value-type="float">
            <text:p>45,8</text:p>
          </table:table-cell>
          <table:table-cell office:value-type="string" calcext:value-type="string">
            <text:p>neurčito</text:p>
          </table:table-cell>
          <table:table-cell office:value-type="float" office:value="10488.2" calcext:value-type="float">
            <text:p>10488,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ITREUS HOLDING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2100" calcext:value-type="float">
            <text:p>32 100</text:p>
          </table:table-cell>
          <table:table-cell table:style-name="ce5" office:value-type="float" office:value="106" calcext:value-type="float">
            <text:p>106</text:p>
          </table:table-cell>
          <table:table-cell office:value-type="string" calcext:value-type="string">
            <text:p>neurčito</text:p>
          </table:table-cell>
          <table:table-cell office:value-type="float" office:value="3402600" calcext:value-type="float">
            <text:p>34026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ÁČEK JIŘÍ</text:p>
          </table:table-cell>
          <table:table-cell table:style-name="ce2" office:value-type="string" calcext:value-type="string">
            <text:p>zakázkové krejčovství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23.44" calcext:value-type="float">
            <text:p>123,44</text:p>
          </table:table-cell>
          <table:table-cell office:value-type="string" calcext:value-type="string">
            <text:p>neurčito</text:p>
          </table:table-cell>
          <table:table-cell office:value-type="float" office:value="123440" calcext:value-type="float">
            <text:p>1234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ĚSTSKÁ KNIHOVNA V PRAZ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68.32" calcext:value-type="float">
            <text:p>168,32</text:p>
          </table:table-cell>
          <table:table-cell office:value-type="string" calcext:value-type="string">
            <text:p>neurčito</text:p>
          </table:table-cell>
          <table:table-cell office:value-type="float" office:value="168.32" calcext:value-type="float">
            <text:p>168,32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MNESTY INTER Č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41" calcext:value-type="float">
            <text:p>141</text:p>
          </table:table-cell>
          <table:table-cell office:value-type="string" calcext:value-type="string">
            <text:p>neurčito</text:p>
          </table:table-cell>
          <table:table-cell office:value-type="float" office:value="141000" calcext:value-type="float">
            <text:p>1410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FRESH POINT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867" calcext:value-type="float">
            <text:p>5 867</text:p>
          </table:table-cell>
          <table:table-cell table:style-name="ce5" office:value-type="float" office:value="123.5" calcext:value-type="float">
            <text:p>123,5</text:p>
          </table:table-cell>
          <table:table-cell office:value-type="string" calcext:value-type="string">
            <text:p>30.6.2018</text:p>
          </table:table-cell>
          <table:table-cell office:value-type="float" office:value="724574.5" calcext:value-type="float">
            <text:p>724574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fresh point s.r.o.</text:p>
          </table:table-cell>
          <table:table-cell table:style-name="ce2" office:value-type="string" calcext:value-type="string">
            <text:p>vinárna</text:p>
          </table:table-cell>
          <table:table-cell office:value-type="float" office:value="5867" calcext:value-type="float">
            <text:p>5 867</text:p>
          </table:table-cell>
          <table:table-cell table:style-name="ce5" office:value-type="float" office:value="202.2" calcext:value-type="float">
            <text:p>202,2</text:p>
          </table:table-cell>
          <table:table-cell office:value-type="string" calcext:value-type="string">
            <text:p>30.6.2018</text:p>
          </table:table-cell>
          <table:table-cell office:value-type="float" office:value="1186307.4" calcext:value-type="float">
            <text:p>1186307,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ELOSING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46" calcext:value-type="float">
            <text:p>46</text:p>
          </table:table-cell>
          <table:table-cell office:value-type="string" calcext:value-type="string">
            <text:p>neurčito</text:p>
          </table:table-cell>
          <table:table-cell office:value-type="float" office:value="27600" calcext:value-type="float">
            <text:p>276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ŽSKÉ KONTAKTNÍ CENTRUM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69.49" calcext:value-type="float">
            <text:p>69,49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RBA S.R.O. <text:s/>- exek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100.9" calcext:value-type="float">
            <text:p>100,9</text:p>
          </table:table-cell>
          <table:table-cell office:value-type="string" calcext:value-type="string">
            <text:p>neurčito</text:p>
          </table:table-cell>
          <table:table-cell office:value-type="float" office:value="121080" calcext:value-type="float">
            <text:p>12108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Rajmonova 80 (13)</text:p>
          </table:table-cell>
          <table:table-cell/>
          <table:table-cell table:style-name="ce2" office:value-type="float" office:value="1198" calcext:value-type="float">
            <text:p>1198</text:p>
          </table:table-cell>
          <table:table-cell table:style-name="ce2" office:value-type="string" calcext:value-type="string">
            <text:p>2364/80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skla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Rodvinovská 3</text:p>
          </table:table-cell>
          <table:table-cell table:style-name="ce2" office:value-type="string" calcext:value-type="string">
            <text:p>574</text:p>
          </table:table-cell>
          <table:table-cell table:style-name="ce2" office:value-type="float" office:value="574" calcext:value-type="float">
            <text:p>574</text:p>
          </table:table-cell>
          <table:table-cell table:style-name="ce2" office:value-type="string" calcext:value-type="string">
            <text:p>157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rč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kancelář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Roškotova 6</text:p>
          </table:table-cell>
          <table:table-cell table:style-name="ce2" office:value-type="string" calcext:value-type="string">
            <text:p>1737</text:p>
          </table:table-cell>
          <table:table-cell table:style-name="ce2" office:value-type="float" office:value="1737" calcext:value-type="float">
            <text:p>1737</text:p>
          </table:table-cell>
          <table:table-cell table:style-name="ce2" office:value-type="string" calcext:value-type="string">
            <text:p>310/7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OBČANSKÉ SDRUŽENÍ POHODA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231.52" calcext:value-type="float">
            <text:p>231,52</text:p>
          </table:table-cell>
          <table:table-cell office:value-type="string" calcext:value-type="string">
            <text:p>neurčito</text:p>
          </table:table-cell>
          <table:table-cell table:style-name="ce5" office:value-type="float" office:value="12" calcext:value-type="float">
            <text:p>12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Roškotova 6</text:p>
          </table:table-cell>
          <table:table-cell table:style-name="ce2" office:value-type="string" calcext:value-type="string">
            <text:p>1737</text:p>
          </table:table-cell>
          <table:table-cell table:style-name="ce2" office:value-type="float" office:value="1737" calcext:value-type="float">
            <text:p>1737</text:p>
          </table:table-cell>
          <table:table-cell table:style-name="ce2" office:value-type="string" calcext:value-type="string">
            <text:p>310/7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00.48" calcext:value-type="float">
            <text:p>100,48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Saratovská 0</text:p>
          </table:table-cell>
          <table:table-cell table:style-name="ce2" office:value-type="string" calcext:value-type="string">
            <text:p>159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2798/63, 2798/64. 2798/6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DIAKONIE ČESK CÍRKVE EVA</text:p>
          </table:table-cell>
          <table:table-cell table:style-name="ce2" office:value-type="string" calcext:value-type="string">
            <text:p>přízemí</text:p>
          </table:table-cell>
          <table:table-cell/>
          <table:table-cell table:style-name="ce5" office:value-type="float" office:value="189.9" calcext:value-type="float">
            <text:p>189,9</text:p>
          </table:table-cell>
          <table:table-cell office:value-type="string" calcext:value-type="string">
            <text:p>neurčito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Saratovská 0</text:p>
          </table:table-cell>
          <table:table-cell table:style-name="ce2" office:value-type="string" calcext:value-type="string">
            <text:p>160.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2798/63, 2798/64, 2798/6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DIAKONIE ČESK CÍRKVE EVA</text:p>
          </table:table-cell>
          <table:table-cell table:style-name="ce2" office:value-type="string" calcext:value-type="string">
            <text:p>přízemi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46.4" calcext:value-type="float">
            <text:p>146,4</text:p>
          </table:table-cell>
          <table:table-cell office:value-type="string" calcext:value-type="string">
            <text:p>neurčito</text:p>
          </table:table-cell>
          <table:table-cell office:value-type="float" office:value="146.4" calcext:value-type="float">
            <text:p>146,4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Sedlec</text:p>
          </table:table-cell>
          <table:table-cell table:style-name="ce2" office:value-type="string" calcext:value-type="string">
            <text:p>? 5055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430/3, 430/22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Sedlec</text:p>
          </table:table-cell>
          <table:table-cell table:style-name="ce5" office:value-type="string" calcext:value-type="string">
            <text:p>VÝSTAVNICTVÍ PRAHA A S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30.7" calcext:value-type="float">
            <text:p>231</text:p>
          </table:table-cell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neurčito</text:p>
          </table:table-cell>
          <table:table-cell office:value-type="float" office:value="14995.5" calcext:value-type="float">
            <text:p>14995,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Šárka - Zlodějka</text:p>
          </table:table-cell>
          <table:table-cell table:style-name="ce2" office:value-type="string" calcext:value-type="string">
            <text:p>? 50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361/1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Ruzyně</text:p>
          </table:table-cell>
          <table:table-cell table:style-name="ce5" office:value-type="string" calcext:value-type="string">
            <text:p>ČESKÝ JUNÁK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neurčito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Štefánikova 11</text:p>
          </table:table-cell>
          <table:table-cell table:style-name="ce2" office:value-type="string" calcext:value-type="string">
            <text:p>235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29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NAŠE VOJSKO - KNIŽNÍ DISTRIBUC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200" calcext:value-type="float">
            <text:p>2 200</text:p>
          </table:table-cell>
          <table:table-cell table:style-name="ce5" office:value-type="float" office:value="224.19" calcext:value-type="float">
            <text:p>224,19</text:p>
          </table:table-cell>
          <table:table-cell office:value-type="string" calcext:value-type="string">
            <text:p>neurčito</text:p>
          </table:table-cell>
          <table:table-cell office:value-type="float" office:value="493218" calcext:value-type="float">
            <text:p>49321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Štefánikova 11</text:p>
          </table:table-cell>
          <table:table-cell table:style-name="ce2" office:value-type="string" calcext:value-type="string">
            <text:p>235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29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DŮM DĚTÍ A MLÁDEŽE</text:p>
          </table:table-cell>
          <table:table-cell table:style-name="ce2" office:value-type="string" calcext:value-type="string">
            <text:p>dům dětí a mládeže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269.49" calcext:value-type="float">
            <text:p>2269,49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Štefánikova 11</text:p>
          </table:table-cell>
          <table:table-cell table:style-name="ce2" office:value-type="string" calcext:value-type="string">
            <text:p>235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29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ŠKOLNÍ JÍDELNA PRAHA 5</text:p>
          </table:table-cell>
          <table:table-cell table:style-name="ce2" office:value-type="string" calcext:value-type="string">
            <text:p>školní jídel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814.36" calcext:value-type="float">
            <text:p>814,36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Štupartská 14</text:p>
          </table:table-cell>
          <table:table-cell table:style-name="ce2" office:value-type="string" calcext:value-type="string">
            <text:p>594</text:p>
          </table:table-cell>
          <table:table-cell table:style-name="ce2" office:value-type="float" office:value="594" calcext:value-type="float">
            <text:p>594</text:p>
          </table:table-cell>
          <table:table-cell table:style-name="ce2" office:value-type="string" calcext:value-type="string">
            <text:p>610/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40" calcext:value-type="float">
            <text:p>140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U Skladu 0</text:p>
          </table:table-cell>
          <table:table-cell table:style-name="ce2" office:value-type="string" calcext:value-type="string">
            <text:p>2153</text:p>
          </table:table-cell>
          <table:table-cell table:style-name="ce2" office:value-type="float" office:value="2153" calcext:value-type="float">
            <text:p>2153</text:p>
          </table:table-cell>
          <table:table-cell table:style-name="ce2" office:value-type="string" calcext:value-type="string">
            <text:p>28/4, 29/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omořan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727.62" calcext:value-type="float">
            <text:p>727,62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Vyšehradská 3</text:p>
          </table:table-cell>
          <table:table-cell table:style-name="ce2" office:value-type="string" calcext:value-type="string">
            <text:p>255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13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BRAILCOM O.P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196.48" calcext:value-type="float">
            <text:p>196,48</text:p>
          </table:table-cell>
          <table:table-cell office:value-type="string" calcext:value-type="string">
            <text:p>neurčito</text:p>
          </table:table-cell>
          <table:table-cell office:value-type="float" office:value="39296" calcext:value-type="float">
            <text:p>39296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Za Poříčskou bránou</text:p>
          </table:table-cell>
          <table:table-cell table:style-name="ce2" office:value-type="string" calcext:value-type="string">
            <text:p>284.1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string" calcext:value-type="string">
            <text:p>17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Karlín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32338" calcext:value-type="float">
            <text:p>32338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Žernovská 27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322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VALKAR FILI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82.65" calcext:value-type="float">
            <text:p>182,65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Žernovská 27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322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VALKÁR FILIP</text:p>
          </table:table-cell>
          <table:table-cell table:style-name="ce2" office:value-type="string" calcext:value-type="string">
            <text:p>přízemí</text:p>
          </table:table-cell>
          <table:table-cell office:value-type="float" office:value="720.69" calcext:value-type="float">
            <text:p>721</text:p>
          </table:table-cell>
          <table:table-cell table:style-name="ce5" office:value-type="float" office:value="98.55" calcext:value-type="float">
            <text:p>98,55</text:p>
          </table:table-cell>
          <table:table-cell office:value-type="string" calcext:value-type="string">
            <text:p>neurčito</text:p>
          </table:table-cell>
          <table:table-cell office:value-type="float" office:value="71023.9995" calcext:value-type="float">
            <text:p>71023,999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Žitavského</text:p>
          </table:table-cell>
          <table:table-cell table:style-name="ce2" office:value-type="string" calcext:value-type="string">
            <text:p>? 5079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string" calcext:value-type="string">
            <text:p>194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Zbraslav</text:p>
          </table:table-cell>
          <table:table-cell table:style-name="ce5" office:value-type="string" calcext:value-type="string">
            <text:p>JANEČEK JINDŘICH</text:p>
          </table:table-cell>
          <table:table-cell table:style-name="ce2" office:value-type="string" calcext:value-type="string">
            <text:p>sklad</text:p>
          </table:table-cell>
          <table:table-cell table:number-columns-repeated="2"/>
          <table:table-cell office:value-type="string" calcext:value-type="string">
            <text:p>neurčito</text:p>
          </table:table-cell>
          <table:table-cell table:style-name="ce5" office:value-type="float" office:value="50000" calcext:value-type="float">
            <text:p>5000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Žitavského</text:p>
          </table:table-cell>
          <table:table-cell table:style-name="ce2" office:value-type="string" calcext:value-type="string">
            <text:p>? 5079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string" calcext:value-type="string">
            <text:p>194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Zbraslav</text:p>
          </table:table-cell>
          <table:table-cell table:style-name="ce5" office:value-type="string" calcext:value-type="string">
            <text:p>MACH RADEK</text:p>
          </table:table-cell>
          <table:table-cell table:style-name="ce2" office:value-type="string" calcext:value-type="string">
            <text:p>sklad</text:p>
          </table:table-cell>
          <table:table-cell table:number-columns-repeated="2"/>
          <table:table-cell office:value-type="string" calcext:value-type="string">
            <text:p>neurčito</text:p>
          </table:table-cell>
          <table:table-cell table:style-name="ce5" office:value-type="float" office:value="50000" calcext:value-type="float">
            <text:p>5000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7/2</text:p>
          </table:table-cell>
          <table:table-cell table:style-name="ce2" office:value-type="float" office:value="707" calcext:value-type="float">
            <text:p>707</text:p>
          </table:table-cell>
          <table:table-cell table:style-name="ce2" office:value-type="string" calcext:value-type="string">
            <text:p>9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Kliment Emil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eurčitá</text:p>
          </table:table-cell>
          <table:table-cell office:value-type="float" office:value="400" calcext:value-type="float">
            <text:p>4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7/2</text:p>
          </table:table-cell>
          <table:table-cell table:style-name="ce2" office:value-type="float" office:value="707" calcext:value-type="float">
            <text:p>707</text:p>
          </table:table-cell>
          <table:table-cell table:style-name="ce2" office:value-type="string" calcext:value-type="string">
            <text:p>9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Kliment Emil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4.34" calcext:value-type="float">
            <text:p>4,34</text:p>
          </table:table-cell>
          <table:table-cell office:value-type="string" calcext:value-type="string">
            <text:p>neurčitá</text:p>
          </table:table-cell>
          <table:table-cell office:value-type="float" office:value="2604" calcext:value-type="float">
            <text:p>260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8/4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99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Spolek Petr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eurčitá</text:p>
          </table:table-cell>
          <table:table-cell office:value-type="float" office:value="400" calcext:value-type="float">
            <text:p>4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8/4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99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Váňová Alen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1.65" calcext:value-type="float">
            <text:p>1,65</text:p>
          </table:table-cell>
          <table:table-cell office:value-type="string" calcext:value-type="string">
            <text:p>neurčitá</text:p>
          </table:table-cell>
          <table:table-cell office:value-type="float" office:value="330" calcext:value-type="float">
            <text:p>33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8/4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99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8/4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99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Zimová Iva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9" calcext:value-type="float">
            <text:p>1 009</text:p>
          </table:table-cell>
          <table:table-cell table:style-name="ce5" office:value-type="float" office:value="33.4" calcext:value-type="float">
            <text:p>33,4</text:p>
          </table:table-cell>
          <table:table-cell office:value-type="string" calcext:value-type="string">
            <text:p>neurčitá</text:p>
          </table:table-cell>
          <table:table-cell office:value-type="float" office:value="33700.6" calcext:value-type="float">
            <text:p>33700,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9/6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string" calcext:value-type="string">
            <text:p>99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Vrtílková Vítězslava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13.02" calcext:value-type="float">
            <text:p>13,02</text:p>
          </table:table-cell>
          <table:table-cell office:value-type="string" calcext:value-type="string">
            <text:p>neurčitá</text:p>
          </table:table-cell>
          <table:table-cell office:value-type="float" office:value="9022.86" calcext:value-type="float">
            <text:p>9022,8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9/6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string" calcext:value-type="string">
            <text:p>99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9/6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string" calcext:value-type="string">
            <text:p>99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Malina Vlastimil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7.18" calcext:value-type="float">
            <text:p>7,18</text:p>
          </table:table-cell>
          <table:table-cell office:value-type="string" calcext:value-type="string">
            <text:p>neurčitá</text:p>
          </table:table-cell>
          <table:table-cell office:value-type="float" office:value="1436" calcext:value-type="float">
            <text:p>143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5/19</text:p>
          </table:table-cell>
          <table:table-cell table:style-name="ce2" office:value-type="float" office:value="635" calcext:value-type="float">
            <text:p>635</text:p>
          </table:table-cell>
          <table:table-cell table:style-name="ce2" office:value-type="string" calcext:value-type="string">
            <text:p>806/80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Trejbalová Da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68.28" calcext:value-type="float">
            <text:p>68,28</text:p>
          </table:table-cell>
          <table:table-cell office:value-type="string" calcext:value-type="string">
            <text:p>neurčitá</text:p>
          </table:table-cell>
          <table:table-cell office:value-type="float" office:value="54624" calcext:value-type="float">
            <text:p>5462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6/21</text:p>
          </table:table-cell>
          <table:table-cell table:style-name="ce2" office:value-type="float" office:value="636" calcext:value-type="float">
            <text:p>636</text:p>
          </table:table-cell>
          <table:table-cell table:style-name="ce2" office:value-type="string" calcext:value-type="string">
            <text:p>806/808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arel Stejskal</text:p>
          </table:table-cell>
          <table:table-cell table:style-name="ce2" office:value-type="string" calcext:value-type="string">
            <text:p>palačinkáma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68.28" calcext:value-type="float">
            <text:p>68,28</text:p>
          </table:table-cell>
          <table:table-cell office:value-type="string" calcext:value-type="string">
            <text:p>neurčitá</text:p>
          </table:table-cell>
          <table:table-cell office:value-type="float" office:value="122904" calcext:value-type="float">
            <text:p>12290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VM CONSULT s. r. o.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080" calcext:value-type="float">
            <text:p>1 080</text:p>
          </table:table-cell>
          <table:table-cell table:style-name="ce5" office:value-type="float" office:value="36.31" calcext:value-type="float">
            <text:p>36,31</text:p>
          </table:table-cell>
          <table:table-cell office:value-type="string" calcext:value-type="string">
            <text:p>neurčitá</text:p>
          </table:table-cell>
          <table:table-cell office:value-type="float" office:value="39214.8" calcext:value-type="float">
            <text:p>39214,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aválek Richard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36.31" calcext:value-type="float">
            <text:p>36,31</text:p>
          </table:table-cell>
          <table:table-cell office:value-type="string" calcext:value-type="string">
            <text:p>neurčitá</text:p>
          </table:table-cell>
          <table:table-cell office:value-type="float" office:value="34494.5" calcext:value-type="float">
            <text:p>34494,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Hořejší Tomá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34.22" calcext:value-type="float">
            <text:p>34,22</text:p>
          </table:table-cell>
          <table:table-cell office:value-type="string" calcext:value-type="string">
            <text:p>neurčitá</text:p>
          </table:table-cell>
          <table:table-cell office:value-type="float" office:value="35931" calcext:value-type="float">
            <text:p>35931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Tesařík Ivan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34.49" calcext:value-type="float">
            <text:p>34,49</text:p>
          </table:table-cell>
          <table:table-cell office:value-type="string" calcext:value-type="string">
            <text:p>neurčitá</text:p>
          </table:table-cell>
          <table:table-cell office:value-type="float" office:value="31041" calcext:value-type="float">
            <text:p>31041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Prim Luká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150" calcext:value-type="float">
            <text:p>1 150</text:p>
          </table:table-cell>
          <table:table-cell table:style-name="ce5" office:value-type="float" office:value="35.03" calcext:value-type="float">
            <text:p>35,03</text:p>
          </table:table-cell>
          <table:table-cell office:value-type="string" calcext:value-type="string">
            <text:p>neurčitá</text:p>
          </table:table-cell>
          <table:table-cell office:value-type="float" office:value="40284.5" calcext:value-type="float">
            <text:p>40284,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Hlavatého</text:p>
          </table:table-cell>
          <table:table-cell table:style-name="ce2" office:value-type="string" calcext:value-type="string">
            <text:p>662/17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string" calcext:value-type="string">
            <text:p>89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První společná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16.17" calcext:value-type="float">
            <text:p>116,17</text:p>
          </table:table-cell>
          <table:table-cell office:value-type="string" calcext:value-type="string">
            <text:p>neurčitá</text:p>
          </table:table-cell>
          <table:table-cell office:value-type="float" office:value="46468" calcext:value-type="float">
            <text:p>4646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Hlavatého</text:p>
          </table:table-cell>
          <table:table-cell table:style-name="ce2" office:value-type="string" calcext:value-type="string">
            <text:p>682/17</text:p>
          </table:table-cell>
          <table:table-cell table:style-name="ce2" office:value-type="float" office:value="682" calcext:value-type="float">
            <text:p>682</text:p>
          </table:table-cell>
          <table:table-cell table:style-name="ce2" office:value-type="string" calcext:value-type="string">
            <text:p>89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První společná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45.05" calcext:value-type="float">
            <text:p>45,05</text:p>
          </table:table-cell>
          <table:table-cell office:value-type="string" calcext:value-type="string">
            <text:p>neurčitá</text:p>
          </table:table-cell>
          <table:table-cell office:value-type="float" office:value="18020" calcext:value-type="float">
            <text:p>180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Hlavatého</text:p>
          </table:table-cell>
          <table:table-cell table:style-name="ce2" office:value-type="string" calcext:value-type="string">
            <text:p>662/17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string" calcext:value-type="string">
            <text:p>89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První společná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5.6" calcext:value-type="float">
            <text:p>35,6</text:p>
          </table:table-cell>
          <table:table-cell office:value-type="string" calcext:value-type="string">
            <text:p>neurčitá</text:p>
          </table:table-cell>
          <table:table-cell office:value-type="float" office:value="14240" calcext:value-type="float">
            <text:p>1424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Haidar AI Houráni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83.82" calcext:value-type="float">
            <text:p>183,82</text:p>
          </table:table-cell>
          <table:table-cell office:value-type="string" calcext:value-type="string">
            <text:p>neurčitá</text:p>
          </table:table-cell>
          <table:table-cell office:value-type="float" office:value="91910" calcext:value-type="float">
            <text:p>9191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Drahokoupilová Miroslav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neurčitá</text:p>
          </table:table-cell>
          <table:table-cell office:value-type="float" office:value="6400" calcext:value-type="float">
            <text:p>64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Ricochet klub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66.5" calcext:value-type="float">
            <text:p>766,5</text:p>
          </table:table-cell>
          <table:table-cell office:value-type="string" calcext:value-type="string">
            <text:p>neurčitá</text:p>
          </table:table-cell>
          <table:table-cell office:value-type="float" office:value="306600" calcext:value-type="float">
            <text:p>3066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Bubeník Miroslav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35.15" calcext:value-type="float">
            <text:p>135,15</text:p>
          </table:table-cell>
          <table:table-cell office:value-type="string" calcext:value-type="string">
            <text:p>neurčitá</text:p>
          </table:table-cell>
          <table:table-cell office:value-type="float" office:value="108120" calcext:value-type="float">
            <text:p>1081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Aiyahya Lina</text:p>
          </table:table-cell>
          <table:table-cell table:style-name="ce2" office:value-type="string" calcext:value-type="string">
            <text:p>lékárna</text:p>
          </table:table-cell>
          <table:table-cell office:value-type="float" office:value="660.91" calcext:value-type="float">
            <text:p>661</text:p>
          </table:table-cell>
          <table:table-cell table:style-name="ce5" office:value-type="float" office:value="190" calcext:value-type="float">
            <text:p>190</text:p>
          </table:table-cell>
          <table:table-cell office:value-type="string" calcext:value-type="string">
            <text:p>neurčitá</text:p>
          </table:table-cell>
          <table:table-cell office:value-type="float" office:value="125572.9" calcext:value-type="float">
            <text:p>125572,9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2/3</text:p>
          </table:table-cell>
          <table:table-cell table:style-name="ce2" office:value-type="float" office:value="1232" calcext:value-type="float">
            <text:p>1232</text:p>
          </table:table-cell>
          <table:table-cell table:style-name="ce2" office:value-type="string" calcext:value-type="string">
            <text:p>2342/15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izza Art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704" calcext:value-type="float">
            <text:p>704</text:p>
          </table:table-cell>
          <table:table-cell table:style-name="ce5" office:value-type="float" office:value="251.6" calcext:value-type="float">
            <text:p>251,6</text:p>
          </table:table-cell>
          <table:table-cell office:value-type="string" calcext:value-type="string">
            <text:p>neurčitá</text:p>
          </table:table-cell>
          <table:table-cell office:value-type="float" office:value="177126.4" calcext:value-type="float">
            <text:p>177126,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rosaz o.s.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45.65" calcext:value-type="float">
            <text:p>45,65</text:p>
          </table:table-cell>
          <table:table-cell office:value-type="string" calcext:value-type="string">
            <text:p>neurčitá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Arie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8.6" calcext:value-type="float">
            <text:p>28,6</text:p>
          </table:table-cell>
          <table:table-cell office:value-type="string" calcext:value-type="string">
            <text:p>neurčitá</text:p>
          </table:table-cell>
          <table:table-cell office:value-type="float" office:value="11440" calcext:value-type="float">
            <text:p>1144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Rehabilitace</text:p>
          </table:table-cell>
          <table:table-cell table:style-name="ce2" office:value-type="string" calcext:value-type="string">
            <text:p>rehabilitace</text:p>
          </table:table-cell>
          <table:table-cell/>
          <table:table-cell table:style-name="ce5" office:value-type="float" office:value="79.98" calcext:value-type="float">
            <text:p>79,98</text:p>
          </table:table-cell>
          <table:table-cell office:value-type="string" calcext:value-type="string">
            <text:p>neurčitá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Homola</text:p>
          </table:table-cell>
          <table:table-cell table:style-name="ce2" office:value-type="string" calcext:value-type="string">
            <text:p>laboratoř</text:p>
          </table:table-cell>
          <table:table-cell office:value-type="float" office:value="519.4" calcext:value-type="float">
            <text:p>519</text:p>
          </table:table-cell>
          <table:table-cell table:style-name="ce5" office:value-type="float" office:value="95.3" calcext:value-type="float">
            <text:p>95,3</text:p>
          </table:table-cell>
          <table:table-cell office:value-type="string" calcext:value-type="string">
            <text:p>neurčitá</text:p>
          </table:table-cell>
          <table:table-cell office:value-type="float" office:value="49498.82" calcext:value-type="float">
            <text:p>49498,8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Rehabilitace</text:p>
          </table:table-cell>
          <table:table-cell table:style-name="ce2" office:value-type="string" calcext:value-type="string">
            <text:p>laboratoř</text:p>
          </table:table-cell>
          <table:table-cell/>
          <table:table-cell table:style-name="ce5" office:value-type="float" office:value="49" calcext:value-type="float">
            <text:p>49</text:p>
          </table:table-cell>
          <table:table-cell office:value-type="string" calcext:value-type="string">
            <text:p>neurčitá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Flora - Svaz těl.post.</text:p>
          </table:table-cell>
          <table:table-cell table:style-name="ce2" office:value-type="string" calcext:value-type="string">
            <text:p>provozní místnost</text:p>
          </table:table-cell>
          <table:table-cell/>
          <table:table-cell table:style-name="ce5" office:value-type="float" office:value="30.6" calcext:value-type="float">
            <text:p>30,6</text:p>
          </table:table-cell>
          <table:table-cell office:value-type="string" calcext:value-type="string">
            <text:p>neurčitá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3/2</text:p>
          </table:table-cell>
          <table:table-cell table:style-name="ce2" office:value-type="float" office:value="1233" calcext:value-type="float">
            <text:p>1233</text:p>
          </table:table-cell>
          <table:table-cell table:style-name="ce2" office:value-type="string" calcext:value-type="string">
            <text:p>2342/152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otápěči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349.5" calcext:value-type="float">
            <text:p>1 350</text:p>
          </table:table-cell>
          <table:table-cell table:style-name="ce5" office:value-type="float" office:value="26.81" calcext:value-type="float">
            <text:p>26,81</text:p>
          </table:table-cell>
          <table:table-cell office:value-type="string" calcext:value-type="string">
            <text:p>neurčitá</text:p>
          </table:table-cell>
          <table:table-cell office:value-type="float" office:value="36180.095" calcext:value-type="float">
            <text:p>36180,09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Sdružení Jadran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15.32" calcext:value-type="float">
            <text:p>815</text:p>
          </table:table-cell>
          <table:table-cell table:style-name="ce5" office:value-type="float" office:value="42.3" calcext:value-type="float">
            <text:p>42,3</text:p>
          </table:table-cell>
          <table:table-cell office:value-type="string" calcext:value-type="string">
            <text:p>neurčitá</text:p>
          </table:table-cell>
          <table:table-cell office:value-type="float" office:value="34488.036" calcext:value-type="float">
            <text:p>34488,03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ilnajová Iv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15.15" calcext:value-type="float">
            <text:p>815</text:p>
          </table:table-cell>
          <table:table-cell table:style-name="ce5" office:value-type="float" office:value="85.56" calcext:value-type="float">
            <text:p>85,56</text:p>
          </table:table-cell>
          <table:table-cell office:value-type="string" calcext:value-type="string">
            <text:p>neurčitá</text:p>
          </table:table-cell>
          <table:table-cell office:value-type="float" office:value="69744.234" calcext:value-type="float">
            <text:p>69744,23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ilnajová Iv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15.3" calcext:value-type="float">
            <text:p>815</text:p>
          </table:table-cell>
          <table:table-cell table:style-name="ce5" office:value-type="float" office:value="85" calcext:value-type="float">
            <text:p>85</text:p>
          </table:table-cell>
          <table:table-cell office:value-type="string" calcext:value-type="string">
            <text:p>neurčitá</text:p>
          </table:table-cell>
          <table:table-cell office:value-type="float" office:value="69300.5" calcext:value-type="float">
            <text:p>69300,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BabyCafe Prah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76" calcext:value-type="float">
            <text:p>76</text:p>
          </table:table-cell>
          <table:table-cell office:value-type="string" calcext:value-type="string">
            <text:p>neurčitá</text:p>
          </table:table-cell>
          <table:table-cell office:value-type="float" office:value="60800" calcext:value-type="float">
            <text:p>608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Salonek u Bubeníka</text:p>
          </table:table-cell>
          <table:table-cell table:style-name="ce2" office:value-type="string" calcext:value-type="string">
            <text:p>bowlin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5/6</text:p>
          </table:table-cell>
          <table:table-cell table:style-name="ce2" office:value-type="float" office:value="1235" calcext:value-type="float">
            <text:p>1235</text:p>
          </table:table-cell>
          <table:table-cell table:style-name="ce2" office:value-type="string" calcext:value-type="string">
            <text:p>2342/154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Al-Halabie Mahmoud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22.3" calcext:value-type="float">
            <text:p>122,3</text:p>
          </table:table-cell>
          <table:table-cell office:value-type="string" calcext:value-type="string">
            <text:p>neurčitá</text:p>
          </table:table-cell>
          <table:table-cell office:value-type="float" office:value="48920" calcext:value-type="float">
            <text:p>489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5/6</text:p>
          </table:table-cell>
          <table:table-cell table:style-name="ce2" office:value-type="float" office:value="1235" calcext:value-type="float">
            <text:p>1235</text:p>
          </table:table-cell>
          <table:table-cell table:style-name="ce2" office:value-type="string" calcext:value-type="string">
            <text:p>2342/154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Bubeník Miroslav</text:p>
          </table:table-cell>
          <table:table-cell table:style-name="ce2" office:value-type="string" calcext:value-type="string">
            <text:p>restaurace, bow.</text:p>
          </table:table-cell>
          <table:table-cell office:value-type="float" office:value="1080" calcext:value-type="float">
            <text:p>1 080</text:p>
          </table:table-cell>
          <table:table-cell table:style-name="ce5" office:value-type="float" office:value="624.39" calcext:value-type="float">
            <text:p>624,39</text:p>
          </table:table-cell>
          <table:table-cell office:value-type="string" calcext:value-type="string">
            <text:p>neurčitá</text:p>
          </table:table-cell>
          <table:table-cell office:value-type="float" office:value="674341.2" calcext:value-type="float">
            <text:p>674341,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5/6</text:p>
          </table:table-cell>
          <table:table-cell table:style-name="ce2" office:value-type="float" office:value="1235" calcext:value-type="float">
            <text:p>1235</text:p>
          </table:table-cell>
          <table:table-cell table:style-name="ce2" office:value-type="string" calcext:value-type="string">
            <text:p>2342/154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Ratočk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817.61" calcext:value-type="float">
            <text:p>818</text:p>
          </table:table-cell>
          <table:table-cell table:style-name="ce5" office:value-type="float" office:value="63.35" calcext:value-type="float">
            <text:p>63,35</text:p>
          </table:table-cell>
          <table:table-cell office:value-type="string" calcext:value-type="string">
            <text:p>neurčitá</text:p>
          </table:table-cell>
          <table:table-cell office:value-type="float" office:value="51795.5935" calcext:value-type="float">
            <text:p>51795,593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38/40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string" calcext:value-type="string">
            <text:p>806/81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PMC FACILITY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34.85" calcext:value-type="float">
            <text:p>435</text:p>
          </table:table-cell>
          <table:table-cell table:style-name="ce5" office:value-type="float" office:value="28.7" calcext:value-type="float">
            <text:p>28,7</text:p>
          </table:table-cell>
          <table:table-cell office:value-type="string" calcext:value-type="string">
            <text:p>neurčitá</text:p>
          </table:table-cell>
          <table:table-cell office:value-type="float" office:value="12480.195" calcext:value-type="float">
            <text:p>12480,19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38/40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string" calcext:value-type="string">
            <text:p>806/81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Eltodo EG,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9.4" calcext:value-type="float">
            <text:p>9,4</text:p>
          </table:table-cell>
          <table:table-cell office:value-type="string" calcext:value-type="string">
            <text:p>neurčitá</text:p>
          </table:table-cell>
          <table:table-cell office:value-type="float" office:value="7520" calcext:value-type="float">
            <text:p>75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39/42</text:p>
          </table:table-cell>
          <table:table-cell table:style-name="ce2" office:value-type="float" office:value="639" calcext:value-type="float">
            <text:p>639</text:p>
          </table:table-cell>
          <table:table-cell table:style-name="ce2" office:value-type="string" calcext:value-type="string">
            <text:p>806/804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Djoremová Ivana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68.33" calcext:value-type="float">
            <text:p>68,33</text:p>
          </table:table-cell>
          <table:table-cell office:value-type="string" calcext:value-type="string">
            <text:p>neurčitá</text:p>
          </table:table-cell>
          <table:table-cell office:value-type="float" office:value="58080.5" calcext:value-type="float">
            <text:p>58080,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0/44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string" calcext:value-type="string">
            <text:p>806/80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ybe, s r. o.</text:p>
          </table:table-cell>
          <table:table-cell table:style-name="ce2" office:value-type="string" calcext:value-type="string">
            <text:p>vzorkovna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68.09" calcext:value-type="float">
            <text:p>68,09</text:p>
          </table:table-cell>
          <table:table-cell office:value-type="string" calcext:value-type="string">
            <text:p>neurčitá</text:p>
          </table:table-cell>
          <table:table-cell office:value-type="float" office:value="74899" calcext:value-type="float">
            <text:p>74899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0/44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string" calcext:value-type="string">
            <text:p>806/80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9.42" calcext:value-type="float">
            <text:p>9,42</text:p>
          </table:table-cell>
          <table:table-cell office:value-type="string" calcext:value-type="string">
            <text:p>neurčitá</text:p>
          </table:table-cell>
          <table:table-cell office:value-type="float" office:value="1884" calcext:value-type="float">
            <text:p>188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1/46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806/806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18.84" calcext:value-type="float">
            <text:p>18,84</text:p>
          </table:table-cell>
          <table:table-cell office:value-type="string" calcext:value-type="string">
            <text:p>neurčitá</text:p>
          </table:table-cell>
          <table:table-cell office:value-type="float" office:value="3768" calcext:value-type="float">
            <text:p>376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1/46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806/806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9.42" calcext:value-type="float">
            <text:p>9,42</text:p>
          </table:table-cell>
          <table:table-cell office:value-type="string" calcext:value-type="string">
            <text:p>neurčitá</text:p>
          </table:table-cell>
          <table:table-cell office:value-type="float" office:value="1884" calcext:value-type="float">
            <text:p>188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1/46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806/806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7.3" calcext:value-type="float">
            <text:p>7,3</text:p>
          </table:table-cell>
          <table:table-cell office:value-type="string" calcext:value-type="string">
            <text:p>neurčitá</text:p>
          </table:table-cell>
          <table:table-cell office:value-type="float" office:value="1460" calcext:value-type="float">
            <text:p>146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1/46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806/806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68.09" calcext:value-type="float">
            <text:p>68,09</text:p>
          </table:table-cell>
          <table:table-cell office:value-type="string" calcext:value-type="string">
            <text:p>neurčitá</text:p>
          </table:table-cell>
          <table:table-cell office:value-type="float" office:value="57876.5" calcext:value-type="float">
            <text:p>57876,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1/12</text:p>
          </table:table-cell>
          <table:table-cell table:style-name="ce2" office:value-type="float" office:value="2211" calcext:value-type="float">
            <text:p>2211</text:p>
          </table:table-cell>
          <table:table-cell table:style-name="ce2" office:value-type="string" calcext:value-type="string">
            <text:p>2119/3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1/12</text:p>
          </table:table-cell>
          <table:table-cell table:style-name="ce2" office:value-type="float" office:value="2211" calcext:value-type="float">
            <text:p>2211</text:p>
          </table:table-cell>
          <table:table-cell table:style-name="ce2" office:value-type="string" calcext:value-type="string">
            <text:p>2119/3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Muzeum dět.kresby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9.7" calcext:value-type="float">
            <text:p>69,7</text:p>
          </table:table-cell>
          <table:table-cell office:value-type="string" calcext:value-type="string">
            <text:p>neurčitá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1/12</text:p>
          </table:table-cell>
          <table:table-cell table:style-name="ce2" office:value-type="float" office:value="2211" calcext:value-type="float">
            <text:p>2211</text:p>
          </table:table-cell>
          <table:table-cell table:style-name="ce2" office:value-type="string" calcext:value-type="string">
            <text:p>2119/3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2/10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string" calcext:value-type="string">
            <text:p>2119/3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yskočil Jiří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neurčitá</text:p>
          </table:table-cell>
          <table:table-cell office:value-type="float" office:value="5000" calcext:value-type="float">
            <text:p>50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2/10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string" calcext:value-type="string">
            <text:p>2119/3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4/6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string" calcext:value-type="string">
            <text:p>2119/3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4/6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string" calcext:value-type="string">
            <text:p>2119/3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5/5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string" calcext:value-type="string">
            <text:p>2119/3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Attrattivo ČR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50" calcext:value-type="float">
            <text:p>650</text:p>
          </table:table-cell>
          <table:table-cell table:style-name="ce5" office:value-type="float" office:value="19.48" calcext:value-type="float">
            <text:p>19,48</text:p>
          </table:table-cell>
          <table:table-cell office:value-type="string" calcext:value-type="string">
            <text:p>neurčitá</text:p>
          </table:table-cell>
          <table:table-cell office:value-type="float" office:value="12662" calcext:value-type="float">
            <text:p>1266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6/2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string" calcext:value-type="string">
            <text:p>2119/3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ateliér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Limuzská</text:p>
          </table:table-cell>
          <table:table-cell table:style-name="ce2" office:value-type="string" calcext:value-type="string">
            <text:p>628/20</text:p>
          </table:table-cell>
          <table:table-cell table:style-name="ce2" office:value-type="float" office:value="628" calcext:value-type="float">
            <text:p>628</text:p>
          </table:table-cell>
          <table:table-cell table:style-name="ce2" office:value-type="string" calcext:value-type="string">
            <text:p>806/81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Eltodo EG, a.s.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405" calcext:value-type="float">
            <text:p>405</text:p>
          </table:table-cell>
          <table:table-cell table:style-name="ce5" office:value-type="float" office:value="3709" calcext:value-type="float">
            <text:p>3709</text:p>
          </table:table-cell>
          <table:table-cell office:value-type="string" calcext:value-type="string">
            <text:p>31.12.2014</text:p>
          </table:table-cell>
          <table:table-cell office:value-type="float" office:value="1502145" calcext:value-type="float">
            <text:p>150214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Limuzská</text:p>
          </table:table-cell>
          <table:table-cell table:style-name="ce2" office:value-type="string" calcext:value-type="string">
            <text:p>628/20</text:p>
          </table:table-cell>
          <table:table-cell table:style-name="ce2" office:value-type="float" office:value="628" calcext:value-type="float">
            <text:p>628</text:p>
          </table:table-cell>
          <table:table-cell table:style-name="ce2" office:value-type="string" calcext:value-type="string">
            <text:p>806/81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Čermák Zdeně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50" calcext:value-type="float">
            <text:p>250</text:p>
          </table:table-cell>
          <table:table-cell table:style-name="ce5" office:value-type="float" office:value="8.94" calcext:value-type="float">
            <text:p>8,94</text:p>
          </table:table-cell>
          <table:table-cell office:value-type="string" calcext:value-type="string">
            <text:p>neurčitá</text:p>
          </table:table-cell>
          <table:table-cell office:value-type="float" office:value="2235" calcext:value-type="float">
            <text:p>223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0/87</text:p>
          </table:table-cell>
          <table:table-cell table:style-name="ce2" office:value-type="float" office:value="630" calcext:value-type="float">
            <text:p>630</text:p>
          </table:table-cell>
          <table:table-cell table:style-name="ce2" office:value-type="string" calcext:value-type="string">
            <text:p>806/814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Novopharm s r.o.</text:p>
          </table:table-cell>
          <table:table-cell table:style-name="ce2" office:value-type="string" calcext:value-type="string">
            <text:p>lékárna</text:p>
          </table:table-cell>
          <table:table-cell office:value-type="float" office:value="1318" calcext:value-type="float">
            <text:p>1 318</text:p>
          </table:table-cell>
          <table:table-cell table:style-name="ce5" office:value-type="float" office:value="138.87" calcext:value-type="float">
            <text:p>138,87</text:p>
          </table:table-cell>
          <table:table-cell office:value-type="string" calcext:value-type="string">
            <text:p>13.9.2017</text:p>
          </table:table-cell>
          <table:table-cell office:value-type="float" office:value="183030.66" calcext:value-type="float">
            <text:p>183030,6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0/87</text:p>
          </table:table-cell>
          <table:table-cell table:style-name="ce2" office:value-type="float" office:value="630" calcext:value-type="float">
            <text:p>630</text:p>
          </table:table-cell>
          <table:table-cell table:style-name="ce2" office:value-type="string" calcext:value-type="string">
            <text:p>806/814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ai Ha Xu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000" calcext:value-type="float">
            <text:p>4 000</text:p>
          </table:table-cell>
          <table:table-cell table:style-name="ce5" office:value-type="float" office:value="83.48" calcext:value-type="float">
            <text:p>83,48</text:p>
          </table:table-cell>
          <table:table-cell office:value-type="string" calcext:value-type="string">
            <text:p>neurčitá</text:p>
          </table:table-cell>
          <table:table-cell office:value-type="float" office:value="333920" calcext:value-type="float">
            <text:p>3339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1/89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806/813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Lihaco company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350" calcext:value-type="float">
            <text:p>350</text:p>
          </table:table-cell>
          <table:table-cell table:style-name="ce5" office:value-type="float" office:value="4.3" calcext:value-type="float">
            <text:p>4,3</text:p>
          </table:table-cell>
          <table:table-cell office:value-type="string" calcext:value-type="string">
            <text:p>neurčitá</text:p>
          </table:table-cell>
          <table:table-cell office:value-type="float" office:value="1505" calcext:value-type="float">
            <text:p>150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1/89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806/813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oja plus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700" calcext:value-type="float">
            <text:p>1 700</text:p>
          </table:table-cell>
          <table:table-cell table:style-name="ce5" office:value-type="float" office:value="116.19" calcext:value-type="float">
            <text:p>116,19</text:p>
          </table:table-cell>
          <table:table-cell office:value-type="string" calcext:value-type="string">
            <text:p>neurčitá</text:p>
          </table:table-cell>
          <table:table-cell office:value-type="float" office:value="197523" calcext:value-type="float">
            <text:p>197523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Počernické</text:p>
          </table:table-cell>
          <table:table-cell table:style-name="ce2" office:value-type="string" calcext:value-type="string">
            <text:p>631/91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806/813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ai Ha Xu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005" calcext:value-type="float">
            <text:p>4 005</text:p>
          </table:table-cell>
          <table:table-cell table:style-name="ce5" office:value-type="float" office:value="83.4" calcext:value-type="float">
            <text:p>83,4</text:p>
          </table:table-cell>
          <table:table-cell office:value-type="string" calcext:value-type="string">
            <text:p>neurčitá</text:p>
          </table:table-cell>
          <table:table-cell office:value-type="float" office:value="334017" calcext:value-type="float">
            <text:p>334017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2/91</text:p>
          </table:table-cell>
          <table:table-cell table:style-name="ce2" office:value-type="float" office:value="632" calcext:value-type="float">
            <text:p>632</text:p>
          </table:table-cell>
          <table:table-cell table:style-name="ce2" office:value-type="string" calcext:value-type="string">
            <text:p>806/81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tsakyan Samvel</text:p>
          </table:table-cell>
          <table:table-cell table:style-name="ce2" office:value-type="string" calcext:value-type="string">
            <text:p>vinárna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83.48" calcext:value-type="float">
            <text:p>83,48</text:p>
          </table:table-cell>
          <table:table-cell office:value-type="string" calcext:value-type="string">
            <text:p>neurčitá</text:p>
          </table:table-cell>
          <table:table-cell office:value-type="float" office:value="100176" calcext:value-type="float">
            <text:p>10017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2/91</text:p>
          </table:table-cell>
          <table:table-cell table:style-name="ce2" office:value-type="float" office:value="632" calcext:value-type="float">
            <text:p>632</text:p>
          </table:table-cell>
          <table:table-cell table:style-name="ce2" office:value-type="string" calcext:value-type="string">
            <text:p>806/81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oja plus s.r.o.</text:p>
          </table:table-cell>
          <table:table-cell table:style-name="ce2" office:value-type="string" calcext:value-type="string">
            <text:p>tip sport</text:p>
          </table:table-cell>
          <table:table-cell office:value-type="float" office:value="1700" calcext:value-type="float">
            <text:p>1 700</text:p>
          </table:table-cell>
          <table:table-cell table:style-name="ce5" office:value-type="float" office:value="113.73" calcext:value-type="float">
            <text:p>113,73</text:p>
          </table:table-cell>
          <table:table-cell office:value-type="string" calcext:value-type="string">
            <text:p>neurčitá</text:p>
          </table:table-cell>
          <table:table-cell office:value-type="float" office:value="193341" calcext:value-type="float">
            <text:p>193341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3/93</text:p>
          </table:table-cell>
          <table:table-cell table:style-name="ce2" office:value-type="float" office:value="633" calcext:value-type="float">
            <text:p>633</text:p>
          </table:table-cell>
          <table:table-cell table:style-name="ce2" office:value-type="string" calcext:value-type="string">
            <text:p>806/81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leček Micha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114.94" calcext:value-type="float">
            <text:p>114,94</text:p>
          </table:table-cell>
          <table:table-cell office:value-type="string" calcext:value-type="string">
            <text:p>neurčitá</text:p>
          </table:table-cell>
          <table:table-cell office:value-type="float" office:value="95400.2" calcext:value-type="float">
            <text:p>95400,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3/93</text:p>
          </table:table-cell>
          <table:table-cell table:style-name="ce2" office:value-type="float" office:value="633" calcext:value-type="float">
            <text:p>633</text:p>
          </table:table-cell>
          <table:table-cell table:style-name="ce2" office:value-type="string" calcext:value-type="string">
            <text:p>806/81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Hachle Radek</text:p>
          </table:table-cell>
          <table:table-cell table:style-name="ce2" office:value-type="string" calcext:value-type="string">
            <text:p>optika</text:p>
          </table:table-cell>
          <table:table-cell office:value-type="float" office:value="1900" calcext:value-type="float">
            <text:p>1 900</text:p>
          </table:table-cell>
          <table:table-cell table:style-name="ce5" office:value-type="float" office:value="83.48" calcext:value-type="float">
            <text:p>83,48</text:p>
          </table:table-cell>
          <table:table-cell office:value-type="string" calcext:value-type="string">
            <text:p>neurčitá</text:p>
          </table:table-cell>
          <table:table-cell office:value-type="float" office:value="158612" calcext:value-type="float">
            <text:p>15861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4/95</text:p>
          </table:table-cell>
          <table:table-cell table:style-name="ce2" office:value-type="float" office:value="634" calcext:value-type="float">
            <text:p>634</text:p>
          </table:table-cell>
          <table:table-cell table:style-name="ce2" office:value-type="string" calcext:value-type="string">
            <text:p>806/810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SS MP HMP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877.8" calcext:value-type="float">
            <text:p>877,8</text:p>
          </table:table-cell>
          <table:table-cell office:value-type="string" calcext:value-type="string">
            <text:p>neurčitá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4/95</text:p>
          </table:table-cell>
          <table:table-cell table:style-name="ce2" office:value-type="float" office:value="634" calcext:value-type="float">
            <text:p>634</text:p>
          </table:table-cell>
          <table:table-cell table:style-name="ce2" office:value-type="string" calcext:value-type="string">
            <text:p>806/810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Průběžná</text:p>
          </table:table-cell>
          <table:table-cell table:style-name="ce2" office:value-type="string" calcext:value-type="string">
            <text:p>288/11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79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NO. 99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61.6" calcext:value-type="float">
            <text:p>1 262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office:value-type="float" office:value="18924" calcext:value-type="float">
            <text:p>1892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Průběžná</text:p>
          </table:table-cell>
          <table:table-cell table:style-name="ce2" office:value-type="string" calcext:value-type="string">
            <text:p>288/11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79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Telefonica 02</text:p>
          </table:table-cell>
          <table:table-cell table:style-name="ce2" office:value-type="string" calcext:value-type="string">
            <text:p>střecha</text:p>
          </table:table-cell>
          <table:table-cell office:value-type="float" office:value="3199.87" calcext:value-type="float">
            <text:p>3 200</text:p>
          </table:table-cell>
          <table:table-cell table:style-name="ce5" office:value-type="float" office:value="30" calcext:value-type="float">
            <text:p>30</text:p>
          </table:table-cell>
          <table:table-cell office:value-type="string" calcext:value-type="string">
            <text:p>neurčitá</text:p>
          </table:table-cell>
          <table:table-cell office:value-type="float" office:value="95996.1" calcext:value-type="float">
            <text:p>95996,1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Průběžná</text:p>
          </table:table-cell>
          <table:table-cell table:style-name="ce2" office:value-type="string" calcext:value-type="string">
            <text:p>298/13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192/9, 192/1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Ambrožová Ivana</text:p>
          </table:table-cell>
          <table:table-cell table:style-name="ce2" office:value-type="string" calcext:value-type="string">
            <text:p>masážní studio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office:value-type="float" office:value="12000" calcext:value-type="float">
            <text:p>120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Průběžná</text:p>
          </table:table-cell>
          <table:table-cell table:style-name="ce2" office:value-type="string" calcext:value-type="string">
            <text:p>298/13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192/9, 1S2/1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Mobilkom a.s.</text:p>
          </table:table-cell>
          <table:table-cell table:style-name="ce2" office:value-type="string" calcext:value-type="string">
            <text:p>střecha</text:p>
          </table:table-cell>
          <table:table-cell office:value-type="float" office:value="15999" calcext:value-type="float">
            <text:p>15 999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neurčitá</text:p>
          </table:table-cell>
          <table:table-cell office:value-type="float" office:value="95994" calcext:value-type="float">
            <text:p>95994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38/2</text:p>
          </table:table-cell>
          <table:table-cell table:style-name="ce2" office:value-type="float" office:value="1538" calcext:value-type="float">
            <text:p>1538</text:p>
          </table:table-cell>
          <table:table-cell table:style-name="ce2" office:value-type="string" calcext:value-type="string">
            <text:p>243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Malinová Daniel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4.4" calcext:value-type="float">
            <text:p>24,4</text:p>
          </table:table-cell>
          <table:table-cell office:value-type="string" calcext:value-type="string">
            <text:p>neurčitá</text:p>
          </table:table-cell>
          <table:table-cell office:value-type="float" office:value="19520" calcext:value-type="float">
            <text:p>195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39/4</text:p>
          </table:table-cell>
          <table:table-cell table:style-name="ce2" office:value-type="float" office:value="1539" calcext:value-type="float">
            <text:p>1539</text:p>
          </table:table-cell>
          <table:table-cell table:style-name="ce2" office:value-type="string" calcext:value-type="string">
            <text:p>2432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Malinová Daniel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12.51" calcext:value-type="float">
            <text:p>913</text:p>
          </table:table-cell>
          <table:table-cell table:style-name="ce5" office:value-type="float" office:value="23.75" calcext:value-type="float">
            <text:p>23,75</text:p>
          </table:table-cell>
          <table:table-cell office:value-type="string" calcext:value-type="string">
            <text:p>neurčitá</text:p>
          </table:table-cell>
          <table:table-cell office:value-type="float" office:value="21672.1125" calcext:value-type="float">
            <text:p>21672,112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0/6</text:p>
          </table:table-cell>
          <table:table-cell table:style-name="ce2" office:value-type="float" office:value="1540" calcext:value-type="float">
            <text:p>1540</text:p>
          </table:table-cell>
          <table:table-cell table:style-name="ce2" office:value-type="string" calcext:value-type="string">
            <text:p>243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Hradecká Renata</text:p>
          </table:table-cell>
          <table:table-cell table:style-name="ce2" office:value-type="string" calcext:value-type="string">
            <text:p>psí salon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25.4" calcext:value-type="float">
            <text:p>25,4</text:p>
          </table:table-cell>
          <table:table-cell office:value-type="string" calcext:value-type="string">
            <text:p>neurčitá</text:p>
          </table:table-cell>
          <table:table-cell office:value-type="float" office:value="22860" calcext:value-type="float">
            <text:p>2286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1/8</text:p>
          </table:table-cell>
          <table:table-cell table:style-name="ce2" office:value-type="float" office:value="1541" calcext:value-type="float">
            <text:p>1541</text:p>
          </table:table-cell>
          <table:table-cell table:style-name="ce2" office:value-type="string" calcext:value-type="string">
            <text:p>243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Doksanská Veronika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24.33" calcext:value-type="float">
            <text:p>24,33</text:p>
          </table:table-cell>
          <table:table-cell office:value-type="string" calcext:value-type="string">
            <text:p>neurčitá</text:p>
          </table:table-cell>
          <table:table-cell office:value-type="float" office:value="23113.5" calcext:value-type="float">
            <text:p>23113,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2/10</text:p>
          </table:table-cell>
          <table:table-cell table:style-name="ce2" office:value-type="float" office:value="1542" calcext:value-type="float">
            <text:p>1542</text:p>
          </table:table-cell>
          <table:table-cell table:style-name="ce2" office:value-type="string" calcext:value-type="string">
            <text:p>242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2/10</text:p>
          </table:table-cell>
          <table:table-cell table:style-name="ce2" office:value-type="float" office:value="1542" calcext:value-type="float">
            <text:p>1542</text:p>
          </table:table-cell>
          <table:table-cell table:style-name="ce2" office:value-type="string" calcext:value-type="string">
            <text:p>242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2/10</text:p>
          </table:table-cell>
          <table:table-cell table:style-name="ce2" office:value-type="float" office:value="1542" calcext:value-type="float">
            <text:p>1542</text:p>
          </table:table-cell>
          <table:table-cell table:style-name="ce2" office:value-type="string" calcext:value-type="string">
            <text:p>242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Flegr Vilém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25.42" calcext:value-type="float">
            <text:p>25,42</text:p>
          </table:table-cell>
          <table:table-cell office:value-type="string" calcext:value-type="string">
            <text:p>neurčitá</text:p>
          </table:table-cell>
          <table:table-cell office:value-type="float" office:value="38130" calcext:value-type="float">
            <text:p>3813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3/12</text:p>
          </table:table-cell>
          <table:table-cell table:style-name="ce2" office:value-type="float" office:value="1543" calcext:value-type="float">
            <text:p>1543</text:p>
          </table:table-cell>
          <table:table-cell table:style-name="ce2" office:value-type="string" calcext:value-type="string">
            <text:p>242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Tříska Václav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25" calcext:value-type="float">
            <text:p>25</text:p>
          </table:table-cell>
          <table:table-cell office:value-type="string" calcext:value-type="string">
            <text:p>neurčitá</text:p>
          </table:table-cell>
          <table:table-cell office:value-type="float" office:value="30000" calcext:value-type="float">
            <text:p>300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V Zátočce</text:p>
          </table:table-cell>
          <table:table-cell table:style-name="ce2" office:value-type="string" calcext:value-type="string">
            <text:p>42/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Policie ČR</text:p>
          </table:table-cell>
          <table:table-cell table:style-name="ce2" office:value-type="string" calcext:value-type="string">
            <text:p>služeb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71.2" calcext:value-type="float">
            <text:p>371,2</text:p>
          </table:table-cell>
          <table:table-cell office:value-type="string" calcext:value-type="string">
            <text:p>30.8.2016</text:p>
          </table:table-cell>
          <table:table-cell office:value-type="float" office:value="148480" calcext:value-type="float">
            <text:p>14848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6</text:p>
          </table:table-cell>
          <table:table-cell table:style-name="ce2" office:value-type="float" office:value="586" calcext:value-type="float">
            <text:p>586</text:p>
          </table:table-cell>
          <table:table-cell table:style-name="ce2" office:value-type="string" calcext:value-type="string">
            <text:p>491/5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Noster s.r.o.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6</text:p>
          </table:table-cell>
          <table:table-cell table:style-name="ce2" office:value-type="float" office:value="586" calcext:value-type="float">
            <text:p>586</text:p>
          </table:table-cell>
          <table:table-cell table:style-name="ce2" office:value-type="string" calcext:value-type="string">
            <text:p>491/5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Dufek Miloslav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7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string" calcext:value-type="string">
            <text:p>491/51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Noster s.r.o.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7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string" calcext:value-type="string">
            <text:p>491/51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Vojtové Simona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8</text:p>
          </table:table-cell>
          <table:table-cell table:style-name="ce2" office:value-type="float" office:value="588" calcext:value-type="float">
            <text:p>588</text:p>
          </table:table-cell>
          <table:table-cell table:style-name="ce2" office:value-type="string" calcext:value-type="string">
            <text:p>491/5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Burdové Marie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0</text:p>
          </table:table-cell>
          <table:table-cell table:style-name="ce2" office:value-type="float" office:value="590" calcext:value-type="float">
            <text:p>590</text:p>
          </table:table-cell>
          <table:table-cell table:style-name="ce2" office:value-type="string" calcext:value-type="string">
            <text:p>491/54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Bohabojová Naděžda</text:p>
          </table:table-cell>
          <table:table-cell table:style-name="ce2" office:value-type="string" calcext:value-type="string">
            <text:p>restaurace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2</text:p>
          </table:table-cell>
          <table:table-cell table:style-name="ce2" office:value-type="float" office:value="592" calcext:value-type="float">
            <text:p>592</text:p>
          </table:table-cell>
          <table:table-cell table:style-name="ce2" office:value-type="string" calcext:value-type="string">
            <text:p>491/56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Rýdl Lukáš</text:p>
          </table:table-cell>
          <table:table-cell table:style-name="ce2" office:value-type="string" calcext:value-type="string">
            <text:p>dil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3</text:p>
          </table:table-cell>
          <table:table-cell table:style-name="ce2" office:value-type="float" office:value="593" calcext:value-type="float">
            <text:p>593</text:p>
          </table:table-cell>
          <table:table-cell table:style-name="ce2" office:value-type="string" calcext:value-type="string">
            <text:p>491/57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Dvořáková Zuzana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6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Vondrák Karel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8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Komerční Banka a.s.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6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Toan Nguyen Khanh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6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Toan Nguyen Khanh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6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One-world s.r.o.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7</text:p>
          </table:table-cell>
          <table:table-cell table:style-name="ce2" office:value-type="float" office:value="597" calcext:value-type="float">
            <text:p>597</text:p>
          </table:table-cell>
          <table:table-cell table:style-name="ce2" office:value-type="string" calcext:value-type="string">
            <text:p>491/81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Prvni společná a.s.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8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491/6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Hang Ngo Thi Thu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8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491/6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Huong Ngo Thi Thanh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8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491/6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Svoboda Jakub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8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491/8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Žabka a.s.</text:p>
          </table:table-cell>
          <table:table-cell table:style-name="ce2" office:value-type="string" calcext:value-type="string">
            <text:p>bar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Znojemská</text:p>
          </table:table-cell>
          <table:table-cell table:style-name="ce2" office:value-type="string" calcext:value-type="string">
            <text:p>1248/2</text:p>
          </table:table-cell>
          <table:table-cell table:style-name="ce2" office:value-type="float" office:value="1248" calcext:value-type="float">
            <text:p>1248</text:p>
          </table:table-cell>
          <table:table-cell table:style-name="ce2" office:value-type="string" calcext:value-type="string">
            <text:p>310/91, 310/92, 310 …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Michl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ohnická</text:p>
          </table:table-cell>
          <table:table-cell table:style-name="ce2" office:value-type="string" calcext:value-type="string">
            <text:p>1/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7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Bohnice</text:p>
          </table:table-cell>
          <table:table-cell table:style-name="ce5" office:value-type="string" calcext:value-type="string">
            <text:p>Národní památkový ústav v HLMP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97.83" calcext:value-type="float">
            <text:p>98</text:p>
          </table:table-cell>
          <table:table-cell table:style-name="ce5" office:value-type="float" office:value="2553.4" calcext:value-type="float">
            <text:p>2553,4</text:p>
          </table:table-cell>
          <table:table-cell office:value-type="string" calcext:value-type="string">
            <text:p>N</text:p>
          </table:table-cell>
          <table:table-cell office:value-type="float" office:value="249799.122" calcext:value-type="float">
            <text:p>249799,12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Bohnická</text:p>
          </table:table-cell>
          <table:table-cell table:style-name="ce2" office:value-type="string" calcext:value-type="string">
            <text:p>1/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7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Bohn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omunitní centrum</text:p>
          </table:table-cell>
          <table:table-cell/>
          <table:table-cell table:style-name="ce5" office:value-type="float" office:value="111.46" calcext:value-type="float">
            <text:p>111,46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ubenské nábř.</text:p>
          </table:table-cell>
          <table:table-cell table:style-name="ce2" office:value-type="string" calcext:value-type="string">
            <text:p>306/13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string" calcext:value-type="string">
            <text:p>1188</text:p>
          </table:table-cell>
          <table:table-cell table:style-name="ce2" office:value-type="string" calcext:value-type="string">
            <text:p>Praha 7</text:p>
          </table:table-cell>
          <table:table-cell table:style-name="ce2" office:value-type="string" calcext:value-type="string">
            <text:p>Holešovice</text:p>
          </table:table-cell>
          <table:table-cell table:style-name="ce5" office:value-type="string" calcext:value-type="string">
            <text:p>tržnice</text:p>
          </table:table-cell>
          <table:table-cell table:style-name="ce2" office:value-type="string" calcext:value-type="string">
            <text:p>služby</text:p>
          </table:table-cell>
          <table:table-cell/>
          <table:table-cell table:style-name="ce5" office:value-type="float" office:value="65502.43" calcext:value-type="float">
            <text:p>65502,4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ihelná</text:p>
          </table:table-cell>
          <table:table-cell table:style-name="ce2" office:value-type="string" calcext:value-type="string">
            <text:p>548/4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7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po PV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122.26" calcext:value-type="float">
            <text:p>2122,2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ihelná</text:p>
          </table:table-cell>
          <table:table-cell table:style-name="ce2" office:value-type="string" calcext:value-type="string">
            <text:p>548/4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723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ontains!!</text:p>
          </table:table-cell>
          <table:table-cell table:style-name="ce2" office:value-type="string" calcext:value-type="string">
            <text:p>kulturní vyžití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Dědinova</text:p>
          </table:table-cell>
          <table:table-cell table:style-name="ce2" office:value-type="string" calcext:value-type="string">
            <text:p>1998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string" calcext:value-type="string">
            <text:p>3341/15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Fare spol. s.r.o.</text:p>
          </table:table-cell>
          <table:table-cell table:style-name="ce2" office:value-type="string" calcext:value-type="string">
            <text:p>wellnes</text:p>
          </table:table-cell>
          <table:table-cell office:value-type="float" office:value="1665.73" calcext:value-type="float">
            <text:p>1 666</text:p>
          </table:table-cell>
          <table:table-cell table:style-name="ce5" office:value-type="float" office:value="688.6" calcext:value-type="float">
            <text:p>688,6</text:p>
          </table:table-cell>
          <table:table-cell office:value-type="string" calcext:value-type="string">
            <text:p>1.5.2020</text:p>
          </table:table-cell>
          <table:table-cell office:value-type="float" office:value="1147021.678" calcext:value-type="float">
            <text:p>1147021,67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bacante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5087.04" calcext:value-type="float">
            <text:p>5 087</text:p>
          </table:table-cell>
          <table:table-cell table:style-name="ce5" office:value-type="float" office:value="304" calcext:value-type="float">
            <text:p>304</text:p>
          </table:table-cell>
          <table:table-cell office:value-type="string" calcext:value-type="string">
            <text:p>N</text:p>
          </table:table-cell>
          <table:table-cell office:value-type="float" office:value="1546460.16" calcext:value-type="float">
            <text:p>1546460,1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84.74" calcext:value-type="float">
            <text:p>84,7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OTU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76" calcext:value-type="float">
            <text:p>176</text:p>
          </table:table-cell>
          <table:table-cell office:value-type="string" calcext:value-type="string">
            <text:p>N</text:p>
          </table:table-cell>
          <table:table-cell office:value-type="float" office:value="176000" calcext:value-type="float">
            <text:p>1760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etr Josef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36.5" calcext:value-type="float">
            <text:p>36,5</text:p>
          </table:table-cell>
          <table:table-cell office:value-type="string" calcext:value-type="string">
            <text:p>N</text:p>
          </table:table-cell>
          <table:table-cell office:value-type="float" office:value="18250" calcext:value-type="float">
            <text:p>182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Skoupilová Petra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57.7" calcext:value-type="float">
            <text:p>57,7</text:p>
          </table:table-cell>
          <table:table-cell office:value-type="string" calcext:value-type="string">
            <text:p>N</text:p>
          </table:table-cell>
          <table:table-cell office:value-type="float" office:value="28850" calcext:value-type="float">
            <text:p>288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rejča Ale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float" office:value="25500" calcext:value-type="float">
            <text:p>255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 Světlana Zvolánková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1557.54" calcext:value-type="float">
            <text:p>1 558</text:p>
          </table:table-cell>
          <table:table-cell table:style-name="ce5" office:value-type="float" office:value="19.78" calcext:value-type="float">
            <text:p>19,78</text:p>
          </table:table-cell>
          <table:table-cell office:value-type="string" calcext:value-type="string">
            <text:p>N</text:p>
          </table:table-cell>
          <table:table-cell office:value-type="float" office:value="30808.1412" calcext:value-type="float">
            <text:p>30808,141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Rudolf Ríčánek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1557" calcext:value-type="float">
            <text:p>1 557</text:p>
          </table:table-cell>
          <table:table-cell table:style-name="ce5" office:value-type="float" office:value="13.64" calcext:value-type="float">
            <text:p>13,64</text:p>
          </table:table-cell>
          <table:table-cell office:value-type="string" calcext:value-type="string">
            <text:p>N</text:p>
          </table:table-cell>
          <table:table-cell office:value-type="float" office:value="21237.48" calcext:value-type="float">
            <text:p>21237,4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chal Valenta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873.36" calcext:value-type="float">
            <text:p>873</text:p>
          </table:table-cell>
          <table:table-cell table:style-name="ce5" office:value-type="float" office:value="22.9" calcext:value-type="float">
            <text:p>22,9</text:p>
          </table:table-cell>
          <table:table-cell office:value-type="string" calcext:value-type="string">
            <text:p>N</text:p>
          </table:table-cell>
          <table:table-cell office:value-type="float" office:value="19999.944" calcext:value-type="float">
            <text:p>19999,94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C stavební spol. s 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74.74" calcext:value-type="float">
            <text:p>74,74</text:p>
          </table:table-cell>
          <table:table-cell office:value-type="string" calcext:value-type="string">
            <text:p>N</text:p>
          </table:table-cell>
          <table:table-cell office:value-type="float" office:value="77607.0264" calcext:value-type="float">
            <text:p>77607,026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olák Ladislav JUD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387.55" calcext:value-type="float">
            <text:p>3 388</text:p>
          </table:table-cell>
          <table:table-cell table:style-name="ce5" office:value-type="float" office:value="57.4" calcext:value-type="float">
            <text:p>57,4</text:p>
          </table:table-cell>
          <table:table-cell office:value-type="string" calcext:value-type="string">
            <text:p>N</text:p>
          </table:table-cell>
          <table:table-cell office:value-type="float" office:value="194445.37" calcext:value-type="float">
            <text:p>194445,37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ovaplace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4500" calcext:value-type="float">
            <text:p>4 500</text:p>
          </table:table-cell>
          <table:table-cell table:style-name="ce5" office:value-type="float" office:value="221.76" calcext:value-type="float">
            <text:p>221,76</text:p>
          </table:table-cell>
          <table:table-cell office:value-type="string" calcext:value-type="string">
            <text:p>N</text:p>
          </table:table-cell>
          <table:table-cell office:value-type="float" office:value="997920" calcext:value-type="float">
            <text:p>9979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inková Lucie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5504.45" calcext:value-type="float">
            <text:p>5 504</text:p>
          </table:table-cell>
          <table:table-cell table:style-name="ce5" office:value-type="float" office:value="76.49" calcext:value-type="float">
            <text:p>76,49</text:p>
          </table:table-cell>
          <table:table-cell office:value-type="string" calcext:value-type="string">
            <text:p>N</text:p>
          </table:table-cell>
          <table:table-cell office:value-type="float" office:value="421035.3805" calcext:value-type="float">
            <text:p>421035,380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16.19" calcext:value-type="float">
            <text:p>116,1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átek Václav Ing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19.18" calcext:value-type="float">
            <text:p>519</text:p>
          </table:table-cell>
          <table:table-cell table:style-name="ce5" office:value-type="float" office:value="72.57" calcext:value-type="float">
            <text:p>72,57</text:p>
          </table:table-cell>
          <table:table-cell office:value-type="string" calcext:value-type="string">
            <text:p>N</text:p>
          </table:table-cell>
          <table:table-cell office:value-type="float" office:value="37676.8926" calcext:value-type="float">
            <text:p>37676,892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IKA projektováni staveb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75.83" calcext:value-type="float">
            <text:p>3 176</text:p>
          </table:table-cell>
          <table:table-cell table:style-name="ce5" office:value-type="float" office:value="54.4" calcext:value-type="float">
            <text:p>54,4</text:p>
          </table:table-cell>
          <table:table-cell office:value-type="string" calcext:value-type="string">
            <text:p>N</text:p>
          </table:table-cell>
          <table:table-cell office:value-type="float" office:value="172765.152" calcext:value-type="float">
            <text:p>172765,15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ublicum Commodum 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5.86" calcext:value-type="float">
            <text:p>106</text:p>
          </table:table-cell>
          <table:table-cell table:style-name="ce5" office:value-type="float" office:value="68.3" calcext:value-type="float">
            <text:p>68,3</text:p>
          </table:table-cell>
          <table:table-cell office:value-type="string" calcext:value-type="string">
            <text:p>N</text:p>
          </table:table-cell>
          <table:table-cell office:value-type="float" office:value="7230.238" calcext:value-type="float">
            <text:p>7230,238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ochman Přemysl JUD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792.52" calcext:value-type="float">
            <text:p>2 793</text:p>
          </table:table-cell>
          <table:table-cell table:style-name="ce5" office:value-type="float" office:value="161.4" calcext:value-type="float">
            <text:p>161,4</text:p>
          </table:table-cell>
          <table:table-cell office:value-type="string" calcext:value-type="string">
            <text:p>N</text:p>
          </table:table-cell>
          <table:table-cell office:value-type="float" office:value="450712.728" calcext:value-type="float">
            <text:p>450712,72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Hybernská</text:p>
          </table:table-cell>
          <table:table-cell table:style-name="ce2" office:value-type="string" calcext:value-type="string">
            <text:p>998/4</text:p>
          </table:table-cell>
          <table:table-cell table:style-name="ce2" office:value-type="float" office:value="998" calcext:value-type="float">
            <text:p>998</text:p>
          </table:table-cell>
          <table:table-cell table:style-name="ce2" office:value-type="string" calcext:value-type="string">
            <text:p>5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711.38" calcext:value-type="float">
            <text:p>6711,3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415.17" calcext:value-type="float">
            <text:p>415,1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Národní Muzeum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7.6" calcext:value-type="float">
            <text:p>27,6</text:p>
          </table:table-cell>
          <table:table-cell office:value-type="string" calcext:value-type="string">
            <text:p>N</text:p>
          </table:table-cell>
          <table:table-cell office:value-type="float" office:value="22080" calcext:value-type="float">
            <text:p>2208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International Offshore Company Services (C.E.)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783.4" calcext:value-type="float">
            <text:p>2 783</text:p>
          </table:table-cell>
          <table:table-cell table:style-name="ce5" office:value-type="float" office:value="125.24" calcext:value-type="float">
            <text:p>125,24</text:p>
          </table:table-cell>
          <table:table-cell office:value-type="string" calcext:value-type="string">
            <text:p>N</text:p>
          </table:table-cell>
          <table:table-cell office:value-type="float" office:value="348593.016" calcext:value-type="float">
            <text:p>348593,01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Sun Group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69.93" calcext:value-type="float">
            <text:p>3 170</text:p>
          </table:table-cell>
          <table:table-cell table:style-name="ce5" office:value-type="float" office:value="195.7" calcext:value-type="float">
            <text:p>195,7</text:p>
          </table:table-cell>
          <table:table-cell office:value-type="string" calcext:value-type="string">
            <text:p>N</text:p>
          </table:table-cell>
          <table:table-cell office:value-type="float" office:value="620355.301" calcext:value-type="float">
            <text:p>620355,301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esta, 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700" calcext:value-type="float">
            <text:p>700</text:p>
          </table:table-cell>
          <table:table-cell table:style-name="ce5" office:value-type="float" office:value="120.75" calcext:value-type="float">
            <text:p>120,75</text:p>
          </table:table-cell>
          <table:table-cell office:value-type="string" calcext:value-type="string">
            <text:p>N</text:p>
          </table:table-cell>
          <table:table-cell office:value-type="float" office:value="84525" calcext:value-type="float">
            <text:p>84525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Česká komora architektů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544.37" calcext:value-type="float">
            <text:p>1 544</text:p>
          </table:table-cell>
          <table:table-cell table:style-name="ce5" office:value-type="float" office:value="592.7" calcext:value-type="float">
            <text:p>592,7</text:p>
          </table:table-cell>
          <table:table-cell office:value-type="string" calcext:value-type="string">
            <text:p>31.12.2030</text:p>
          </table:table-cell>
          <table:table-cell office:value-type="float" office:value="915348.099" calcext:value-type="float">
            <text:p>915348,099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HLMP Městská policie hl. m. Prah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94.81" calcext:value-type="float">
            <text:p>394,8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Národní Muzeum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23.6" calcext:value-type="float">
            <text:p>223,6</text:p>
          </table:table-cell>
          <table:table-cell office:value-type="string" calcext:value-type="string">
            <text:p>N</text:p>
          </table:table-cell>
          <table:table-cell office:value-type="float" office:value="89440" calcext:value-type="float">
            <text:p>89440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Univerzita Karlova v Praz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09.52" calcext:value-type="float">
            <text:p>309,52</text:p>
          </table:table-cell>
          <table:table-cell office:value-type="string" calcext:value-type="string">
            <text:p>N</text:p>
          </table:table-cell>
          <table:table-cell office:value-type="float" office:value="123808" calcext:value-type="float">
            <text:p>123808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Jungmanovo nám.</text:p>
          </table:table-cell>
          <table:table-cell table:style-name="ce2" office:value-type="string" calcext:value-type="string">
            <text:p>771/9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6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afe Trinity s.r.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18300" calcext:value-type="float">
            <text:p>18 300</text:p>
          </table:table-cell>
          <table:table-cell table:style-name="ce5" office:value-type="float" office:value="78.52" calcext:value-type="float">
            <text:p>78,52</text:p>
          </table:table-cell>
          <table:table-cell office:value-type="string" calcext:value-type="string">
            <text:p>11.6.2017</text:p>
          </table:table-cell>
          <table:table-cell office:value-type="float" office:value="1436916" calcext:value-type="float">
            <text:p>143691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Jungmanovo nám.</text:p>
          </table:table-cell>
          <table:table-cell table:style-name="ce2" office:value-type="string" calcext:value-type="string">
            <text:p>771/9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6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ČR - Krajské ředitelství policie ČR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749.5" calcext:value-type="float">
            <text:p>749,5</text:p>
          </table:table-cell>
          <table:table-cell office:value-type="string" calcext:value-type="string">
            <text:p>N</text:p>
          </table:table-cell>
          <table:table-cell office:value-type="float" office:value="749500" calcext:value-type="float">
            <text:p>749500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Jungmanovo nám.</text:p>
          </table:table-cell>
          <table:table-cell table:style-name="ce2" office:value-type="string" calcext:value-type="string">
            <text:p>771/9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6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afe Trinity s.r.o.</text:p>
          </table:table-cell>
          <table:table-cell table:style-name="ce2" office:value-type="string" calcext:value-type="string">
            <text:p>rychlé občerstvení</text:p>
          </table:table-cell>
          <table:table-cell office:value-type="float" office:value="60720" calcext:value-type="float">
            <text:p>60 720</text:p>
          </table:table-cell>
          <table:table-cell table:style-name="ce5" office:value-type="float" office:value="2.5" calcext:value-type="float">
            <text:p>2,5</text:p>
          </table:table-cell>
          <table:table-cell office:value-type="string" calcext:value-type="string">
            <text:p>N</text:p>
          </table:table-cell>
          <table:table-cell office:value-type="float" office:value="151800" calcext:value-type="float">
            <text:p>1518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Jungmanovo nám.</text:p>
          </table:table-cell>
          <table:table-cell table:style-name="ce2" office:value-type="string" calcext:value-type="string">
            <text:p>771/9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6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afe Trinity s.r.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30100" calcext:value-type="float">
            <text:p>30 100</text:p>
          </table:table-cell>
          <table:table-cell table:style-name="ce5" office:value-type="float" office:value="27.05" calcext:value-type="float">
            <text:p>27,05</text:p>
          </table:table-cell>
          <table:table-cell office:value-type="string" calcext:value-type="string">
            <text:p>N</text:p>
          </table:table-cell>
          <table:table-cell office:value-type="float" office:value="814205" calcext:value-type="float">
            <text:p>81420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Karlova</text:p>
          </table:table-cell>
          <table:table-cell table:style-name="ce2" office:value-type="string" calcext:value-type="string">
            <text:p>154/17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1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encover s.r.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12380" calcext:value-type="float">
            <text:p>12 380</text:p>
          </table:table-cell>
          <table:table-cell table:style-name="ce5" office:value-type="float" office:value="193.5" calcext:value-type="float">
            <text:p>193,5</text:p>
          </table:table-cell>
          <table:table-cell office:value-type="string" calcext:value-type="string">
            <text:p>14.6.2018</text:p>
          </table:table-cell>
          <table:table-cell office:value-type="float" office:value="2395530" calcext:value-type="float">
            <text:p>239553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Karlova</text:p>
          </table:table-cell>
          <table:table-cell table:style-name="ce2" office:value-type="string" calcext:value-type="string">
            <text:p>154/17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1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- Mobile Czech Republic a.s.</text:p>
          </table:table-cell>
          <table:table-cell table:style-name="ce2" office:value-type="string" calcext:value-type="string">
            <text:p>půda</text:p>
          </table:table-cell>
          <table:table-cell office:value-type="float" office:value="12098.39" calcext:value-type="float">
            <text:p>12 098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84688.73" calcext:value-type="float">
            <text:p>84688,73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hotel</text:p>
          </table:table-cell>
          <table:table-cell/>
          <table:table-cell table:style-name="ce5" office:value-type="float" office:value="18141.22" calcext:value-type="float">
            <text:p>18141,2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Šírová Zuzana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72" calcext:value-type="float">
            <text:p>72</text:p>
          </table:table-cell>
          <table:table-cell office:value-type="string" calcext:value-type="string">
            <text:p>31.12.201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ediclinic a.s.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79.29" calcext:value-type="float">
            <text:p>179,29</text:p>
          </table:table-cell>
          <table:table-cell office:value-type="string" calcext:value-type="string">
            <text:p>30.6.201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81/2</text:p>
          </table:table-cell>
          <table:table-cell table:style-name="ce2" office:value-type="float" office:value="3081" calcext:value-type="float">
            <text:p>308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VČR</text:p>
          </table:table-cell>
          <table:table-cell table:style-name="ce2" office:value-type="string" calcext:value-type="string">
            <text:p>stroj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artin Kačirek</text:p>
          </table:table-cell>
          <table:table-cell table:style-name="ce2" office:value-type="string" calcext:value-type="string">
            <text:p>ubyt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31.12.201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Jiří Kobylák</text:p>
          </table:table-cell>
          <table:table-cell table:style-name="ce2" office:value-type="string" calcext:value-type="string">
            <text:p>ubyt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31.12.201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arie Moravcová</text:p>
          </table:table-cell>
          <table:table-cell table:style-name="ce2" office:value-type="string" calcext:value-type="string">
            <text:p>ubyt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31.12.201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iroslav Váňa</text:p>
          </table:table-cell>
          <table:table-cell table:style-name="ce2" office:value-type="string" calcext:value-type="string">
            <text:p>ubyt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31.12.201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Lublaňská</text:p>
          </table:table-cell>
          <table:table-cell table:style-name="ce2" office:value-type="string" calcext:value-type="string">
            <text:p>398/18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26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ům dětí a mládež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Lublaňské</text:p>
          </table:table-cell>
          <table:table-cell table:style-name="ce2" office:value-type="string" calcext:value-type="string">
            <text:p>398/18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26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ům děti a mládeže</text:p>
          </table:table-cell>
          <table:table-cell table:style-name="ce2" office:value-type="string" calcext:value-type="string">
            <text:p>klub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93" calcext:value-type="float">
            <text:p>19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Lublaňská</text:p>
          </table:table-cell>
          <table:table-cell table:style-name="ce2" office:value-type="string" calcext:value-type="string">
            <text:p>398/18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26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Zelený Kruh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90" calcext:value-type="float">
            <text:p>190</text:p>
          </table:table-cell>
          <table:table-cell table:style-name="ce5" office:value-type="float" office:value="153" calcext:value-type="float">
            <text:p>153</text:p>
          </table:table-cell>
          <table:table-cell office:value-type="string" calcext:value-type="string">
            <text:p>N</text:p>
          </table:table-cell>
          <table:table-cell office:value-type="float" office:value="29070" calcext:value-type="float">
            <text:p>2907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Lublaňská</text:p>
          </table:table-cell>
          <table:table-cell table:style-name="ce2" office:value-type="string" calcext:value-type="string">
            <text:p>398/18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26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ům dětí a mládeže</text:p>
          </table:table-cell>
          <table:table-cell table:style-name="ce2" office:value-type="string" calcext:value-type="string">
            <text:p>klub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41.16" calcext:value-type="float">
            <text:p>241,1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astro Brazil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012.89" calcext:value-type="float">
            <text:p>1 013</text:p>
          </table:table-cell>
          <table:table-cell table:style-name="ce5" office:value-type="float" office:value="507.44" calcext:value-type="float">
            <text:p>507,44</text:p>
          </table:table-cell>
          <table:table-cell office:value-type="string" calcext:value-type="string">
            <text:p>N</text:p>
          </table:table-cell>
          <table:table-cell office:value-type="float" office:value="513980.9016" calcext:value-type="float">
            <text:p>513980,9016</text:p>
          </table:table-cell>
          <table:table-cell office:value-type="string" calcext:value-type="string">
            <text:p>nepodařilo se mi potvrdit v seznamu solidu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Rozeta Praha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5344.77" calcext:value-type="float">
            <text:p>5 345</text:p>
          </table:table-cell>
          <table:table-cell table:style-name="ce5" office:value-type="float" office:value="922.45" calcext:value-type="float">
            <text:p>922,45</text:p>
          </table:table-cell>
          <table:table-cell office:value-type="date" office:date-value="2022-11-16" calcext:value-type="date">
            <text:p>16.11.2022</text:p>
          </table:table-cell>
          <table:table-cell office:value-type="float" office:value="4930283.0865" calcext:value-type="float">
            <text:p>4930283,086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gue Concept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20767.22" calcext:value-type="float">
            <text:p>20 767</text:p>
          </table:table-cell>
          <table:table-cell table:style-name="ce5" office:value-type="float" office:value="211.4" calcext:value-type="float">
            <text:p>211,4</text:p>
          </table:table-cell>
          <table:table-cell office:value-type="string" calcext:value-type="string">
            <text:p>31.3.2021</text:p>
          </table:table-cell>
          <table:table-cell office:value-type="float" office:value="4390190.308" calcext:value-type="float">
            <text:p>4390190,30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ěstská knihovna v Praz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28.1" calcext:value-type="float">
            <text:p>128,1</text:p>
          </table:table-cell>
          <table:table-cell office:value-type="string" calcext:value-type="string">
            <text:p>N</text:p>
          </table:table-cell>
          <table:table-cell office:value-type="float" office:value="128.1" calcext:value-type="float">
            <text:p>128,1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Ms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elefonica 02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2956.49" calcext:value-type="float">
            <text:p>2 956</text:p>
          </table:table-cell>
          <table:table-cell table:style-name="ce5" office:value-type="float" office:value="25.5" calcext:value-type="float">
            <text:p>25,5</text:p>
          </table:table-cell>
          <table:table-cell office:value-type="string" calcext:value-type="string">
            <text:p>N</text:p>
          </table:table-cell>
          <table:table-cell office:value-type="float" office:value="75390.495" calcext:value-type="float">
            <text:p>75390,495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Sivek Viliam Euroagentura Praha</text:p>
          </table:table-cell>
          <table:table-cell table:style-name="ce2" office:value-type="string" calcext:value-type="string">
            <text:p>ubytovna</text:p>
          </table:table-cell>
          <table:table-cell office:value-type="float" office:value="3236.87" calcext:value-type="float">
            <text:p>3 237</text:p>
          </table:table-cell>
          <table:table-cell table:style-name="ce5" office:value-type="float" office:value="769.9" calcext:value-type="float">
            <text:p>769,9</text:p>
          </table:table-cell>
          <table:table-cell office:value-type="string" calcext:value-type="string">
            <text:p>N</text:p>
          </table:table-cell>
          <table:table-cell office:value-type="float" office:value="2492066.213" calcext:value-type="float">
            <text:p>2492066,21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UDr. Jechová Ivana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2344" calcext:value-type="float">
            <text:p>2 344</text:p>
          </table:table-cell>
          <table:table-cell table:style-name="ce5" office:value-type="float" office:value="44.46" calcext:value-type="float">
            <text:p>44,46</text:p>
          </table:table-cell>
          <table:table-cell office:value-type="string" calcext:value-type="string">
            <text:p>N</text:p>
          </table:table-cell>
          <table:table-cell office:value-type="float" office:value="104214.24" calcext:value-type="float">
            <text:p>104214,2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UDr Žmolíková Zuzana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2344" calcext:value-type="float">
            <text:p>2 344</text:p>
          </table:table-cell>
          <table:table-cell table:style-name="ce5" office:value-type="float" office:value="44.11" calcext:value-type="float">
            <text:p>44,11</text:p>
          </table:table-cell>
          <table:table-cell office:value-type="string" calcext:value-type="string">
            <text:p>N</text:p>
          </table:table-cell>
          <table:table-cell office:value-type="float" office:value="103393.84" calcext:value-type="float">
            <text:p>103393,8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UDr. Jechová, MUDr. Žmolíková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2388.23" calcext:value-type="float">
            <text:p>2 388</text:p>
          </table:table-cell>
          <table:table-cell table:style-name="ce5" office:value-type="float" office:value="41.85" calcext:value-type="float">
            <text:p>41,85</text:p>
          </table:table-cell>
          <table:table-cell office:value-type="string" calcext:value-type="string">
            <text:p>N</text:p>
          </table:table-cell>
          <table:table-cell office:value-type="float" office:value="99947.4255" calcext:value-type="float">
            <text:p>99947,425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rigon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2991.02" calcext:value-type="float">
            <text:p>42 991</text:p>
          </table:table-cell>
          <table:table-cell table:style-name="ce5" office:value-type="float" office:value="13.3" calcext:value-type="float">
            <text:p>13,3</text:p>
          </table:table-cell>
          <table:table-cell office:value-type="string" calcext:value-type="string">
            <text:p>N</text:p>
          </table:table-cell>
          <table:table-cell office:value-type="float" office:value="571780.566" calcext:value-type="float">
            <text:p>571780,56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etropolis s.r.o.</text:p>
          </table:table-cell>
          <table:table-cell table:style-name="ce2" office:value-type="string" calcext:value-type="string">
            <text:p>světelná reklama</text:p>
          </table:table-cell>
          <table:table-cell office:value-type="float" office:value="4829" calcext:value-type="float">
            <text:p>4 829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Malantri chová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UDr Jechová, MUDr. Žmolíková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2344" calcext:value-type="float">
            <text:p>2 344</text:p>
          </table:table-cell>
          <table:table-cell table:style-name="ce5" office:value-type="float" office:value="112.3" calcext:value-type="float">
            <text:p>112,3</text:p>
          </table:table-cell>
          <table:table-cell office:value-type="string" calcext:value-type="string">
            <text:p>N</text:p>
          </table:table-cell>
          <table:table-cell office:value-type="float" office:value="263231.2" calcext:value-type="float">
            <text:p>263231,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Nadace Charty 77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64.03" calcext:value-type="float">
            <text:p>564</text:p>
          </table:table-cell>
          <table:table-cell table:style-name="ce5" office:value-type="float" office:value="380.17" calcext:value-type="float">
            <text:p>380,17</text:p>
          </table:table-cell>
          <table:table-cell office:value-type="string" calcext:value-type="string">
            <text:p>N</text:p>
          </table:table-cell>
          <table:table-cell office:value-type="float" office:value="214427.2851" calcext:value-type="float">
            <text:p>214427,2851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Sedmikrásky sdruženi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1350" calcext:value-type="float">
            <text:p>1 350</text:p>
          </table:table-cell>
          <table:table-cell table:style-name="ce5" office:value-type="float" office:value="109.8" calcext:value-type="float">
            <text:p>109,8</text:p>
          </table:table-cell>
          <table:table-cell office:value-type="string" calcext:value-type="string">
            <text:p>N</text:p>
          </table:table-cell>
          <table:table-cell office:value-type="float" office:value="148230" calcext:value-type="float">
            <text:p>14823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Inter-Kontakt-Grafik, občanské sdružen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759.41" calcext:value-type="float">
            <text:p>1 759</text:p>
          </table:table-cell>
          <table:table-cell table:style-name="ce5" office:value-type="float" office:value="37.1" calcext:value-type="float">
            <text:p>37,1</text:p>
          </table:table-cell>
          <table:table-cell office:value-type="string" calcext:value-type="string">
            <text:p>N</text:p>
          </table:table-cell>
          <table:table-cell office:value-type="float" office:value="65274.111" calcext:value-type="float">
            <text:p>65274,11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.H.P. s.r.o.</text:p>
          </table:table-cell>
          <table:table-cell table:style-name="ce2" office:value-type="string" calcext:value-type="string">
            <text:p>světelná reklam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- Mobile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32500" calcext:value-type="float">
            <text:p>32 500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130000" calcext:value-type="float">
            <text:p>130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gue Concept s.r.o.</text:p>
          </table:table-cell>
          <table:table-cell table:style-name="ce2" office:value-type="string" calcext:value-type="string">
            <text:p>veřejné prostranství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0" calcext:value-type="float">
            <text:p>4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Modřanská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1978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Dětská agentura Kroužky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346.68" calcext:value-type="float">
            <text:p>1346,68</text:p>
          </table:table-cell>
          <table:table-cell office:value-type="string" calcext:value-type="string">
            <text:p>30.6.201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Modřanská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1978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373.21" calcext:value-type="float">
            <text:p>373,2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Modřanská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1978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 ostatní</text:p>
          </table:table-cell>
          <table:table-cell/>
          <table:table-cell table:style-name="ce5" office:value-type="float" office:value="175.63" calcext:value-type="float">
            <text:p>175,6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Modřanská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1978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Dětská agentura Kroužky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9.48" calcext:value-type="float">
            <text:p>29,48</text:p>
          </table:table-cell>
          <table:table-cell office:value-type="string" calcext:value-type="string">
            <text:p>30.6.201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0/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orský Gastro a.s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6745.34" calcext:value-type="float">
            <text:p>6 745</text:p>
          </table:table-cell>
          <table:table-cell table:style-name="ce5" office:value-type="float" office:value="246.3" calcext:value-type="float">
            <text:p>246,3</text:p>
          </table:table-cell>
          <table:table-cell office:value-type="string" calcext:value-type="string">
            <text:p>N</text:p>
          </table:table-cell>
          <table:table-cell office:value-type="float" office:value="1661377.242" calcext:value-type="float">
            <text:p>1661377,24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0/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Česko-japonská společnost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605.3" calcext:value-type="float">
            <text:p>1 605</text:p>
          </table:table-cell>
          <table:table-cell table:style-name="ce5" office:value-type="float" office:value="198.75" calcext:value-type="float">
            <text:p>198,75</text:p>
          </table:table-cell>
          <table:table-cell office:value-type="string" calcext:value-type="string">
            <text:p>N</text:p>
          </table:table-cell>
          <table:table-cell office:value-type="float" office:value="319053.375" calcext:value-type="float">
            <text:p>319053,37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0/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ůstek Properties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38.35" calcext:value-type="float">
            <text:p>1 038</text:p>
          </table:table-cell>
          <table:table-cell table:style-name="ce5" office:value-type="float" office:value="55.4" calcext:value-type="float">
            <text:p>55,4</text:p>
          </table:table-cell>
          <table:table-cell office:value-type="string" calcext:value-type="string">
            <text:p>21.1.2055</text:p>
          </table:table-cell>
          <table:table-cell office:value-type="float" office:value="57524.59" calcext:value-type="float">
            <text:p>57524,5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0/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orský Gastro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4472.71" calcext:value-type="float">
            <text:p>4 473</text:p>
          </table:table-cell>
          <table:table-cell table:style-name="ce5" office:value-type="float" office:value="187.55" calcext:value-type="float">
            <text:p>187,55</text:p>
          </table:table-cell>
          <table:table-cell office:value-type="string" calcext:value-type="string">
            <text:p>N</text:p>
          </table:table-cell>
          <table:table-cell office:value-type="float" office:value="838856.7605" calcext:value-type="float">
            <text:p>838856,760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1/6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string" calcext:value-type="string">
            <text:p>47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DOWNTOWN CIGAR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56000" calcext:value-type="float">
            <text:p>56 000</text:p>
          </table:table-cell>
          <table:table-cell table:style-name="ce5" office:value-type="float" office:value="51.73" calcext:value-type="float">
            <text:p>51,73</text:p>
          </table:table-cell>
          <table:table-cell office:value-type="string" calcext:value-type="string">
            <text:p>N</text:p>
          </table:table-cell>
          <table:table-cell office:value-type="float" office:value="2896880" calcext:value-type="float">
            <text:p>28968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1/6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string" calcext:value-type="string">
            <text:p>47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 Car spot. s r.o.</text:p>
          </table:table-cell>
          <table:table-cell table:style-name="ce2" office:value-type="string" calcext:value-type="string">
            <text:p>směnárna</text:p>
          </table:table-cell>
          <table:table-cell office:value-type="float" office:value="37381" calcext:value-type="float">
            <text:p>37 381</text:p>
          </table:table-cell>
          <table:table-cell table:style-name="ce5"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office:value-type="float" office:value="485953" calcext:value-type="float">
            <text:p>48595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2/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sdružení Na můstku 382/4 -Díamit s.r.o., Rit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3875.49" calcext:value-type="float">
            <text:p>33 875</text:p>
          </table:table-cell>
          <table:table-cell table:style-name="ce5" office:value-type="float" office:value="64.5" calcext:value-type="float">
            <text:p>64,5</text:p>
          </table:table-cell>
          <table:table-cell office:value-type="string" calcext:value-type="string">
            <text:p>N</text:p>
          </table:table-cell>
          <table:table-cell office:value-type="float" office:value="2184969.105" calcext:value-type="float">
            <text:p>2184969,10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2/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metyst spol. s 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9852" calcext:value-type="float">
            <text:p>49 852</text:p>
          </table:table-cell>
          <table:table-cell table:style-name="ce5" office:value-type="float" office:value="34" calcext:value-type="float">
            <text:p>34</text:p>
          </table:table-cell>
          <table:table-cell office:value-type="string" calcext:value-type="string">
            <text:p>1.8.2018</text:p>
          </table:table-cell>
          <table:table-cell office:value-type="float" office:value="1694968" calcext:value-type="float">
            <text:p>169496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2/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ison &amp; Rose Public Relation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38" calcext:value-type="float">
            <text:p>2 038</text:p>
          </table:table-cell>
          <table:table-cell table:style-name="ce5" office:value-type="float" office:value="34" calcext:value-type="float">
            <text:p>34</text:p>
          </table:table-cell>
          <table:table-cell office:value-type="string" calcext:value-type="string">
            <text:p>N</text:p>
          </table:table-cell>
          <table:table-cell office:value-type="float" office:value="69292" calcext:value-type="float">
            <text:p>6929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2/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orůvka Vladimír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269" calcext:value-type="float">
            <text:p>269</text:p>
          </table:table-cell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float" office:value="17485" calcext:value-type="float">
            <text:p>1748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4/3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string" calcext:value-type="string">
            <text:p>49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sdružení Ferdinanda</text:p>
          </table:table-cell>
          <table:table-cell table:style-name="ce2" office:value-type="string" calcext:value-type="string">
            <text:p>?</text:p>
          </table:table-cell>
          <table:table-cell office:value-type="float" office:value="4694" calcext:value-type="float">
            <text:p>4 694</text:p>
          </table:table-cell>
          <table:table-cell table:style-name="ce5" office:value-type="float" office:value="1470.55" calcext:value-type="float">
            <text:p>1470,55</text:p>
          </table:table-cell>
          <table:table-cell office:value-type="date" office:date-value="2036-05-25" calcext:value-type="date">
            <text:p>25.05.2036</text:p>
          </table:table-cell>
          <table:table-cell office:value-type="float" office:value="6900000" calcext:value-type="float">
            <text:p>6900000</text:p>
          </table:table-cell>
          <table:table-cell table:style-name="ce2" office:value-type="string" calcext:value-type="string">
            <text:p>nájemník na počátku investoval do rekonstruk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edem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450" calcext:value-type="float">
            <text:p>9 450</text:p>
          </table:table-cell>
          <table:table-cell table:style-name="ce5" office:value-type="float" office:value="115.1" calcext:value-type="float">
            <text:p>115,1</text:p>
          </table:table-cell>
          <table:table-cell office:value-type="string" calcext:value-type="string">
            <text:p>30.5.2013</text:p>
          </table:table-cell>
          <table:table-cell office:value-type="float" office:value="1087695" calcext:value-type="float">
            <text:p>108769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arong Prah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978" calcext:value-type="float">
            <text:p>3 978</text:p>
          </table:table-cell>
          <table:table-cell table:style-name="ce5" office:value-type="float" office:value="133.25" calcext:value-type="float">
            <text:p>133,25</text:p>
          </table:table-cell>
          <table:table-cell office:value-type="string" calcext:value-type="string">
            <text:p>N</text:p>
          </table:table-cell>
          <table:table-cell office:value-type="float" office:value="530068.5" calcext:value-type="float">
            <text:p>530068,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B LIMITED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500" calcext:value-type="float">
            <text:p>10 500</text:p>
          </table:table-cell>
          <table:table-cell table:style-name="ce5" office:value-type="float" office:value="135.4" calcext:value-type="float">
            <text:p>135,4</text:p>
          </table:table-cell>
          <table:table-cell office:value-type="string" calcext:value-type="string">
            <text:p>22.11.2020</text:p>
          </table:table-cell>
          <table:table-cell office:value-type="float" office:value="1421700" calcext:value-type="float">
            <text:p>14217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Winkler Milo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939.16" calcext:value-type="float">
            <text:p>2 939</text:p>
          </table:table-cell>
          <table:table-cell table:style-name="ce5" office:value-type="float" office:value="80.05" calcext:value-type="float">
            <text:p>80,05</text:p>
          </table:table-cell>
          <table:table-cell office:value-type="string" calcext:value-type="string">
            <text:p>N</text:p>
          </table:table-cell>
          <table:table-cell office:value-type="float" office:value="235279.758" calcext:value-type="float">
            <text:p>235279,75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elorea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50" calcext:value-type="float">
            <text:p>550</text:p>
          </table:table-cell>
          <table:table-cell table:style-name="ce5" office:value-type="float" office:value="95.56" calcext:value-type="float">
            <text:p>95,56</text:p>
          </table:table-cell>
          <table:table-cell office:value-type="string" calcext:value-type="string">
            <text:p>N</text:p>
          </table:table-cell>
          <table:table-cell office:value-type="float" office:value="52558" calcext:value-type="float">
            <text:p>5255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yktaj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3470.14" calcext:value-type="float">
            <text:p>3 470</text:p>
          </table:table-cell>
          <table:table-cell table:style-name="ce5" office:value-type="float" office:value="785.88" calcext:value-type="float">
            <text:p>785,88</text:p>
          </table:table-cell>
          <table:table-cell office:value-type="string" calcext:value-type="string">
            <text:p>15.12.2019</text:p>
          </table:table-cell>
          <table:table-cell office:value-type="float" office:value="2727113.6232" calcext:value-type="float">
            <text:p>2727113,623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ardio - Angio s.r.o.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 office:value-type="float" office:value="9600" calcext:value-type="float">
            <text:p>9600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nternational Trading and Consulting Company s.r.o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942.35" calcext:value-type="float">
            <text:p>942</text:p>
          </table:table-cell>
          <table:table-cell table:style-name="ce5" office:value-type="float" office:value="107.3" calcext:value-type="float">
            <text:p>107,3</text:p>
          </table:table-cell>
          <table:table-cell office:value-type="string" calcext:value-type="string">
            <text:p>N</text:p>
          </table:table-cell>
          <table:table-cell office:value-type="float" office:value="101114.155" calcext:value-type="float">
            <text:p>101114,15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ond ohrožených dět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213.35" calcext:value-type="float">
            <text:p>213,35</text:p>
          </table:table-cell>
          <table:table-cell office:value-type="string" calcext:value-type="string">
            <text:p>N</text:p>
          </table:table-cell>
          <table:table-cell office:value-type="float" office:value="106675" calcext:value-type="float">
            <text:p>106675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Ústřední automotoklub České republik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118.54" calcext:value-type="float">
            <text:p>118,54</text:p>
          </table:table-cell>
          <table:table-cell office:value-type="string" calcext:value-type="string">
            <text:p>N</text:p>
          </table:table-cell>
          <table:table-cell office:value-type="float" office:value="177810" calcext:value-type="float">
            <text:p>17781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polečnost přátel USA, obč. sdruženi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211" calcext:value-type="float">
            <text:p>211</text:p>
          </table:table-cell>
          <table:table-cell office:value-type="string" calcext:value-type="string">
            <text:p>N</text:p>
          </table:table-cell>
          <table:table-cell office:value-type="float" office:value="219093.96" calcext:value-type="float">
            <text:p>219093,9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yktaj s.r.o.</text:p>
          </table:table-cell>
          <table:table-cell table:style-name="ce2" office:value-type="string" calcext:value-type="string">
            <text:p>předzahrádk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Frymul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231" calcext:value-type="float">
            <text:p>1 231</text:p>
          </table:table-cell>
          <table:table-cell table:style-name="ce5" office:value-type="float" office:value="344.08" calcext:value-type="float">
            <text:p>344,08</text:p>
          </table:table-cell>
          <table:table-cell office:value-type="string" calcext:value-type="string">
            <text:p>N</text:p>
          </table:table-cell>
          <table:table-cell office:value-type="float" office:value="423562.48" calcext:value-type="float">
            <text:p>423562,4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Česká asociace fotbalových hráčů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710" calcext:value-type="float">
            <text:p>1 710</text:p>
          </table:table-cell>
          <table:table-cell table:style-name="ce5" office:value-type="float" office:value="144.4" calcext:value-type="float">
            <text:p>144,4</text:p>
          </table:table-cell>
          <table:table-cell office:value-type="string" calcext:value-type="string">
            <text:p>N</text:p>
          </table:table-cell>
          <table:table-cell office:value-type="float" office:value="246924" calcext:value-type="float">
            <text:p>24692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Nám. F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STUDIO DESIG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978.49" calcext:value-type="float">
            <text:p>8 978</text:p>
          </table:table-cell>
          <table:table-cell table:style-name="ce5" office:value-type="float" office:value="55.8" calcext:value-type="float">
            <text:p>55,8</text:p>
          </table:table-cell>
          <table:table-cell office:value-type="string" calcext:value-type="string">
            <text:p>31.8.2012</text:p>
          </table:table-cell>
          <table:table-cell office:value-type="float" office:value="500999.742" calcext:value-type="float">
            <text:p>500999,742</text:p>
          </table:table-cell>
          <table:table-cell table:style-name="ce2" office:value-type="string" calcext:value-type="string">
            <text:p>???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měni pro děti o.p.s.</text:p>
          </table:table-cell>
          <table:table-cell table:style-name="ce2" office:value-type="string" calcext:value-type="string">
            <text:p>kulturní centrum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00.9" calcext:value-type="float">
            <text:p>200,9</text:p>
          </table:table-cell>
          <table:table-cell office:value-type="string" calcext:value-type="string">
            <text:p>N</text:p>
          </table:table-cell>
          <table:table-cell office:value-type="float" office:value="80360" calcext:value-type="float">
            <text:p>80360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mění pro děti o.p.s.</text:p>
          </table:table-cell>
          <table:table-cell table:style-name="ce2" office:value-type="string" calcext:value-type="string">
            <text:p>kulturní centrum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36.2" calcext:value-type="float">
            <text:p>136,2</text:p>
          </table:table-cell>
          <table:table-cell office:value-type="string" calcext:value-type="string">
            <text:p>N</text:p>
          </table:table-cell>
          <table:table-cell office:value-type="float" office:value="54480" calcext:value-type="float">
            <text:p>54480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Nám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Design blok</text:p>
          </table:table-cell>
          <table:table-cell table:style-name="ce2" office:value-type="string" calcext:value-type="string">
            <text:p>kulturní centrum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194.2" calcext:value-type="float">
            <text:p>1194,2</text:p>
          </table:table-cell>
          <table:table-cell office:value-type="string" calcext:value-type="string">
            <text:p>18.10.2013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uterén</text:p>
          </table:table-cell>
          <table:table-cell/>
          <table:table-cell table:style-name="ce5" office:value-type="float" office:value="693.77" calcext:value-type="float">
            <text:p>693,7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.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arok Dušan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59.9" calcext:value-type="float">
            <text:p>59,9</text:p>
          </table:table-cell>
          <table:table-cell office:value-type="string" calcext:value-type="string">
            <text:p>N</text:p>
          </table:table-cell>
          <table:table-cell office:value-type="float" office:value="62197.764" calcext:value-type="float">
            <text:p>62197,76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LR Group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4257.28" calcext:value-type="float">
            <text:p>4 257</text:p>
          </table:table-cell>
          <table:table-cell table:style-name="ce5" office:value-type="float" office:value="287.12" calcext:value-type="float">
            <text:p>287,12</text:p>
          </table:table-cell>
          <table:table-cell office:value-type="string" calcext:value-type="string">
            <text:p>N</text:p>
          </table:table-cell>
          <table:table-cell office:value-type="float" office:value="1222350.2336" calcext:value-type="float">
            <text:p>1222350,233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avní město Praha - Městská policie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64.91" calcext:value-type="float">
            <text:p>364,9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EMC,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322.76" calcext:value-type="float">
            <text:p>3 323</text:p>
          </table:table-cell>
          <table:table-cell table:style-name="ce5" office:value-type="float" office:value="430.06" calcext:value-type="float">
            <text:p>430,06</text:p>
          </table:table-cell>
          <table:table-cell office:value-type="string" calcext:value-type="string">
            <text:p>N</text:p>
          </table:table-cell>
          <table:table-cell office:value-type="float" office:value="1428986.1656" calcext:value-type="float">
            <text:p>1428986,165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D-net spol.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46.53" calcext:value-type="float">
            <text:p>2 647</text:p>
          </table:table-cell>
          <table:table-cell table:style-name="ce5" office:value-type="float" office:value="97.97" calcext:value-type="float">
            <text:p>97,97</text:p>
          </table:table-cell>
          <table:table-cell office:value-type="string" calcext:value-type="string">
            <text:p>N</text:p>
          </table:table-cell>
          <table:table-cell office:value-type="float" office:value="259280.5441" calcext:value-type="float">
            <text:p>259280,5441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avni město Praha - Městská policie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59.2" calcext:value-type="float">
            <text:p>259,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.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D-net spol.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19.18" calcext:value-type="float">
            <text:p>519</text:p>
          </table:table-cell>
          <table:table-cell table:style-name="ce5" office:value-type="float" office:value="35.84" calcext:value-type="float">
            <text:p>35,84</text:p>
          </table:table-cell>
          <table:table-cell office:value-type="string" calcext:value-type="string">
            <text:p>N</text:p>
          </table:table-cell>
          <table:table-cell office:value-type="float" office:value="18607.4112" calcext:value-type="float">
            <text:p>18607,411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nek Dominik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2100" calcext:value-type="float">
            <text:p>2 100</text:p>
          </table:table-cell>
          <table:table-cell table:style-name="ce5" office:value-type="float" office:value="77.9" calcext:value-type="float">
            <text:p>77,9</text:p>
          </table:table-cell>
          <table:table-cell office:value-type="string" calcext:value-type="string">
            <text:p>N</text:p>
          </table:table-cell>
          <table:table-cell office:value-type="float" office:value="163590" calcext:value-type="float">
            <text:p>16359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FA+H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5811.04" calcext:value-type="float">
            <text:p>5 811</text:p>
          </table:table-cell>
          <table:table-cell table:style-name="ce5" office:value-type="float" office:value="89.6" calcext:value-type="float">
            <text:p>89,6</text:p>
          </table:table-cell>
          <table:table-cell office:value-type="string" calcext:value-type="string">
            <text:p>N</text:p>
          </table:table-cell>
          <table:table-cell office:value-type="float" office:value="520669.184" calcext:value-type="float">
            <text:p>520669,18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oraj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600" calcext:value-type="float">
            <text:p>9 600</text:p>
          </table:table-cell>
          <table:table-cell table:style-name="ce5" office:value-type="float" office:value="66.7" calcext:value-type="float">
            <text:p>66,7</text:p>
          </table:table-cell>
          <table:table-cell office:value-type="string" calcext:value-type="string">
            <text:p>N</text:p>
          </table:table-cell>
          <table:table-cell office:value-type="float" office:value="640320" calcext:value-type="float">
            <text:p>6403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Teny Mód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7727.84" calcext:value-type="float">
            <text:p>7 728</text:p>
          </table:table-cell>
          <table:table-cell table:style-name="ce5" office:value-type="float" office:value="70.3" calcext:value-type="float">
            <text:p>70,3</text:p>
          </table:table-cell>
          <table:table-cell office:value-type="string" calcext:value-type="string">
            <text:p>N</text:p>
          </table:table-cell>
          <table:table-cell office:value-type="float" office:value="543267.152" calcext:value-type="float">
            <text:p>543267,15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-Copy centrum Prah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400" calcext:value-type="float">
            <text:p>8 400</text:p>
          </table:table-cell>
          <table:table-cell table:style-name="ce5" office:value-type="float" office:value="65.6" calcext:value-type="float">
            <text:p>65,6</text:p>
          </table:table-cell>
          <table:table-cell office:value-type="string" calcext:value-type="string">
            <text:p>N</text:p>
          </table:table-cell>
          <table:table-cell office:value-type="float" office:value="551040" calcext:value-type="float">
            <text:p>55104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822.6" calcext:value-type="float">
            <text:p>822,6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entronet a.s.</text:p>
          </table:table-cell>
          <table:table-cell table:style-name="ce2" office:value-type="string" calcext:value-type="string">
            <text:p>suterén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Rozvojové projekty Prah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002.66" calcext:value-type="float">
            <text:p>3 003</text:p>
          </table:table-cell>
          <table:table-cell table:style-name="ce5" office:value-type="float" office:value="147.72" calcext:value-type="float">
            <text:p>147,72</text:p>
          </table:table-cell>
          <table:table-cell office:value-type="string" calcext:value-type="string">
            <text:p>N</text:p>
          </table:table-cell>
          <table:table-cell office:value-type="float" office:value="443552.9352" calcext:value-type="float">
            <text:p>443552,935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81.1" calcext:value-type="float">
            <text:p>81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99.6" calcext:value-type="float">
            <text:p>99,6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6.54" calcext:value-type="float">
            <text:p>66,5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41.8" calcext:value-type="float">
            <text:p>141,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erahli Susser Dagmar</text:p>
          </table:table-cell>
          <table:table-cell table:style-name="ce2" office:value-type="string" calcext:value-type="string">
            <text:p>rychlé občerstveni</text:p>
          </table:table-cell>
          <table:table-cell office:value-type="float" office:value="5000" calcext:value-type="float">
            <text:p>5 000</text:p>
          </table:table-cell>
          <table:table-cell table:style-name="ce5" office:value-type="float" office:value="46.27" calcext:value-type="float">
            <text:p>46,27</text:p>
          </table:table-cell>
          <table:table-cell office:value-type="string" calcext:value-type="string">
            <text:p>N</text:p>
          </table:table-cell>
          <table:table-cell office:value-type="float" office:value="231350" calcext:value-type="float">
            <text:p>23135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ntik Prague Art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000" calcext:value-type="float">
            <text:p>13 000</text:p>
          </table:table-cell>
          <table:table-cell table:style-name="ce5" office:value-type="float" office:value="52.78" calcext:value-type="float">
            <text:p>52,78</text:p>
          </table:table-cell>
          <table:table-cell office:value-type="string" calcext:value-type="string">
            <text:p>N</text:p>
          </table:table-cell>
          <table:table-cell office:value-type="float" office:value="686140" calcext:value-type="float">
            <text:p>68614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HB - Starožitnosti, spol. s 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190" calcext:value-type="float">
            <text:p>10 190</text:p>
          </table:table-cell>
          <table:table-cell table:style-name="ce5" office:value-type="float" office:value="51.51" calcext:value-type="float">
            <text:p>51,51</text:p>
          </table:table-cell>
          <table:table-cell office:value-type="string" calcext:value-type="string">
            <text:p>N</text:p>
          </table:table-cell>
          <table:table-cell office:value-type="float" office:value="524886.9" calcext:value-type="float">
            <text:p>524886,9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S A SPS Františka Křižíka</text:p>
          </table:table-cell>
          <table:table-cell table:style-name="ce2" office:value-type="string" calcext:value-type="string">
            <text:p>učeb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14" calcext:value-type="float">
            <text:p>214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uchovni správa kostela u Sv. Křiž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2.72" calcext:value-type="float">
            <text:p>103</text:p>
          </table:table-cell>
          <table:table-cell table:style-name="ce5" office:value-type="float" office:value="46.5" calcext:value-type="float">
            <text:p>46,5</text:p>
          </table:table-cell>
          <table:table-cell office:value-type="string" calcext:value-type="string">
            <text:p>N</text:p>
          </table:table-cell>
          <table:table-cell office:value-type="float" office:value="4776.48" calcext:value-type="float">
            <text:p>4776,4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urdské občanské sdružen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24.18" calcext:value-type="float">
            <text:p>224</text:p>
          </table:table-cell>
          <table:table-cell table:style-name="ce5" office:value-type="float" office:value="22.74" calcext:value-type="float">
            <text:p>22,74</text:p>
          </table:table-cell>
          <table:table-cell office:value-type="string" calcext:value-type="string">
            <text:p>N</text:p>
          </table:table-cell>
          <table:table-cell office:value-type="float" office:value="5097.8532" calcext:value-type="float">
            <text:p>5097,853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 MUDr. Martin Kalista, Mgr. Lukáš Krum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49.4" calcext:value-type="float">
            <text:p>2 649</text:p>
          </table:table-cell>
          <table:table-cell table:style-name="ce5" office:value-type="float" office:value="47.15" calcext:value-type="float">
            <text:p>47,15</text:p>
          </table:table-cell>
          <table:table-cell office:value-type="string" calcext:value-type="string">
            <text:p>N</text:p>
          </table:table-cell>
          <table:table-cell office:value-type="float" office:value="124919.21" calcext:value-type="float">
            <text:p>124919,21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82/1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PŠ Elektrotechnick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65" calcext:value-type="float">
            <text:p>165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ůtka Edgar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35" calcext:value-type="float">
            <text:p>35</text:p>
          </table:table-cell>
          <table:table-cell office:value-type="string" calcext:value-type="string">
            <text:p>N</text:p>
          </table:table-cell>
          <table:table-cell office:value-type="float" office:value="17500" calcext:value-type="float">
            <text:p>175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mprevu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575" calcext:value-type="float">
            <text:p>15 575</text:p>
          </table:table-cell>
          <table:table-cell table:style-name="ce5" office:value-type="float" office:value="28.03" calcext:value-type="float">
            <text:p>28,03</text:p>
          </table:table-cell>
          <table:table-cell office:value-type="string" calcext:value-type="string">
            <text:p>N</text:p>
          </table:table-cell>
          <table:table-cell office:value-type="float" office:value="436567.25" calcext:value-type="float">
            <text:p>436567,2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PŠ spojové technik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67.8" calcext:value-type="float">
            <text:p>67,8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uspak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590.99" calcext:value-type="float">
            <text:p>15 591</text:p>
          </table:table-cell>
          <table:table-cell table:style-name="ce5" office:value-type="float" office:value="34.7" calcext:value-type="float">
            <text:p>34,7</text:p>
          </table:table-cell>
          <table:table-cell office:value-type="string" calcext:value-type="string">
            <text:p>N</text:p>
          </table:table-cell>
          <table:table-cell office:value-type="float" office:value="541007.353" calcext:value-type="float">
            <text:p>541007,353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Rafidein s.r.o.</text:p>
          </table:table-cell>
          <table:table-cell table:style-name="ce2" office:value-type="string" calcext:value-type="string">
            <text:p>směnárna</text:p>
          </table:table-cell>
          <table:table-cell office:value-type="float" office:value="16776.79" calcext:value-type="float">
            <text:p>16 777</text:p>
          </table:table-cell>
          <table:table-cell table:style-name="ce5" office:value-type="float" office:value="38.1" calcext:value-type="float">
            <text:p>38,1</text:p>
          </table:table-cell>
          <table:table-cell office:value-type="string" calcext:value-type="string">
            <text:p>N</text:p>
          </table:table-cell>
          <table:table-cell office:value-type="float" office:value="639195.699" calcext:value-type="float">
            <text:p>639195,699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üsserová Lenk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5000" calcext:value-type="float">
            <text:p>5 000</text:p>
          </table:table-cell>
          <table:table-cell table:style-name="ce5" office:value-type="float" office:value="39.6" calcext:value-type="float">
            <text:p>39,6</text:p>
          </table:table-cell>
          <table:table-cell office:value-type="string" calcext:value-type="string">
            <text:p>N</text:p>
          </table:table-cell>
          <table:table-cell office:value-type="float" office:value="198000" calcext:value-type="float">
            <text:p>1980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Granát, družstvo uměl. výroby v Turnově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9431.32" calcext:value-type="float">
            <text:p>19 431</text:p>
          </table:table-cell>
          <table:table-cell table:style-name="ce5" office:value-type="float" office:value="25.65" calcext:value-type="float">
            <text:p>25,65</text:p>
          </table:table-cell>
          <table:table-cell office:value-type="string" calcext:value-type="string">
            <text:p>N</text:p>
          </table:table-cell>
          <table:table-cell office:value-type="float" office:value="498413.358" calcext:value-type="float">
            <text:p>498413,35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ilm servis festival Karlovy Vary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92" calcext:value-type="float">
            <text:p>2 692</text:p>
          </table:table-cell>
          <table:table-cell table:style-name="ce5" office:value-type="float" office:value="425.46" calcext:value-type="float">
            <text:p>425,46</text:p>
          </table:table-cell>
          <table:table-cell office:value-type="string" calcext:value-type="string">
            <text:p>N</text:p>
          </table:table-cell>
          <table:table-cell office:value-type="float" office:value="1145338.32" calcext:value-type="float">
            <text:p>1145338,3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ilm servis festival Karlovy Vary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15.08" calcext:value-type="float">
            <text:p>3 115</text:p>
          </table:table-cell>
          <table:table-cell table:style-name="ce5" office:value-type="float" office:value="27.67" calcext:value-type="float">
            <text:p>27,67</text:p>
          </table:table-cell>
          <table:table-cell office:value-type="string" calcext:value-type="string">
            <text:p>N</text:p>
          </table:table-cell>
          <table:table-cell office:value-type="float" office:value="86194.2636" calcext:value-type="float">
            <text:p>86194,263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Trpák Pave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38" calcext:value-type="float">
            <text:p>2 038</text:p>
          </table:table-cell>
          <table:table-cell table:style-name="ce5" office:value-type="float" office:value="77.24" calcext:value-type="float">
            <text:p>77,24</text:p>
          </table:table-cell>
          <table:table-cell office:value-type="string" calcext:value-type="string">
            <text:p>N</text:p>
          </table:table-cell>
          <table:table-cell office:value-type="float" office:value="157415.12" calcext:value-type="float">
            <text:p>157415,1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entronet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.4" calcext:value-type="float">
            <text:p>0,4</text:p>
          </table:table-cell>
          <table:table-cell office:value-type="string" calcext:value-type="string">
            <text:p>N</text:p>
          </table:table-cell>
          <table:table-cell office:value-type="float" office:value="480" calcext:value-type="float">
            <text:p>48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, MUDr. Martin Kalista, Mgr. Lukáš Krum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950.67" calcext:value-type="float">
            <text:p>2 951</text:p>
          </table:table-cell>
          <table:table-cell table:style-name="ce5" office:value-type="float" office:value="97.5" calcext:value-type="float">
            <text:p>97,5</text:p>
          </table:table-cell>
          <table:table-cell office:value-type="string" calcext:value-type="string">
            <text:p>N</text:p>
          </table:table-cell>
          <table:table-cell office:value-type="float" office:value="287690.325" calcext:value-type="float">
            <text:p>287690,32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a</text:p>
          </table:table-cell>
          <table:table-cell/>
          <table:table-cell table:style-name="ce5" office:value-type="float" office:value="30.98" calcext:value-type="float">
            <text:p>30,9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692/1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alistová Eva JUDr.</text:p>
          </table:table-cell>
          <table:table-cell table:style-name="ce2" office:value-type="string" calcext:value-type="string">
            <text:p>archiv - depozitář</text:p>
          </table:table-cell>
          <table:table-cell office:value-type="float" office:value="1058.61" calcext:value-type="float">
            <text:p>1 059</text:p>
          </table:table-cell>
          <table:table-cell table:style-name="ce5" office:value-type="float" office:value="24.42" calcext:value-type="float">
            <text:p>24,42</text:p>
          </table:table-cell>
          <table:table-cell office:value-type="string" calcext:value-type="string">
            <text:p>N</text:p>
          </table:table-cell>
          <table:table-cell office:value-type="float" office:value="25851.2562" calcext:value-type="float">
            <text:p>25851,256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Pelléova</text:p>
          </table:table-cell>
          <table:table-cell table:style-name="ce2" office:value-type="string" calcext:value-type="string">
            <text:p>500/2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773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Ministerstvo vnitra Č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595" calcext:value-type="float">
            <text:p>595</text:p>
          </table:table-cell>
          <table:table-cell office:value-type="string" calcext:value-type="string">
            <text:p>N</text:p>
          </table:table-cell>
          <table:table-cell office:value-type="float" office:value="238000" calcext:value-type="float">
            <text:p>238000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Petřínské sady</text:p>
          </table:table-cell>
          <table:table-cell table:style-name="ce2" office:value-type="string" calcext:value-type="string">
            <text:p>411/14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string" calcext:value-type="string">
            <text:p>91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Luděk Láryš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2544.97" calcext:value-type="float">
            <text:p>2 545</text:p>
          </table:table-cell>
          <table:table-cell table:style-name="ce5" office:value-type="float" office:value="1085.67" calcext:value-type="float">
            <text:p>1085,67</text:p>
          </table:table-cell>
          <table:table-cell office:value-type="string" calcext:value-type="string">
            <text:p>N</text:p>
          </table:table-cell>
          <table:table-cell office:value-type="float" office:value="2762997.5799" calcext:value-type="float">
            <text:p>2762997,5799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Petřínské sady</text:p>
          </table:table-cell>
          <table:table-cell table:style-name="ce2" office:value-type="string" calcext:value-type="string">
            <text:p>417/5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Luděk Láryš</text:p>
          </table:table-cell>
          <table:table-cell table:style-name="ce2" office:value-type="string" calcext:value-type="string">
            <text:p>galerie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05.62" calcext:value-type="float">
            <text:p>205,6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gue Convention Bureau, obč. sdruž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34.76" calcext:value-type="float">
            <text:p>535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N</text:p>
          </table:table-cell>
          <table:table-cell office:value-type="float" office:value="68449.28" calcext:value-type="float">
            <text:p>68449,28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P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006.09" calcext:value-type="float">
            <text:p>6 006</text:p>
          </table:table-cell>
          <table:table-cell table:style-name="ce5" office:value-type="float" office:value="995.6" calcext:value-type="float">
            <text:p>995,6</text:p>
          </table:table-cell>
          <table:table-cell office:value-type="string" calcext:value-type="string">
            <text:p>31.12.2042</text:p>
          </table:table-cell>
          <table:table-cell office:value-type="float" office:value="5979663.204" calcext:value-type="float">
            <text:p>5979663,20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l Travel spol. s 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7752.5" calcext:value-type="float">
            <text:p>27 753</text:p>
          </table:table-cell>
          <table:table-cell table:style-name="ce5" office:value-type="float" office:value="38" calcext:value-type="float">
            <text:p>38</text:p>
          </table:table-cell>
          <table:table-cell office:value-type="string" calcext:value-type="string">
            <text:p>N</text:p>
          </table:table-cell>
          <table:table-cell office:value-type="float" office:value="1054595" calcext:value-type="float">
            <text:p>105459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ompas Praha spol. s 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0" calcext:value-type="float">
            <text:p>5 000</text:p>
          </table:table-cell>
          <table:table-cell table:style-name="ce5" office:value-type="float" office:value="193.08" calcext:value-type="float">
            <text:p>193,08</text:p>
          </table:table-cell>
          <table:table-cell office:value-type="string" calcext:value-type="string">
            <text:p>N</text:p>
          </table:table-cell>
          <table:table-cell office:value-type="float" office:value="965400" calcext:value-type="float">
            <text:p>9654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dafone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20767.22" calcext:value-type="float">
            <text:p>20 767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103836.1" calcext:value-type="float">
            <text:p>103836,1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ompas Praha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49.96" calcext:value-type="float">
            <text:p>49,96</text:p>
          </table:table-cell>
          <table:table-cell office:value-type="string" calcext:value-type="string">
            <text:p>N</text:p>
          </table:table-cell>
          <table:table-cell office:value-type="float" office:value="29976" calcext:value-type="float">
            <text:p>2997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ygienická stanice hl.m. Prah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117.65" calcext:value-type="float">
            <text:p>2117,6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Reno-Gastro v.o.s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3821.25" calcext:value-type="float">
            <text:p>3 821</text:p>
          </table:table-cell>
          <table:table-cell table:style-name="ce5" office:value-type="float" office:value="135.31" calcext:value-type="float">
            <text:p>135,31</text:p>
          </table:table-cell>
          <table:table-cell office:value-type="string" calcext:value-type="string">
            <text:p>31.12.2017</text:p>
          </table:table-cell>
          <table:table-cell office:value-type="float" office:value="517053.3375" calcext:value-type="float">
            <text:p>517053,337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enter k.s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6933.08" calcext:value-type="float">
            <text:p>6 933</text:p>
          </table:table-cell>
          <table:table-cell table:style-name="ce5" office:value-type="float" office:value="102.95" calcext:value-type="float">
            <text:p>102,95</text:p>
          </table:table-cell>
          <table:table-cell office:value-type="string" calcext:value-type="string">
            <text:p>31.1.2010</text:p>
          </table:table-cell>
          <table:table-cell office:value-type="float" office:value="713760.586" calcext:value-type="float">
            <text:p>713760,58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8" calcext:value-type="float">
            <text:p>158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Eureca Shops s.r.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13348.9" calcext:value-type="float">
            <text:p>13 349</text:p>
          </table:table-cell>
          <table:table-cell table:style-name="ce5" office:value-type="float" office:value="191.9" calcext:value-type="float">
            <text:p>191,9</text:p>
          </table:table-cell>
          <table:table-cell office:value-type="string" calcext:value-type="string">
            <text:p>31.3.2016</text:p>
          </table:table-cell>
          <table:table-cell office:value-type="float" office:value="2561653.91" calcext:value-type="float">
            <text:p>2561653,9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9" calcext:value-type="float">
            <text:p>159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 ostatní</text:p>
          </table:table-cell>
          <table:table-cell/>
          <table:table-cell table:style-name="ce5" office:value-type="float" office:value="176" calcext:value-type="float">
            <text:p>176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TS CZECH s.r.o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7000" calcext:value-type="float">
            <text:p>7 0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Ropid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0.41" calcext:value-type="float">
            <text:p>280</text:p>
          </table:table-cell>
          <table:table-cell table:style-name="ce5" office:value-type="float" office:value="727.47" calcext:value-type="float">
            <text:p>727,47</text:p>
          </table:table-cell>
          <table:table-cell office:value-type="string" calcext:value-type="string">
            <text:p>N</text:p>
          </table:table-cell>
          <table:table-cell office:value-type="float" office:value="203989.8627" calcext:value-type="float">
            <text:p>203989,8627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2" calcext:value-type="float">
            <text:p>162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</text:p>
          </table:table-cell>
          <table:table-cell table:style-name="ce2" office:value-type="string" calcext:value-type="string">
            <text:p>učebny</text:p>
          </table:table-cell>
          <table:table-cell office:value-type="float" office:value="1220" calcext:value-type="float">
            <text:p>1 220</text:p>
          </table:table-cell>
          <table:table-cell table:style-name="ce5" office:value-type="float" office:value="301.61" calcext:value-type="float">
            <text:p>301,61</text:p>
          </table:table-cell>
          <table:table-cell office:value-type="string" calcext:value-type="string">
            <text:p>29.4.2030</text:p>
          </table:table-cell>
          <table:table-cell office:value-type="float" office:value="367964.2" calcext:value-type="float">
            <text:p>367964,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rádek Richard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12.8" calcext:value-type="float">
            <text:p>112,8</text:p>
          </table:table-cell>
          <table:table-cell office:value-type="string" calcext:value-type="string">
            <text:p>N</text:p>
          </table:table-cell>
          <table:table-cell office:value-type="float" office:value="56400" calcext:value-type="float">
            <text:p>564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vbek s.r.o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5962" calcext:value-type="float">
            <text:p>15 962</text:p>
          </table:table-cell>
          <table:table-cell table:style-name="ce5" office:value-type="float" office:value="62.65" calcext:value-type="float">
            <text:p>62,65</text:p>
          </table:table-cell>
          <table:table-cell office:value-type="string" calcext:value-type="string">
            <text:p>N</text:p>
          </table:table-cell>
          <table:table-cell office:value-type="float" office:value="1000019.3" calcext:value-type="float">
            <text:p>1000019,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5" calcext:value-type="float">
            <text:p>165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entrum sociálních služeb Praha, p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64.03" calcext:value-type="float">
            <text:p>564</text:p>
          </table:table-cell>
          <table:table-cell table:style-name="ce5" office:value-type="float" office:value="94.35" calcext:value-type="float">
            <text:p>94,35</text:p>
          </table:table-cell>
          <table:table-cell office:value-type="string" calcext:value-type="string">
            <text:p>N</text:p>
          </table:table-cell>
          <table:table-cell office:value-type="float" office:value="53216.2305" calcext:value-type="float">
            <text:p>53216,2305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6" calcext:value-type="float">
            <text:p>166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omola Libor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3663" calcext:value-type="float">
            <text:p>3 663</text:p>
          </table:table-cell>
          <table:table-cell table:style-name="ce5" office:value-type="float" office:value="484.76" calcext:value-type="float">
            <text:p>484,76</text:p>
          </table:table-cell>
          <table:table-cell office:value-type="string" calcext:value-type="string">
            <text:p>N</text:p>
          </table:table-cell>
          <table:table-cell office:value-type="float" office:value="1775675.88" calcext:value-type="float">
            <text:p>1775675,8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7" calcext:value-type="float">
            <text:p>167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žské restaurace, v likvidaci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738.1" calcext:value-type="float">
            <text:p>3 738</text:p>
          </table:table-cell>
          <table:table-cell table:style-name="ce5" office:value-type="float" office:value="53.95" calcext:value-type="float">
            <text:p>53,95</text:p>
          </table:table-cell>
          <table:table-cell office:value-type="string" calcext:value-type="string">
            <text:p>N</text:p>
          </table:table-cell>
          <table:table-cell office:value-type="float" office:value="201670.495" calcext:value-type="float">
            <text:p>201670,49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8" calcext:value-type="float">
            <text:p>168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50.85" calcext:value-type="float">
            <text:p>350,8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9" calcext:value-type="float">
            <text:p>169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Ropid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06.22" calcext:value-type="float">
            <text:p>306</text:p>
          </table:table-cell>
          <table:table-cell table:style-name="ce5" office:value-type="float" office:value="88.45" calcext:value-type="float">
            <text:p>88,45</text:p>
          </table:table-cell>
          <table:table-cell office:value-type="string" calcext:value-type="string">
            <text:p>N</text:p>
          </table:table-cell>
          <table:table-cell office:value-type="float" office:value="27085.159" calcext:value-type="float">
            <text:p>27085,159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0" calcext:value-type="float">
            <text:p>170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ygienická stanice hl.m. Prah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57.94" calcext:value-type="float">
            <text:p>458</text:p>
          </table:table-cell>
          <table:table-cell table:style-name="ce5" office:value-type="float" office:value="281.1" calcext:value-type="float">
            <text:p>281,1</text:p>
          </table:table-cell>
          <table:table-cell office:value-type="string" calcext:value-type="string">
            <text:p>N</text:p>
          </table:table-cell>
          <table:table-cell office:value-type="float" office:value="128726.934" calcext:value-type="float">
            <text:p>128726,934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1" calcext:value-type="float">
            <text:p>171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0" calcext:value-type="float">
            <text:p>1 220</text:p>
          </table:table-cell>
          <table:table-cell table:style-name="ce5" office:value-type="float" office:value="41.55" calcext:value-type="float">
            <text:p>41,55</text:p>
          </table:table-cell>
          <table:table-cell office:value-type="string" calcext:value-type="string">
            <text:p>N</text:p>
          </table:table-cell>
          <table:table-cell office:value-type="float" office:value="50691" calcext:value-type="float">
            <text:p>5069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2" calcext:value-type="float">
            <text:p>172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é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41.85" calcext:value-type="float">
            <text:p>341,8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3" calcext:value-type="float">
            <text:p>173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-Systems Czech Republic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19.18" calcext:value-type="float">
            <text:p>519</text:p>
          </table:table-cell>
          <table:table-cell table:style-name="ce5" office:value-type="float" office:value="137.4" calcext:value-type="float">
            <text:p>137,4</text:p>
          </table:table-cell>
          <table:table-cell office:value-type="string" calcext:value-type="string">
            <text:p>N</text:p>
          </table:table-cell>
          <table:table-cell office:value-type="float" office:value="71335.332" calcext:value-type="float">
            <text:p>71335,332</text:p>
          </table:table-cell>
          <table:table-cell office:value-type="string" calcext:value-type="string">
            <text:p>tato už prý neexistuje (dle Raka)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4" calcext:value-type="float">
            <text:p>174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0" calcext:value-type="float">
            <text:p>1 220</text:p>
          </table:table-cell>
          <table:table-cell table:style-name="ce5" office:value-type="float" office:value="233.85" calcext:value-type="float">
            <text:p>233,85</text:p>
          </table:table-cell>
          <table:table-cell office:value-type="string" calcext:value-type="string">
            <text:p>N</text:p>
          </table:table-cell>
          <table:table-cell office:value-type="float" office:value="285297" calcext:value-type="float">
            <text:p>28529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5" calcext:value-type="float">
            <text:p>175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0" calcext:value-type="float">
            <text:p>1 220</text:p>
          </table:table-cell>
          <table:table-cell table:style-name="ce5" office:value-type="float" office:value="47.5" calcext:value-type="float">
            <text:p>47,5</text:p>
          </table:table-cell>
          <table:table-cell office:value-type="string" calcext:value-type="string">
            <text:p>N</text:p>
          </table:table-cell>
          <table:table-cell office:value-type="float" office:value="57950" calcext:value-type="float">
            <text:p>579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6" calcext:value-type="float">
            <text:p>176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í plochy</text:p>
          </table:table-cell>
          <table:table-cell/>
          <table:table-cell table:style-name="ce5" office:value-type="float" office:value="9782.44" calcext:value-type="float">
            <text:p>9782,4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7" calcext:value-type="float">
            <text:p>177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.</text:p>
          </table:table-cell>
          <table:table-cell table:style-name="ce2" office:value-type="string" calcext:value-type="string">
            <text:p>učebny</text:p>
          </table:table-cell>
          <table:table-cell office:value-type="float" office:value="1220" calcext:value-type="float">
            <text:p>1 220</text:p>
          </table:table-cell>
          <table:table-cell table:style-name="ce5" office:value-type="float" office:value="681.47" calcext:value-type="float">
            <text:p>681,47</text:p>
          </table:table-cell>
          <table:table-cell office:value-type="string" calcext:value-type="string">
            <text:p>19.5.2030</text:p>
          </table:table-cell>
          <table:table-cell office:value-type="float" office:value="831393.4" calcext:value-type="float">
            <text:p>831393,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8" calcext:value-type="float">
            <text:p>178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4.4" calcext:value-type="float">
            <text:p>24,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9" calcext:value-type="float">
            <text:p>179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80.45" calcext:value-type="float">
            <text:p>180,4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0" calcext:value-type="float">
            <text:p>180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15" calcext:value-type="float">
            <text:p>515</text:p>
          </table:table-cell>
          <table:table-cell office:value-type="string" calcext:value-type="string">
            <text:p>EM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1" calcext:value-type="float">
            <text:p>181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společný prostor</text:p>
          </table:table-cell>
          <table:table-cell table:style-name="ce2" office:value-type="string" calcext:value-type="string">
            <text:p>sociální zázemí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8.65" calcext:value-type="float">
            <text:p>58,6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Solid a.s.</text:p>
          </table:table-cell>
          <table:table-cell table:style-name="ce12" office:value-type="float" office:value="182" calcext:value-type="float">
            <text:p>182</text:p>
          </table:table-cell>
          <table:table-cell table:style-name="ce21" office:value-type="string" calcext:value-type="string">
            <text:p>Staroměstské nám.</text:p>
          </table:table-cell>
          <table:table-cell table:style-name="ce12" office:value-type="string" calcext:value-type="string">
            <text:p>548/20</text:p>
          </table:table-cell>
          <table:table-cell table:style-name="ce12" office:value-type="float" office:value="548" calcext:value-type="float">
            <text:p>548</text:p>
          </table:table-cell>
          <table:table-cell table:style-name="ce12" office:value-type="string" calcext:value-type="string">
            <text:p>539/1</text:p>
          </table:table-cell>
          <table:table-cell table:style-name="ce12" office:value-type="string" calcext:value-type="string">
            <text:p>Praha 1</text:p>
          </table:table-cell>
          <table:table-cell table:style-name="ce12" office:value-type="string" calcext:value-type="string">
            <text:p>Staré Město</text:p>
          </table:table-cell>
          <table:table-cell table:style-name="ce21" office:value-type="string" calcext:value-type="string">
            <text:p>Wertheimová Milena Tourist Stop</text:p>
          </table:table-cell>
          <table:table-cell table:style-name="ce12" office:value-type="string" calcext:value-type="string">
            <text:p>prodejna, sklad</text:p>
          </table:table-cell>
          <table:table-cell table:style-name="ce27" office:value-type="float" office:value="3140" calcext:value-type="float">
            <text:p>3 140</text:p>
          </table:table-cell>
          <table:table-cell table:style-name="ce21" office:value-type="float" office:value="45.02" calcext:value-type="float">
            <text:p>45,02</text:p>
          </table:table-cell>
          <table:table-cell table:style-name="ce32" office:value-type="string" calcext:value-type="string">
            <text:p>N</text:p>
          </table:table-cell>
          <table:table-cell table:style-name="ce35" office:value-type="float" office:value="141360" calcext:value-type="float">
            <text:p>141360</text:p>
          </table:table-cell>
          <table:table-cell table:style-name="ce39" table:number-columns-repeated="2"/>
          <table:table-cell table:style-name="ce35" table:number-columns-repeated="241"/>
          <table:table-cell table:style-name="ce44" table:number-columns-repeated="767"/>
        </table:table-row>
        <table:table-row table:style-name="ro2">
          <table:table-cell table:style-name="ce9" office:value-type="string" calcext:value-type="string">
            <text:p>Solid a.s.</text:p>
          </table:table-cell>
          <table:table-cell table:style-name="ce9" office:value-type="float" office:value="183" calcext:value-type="float">
            <text:p>183</text:p>
          </table:table-cell>
          <table:table-cell table:style-name="ce20" office:value-type="string" calcext:value-type="string">
            <text:p>Staroměstské nám.</text:p>
          </table:table-cell>
          <table:table-cell table:style-name="ce9" office:value-type="string" calcext:value-type="string">
            <text:p>548/20</text:p>
          </table:table-cell>
          <table:table-cell table:style-name="ce9" office:value-type="float" office:value="548" calcext:value-type="float">
            <text:p>548</text:p>
          </table:table-cell>
          <table:table-cell table:style-name="ce9" office:value-type="string" calcext:value-type="string">
            <text:p>539/1</text:p>
          </table:table-cell>
          <table:table-cell table:style-name="ce9" office:value-type="string" calcext:value-type="string">
            <text:p>Praha 1</text:p>
          </table:table-cell>
          <table:table-cell table:style-name="ce9" office:value-type="string" calcext:value-type="string">
            <text:p>Staré Město</text:p>
          </table:table-cell>
          <table:table-cell table:style-name="ce20" office:value-type="string" calcext:value-type="string">
            <text:p>Kříž Josef De la Croix</text:p>
          </table:table-cell>
          <table:table-cell table:style-name="ce9" office:value-type="string" calcext:value-type="string">
            <text:p>kuchyň, zázemí</text:p>
          </table:table-cell>
          <table:table-cell table:style-name="ce26" office:value-type="float" office:value="4654.7" calcext:value-type="float">
            <text:p>4 655</text:p>
          </table:table-cell>
          <table:table-cell table:style-name="ce20" office:value-type="float" office:value="37" calcext:value-type="float">
            <text:p>37</text:p>
          </table:table-cell>
          <table:table-cell table:style-name="ce31" office:value-type="string" calcext:value-type="string">
            <text:p>N</text:p>
          </table:table-cell>
          <table:table-cell table:style-name="ce34" office:value-type="float" office:value="172223.9" calcext:value-type="float">
            <text:p>172223,9</text:p>
          </table:table-cell>
          <table:table-cell table:style-name="ce38" table:number-columns-repeated="2"/>
          <table:table-cell table:style-name="ce34" table:number-columns-repeated="241"/>
          <table:table-cell table:style-name="ce43" table:number-columns-repeated="767"/>
        </table:table-row>
        <table:table-row table:style-name="ro2">
          <table:table-cell table:style-name="ce12" office:value-type="string" calcext:value-type="string">
            <text:p>Solid a.s.</text:p>
          </table:table-cell>
          <table:table-cell table:style-name="ce12" office:value-type="float" office:value="184" calcext:value-type="float">
            <text:p>184</text:p>
          </table:table-cell>
          <table:table-cell table:style-name="ce21" office:value-type="string" calcext:value-type="string">
            <text:p>Staroměstské nám.</text:p>
          </table:table-cell>
          <table:table-cell table:style-name="ce12" office:value-type="string" calcext:value-type="string">
            <text:p>548/20</text:p>
          </table:table-cell>
          <table:table-cell table:style-name="ce12" office:value-type="float" office:value="548" calcext:value-type="float">
            <text:p>548</text:p>
          </table:table-cell>
          <table:table-cell table:style-name="ce12" office:value-type="string" calcext:value-type="string">
            <text:p>539/1</text:p>
          </table:table-cell>
          <table:table-cell table:style-name="ce12" office:value-type="string" calcext:value-type="string">
            <text:p>Praha 1</text:p>
          </table:table-cell>
          <table:table-cell table:style-name="ce12" office:value-type="string" calcext:value-type="string">
            <text:p>Staré Město</text:p>
          </table:table-cell>
          <table:table-cell table:style-name="ce21" office:value-type="string" calcext:value-type="string">
            <text:p>Panec Jan</text:p>
          </table:table-cell>
          <table:table-cell table:style-name="ce12" office:value-type="string" calcext:value-type="string">
            <text:p>prodejna, sklad</text:p>
          </table:table-cell>
          <table:table-cell table:style-name="ce27" office:value-type="float" office:value="5062" calcext:value-type="float">
            <text:p>5 062</text:p>
          </table:table-cell>
          <table:table-cell table:style-name="ce21" office:value-type="float" office:value="86.5" calcext:value-type="float">
            <text:p>86,5</text:p>
          </table:table-cell>
          <table:table-cell table:style-name="ce32" office:value-type="string" calcext:value-type="string">
            <text:p>N</text:p>
          </table:table-cell>
          <table:table-cell table:style-name="ce36" office:value-type="float" office:value="437856" calcext:value-type="float">
            <text:p>437856</text:p>
          </table:table-cell>
          <table:table-cell table:style-name="ce39" table:number-columns-repeated="2"/>
          <table:table-cell table:style-name="ce35" table:number-columns-repeated="241"/>
          <table:table-cell table:style-name="ce44" table:number-columns-repeated="767"/>
        </table:table-row>
        <table:table-row table:style-name="ro2">
          <table:table-cell table:style-name="ce9" office:value-type="string" calcext:value-type="string">
            <text:p>Solid a.s.</text:p>
          </table:table-cell>
          <table:table-cell table:style-name="ce9" office:value-type="float" office:value="185" calcext:value-type="float">
            <text:p>185</text:p>
          </table:table-cell>
          <table:table-cell table:style-name="ce20" office:value-type="string" calcext:value-type="string">
            <text:p>Staroměstské nám.</text:p>
          </table:table-cell>
          <table:table-cell table:style-name="ce9" office:value-type="string" calcext:value-type="string">
            <text:p>548/20</text:p>
          </table:table-cell>
          <table:table-cell table:style-name="ce9" office:value-type="float" office:value="548" calcext:value-type="float">
            <text:p>548</text:p>
          </table:table-cell>
          <table:table-cell table:style-name="ce9" office:value-type="string" calcext:value-type="string">
            <text:p>539/1</text:p>
          </table:table-cell>
          <table:table-cell table:style-name="ce9" office:value-type="string" calcext:value-type="string">
            <text:p>Praha 1</text:p>
          </table:table-cell>
          <table:table-cell table:style-name="ce9" office:value-type="string" calcext:value-type="string">
            <text:p>Staré Město</text:p>
          </table:table-cell>
          <table:table-cell table:style-name="ce20" office:value-type="string" calcext:value-type="string">
            <text:p>Liška Praha s.r.o.</text:p>
          </table:table-cell>
          <table:table-cell table:style-name="ce9" office:value-type="string" calcext:value-type="string">
            <text:p>prodejna</text:p>
          </table:table-cell>
          <table:table-cell table:style-name="ce26" office:value-type="float" office:value="6084.54" calcext:value-type="float">
            <text:p>6 085</text:p>
          </table:table-cell>
          <table:table-cell table:style-name="ce20" office:value-type="float" office:value="343" calcext:value-type="float">
            <text:p>343</text:p>
          </table:table-cell>
          <table:table-cell table:style-name="ce31" office:value-type="string" calcext:value-type="string">
            <text:p>N</text:p>
          </table:table-cell>
          <table:table-cell table:style-name="ce34" office:value-type="float" office:value="2086997.22" calcext:value-type="float">
            <text:p>2086997,22</text:p>
          </table:table-cell>
          <table:table-cell table:style-name="ce38" table:number-columns-repeated="2"/>
          <table:table-cell table:style-name="ce34" table:number-columns-repeated="241"/>
          <table:table-cell table:style-name="ce43" table:number-columns-repeated="767"/>
        </table:table-row>
        <table:table-row table:style-name="ro2">
          <table:table-cell table:style-name="ce12" office:value-type="string" calcext:value-type="string">
            <text:p>Solid a.s.</text:p>
          </table:table-cell>
          <table:table-cell table:style-name="ce12" office:value-type="float" office:value="186" calcext:value-type="float">
            <text:p>186</text:p>
          </table:table-cell>
          <table:table-cell table:style-name="ce21" office:value-type="string" calcext:value-type="string">
            <text:p>Staroměstské nám.</text:p>
          </table:table-cell>
          <table:table-cell table:style-name="ce12" office:value-type="string" calcext:value-type="string">
            <text:p>548/20</text:p>
          </table:table-cell>
          <table:table-cell table:style-name="ce12" office:value-type="float" office:value="548" calcext:value-type="float">
            <text:p>548</text:p>
          </table:table-cell>
          <table:table-cell table:style-name="ce12" office:value-type="string" calcext:value-type="string">
            <text:p>539/1</text:p>
          </table:table-cell>
          <table:table-cell table:style-name="ce12" office:value-type="string" calcext:value-type="string">
            <text:p>Praha 1</text:p>
          </table:table-cell>
          <table:table-cell table:style-name="ce12" office:value-type="string" calcext:value-type="string">
            <text:p>Staré Město</text:p>
          </table:table-cell>
          <table:table-cell table:style-name="ce21" office:value-type="string" calcext:value-type="string">
            <text:p>K.T.KA s.r.o.</text:p>
          </table:table-cell>
          <table:table-cell table:style-name="ce12" office:value-type="string" calcext:value-type="string">
            <text:p>prodejna</text:p>
          </table:table-cell>
          <table:table-cell table:style-name="ce27" office:value-type="float" office:value="10828" calcext:value-type="float">
            <text:p>10 828</text:p>
          </table:table-cell>
          <table:table-cell table:style-name="ce21" office:value-type="float" office:value="33" calcext:value-type="float">
            <text:p>33</text:p>
          </table:table-cell>
          <table:table-cell table:style-name="ce32" office:value-type="string" calcext:value-type="string">
            <text:p>N</text:p>
          </table:table-cell>
          <table:table-cell table:style-name="ce36" office:value-type="float" office:value="357324" calcext:value-type="float">
            <text:p>357324</text:p>
          </table:table-cell>
          <table:table-cell table:style-name="ce39" table:number-columns-repeated="2"/>
          <table:table-cell table:style-name="ce35" table:number-columns-repeated="241"/>
          <table:table-cell table:style-name="ce44" table:number-columns-repeated="767"/>
        </table:table-row>
        <table:table-row table:style-name="ro2">
          <table:table-cell table:style-name="ce12" office:value-type="string" calcext:value-type="string">
            <text:p>Solid a.s.</text:p>
          </table:table-cell>
          <table:table-cell table:style-name="ce12" office:value-type="float" office:value="187" calcext:value-type="float">
            <text:p>187</text:p>
          </table:table-cell>
          <table:table-cell table:style-name="ce21" office:value-type="string" calcext:value-type="string">
            <text:p>Staroměstské nám.</text:p>
          </table:table-cell>
          <table:table-cell table:style-name="ce12" office:value-type="string" calcext:value-type="string">
            <text:p>548/20</text:p>
          </table:table-cell>
          <table:table-cell table:style-name="ce12" office:value-type="float" office:value="548" calcext:value-type="float">
            <text:p>548</text:p>
          </table:table-cell>
          <table:table-cell table:style-name="ce12" office:value-type="string" calcext:value-type="string">
            <text:p>539/1</text:p>
          </table:table-cell>
          <table:table-cell table:style-name="ce12" office:value-type="string" calcext:value-type="string">
            <text:p>Praha 1</text:p>
          </table:table-cell>
          <table:table-cell table:style-name="ce12" office:value-type="string" calcext:value-type="string">
            <text:p>Staré Město</text:p>
          </table:table-cell>
          <table:table-cell table:style-name="ce21" office:value-type="string" calcext:value-type="string">
            <text:p>Tesco Franchise Stores ČR</text:p>
          </table:table-cell>
          <table:table-cell table:style-name="ce12" office:value-type="string" calcext:value-type="string">
            <text:p>prodejna</text:p>
          </table:table-cell>
          <table:table-cell table:style-name="ce27" office:value-type="float" office:value="19556" calcext:value-type="float">
            <text:p>19 556</text:p>
          </table:table-cell>
          <table:table-cell table:style-name="ce21" office:value-type="float" office:value="77.47" calcext:value-type="float">
            <text:p>77,47</text:p>
          </table:table-cell>
          <table:table-cell table:style-name="ce32" office:value-type="string" calcext:value-type="string">
            <text:p>19.4.2016</text:p>
          </table:table-cell>
          <table:table-cell table:style-name="ce35" office:value-type="float" office:value="1515012" calcext:value-type="float">
            <text:p>1515012</text:p>
          </table:table-cell>
          <table:table-cell table:style-name="ce39" table:number-columns-repeated="2"/>
          <table:table-cell table:style-name="ce35" table:number-columns-repeated="241"/>
          <table:table-cell table:style-name="ce44" table:number-columns-repeated="767"/>
        </table:table-row>
        <table:table-row table:style-name="ro2">
          <table:table-cell table:style-name="ce12" office:value-type="string" calcext:value-type="string">
            <text:p>Solid a.s.</text:p>
          </table:table-cell>
          <table:table-cell table:style-name="ce12" office:value-type="float" office:value="188" calcext:value-type="float">
            <text:p>188</text:p>
          </table:table-cell>
          <table:table-cell table:style-name="ce21" office:value-type="string" calcext:value-type="string">
            <text:p>Staroměstské nám.</text:p>
          </table:table-cell>
          <table:table-cell table:style-name="ce12" office:value-type="string" calcext:value-type="string">
            <text:p>548/20</text:p>
          </table:table-cell>
          <table:table-cell table:style-name="ce12" office:value-type="float" office:value="548" calcext:value-type="float">
            <text:p>548</text:p>
          </table:table-cell>
          <table:table-cell table:style-name="ce12" office:value-type="string" calcext:value-type="string">
            <text:p>539/1</text:p>
          </table:table-cell>
          <table:table-cell table:style-name="ce12" office:value-type="string" calcext:value-type="string">
            <text:p>Praha 1</text:p>
          </table:table-cell>
          <table:table-cell table:style-name="ce12" office:value-type="string" calcext:value-type="string">
            <text:p>Staré Město</text:p>
          </table:table-cell>
          <table:table-cell table:style-name="ce21" office:value-type="string" calcext:value-type="string">
            <text:p>Global Travel spol. s r.o.</text:p>
          </table:table-cell>
          <table:table-cell table:style-name="ce12" office:value-type="string" calcext:value-type="string">
            <text:p>prodejna</text:p>
          </table:table-cell>
          <table:table-cell table:style-name="ce27" office:value-type="float" office:value="48984" calcext:value-type="float">
            <text:p>48 984</text:p>
          </table:table-cell>
          <table:table-cell table:style-name="ce21" office:value-type="float" office:value="19.65" calcext:value-type="float">
            <text:p>19,65</text:p>
          </table:table-cell>
          <table:table-cell table:style-name="ce32" office:value-type="string" calcext:value-type="string">
            <text:p>N</text:p>
          </table:table-cell>
          <table:table-cell table:style-name="ce35" office:value-type="float" office:value="948984" calcext:value-type="float">
            <text:p>948984</text:p>
          </table:table-cell>
          <table:table-cell table:style-name="ce39" table:number-columns-repeated="2"/>
          <table:table-cell table:style-name="ce35" table:number-columns-repeated="241"/>
          <table:table-cell table:style-name="ce44" table:number-columns-repeated="767"/>
        </table:table-row>
        <table:table-row table:style-name="ro2">
          <table:table-cell table:style-name="ce9" office:value-type="string" calcext:value-type="string">
            <text:p>Solid a.s.</text:p>
          </table:table-cell>
          <table:table-cell table:style-name="ce9" office:value-type="float" office:value="189" calcext:value-type="float">
            <text:p>189</text:p>
          </table:table-cell>
          <table:table-cell table:style-name="ce20" office:value-type="string" calcext:value-type="string">
            <text:p>Staroměstské nám.</text:p>
          </table:table-cell>
          <table:table-cell table:style-name="ce9" office:value-type="string" calcext:value-type="string">
            <text:p>548/20</text:p>
          </table:table-cell>
          <table:table-cell table:style-name="ce9" office:value-type="float" office:value="548" calcext:value-type="float">
            <text:p>548</text:p>
          </table:table-cell>
          <table:table-cell table:style-name="ce9" office:value-type="string" calcext:value-type="string">
            <text:p>539/1</text:p>
          </table:table-cell>
          <table:table-cell table:style-name="ce9" office:value-type="string" calcext:value-type="string">
            <text:p>Praha 1</text:p>
          </table:table-cell>
          <table:table-cell table:style-name="ce9" office:value-type="string" calcext:value-type="string">
            <text:p>Staré Město</text:p>
          </table:table-cell>
          <table:table-cell table:style-name="ce20" office:value-type="string" calcext:value-type="string">
            <text:p>Josef Kříž De la Croix</text:p>
          </table:table-cell>
          <table:table-cell table:style-name="ce9" office:value-type="string" calcext:value-type="string">
            <text:p>kancelář</text:p>
          </table:table-cell>
          <table:table-cell table:style-name="ce26" office:value-type="float" office:value="2456.87" calcext:value-type="float">
            <text:p>2 457</text:p>
          </table:table-cell>
          <table:table-cell table:style-name="ce20" office:value-type="float" office:value="332.07" calcext:value-type="float">
            <text:p>332,07</text:p>
          </table:table-cell>
          <table:table-cell table:style-name="ce31" office:value-type="string" calcext:value-type="string">
            <text:p>13.12.2016</text:p>
          </table:table-cell>
          <table:table-cell table:style-name="ce34" office:value-type="float" office:value="815852.8209" calcext:value-type="float">
            <text:p>815852,8209</text:p>
          </table:table-cell>
          <table:table-cell table:style-name="ce38" table:number-columns-repeated="2"/>
          <table:table-cell table:style-name="ce34" table:number-columns-repeated="241"/>
          <table:table-cell table:style-name="ce43" table:number-columns-repeated="767"/>
        </table:table-row>
        <table:table-row table:style-name="ro2">
          <table:table-cell table:style-name="ce9" office:value-type="string" calcext:value-type="string">
            <text:p>Solid a.s.</text:p>
          </table:table-cell>
          <table:table-cell table:style-name="ce9" office:value-type="float" office:value="190" calcext:value-type="float">
            <text:p>190</text:p>
          </table:table-cell>
          <table:table-cell table:style-name="ce20" office:value-type="string" calcext:value-type="string">
            <text:p>Staroměstské nám.</text:p>
          </table:table-cell>
          <table:table-cell table:style-name="ce9" office:value-type="string" calcext:value-type="string">
            <text:p>548/20</text:p>
          </table:table-cell>
          <table:table-cell table:style-name="ce9" office:value-type="float" office:value="548" calcext:value-type="float">
            <text:p>548</text:p>
          </table:table-cell>
          <table:table-cell table:style-name="ce9" office:value-type="string" calcext:value-type="string">
            <text:p>539/1</text:p>
          </table:table-cell>
          <table:table-cell table:style-name="ce9" office:value-type="string" calcext:value-type="string">
            <text:p>Praha 1</text:p>
          </table:table-cell>
          <table:table-cell table:style-name="ce9" office:value-type="string" calcext:value-type="string">
            <text:p>Staré Město</text:p>
          </table:table-cell>
          <table:table-cell table:style-name="ce20" office:value-type="string" calcext:value-type="string">
            <text:p>Josef Křiž De la Croix</text:p>
          </table:table-cell>
          <table:table-cell table:style-name="ce9" office:value-type="string" calcext:value-type="string">
            <text:p>sklad</text:p>
          </table:table-cell>
          <table:table-cell table:style-name="ce26" office:value-type="float" office:value="1154.28" calcext:value-type="float">
            <text:p>1 154</text:p>
          </table:table-cell>
          <table:table-cell table:style-name="ce20" office:value-type="float" office:value="18.23" calcext:value-type="float">
            <text:p>18,23</text:p>
          </table:table-cell>
          <table:table-cell table:style-name="ce31" office:value-type="string" calcext:value-type="string">
            <text:p>N</text:p>
          </table:table-cell>
          <table:table-cell table:style-name="ce34" office:value-type="float" office:value="21042.5244" calcext:value-type="float">
            <text:p>21042,5244</text:p>
          </table:table-cell>
          <table:table-cell table:style-name="ce38" table:number-columns-repeated="2"/>
          <table:table-cell table:style-name="ce34" table:number-columns-repeated="241"/>
          <table:table-cell table:style-name="ce43" table:number-columns-repeated="767"/>
        </table:table-row>
        <table:table-row table:style-name="ro2">
          <table:table-cell table:style-name="ce9" office:value-type="string" calcext:value-type="string">
            <text:p>Solid a.s.</text:p>
          </table:table-cell>
          <table:table-cell table:style-name="ce9" office:value-type="float" office:value="191" calcext:value-type="float">
            <text:p>191</text:p>
          </table:table-cell>
          <table:table-cell table:style-name="ce20" office:value-type="string" calcext:value-type="string">
            <text:p>Staroměstské nám.</text:p>
          </table:table-cell>
          <table:table-cell table:style-name="ce9" office:value-type="string" calcext:value-type="string">
            <text:p>548/20</text:p>
          </table:table-cell>
          <table:table-cell table:style-name="ce9" office:value-type="float" office:value="548" calcext:value-type="float">
            <text:p>548</text:p>
          </table:table-cell>
          <table:table-cell table:style-name="ce9" office:value-type="string" calcext:value-type="string">
            <text:p>539/1</text:p>
          </table:table-cell>
          <table:table-cell table:style-name="ce9" office:value-type="string" calcext:value-type="string">
            <text:p>Praha 1</text:p>
          </table:table-cell>
          <table:table-cell table:style-name="ce9" office:value-type="string" calcext:value-type="string">
            <text:p>Staré Město</text:p>
          </table:table-cell>
          <table:table-cell table:style-name="ce20" office:value-type="string" calcext:value-type="string">
            <text:p>United Hotel Investmenst Bohemia spol. s r.o.</text:p>
          </table:table-cell>
          <table:table-cell table:style-name="ce9" office:value-type="string" calcext:value-type="string">
            <text:p>hotel</text:p>
          </table:table-cell>
          <table:table-cell table:style-name="ce26" office:value-type="float" office:value="9749.02" calcext:value-type="float">
            <text:p>9 749</text:p>
          </table:table-cell>
          <table:table-cell table:style-name="ce20" office:value-type="float" office:value="837.17" calcext:value-type="float">
            <text:p>837,17</text:p>
          </table:table-cell>
          <table:table-cell table:style-name="ce31" office:value-type="string" calcext:value-type="string">
            <text:p>31.12.2026</text:p>
          </table:table-cell>
          <table:table-cell table:style-name="ce34" office:value-type="float" office:value="8161587.0734" calcext:value-type="float">
            <text:p>8161587,0734</text:p>
          </table:table-cell>
          <table:table-cell table:style-name="ce38" table:number-columns-repeated="2"/>
          <table:table-cell table:style-name="ce34" table:number-columns-repeated="241"/>
          <table:table-cell table:style-name="ce43" table:number-columns-repeated="767"/>
        </table:table-row>
        <table:table-row table:style-name="ro2">
          <table:table-cell table:style-name="ce9" office:value-type="string" calcext:value-type="string">
            <text:p>Solid a.s.</text:p>
          </table:table-cell>
          <table:table-cell table:style-name="ce9" office:value-type="float" office:value="192" calcext:value-type="float">
            <text:p>192</text:p>
          </table:table-cell>
          <table:table-cell table:style-name="ce20" office:value-type="string" calcext:value-type="string">
            <text:p>Staroměstské nám.</text:p>
          </table:table-cell>
          <table:table-cell table:style-name="ce9" office:value-type="string" calcext:value-type="string">
            <text:p>548/20</text:p>
          </table:table-cell>
          <table:table-cell table:style-name="ce9" office:value-type="float" office:value="548" calcext:value-type="float">
            <text:p>548</text:p>
          </table:table-cell>
          <table:table-cell table:style-name="ce9" office:value-type="string" calcext:value-type="string">
            <text:p>539/1</text:p>
          </table:table-cell>
          <table:table-cell table:style-name="ce9" office:value-type="string" calcext:value-type="string">
            <text:p>Praha 1</text:p>
          </table:table-cell>
          <table:table-cell table:style-name="ce9" office:value-type="string" calcext:value-type="string">
            <text:p>Staré Město</text:p>
          </table:table-cell>
          <table:table-cell table:style-name="ce20" office:value-type="string" calcext:value-type="string">
            <text:p>Galerie ART Praha s.r.o.</text:p>
          </table:table-cell>
          <table:table-cell table:style-name="ce9" office:value-type="string" calcext:value-type="string">
            <text:p>prodejna, sklad</text:p>
          </table:table-cell>
          <table:table-cell table:style-name="ce26" office:value-type="float" office:value="8944.06" calcext:value-type="float">
            <text:p>8 944</text:p>
          </table:table-cell>
          <table:table-cell table:style-name="ce20" office:value-type="float" office:value="68" calcext:value-type="float">
            <text:p>68</text:p>
          </table:table-cell>
          <table:table-cell table:style-name="ce31" office:value-type="string" calcext:value-type="string">
            <text:p>1.10.2014</text:p>
          </table:table-cell>
          <table:table-cell table:style-name="ce34" office:value-type="float" office:value="608196.08" calcext:value-type="float">
            <text:p>608196,08</text:p>
          </table:table-cell>
          <table:table-cell table:style-name="ce38" table:number-columns-repeated="2"/>
          <table:table-cell table:style-name="ce34" table:number-columns-repeated="241"/>
          <table:table-cell table:style-name="ce43" table:number-columns-repeated="767"/>
        </table:table-row>
        <table:table-row table:style-name="ro2">
          <table:table-cell table:style-name="ce9" office:value-type="string" calcext:value-type="string">
            <text:p>Solid a.s.</text:p>
          </table:table-cell>
          <table:table-cell table:style-name="ce9" office:value-type="float" office:value="193" calcext:value-type="float">
            <text:p>193</text:p>
          </table:table-cell>
          <table:table-cell table:style-name="ce20" office:value-type="string" calcext:value-type="string">
            <text:p>Staroměstské nám.</text:p>
          </table:table-cell>
          <table:table-cell table:style-name="ce9" office:value-type="string" calcext:value-type="string">
            <text:p>548/20</text:p>
          </table:table-cell>
          <table:table-cell table:style-name="ce9" office:value-type="float" office:value="548" calcext:value-type="float">
            <text:p>548</text:p>
          </table:table-cell>
          <table:table-cell table:style-name="ce9" office:value-type="string" calcext:value-type="string">
            <text:p>539/1</text:p>
          </table:table-cell>
          <table:table-cell table:style-name="ce9" office:value-type="string" calcext:value-type="string">
            <text:p>Praha 1</text:p>
          </table:table-cell>
          <table:table-cell table:style-name="ce9" office:value-type="string" calcext:value-type="string">
            <text:p>Staré Město</text:p>
          </table:table-cell>
          <table:table-cell table:style-name="ce20" office:value-type="string" calcext:value-type="string">
            <text:p>Liška Praha s.r o.</text:p>
          </table:table-cell>
          <table:table-cell table:style-name="ce9" office:value-type="string" calcext:value-type="string">
            <text:p>sklad</text:p>
          </table:table-cell>
          <table:table-cell table:style-name="ce26" office:value-type="float" office:value="1142.17" calcext:value-type="float">
            <text:p>1 142</text:p>
          </table:table-cell>
          <table:table-cell table:style-name="ce20" office:value-type="float" office:value="85.38" calcext:value-type="float">
            <text:p>85,38</text:p>
          </table:table-cell>
          <table:table-cell table:style-name="ce31" office:value-type="string" calcext:value-type="string">
            <text:p>N</text:p>
          </table:table-cell>
          <table:table-cell table:style-name="ce34" office:value-type="float" office:value="97518.4746" calcext:value-type="float">
            <text:p>97518,4746</text:p>
          </table:table-cell>
          <table:table-cell table:style-name="ce38" table:number-columns-repeated="2"/>
          <table:table-cell table:style-name="ce34" table:number-columns-repeated="241"/>
          <table:table-cell table:style-name="ce43" table:number-columns-repeated="767"/>
        </table:table-row>
        <table:table-row table:style-name="ro2">
          <table:table-cell table:style-name="ce9" office:value-type="string" calcext:value-type="string">
            <text:p>Solid a.s.</text:p>
          </table:table-cell>
          <table:table-cell table:style-name="ce9" office:value-type="float" office:value="194" calcext:value-type="float">
            <text:p>194</text:p>
          </table:table-cell>
          <table:table-cell table:style-name="ce20" office:value-type="string" calcext:value-type="string">
            <text:p>Staroměstské nám.</text:p>
          </table:table-cell>
          <table:table-cell table:style-name="ce9" office:value-type="string" calcext:value-type="string">
            <text:p>548/20</text:p>
          </table:table-cell>
          <table:table-cell table:style-name="ce9" office:value-type="float" office:value="548" calcext:value-type="float">
            <text:p>548</text:p>
          </table:table-cell>
          <table:table-cell table:style-name="ce9" office:value-type="string" calcext:value-type="string">
            <text:p>539/1</text:p>
          </table:table-cell>
          <table:table-cell table:style-name="ce9" office:value-type="string" calcext:value-type="string">
            <text:p>Praha 1</text:p>
          </table:table-cell>
          <table:table-cell table:style-name="ce9" office:value-type="string" calcext:value-type="string">
            <text:p>Staré Město</text:p>
          </table:table-cell>
          <table:table-cell table:style-name="ce20" office:value-type="string" calcext:value-type="string">
            <text:p>Josef Křiž De la Croix</text:p>
          </table:table-cell>
          <table:table-cell table:style-name="ce9" office:value-type="string" calcext:value-type="string">
            <text:p>sklad</text:p>
          </table:table-cell>
          <table:table-cell table:style-name="ce26" office:value-type="float" office:value="1000" calcext:value-type="float">
            <text:p>1 000</text:p>
          </table:table-cell>
          <table:table-cell table:style-name="ce20" office:value-type="float" office:value="54.14" calcext:value-type="float">
            <text:p>54,14</text:p>
          </table:table-cell>
          <table:table-cell table:style-name="ce31" office:value-type="string" calcext:value-type="string">
            <text:p>N</text:p>
          </table:table-cell>
          <table:table-cell table:style-name="ce34" office:value-type="float" office:value="54140" calcext:value-type="float">
            <text:p>54140</text:p>
          </table:table-cell>
          <table:table-cell table:style-name="ce38" table:number-columns-repeated="2"/>
          <table:table-cell table:style-name="ce34" table:number-columns-repeated="241"/>
          <table:table-cell table:style-name="ce43" table:number-columns-repeated="767"/>
        </table:table-row>
        <table:table-row table:style-name="ro2">
          <table:table-cell table:style-name="ce9" office:value-type="string" calcext:value-type="string">
            <text:p>Solid a.s.</text:p>
          </table:table-cell>
          <table:table-cell table:style-name="ce9" office:value-type="float" office:value="195" calcext:value-type="float">
            <text:p>195</text:p>
          </table:table-cell>
          <table:table-cell table:style-name="ce20" office:value-type="string" calcext:value-type="string">
            <text:p>Staroměstské nám.</text:p>
          </table:table-cell>
          <table:table-cell table:style-name="ce9" office:value-type="string" calcext:value-type="string">
            <text:p>549/19</text:p>
          </table:table-cell>
          <table:table-cell table:style-name="ce9" office:value-type="float" office:value="549" calcext:value-type="float">
            <text:p>549</text:p>
          </table:table-cell>
          <table:table-cell table:style-name="ce9" office:value-type="string" calcext:value-type="string">
            <text:p>540</text:p>
          </table:table-cell>
          <table:table-cell table:style-name="ce9" office:value-type="string" calcext:value-type="string">
            <text:p>Praha 1</text:p>
          </table:table-cell>
          <table:table-cell table:style-name="ce9" office:value-type="string" calcext:value-type="string">
            <text:p>Staré Město</text:p>
          </table:table-cell>
          <table:table-cell table:style-name="ce20" office:value-type="string" calcext:value-type="string">
            <text:p>Josef Kříž Da la Croix</text:p>
          </table:table-cell>
          <table:table-cell table:style-name="ce9" office:value-type="string" calcext:value-type="string">
            <text:p>restaurace</text:p>
          </table:table-cell>
          <table:table-cell table:style-name="ce26" office:value-type="float" office:value="5656.98" calcext:value-type="float">
            <text:p>5 657</text:p>
          </table:table-cell>
          <table:table-cell table:style-name="ce20" office:value-type="float" office:value="413.27" calcext:value-type="float">
            <text:p>413,27</text:p>
          </table:table-cell>
          <table:table-cell table:style-name="ce31" office:value-type="string" calcext:value-type="string">
            <text:p>13.12.2016</text:p>
          </table:table-cell>
          <table:table-cell table:style-name="ce34" office:value-type="float" office:value="2337860.1246" calcext:value-type="float">
            <text:p>2337860,1246</text:p>
          </table:table-cell>
          <table:table-cell table:style-name="ce38" table:number-columns-repeated="2"/>
          <table:table-cell table:style-name="ce34" table:number-columns-repeated="241"/>
          <table:table-cell table:style-name="ce43" table:number-columns-repeated="767"/>
        </table:table-row>
        <table:table-row table:style-name="ro2">
          <table:table-cell table:style-name="ce12" office:value-type="string" calcext:value-type="string">
            <text:p>Solid a.s.</text:p>
          </table:table-cell>
          <table:table-cell table:style-name="ce12" office:value-type="float" office:value="196" calcext:value-type="float">
            <text:p>196</text:p>
          </table:table-cell>
          <table:table-cell table:style-name="ce21" office:value-type="string" calcext:value-type="string">
            <text:p>Staroměstské nám.</text:p>
          </table:table-cell>
          <table:table-cell table:style-name="ce12" office:value-type="string" calcext:value-type="string">
            <text:p>549/19</text:p>
          </table:table-cell>
          <table:table-cell table:style-name="ce12" office:value-type="float" office:value="549" calcext:value-type="float">
            <text:p>549</text:p>
          </table:table-cell>
          <table:table-cell table:style-name="ce12" office:value-type="string" calcext:value-type="string">
            <text:p>540</text:p>
          </table:table-cell>
          <table:table-cell table:style-name="ce12" office:value-type="string" calcext:value-type="string">
            <text:p>Praha 1</text:p>
          </table:table-cell>
          <table:table-cell table:style-name="ce12" office:value-type="string" calcext:value-type="string">
            <text:p>Staré Město</text:p>
          </table:table-cell>
          <table:table-cell table:style-name="ce21" office:value-type="string" calcext:value-type="string">
            <text:p>United Hotel Investmenst Bohemia spol. s r.o.</text:p>
          </table:table-cell>
          <table:table-cell table:style-name="ce12" office:value-type="string" calcext:value-type="string">
            <text:p>hotel</text:p>
          </table:table-cell>
          <table:table-cell table:style-name="ce27" office:value-type="float" office:value="3894" calcext:value-type="float">
            <text:p>3 894</text:p>
          </table:table-cell>
          <table:table-cell table:style-name="ce21" office:value-type="float" office:value="200.35" calcext:value-type="float">
            <text:p>200,35</text:p>
          </table:table-cell>
          <table:table-cell table:style-name="ce32" office:value-type="string" calcext:value-type="string">
            <text:p>31.12.2026</text:p>
          </table:table-cell>
          <table:table-cell table:style-name="ce35" office:value-type="float" office:value="780168" calcext:value-type="float">
            <text:p>780168</text:p>
          </table:table-cell>
          <table:table-cell table:style-name="ce40" office:value-type="string" calcext:value-type="string">
            <text:p>dříve 970248</text:p>
          </table:table-cell>
          <table:table-cell table:style-name="ce39"/>
          <table:table-cell table:style-name="ce35" table:number-columns-repeated="241"/>
          <table:table-cell table:style-name="ce44" table:number-columns-repeated="767"/>
        </table:table-row>
        <table:table-row table:style-name="ro2">
          <table:table-cell table:style-name="ce9" office:value-type="string" calcext:value-type="string">
            <text:p>Solid a.s.</text:p>
          </table:table-cell>
          <table:table-cell table:style-name="ce9" office:value-type="float" office:value="197" calcext:value-type="float">
            <text:p>197</text:p>
          </table:table-cell>
          <table:table-cell table:style-name="ce20" office:value-type="string" calcext:value-type="string">
            <text:p>Staroměstské nám.</text:p>
          </table:table-cell>
          <table:table-cell table:style-name="ce9" office:value-type="string" calcext:value-type="string">
            <text:p>550/18</text:p>
          </table:table-cell>
          <table:table-cell table:style-name="ce9" office:value-type="float" office:value="550" calcext:value-type="float">
            <text:p>550</text:p>
          </table:table-cell>
          <table:table-cell table:style-name="ce9" office:value-type="string" calcext:value-type="string">
            <text:p>541</text:p>
          </table:table-cell>
          <table:table-cell table:style-name="ce9" office:value-type="string" calcext:value-type="string">
            <text:p>Praha 1</text:p>
          </table:table-cell>
          <table:table-cell table:style-name="ce9" office:value-type="string" calcext:value-type="string">
            <text:p>Staré Město</text:p>
          </table:table-cell>
          <table:table-cell table:style-name="ce20" office:value-type="string" calcext:value-type="string">
            <text:p>Centronet a.s.</text:p>
          </table:table-cell>
          <table:table-cell table:style-name="ce9" office:value-type="string" calcext:value-type="string">
            <text:p>techn.prostor</text:p>
          </table:table-cell>
          <table:table-cell table:style-name="ce26" office:value-type="float" office:value="1200" calcext:value-type="float">
            <text:p>1 200</text:p>
          </table:table-cell>
          <table:table-cell table:style-name="ce20" office:value-type="float" office:value="0" calcext:value-type="float">
            <text:p>0</text:p>
          </table:table-cell>
          <table:table-cell table:style-name="ce31" office:value-type="string" calcext:value-type="string">
            <text:p>N</text:p>
          </table:table-cell>
          <table:table-cell table:style-name="ce34" office:value-type="float" office:value="0" calcext:value-type="float">
            <text:p>0</text:p>
          </table:table-cell>
          <table:table-cell table:style-name="ce9" office:value-type="string" calcext:value-type="string">
            <text:p>telekomunikace</text:p>
          </table:table-cell>
          <table:table-cell table:style-name="ce9" office:value-type="string" calcext:value-type="string">
            <text:p>v</text:p>
          </table:table-cell>
          <table:table-cell table:style-name="ce34" table:number-columns-repeated="241"/>
          <table:table-cell table:style-name="ce43" table:number-columns-repeated="767"/>
        </table:table-row>
        <table:table-row table:style-name="ro2">
          <table:table-cell table:style-name="ce12" office:value-type="string" calcext:value-type="string">
            <text:p>Solid a.s.</text:p>
          </table:table-cell>
          <table:table-cell table:style-name="ce12" office:value-type="float" office:value="198" calcext:value-type="float">
            <text:p>198</text:p>
          </table:table-cell>
          <table:table-cell table:style-name="ce21" office:value-type="string" calcext:value-type="string">
            <text:p>Staroměstské nám.</text:p>
          </table:table-cell>
          <table:table-cell table:style-name="ce12" office:value-type="string" calcext:value-type="string">
            <text:p>550/18</text:p>
          </table:table-cell>
          <table:table-cell table:style-name="ce12" office:value-type="float" office:value="550" calcext:value-type="float">
            <text:p>550</text:p>
          </table:table-cell>
          <table:table-cell table:style-name="ce12" office:value-type="string" calcext:value-type="string">
            <text:p>541</text:p>
          </table:table-cell>
          <table:table-cell table:style-name="ce12" office:value-type="string" calcext:value-type="string">
            <text:p>Praha 1</text:p>
          </table:table-cell>
          <table:table-cell table:style-name="ce12" office:value-type="string" calcext:value-type="string">
            <text:p>Staré Město</text:p>
          </table:table-cell>
          <table:table-cell table:style-name="ce21" office:value-type="string" calcext:value-type="string">
            <text:p>U Kamenného stolu a.s.</text:p>
          </table:table-cell>
          <table:table-cell table:style-name="ce12" office:value-type="string" calcext:value-type="string">
            <text:p>restaurace</text:p>
          </table:table-cell>
          <table:table-cell table:style-name="ce27" office:value-type="float" office:value="3543" calcext:value-type="float">
            <text:p>3 543</text:p>
          </table:table-cell>
          <table:table-cell table:style-name="ce21" office:value-type="float" office:value="894.19" calcext:value-type="float">
            <text:p>894,19</text:p>
          </table:table-cell>
          <table:table-cell table:style-name="ce32" office:value-type="string" calcext:value-type="string">
            <text:p>13.12.2016</text:p>
          </table:table-cell>
          <table:table-cell table:style-name="ce35" office:value-type="float" office:value="3168276" calcext:value-type="float">
            <text:p>3168276</text:p>
          </table:table-cell>
          <table:table-cell table:style-name="ce39" table:number-columns-repeated="2"/>
          <table:table-cell table:style-name="ce35" table:number-columns-repeated="241"/>
          <table:table-cell table:style-name="ce44" table:number-columns-repeated="767"/>
        </table:table-row>
        <table:table-row table:style-name="ro2">
          <table:table-cell table:style-name="ce12" office:value-type="string" calcext:value-type="string">
            <text:p>Solid a.s.</text:p>
          </table:table-cell>
          <table:table-cell table:style-name="ce12" office:value-type="float" office:value="199" calcext:value-type="float">
            <text:p>199</text:p>
          </table:table-cell>
          <table:table-cell table:style-name="ce21" office:value-type="string" calcext:value-type="string">
            <text:p>Staroměstské nám.</text:p>
          </table:table-cell>
          <table:table-cell table:style-name="ce12" office:value-type="string" calcext:value-type="string">
            <text:p>551/17</text:p>
          </table:table-cell>
          <table:table-cell table:style-name="ce12" office:value-type="float" office:value="551" calcext:value-type="float">
            <text:p>551</text:p>
          </table:table-cell>
          <table:table-cell table:style-name="ce12" office:value-type="string" calcext:value-type="string">
            <text:p>542</text:p>
          </table:table-cell>
          <table:table-cell table:style-name="ce12" office:value-type="string" calcext:value-type="string">
            <text:p>Praha 1</text:p>
          </table:table-cell>
          <table:table-cell table:style-name="ce12" office:value-type="string" calcext:value-type="string">
            <text:p>Staré Město</text:p>
          </table:table-cell>
          <table:table-cell table:style-name="ce21" office:value-type="string" calcext:value-type="string">
            <text:p>Mladá Fronta a.s.</text:p>
          </table:table-cell>
          <table:table-cell table:style-name="ce12" office:value-type="string" calcext:value-type="string">
            <text:p>prodejna</text:p>
          </table:table-cell>
          <table:table-cell table:style-name="ce27" office:value-type="float" office:value="4027" calcext:value-type="float">
            <text:p>4 027</text:p>
          </table:table-cell>
          <table:table-cell table:style-name="ce21" office:value-type="float" office:value="73" calcext:value-type="float">
            <text:p>73</text:p>
          </table:table-cell>
          <table:table-cell table:style-name="ce32" office:value-type="string" calcext:value-type="string">
            <text:p>N</text:p>
          </table:table-cell>
          <table:table-cell table:style-name="ce35" office:value-type="float" office:value="294000" calcext:value-type="float">
            <text:p>294000</text:p>
          </table:table-cell>
          <table:table-cell table:style-name="ce41" office:value-type="string" calcext:value-type="string">
            <text:p>dříve 219000</text:p>
          </table:table-cell>
          <table:table-cell table:style-name="ce39"/>
          <table:table-cell table:style-name="ce35" table:number-columns-repeated="241"/>
          <table:table-cell table:style-name="ce44" table:number-columns-repeated="767"/>
        </table:table-row>
        <table:table-row table:style-name="ro2">
          <table:table-cell table:style-name="ce9" office:value-type="string" calcext:value-type="string">
            <text:p>Solid a.s.</text:p>
          </table:table-cell>
          <table:table-cell table:style-name="ce9" office:value-type="float" office:value="200" calcext:value-type="float">
            <text:p>200</text:p>
          </table:table-cell>
          <table:table-cell table:style-name="ce20" office:value-type="string" calcext:value-type="string">
            <text:p>Staroměstské nám.</text:p>
          </table:table-cell>
          <table:table-cell table:style-name="ce9" office:value-type="string" calcext:value-type="string">
            <text:p>551/17</text:p>
          </table:table-cell>
          <table:table-cell table:style-name="ce9" office:value-type="float" office:value="551" calcext:value-type="float">
            <text:p>551</text:p>
          </table:table-cell>
          <table:table-cell table:style-name="ce9" office:value-type="string" calcext:value-type="string">
            <text:p>542</text:p>
          </table:table-cell>
          <table:table-cell table:style-name="ce9" office:value-type="string" calcext:value-type="string">
            <text:p>Praha 1</text:p>
          </table:table-cell>
          <table:table-cell table:style-name="ce9" office:value-type="string" calcext:value-type="string">
            <text:p>Staré Město</text:p>
          </table:table-cell>
          <table:table-cell table:style-name="ce20" office:value-type="string" calcext:value-type="string">
            <text:p>volné</text:p>
          </table:table-cell>
          <table:table-cell table:style-name="ce9" office:value-type="string" calcext:value-type="string">
            <text:p>kancelář</text:p>
          </table:table-cell>
          <table:table-cell table:style-name="ce26"/>
          <table:table-cell table:style-name="ce20" office:value-type="float" office:value="192.7" calcext:value-type="float">
            <text:p>192,7</text:p>
          </table:table-cell>
          <table:table-cell table:style-name="ce31"/>
          <table:table-cell table:style-name="ce34" office:value-type="float" office:value="0" calcext:value-type="float">
            <text:p>0</text:p>
          </table:table-cell>
          <table:table-cell table:style-name="ce9" office:value-type="string" calcext:value-type="string">
            <text:p>volné</text:p>
          </table:table-cell>
          <table:table-cell table:style-name="ce9" office:value-type="string" calcext:value-type="string">
            <text:p>v</text:p>
          </table:table-cell>
          <table:table-cell table:style-name="ce34" table:number-columns-repeated="241"/>
          <table:table-cell table:style-name="ce43" table:number-columns-repeated="767"/>
        </table:table-row>
        <table:table-row table:style-name="ro2">
          <table:table-cell table:style-name="ce9" office:value-type="string" calcext:value-type="string">
            <text:p>Solid a.s.</text:p>
          </table:table-cell>
          <table:table-cell table:style-name="ce9" office:value-type="float" office:value="201" calcext:value-type="float">
            <text:p>201</text:p>
          </table:table-cell>
          <table:table-cell table:style-name="ce20" office:value-type="string" calcext:value-type="string">
            <text:p>Staroměstské nám.</text:p>
          </table:table-cell>
          <table:table-cell table:style-name="ce9" office:value-type="string" calcext:value-type="string">
            <text:p>551/17</text:p>
          </table:table-cell>
          <table:table-cell table:style-name="ce9" office:value-type="float" office:value="551" calcext:value-type="float">
            <text:p>551</text:p>
          </table:table-cell>
          <table:table-cell table:style-name="ce9" office:value-type="string" calcext:value-type="string">
            <text:p>542</text:p>
          </table:table-cell>
          <table:table-cell table:style-name="ce9" office:value-type="string" calcext:value-type="string">
            <text:p>Praha 1</text:p>
          </table:table-cell>
          <table:table-cell table:style-name="ce9" office:value-type="string" calcext:value-type="string">
            <text:p>Staré Město</text:p>
          </table:table-cell>
          <table:table-cell table:style-name="ce20" office:value-type="string" calcext:value-type="string">
            <text:p>Profil-servis s.r.o.</text:p>
          </table:table-cell>
          <table:table-cell table:style-name="ce9" office:value-type="string" calcext:value-type="string">
            <text:p>kancelář</text:p>
          </table:table-cell>
          <table:table-cell table:style-name="ce26" office:value-type="float" office:value="822.06" calcext:value-type="float">
            <text:p>822</text:p>
          </table:table-cell>
          <table:table-cell table:style-name="ce20" office:value-type="float" office:value="286.63" calcext:value-type="float">
            <text:p>286,63</text:p>
          </table:table-cell>
          <table:table-cell table:style-name="ce31" office:value-type="string" calcext:value-type="string">
            <text:p>N</text:p>
          </table:table-cell>
          <table:table-cell table:style-name="ce34" office:value-type="float" office:value="235627.0578" calcext:value-type="float">
            <text:p>235627,0578</text:p>
          </table:table-cell>
          <table:table-cell table:style-name="ce38" table:number-columns-repeated="2"/>
          <table:table-cell table:style-name="ce34" table:number-columns-repeated="241"/>
          <table:table-cell table:style-name="ce43" table:number-columns-repeated="767"/>
        </table:table-row>
        <table:table-row table:style-name="ro2">
          <table:table-cell table:style-name="ce12" office:value-type="string" calcext:value-type="string">
            <text:p>Solid a.s.</text:p>
          </table:table-cell>
          <table:table-cell table:style-name="ce12" office:value-type="float" office:value="202" calcext:value-type="float">
            <text:p>202</text:p>
          </table:table-cell>
          <table:table-cell table:style-name="ce21" office:value-type="string" calcext:value-type="string">
            <text:p>Staroměstské nám.</text:p>
          </table:table-cell>
          <table:table-cell table:style-name="ce12" office:value-type="string" calcext:value-type="string">
            <text:p>551/17</text:p>
          </table:table-cell>
          <table:table-cell table:style-name="ce12" office:value-type="float" office:value="551" calcext:value-type="float">
            <text:p>551</text:p>
          </table:table-cell>
          <table:table-cell table:style-name="ce12" office:value-type="string" calcext:value-type="string">
            <text:p>542</text:p>
          </table:table-cell>
          <table:table-cell table:style-name="ce12" office:value-type="string" calcext:value-type="string">
            <text:p>Praha 1</text:p>
          </table:table-cell>
          <table:table-cell table:style-name="ce12" office:value-type="string" calcext:value-type="string">
            <text:p>Staré Město</text:p>
          </table:table-cell>
          <table:table-cell table:style-name="ce21" office:value-type="string" calcext:value-type="string">
            <text:p>EX Change k.s.</text:p>
          </table:table-cell>
          <table:table-cell table:style-name="ce12" office:value-type="string" calcext:value-type="string">
            <text:p>služby</text:p>
          </table:table-cell>
          <table:table-cell table:style-name="ce27" office:value-type="float" office:value="65800" calcext:value-type="float">
            <text:p>65 800</text:p>
          </table:table-cell>
          <table:table-cell table:style-name="ce21" office:value-type="float" office:value="51.02" calcext:value-type="float">
            <text:p>51,02</text:p>
          </table:table-cell>
          <table:table-cell table:style-name="ce32" office:value-type="string" calcext:value-type="string">
            <text:p>N</text:p>
          </table:table-cell>
          <table:table-cell table:style-name="ce35" office:value-type="float" office:value="3357116" calcext:value-type="float">
            <text:p>3357116</text:p>
          </table:table-cell>
          <table:table-cell table:style-name="ce41" office:value-type="string" calcext:value-type="string">
            <text:p>dříve jen 1194382</text:p>
          </table:table-cell>
          <table:table-cell table:style-name="ce39"/>
          <table:table-cell table:style-name="ce35" table:number-columns-repeated="241"/>
          <table:table-cell table:style-name="ce44" table:number-columns-repeated="767"/>
        </table:table-row>
        <table:table-row table:style-name="ro2">
          <table:table-cell table:style-name="ce12" office:value-type="string" calcext:value-type="string">
            <text:p>Solid a.s.</text:p>
          </table:table-cell>
          <table:table-cell table:style-name="ce12" office:value-type="float" office:value="203" calcext:value-type="float">
            <text:p>203</text:p>
          </table:table-cell>
          <table:table-cell table:style-name="ce21" office:value-type="string" calcext:value-type="string">
            <text:p>Staroměstské nám.</text:p>
          </table:table-cell>
          <table:table-cell table:style-name="ce12" office:value-type="string" calcext:value-type="string">
            <text:p>551/17</text:p>
          </table:table-cell>
          <table:table-cell table:style-name="ce12" office:value-type="float" office:value="551" calcext:value-type="float">
            <text:p>551</text:p>
          </table:table-cell>
          <table:table-cell table:style-name="ce12" office:value-type="string" calcext:value-type="string">
            <text:p>542</text:p>
          </table:table-cell>
          <table:table-cell table:style-name="ce12" office:value-type="string" calcext:value-type="string">
            <text:p>Praha 1</text:p>
          </table:table-cell>
          <table:table-cell table:style-name="ce12" office:value-type="string" calcext:value-type="string">
            <text:p>Staré Město</text:p>
          </table:table-cell>
          <table:table-cell table:style-name="ce21" office:value-type="string" calcext:value-type="string">
            <text:p>U Kamenného stolu a.s.</text:p>
          </table:table-cell>
          <table:table-cell table:style-name="ce12" office:value-type="string" calcext:value-type="string">
            <text:p>kancelář</text:p>
          </table:table-cell>
          <table:table-cell table:style-name="ce27" office:value-type="float" office:value="1497" calcext:value-type="float">
            <text:p>1 497</text:p>
          </table:table-cell>
          <table:table-cell table:style-name="ce21" office:value-type="float" office:value="181.64" calcext:value-type="float">
            <text:p>181,64</text:p>
          </table:table-cell>
          <table:table-cell table:style-name="ce32" office:value-type="string" calcext:value-type="string">
            <text:p>13.12.2016</text:p>
          </table:table-cell>
          <table:table-cell table:style-name="ce35" office:value-type="float" office:value="271908" calcext:value-type="float">
            <text:p>271908</text:p>
          </table:table-cell>
          <table:table-cell table:style-name="ce39" table:number-columns-repeated="2"/>
          <table:table-cell table:style-name="ce35" table:number-columns-repeated="241"/>
          <table:table-cell table:style-name="ce44" table:number-columns-repeated="767"/>
        </table:table-row>
        <table:table-row table:style-name="ro2">
          <table:table-cell table:style-name="ce7" office:value-type="string" calcext:value-type="string">
            <text:p>Solid a.s.</text:p>
          </table:table-cell>
          <table:table-cell table:style-name="ce7" office:value-type="float" office:value="204" calcext:value-type="float">
            <text:p>204</text:p>
          </table:table-cell>
          <table:table-cell table:style-name="ce18" office:value-type="string" calcext:value-type="string">
            <text:p>Staroměstské nám.</text:p>
          </table:table-cell>
          <table:table-cell table:style-name="ce7" office:value-type="string" calcext:value-type="string">
            <text:p>551/17</text:p>
          </table:table-cell>
          <table:table-cell table:style-name="ce7" office:value-type="float" office:value="551" calcext:value-type="float">
            <text:p>551</text:p>
          </table:table-cell>
          <table:table-cell table:style-name="ce7" office:value-type="string" calcext:value-type="string">
            <text:p>542</text:p>
          </table:table-cell>
          <table:table-cell table:style-name="ce7" office:value-type="string" calcext:value-type="string">
            <text:p>Praha 1</text:p>
          </table:table-cell>
          <table:table-cell table:style-name="ce7" office:value-type="string" calcext:value-type="string">
            <text:p>Staré Město</text:p>
          </table:table-cell>
          <table:table-cell table:style-name="ce18" office:value-type="string" calcext:value-type="string">
            <text:p>Pohřební ústav HLMP</text:p>
          </table:table-cell>
          <table:table-cell table:style-name="ce7" office:value-type="string" calcext:value-type="string">
            <text:p>kancelář</text:p>
          </table:table-cell>
          <table:table-cell table:style-name="ce25" office:value-type="float" office:value="3200" calcext:value-type="float">
            <text:p>3 200</text:p>
          </table:table-cell>
          <table:table-cell table:style-name="ce18" office:value-type="float" office:value="32" calcext:value-type="float">
            <text:p>32</text:p>
          </table:table-cell>
          <table:table-cell table:style-name="ce30" office:value-type="string" calcext:value-type="string">
            <text:p>N</text:p>
          </table:table-cell>
          <table:table-cell table:style-name="ce33" office:value-type="float" office:value="102400" calcext:value-type="float">
            <text:p>102400</text:p>
          </table:table-cell>
          <table:table-cell table:style-name="ce37" table:number-columns-repeated="2"/>
          <table:table-cell table:style-name="ce33" table:number-columns-repeated="241"/>
          <table:table-cell table:style-name="ce42" table:number-columns-repeated="767"/>
        </table:table-row>
        <table:table-row table:style-name="ro2">
          <table:table-cell table:style-name="ce9" office:value-type="string" calcext:value-type="string">
            <text:p>Solid a.s.</text:p>
          </table:table-cell>
          <table:table-cell table:style-name="ce9" office:value-type="float" office:value="205" calcext:value-type="float">
            <text:p>205</text:p>
          </table:table-cell>
          <table:table-cell table:style-name="ce20" office:value-type="string" calcext:value-type="string">
            <text:p>Staroměstské nám.</text:p>
          </table:table-cell>
          <table:table-cell table:style-name="ce9" office:value-type="string" calcext:value-type="string">
            <text:p>551/17</text:p>
          </table:table-cell>
          <table:table-cell table:style-name="ce9" office:value-type="float" office:value="551" calcext:value-type="float">
            <text:p>551</text:p>
          </table:table-cell>
          <table:table-cell table:style-name="ce9" office:value-type="string" calcext:value-type="string">
            <text:p>542</text:p>
          </table:table-cell>
          <table:table-cell table:style-name="ce9" office:value-type="string" calcext:value-type="string">
            <text:p>Praha 1</text:p>
          </table:table-cell>
          <table:table-cell table:style-name="ce9" office:value-type="string" calcext:value-type="string">
            <text:p>Staré Město</text:p>
          </table:table-cell>
          <table:table-cell table:style-name="ce20" office:value-type="string" calcext:value-type="string">
            <text:p>T-Mobile Czech Republic a.s.</text:p>
          </table:table-cell>
          <table:table-cell table:style-name="ce9" office:value-type="string" calcext:value-type="string">
            <text:p>techn.prostor</text:p>
          </table:table-cell>
          <table:table-cell table:style-name="ce26" office:value-type="float" office:value="26000" calcext:value-type="float">
            <text:p>26 000</text:p>
          </table:table-cell>
          <table:table-cell table:style-name="ce20" office:value-type="float" office:value="2.5" calcext:value-type="float">
            <text:p>2,5</text:p>
          </table:table-cell>
          <table:table-cell table:style-name="ce31" office:value-type="string" calcext:value-type="string">
            <text:p>N</text:p>
          </table:table-cell>
          <table:table-cell table:style-name="ce34" office:value-type="float" office:value="65000" calcext:value-type="float">
            <text:p>65000</text:p>
          </table:table-cell>
          <table:table-cell table:style-name="ce9" office:value-type="string" calcext:value-type="string">
            <text:p>telekomunikace</text:p>
          </table:table-cell>
          <table:table-cell table:style-name="ce9" office:value-type="string" calcext:value-type="string">
            <text:p>v</text:p>
          </table:table-cell>
          <table:table-cell table:style-name="ce34" table:number-columns-repeated="241"/>
          <table:table-cell table:style-name="ce43" table:number-columns-repeated="767"/>
        </table:table-row>
        <table:table-row table:style-name="ro2">
          <table:table-cell table:style-name="ce9" office:value-type="string" calcext:value-type="string">
            <text:p>Solid a.s.</text:p>
          </table:table-cell>
          <table:table-cell table:style-name="ce9" office:value-type="float" office:value="206" calcext:value-type="float">
            <text:p>206</text:p>
          </table:table-cell>
          <table:table-cell table:style-name="ce20" office:value-type="string" calcext:value-type="string">
            <text:p>Staroměstské nám.</text:p>
          </table:table-cell>
          <table:table-cell table:style-name="ce9" office:value-type="string" calcext:value-type="string">
            <text:p>551/17</text:p>
          </table:table-cell>
          <table:table-cell table:style-name="ce9" office:value-type="float" office:value="551" calcext:value-type="float">
            <text:p>551</text:p>
          </table:table-cell>
          <table:table-cell table:style-name="ce9" office:value-type="string" calcext:value-type="string">
            <text:p>542</text:p>
          </table:table-cell>
          <table:table-cell table:style-name="ce9" office:value-type="string" calcext:value-type="string">
            <text:p>Praha 1</text:p>
          </table:table-cell>
          <table:table-cell table:style-name="ce9" office:value-type="string" calcext:value-type="string">
            <text:p>Staré Město</text:p>
          </table:table-cell>
          <table:table-cell table:style-name="ce20" office:value-type="string" calcext:value-type="string">
            <text:p>Centronet a.s.</text:p>
          </table:table-cell>
          <table:table-cell table:style-name="ce9" office:value-type="string" calcext:value-type="string">
            <text:p>techn.prostor</text:p>
          </table:table-cell>
          <table:table-cell table:style-name="ce26" office:value-type="float" office:value="1256.5" calcext:value-type="float">
            <text:p>1 257</text:p>
          </table:table-cell>
          <table:table-cell table:style-name="ce20" office:value-type="float" office:value="1" calcext:value-type="float">
            <text:p>1</text:p>
          </table:table-cell>
          <table:table-cell table:style-name="ce31" office:value-type="string" calcext:value-type="string">
            <text:p>N</text:p>
          </table:table-cell>
          <table:table-cell table:style-name="ce34" office:value-type="float" office:value="1256.5" calcext:value-type="float">
            <text:p>1256,5</text:p>
          </table:table-cell>
          <table:table-cell table:style-name="ce9" office:value-type="string" calcext:value-type="string">
            <text:p>telekomunikace</text:p>
          </table:table-cell>
          <table:table-cell table:style-name="ce9" office:value-type="string" calcext:value-type="string">
            <text:p>v</text:p>
          </table:table-cell>
          <table:table-cell table:style-name="ce34" table:number-columns-repeated="241"/>
          <table:table-cell table:style-name="ce43" table:number-columns-repeated="767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5/15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string" calcext:value-type="string">
            <text:p>20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zyková škola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402.27" calcext:value-type="float">
            <text:p>402</text:p>
          </table:table-cell>
          <table:table-cell table:style-name="ce5" office:value-type="float" office:value="2230.87" calcext:value-type="float">
            <text:p>2230,87</text:p>
          </table:table-cell>
          <table:table-cell office:value-type="string" calcext:value-type="string">
            <text:p>1.9.2012</text:p>
          </table:table-cell>
          <table:table-cell office:value-type="float" office:value="897412.0749" calcext:value-type="float">
            <text:p>897412,0749</text:p>
          </table:table-cell>
          <table:table-cell table:style-name="ce2" office:value-type="string" calcext:value-type="string">
            <text:p>???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08" calcext:value-type="float">
            <text:p>208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5/15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string" calcext:value-type="string">
            <text:p>20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ZŠ Vodičkova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615.98" calcext:value-type="float">
            <text:p>2615,9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09" calcext:value-type="float">
            <text:p>209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5/15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string" calcext:value-type="string">
            <text:p>20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Univerzita Karlova v Praz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10" calcext:value-type="float">
            <text:p>210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7/13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Technická správa komunikac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104" calcext:value-type="float">
            <text:p>104</text:p>
          </table:table-cell>
          <table:table-cell office:value-type="string" calcext:value-type="string">
            <text:p>N</text:p>
          </table:table-cell>
          <table:table-cell office:value-type="float" office:value="21840" calcext:value-type="float">
            <text:p>21840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11" calcext:value-type="float">
            <text:p>211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7/13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chindler CZ a.s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2210.18" calcext:value-type="float">
            <text:p>2 210</text:p>
          </table:table-cell>
          <table:table-cell table:style-name="ce5" office:value-type="float" office:value="130.36" calcext:value-type="float">
            <text:p>130,36</text:p>
          </table:table-cell>
          <table:table-cell office:value-type="string" calcext:value-type="string">
            <text:p>N</text:p>
          </table:table-cell>
          <table:table-cell office:value-type="float" office:value="288119.0648" calcext:value-type="float">
            <text:p>288119,064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12" calcext:value-type="float">
            <text:p>212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7/13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adká Božena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77" calcext:value-type="float">
            <text:p>77</text:p>
          </table:table-cell>
          <table:table-cell office:value-type="string" calcext:value-type="string">
            <text:p>N</text:p>
          </table:table-cell>
          <table:table-cell office:value-type="float" office:value="77000" calcext:value-type="float">
            <text:p>770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13" calcext:value-type="float">
            <text:p>213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7/13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Univerzita Karlova v Praz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19.92" calcext:value-type="float">
            <text:p>220</text:p>
          </table:table-cell>
          <table:table-cell table:style-name="ce5" office:value-type="float" office:value="161.13" calcext:value-type="float">
            <text:p>161,13</text:p>
          </table:table-cell>
          <table:table-cell office:value-type="string" calcext:value-type="string">
            <text:p>N</text:p>
          </table:table-cell>
          <table:table-cell office:value-type="float" office:value="35435.7096" calcext:value-type="float">
            <text:p>35435,7096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14" calcext:value-type="float">
            <text:p>214</text:p>
          </table:table-cell>
          <table:table-cell table:style-name="ce5" office:value-type="string" calcext:value-type="string">
            <text:p>Šolínova</text:p>
          </table:table-cell>
          <table:table-cell table:style-name="ce2" office:value-type="string" calcext:value-type="string">
            <text:p>344/1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string" calcext:value-type="string">
            <text:p>544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omov seniorů</text:p>
          </table:table-cell>
          <table:table-cell/>
          <table:table-cell table:style-name="ce5" office:value-type="float" office:value="1800" calcext:value-type="float">
            <text:p>1800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15" calcext:value-type="float">
            <text:p>215</text:p>
          </table:table-cell>
          <table:table-cell table:style-name="ce5" office:value-type="string" calcext:value-type="string">
            <text:p>Šolinova</text:p>
          </table:table-cell>
          <table:table-cell table:style-name="ce2" office:value-type="string" calcext:value-type="string">
            <text:p>513/3</text:p>
          </table:table-cell>
          <table:table-cell table:style-name="ce2" office:value-type="float" office:value="513" calcext:value-type="float">
            <text:p>513</text:p>
          </table:table-cell>
          <table:table-cell table:style-name="ce2" office:value-type="string" calcext:value-type="string">
            <text:p>541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omov seniorů</text:p>
          </table:table-cell>
          <table:table-cell/>
          <table:table-cell table:style-name="ce5" office:value-type="float" office:value="1415.9" calcext:value-type="float">
            <text:p>1415,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16" calcext:value-type="float">
            <text:p>21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453.1" calcext:value-type="float">
            <text:p>2453,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17" calcext:value-type="float">
            <text:p>21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/>
          <table:table-cell table:style-name="ce5" office:value-type="float" office:value="425.6" calcext:value-type="float">
            <text:p>425,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18" calcext:value-type="float">
            <text:p>21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7.4" calcext:value-type="float">
            <text:p>17,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19" calcext:value-type="float">
            <text:p>21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 Pavel Štrbí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20" calcext:value-type="float">
            <text:p>22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-Triation, 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30.84" calcext:value-type="float">
            <text:p>30,84</text:p>
          </table:table-cell>
          <table:table-cell office:value-type="string" calcext:value-type="string">
            <text:p>N</text:p>
          </table:table-cell>
          <table:table-cell office:value-type="float" office:value="30840" calcext:value-type="float">
            <text:p>3084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21" calcext:value-type="float">
            <text:p>22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ílna</text:p>
          </table:table-cell>
          <table:table-cell/>
          <table:table-cell table:style-name="ce5" office:value-type="float" office:value="269.5" calcext:value-type="float">
            <text:p>269,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22" calcext:value-type="float">
            <text:p>22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5.7" calcext:value-type="float">
            <text:p>15,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23" calcext:value-type="float">
            <text:p>22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irma spol. s 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46.6" calcext:value-type="float">
            <text:p>46,6</text:p>
          </table:table-cell>
          <table:table-cell office:value-type="string" calcext:value-type="string">
            <text:p>N</text:p>
          </table:table-cell>
          <table:table-cell office:value-type="float" office:value="46600" calcext:value-type="float">
            <text:p>466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24" calcext:value-type="float">
            <text:p>22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lovan Prah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5.8" calcext:value-type="float">
            <text:p>15,8</text:p>
          </table:table-cell>
          <table:table-cell office:value-type="string" calcext:value-type="string">
            <text:p>N</text:p>
          </table:table-cell>
          <table:table-cell office:value-type="float" office:value="15800" calcext:value-type="float">
            <text:p>158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25" calcext:value-type="float">
            <text:p>22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Šmídové Zdeňk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33.5" calcext:value-type="float">
            <text:p>33,5</text:p>
          </table:table-cell>
          <table:table-cell office:value-type="string" calcext:value-type="string">
            <text:p>N</text:p>
          </table:table-cell>
          <table:table-cell office:value-type="float" office:value="33500" calcext:value-type="float">
            <text:p>335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26" calcext:value-type="float">
            <text:p>22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paprogre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9" calcext:value-type="float">
            <text:p>1 019</text:p>
          </table:table-cell>
          <table:table-cell table:style-name="ce5" office:value-type="float" office:value="15.7" calcext:value-type="float">
            <text:p>15,7</text:p>
          </table:table-cell>
          <table:table-cell office:value-type="string" calcext:value-type="string">
            <text:p>N</text:p>
          </table:table-cell>
          <table:table-cell office:value-type="float" office:value="15998.3" calcext:value-type="float">
            <text:p>15998,3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27" calcext:value-type="float">
            <text:p>22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roslav Havel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28" calcext:value-type="float">
            <text:p>22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IKA- podlaháři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87.2" calcext:value-type="float">
            <text:p>587</text:p>
          </table:table-cell>
          <table:table-cell table:style-name="ce5" office:value-type="float" office:value="163.31" calcext:value-type="float">
            <text:p>163,31</text:p>
          </table:table-cell>
          <table:table-cell office:value-type="string" calcext:value-type="string">
            <text:p>N</text:p>
          </table:table-cell>
          <table:table-cell office:value-type="float" office:value="95895.632" calcext:value-type="float">
            <text:p>95895,63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29" calcext:value-type="float">
            <text:p>22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kro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49.36" calcext:value-type="float">
            <text:p>949</text:p>
          </table:table-cell>
          <table:table-cell table:style-name="ce5" office:value-type="float" office:value="80.08" calcext:value-type="float">
            <text:p>80,08</text:p>
          </table:table-cell>
          <table:table-cell office:value-type="string" calcext:value-type="string">
            <text:p>N</text:p>
          </table:table-cell>
          <table:table-cell office:value-type="float" office:value="76024.7488" calcext:value-type="float">
            <text:p>76024,748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30" calcext:value-type="float">
            <text:p>23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49.55" calcext:value-type="float">
            <text:p>49,5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31" calcext:value-type="float">
            <text:p>23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y</text:p>
          </table:table-cell>
          <table:table-cell/>
          <table:table-cell table:style-name="ce5" office:value-type="float" office:value="2105.79" calcext:value-type="float">
            <text:p>2105,7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32" calcext:value-type="float">
            <text:p>23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etr Ander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33" calcext:value-type="float">
            <text:p>23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roslav Chlumský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34" calcext:value-type="float">
            <text:p>23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chael Development - Modřany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35" calcext:value-type="float">
            <text:p>23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Bedřich Štěpáne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36" calcext:value-type="float">
            <text:p>23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nternet Projekt a.s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3600" calcext:value-type="float">
            <text:p>3 6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37" calcext:value-type="float">
            <text:p>23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3. dílna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34.44" calcext:value-type="float">
            <text:p>34,44</text:p>
          </table:table-cell>
          <table:table-cell office:value-type="string" calcext:value-type="string">
            <text:p>N</text:p>
          </table:table-cell>
          <table:table-cell office:value-type="float" office:value="34440" calcext:value-type="float">
            <text:p>3444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38" calcext:value-type="float">
            <text:p>23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kro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39" calcext:value-type="float">
            <text:p>23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rahoslav Dlouhý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4.31" calcext:value-type="float">
            <text:p>14,31</text:p>
          </table:table-cell>
          <table:table-cell office:value-type="string" calcext:value-type="string">
            <text:p>N</text:p>
          </table:table-cell>
          <table:table-cell office:value-type="float" office:value="8586" calcext:value-type="float">
            <text:p>858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40" calcext:value-type="float">
            <text:p>24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chal Padí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41" calcext:value-type="float">
            <text:p>24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IKA - podlaháři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42" calcext:value-type="float">
            <text:p>24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ivadlo Archa o.p.s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166" calcext:value-type="float">
            <text:p>166</text:p>
          </table:table-cell>
          <table:table-cell office:value-type="string" calcext:value-type="string">
            <text:p>N</text:p>
          </table:table-cell>
          <table:table-cell office:value-type="float" office:value="33200" calcext:value-type="float">
            <text:p>332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43" calcext:value-type="float">
            <text:p>24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OLID a.s.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float" office:value="25600" calcext:value-type="float">
            <text:p>256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44" calcext:value-type="float">
            <text:p>24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áclav Daně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45" calcext:value-type="float">
            <text:p>24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-Service security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2492.07" calcext:value-type="float">
            <text:p>2 492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46" calcext:value-type="float">
            <text:p>24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nfraline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" calcext:value-type="float">
            <text:p>1 038</text:p>
          </table:table-cell>
          <table:table-cell table:style-name="ce5" office:value-type="float" office:value="48.32" calcext:value-type="float">
            <text:p>48,32</text:p>
          </table:table-cell>
          <table:table-cell office:value-type="string" calcext:value-type="string">
            <text:p>N</text:p>
          </table:table-cell>
          <table:table-cell office:value-type="float" office:value="50170.656" calcext:value-type="float">
            <text:p>50170,65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47" calcext:value-type="float">
            <text:p>24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-Service security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80.3" calcext:value-type="float">
            <text:p>80,3</text:p>
          </table:table-cell>
          <table:table-cell office:value-type="string" calcext:value-type="string">
            <text:p>N</text:p>
          </table:table-cell>
          <table:table-cell office:value-type="float" office:value="80300" calcext:value-type="float">
            <text:p>803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48" calcext:value-type="float">
            <text:p>24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hortcat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9" calcext:value-type="float">
            <text:p>1 019</text:p>
          </table:table-cell>
          <table:table-cell table:style-name="ce5" office:value-type="float" office:value="59.17" calcext:value-type="float">
            <text:p>59,17</text:p>
          </table:table-cell>
          <table:table-cell office:value-type="string" calcext:value-type="string">
            <text:p>N</text:p>
          </table:table-cell>
          <table:table-cell office:value-type="float" office:value="60294.23" calcext:value-type="float">
            <text:p>60294,23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49" calcext:value-type="float">
            <text:p>24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teinové Štěpánk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61.84" calcext:value-type="float">
            <text:p>61,84</text:p>
          </table:table-cell>
          <table:table-cell office:value-type="string" calcext:value-type="string">
            <text:p>N</text:p>
          </table:table-cell>
          <table:table-cell office:value-type="float" office:value="61840" calcext:value-type="float">
            <text:p>6184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50" calcext:value-type="float">
            <text:p>25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IKA- podlaháři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51" calcext:value-type="float">
            <text:p>25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uděk Kafka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52" calcext:value-type="float">
            <text:p>25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 Uhrová Olg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58.61" calcext:value-type="float">
            <text:p>1 059</text:p>
          </table:table-cell>
          <table:table-cell table:style-name="ce5" office:value-type="float" office:value="113.63" calcext:value-type="float">
            <text:p>113,63</text:p>
          </table:table-cell>
          <table:table-cell office:value-type="string" calcext:value-type="string">
            <text:p>N</text:p>
          </table:table-cell>
          <table:table-cell office:value-type="float" office:value="120289.8543" calcext:value-type="float">
            <text:p>120289,8543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53" calcext:value-type="float">
            <text:p>25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PPA Agentura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" calcext:value-type="float">
            <text:p>1 038</text:p>
          </table:table-cell>
          <table:table-cell table:style-name="ce5" office:value-type="float" office:value="18.6" calcext:value-type="float">
            <text:p>18,6</text:p>
          </table:table-cell>
          <table:table-cell office:value-type="string" calcext:value-type="string">
            <text:p>N</text:p>
          </table:table-cell>
          <table:table-cell office:value-type="float" office:value="19312.38" calcext:value-type="float">
            <text:p>19312,3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54" calcext:value-type="float">
            <text:p>25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Roman Mare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55" calcext:value-type="float">
            <text:p>25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kro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56" calcext:value-type="float">
            <text:p>25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iSUS spoi.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57" calcext:value-type="float">
            <text:p>25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IGNITA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58" calcext:value-type="float">
            <text:p>25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kro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33" calcext:value-type="float">
            <text:p>33</text:p>
          </table:table-cell>
          <table:table-cell office:value-type="string" calcext:value-type="string">
            <text:p>N</text:p>
          </table:table-cell>
          <table:table-cell office:value-type="float" office:value="19800" calcext:value-type="float">
            <text:p>198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59" calcext:value-type="float">
            <text:p>25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artin Kroupa - Autodoprava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60" calcext:value-type="float">
            <text:p>26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ibor Zámeční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61" calcext:value-type="float">
            <text:p>26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ide 2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51.3" calcext:value-type="float">
            <text:p>151,3</text:p>
          </table:table-cell>
          <table:table-cell office:value-type="string" calcext:value-type="string">
            <text:p>N</text:p>
          </table:table-cell>
          <table:table-cell office:value-type="float" office:value="151300" calcext:value-type="float">
            <text:p>1513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62" calcext:value-type="float">
            <text:p>26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lan Cisker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63" calcext:value-type="float">
            <text:p>26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G LINE a.s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64" calcext:value-type="float">
            <text:p>26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rex, veřejná obchodní společnost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31.36" calcext:value-type="float">
            <text:p>31,36</text:p>
          </table:table-cell>
          <table:table-cell office:value-type="string" calcext:value-type="string">
            <text:p>N</text:p>
          </table:table-cell>
          <table:table-cell office:value-type="float" office:value="31360" calcext:value-type="float">
            <text:p>3136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65" calcext:value-type="float">
            <text:p>26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rytiny RS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47.2" calcext:value-type="float">
            <text:p>47,2</text:p>
          </table:table-cell>
          <table:table-cell office:value-type="string" calcext:value-type="string">
            <text:p>N</text:p>
          </table:table-cell>
          <table:table-cell office:value-type="float" office:value="28320" calcext:value-type="float">
            <text:p>283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66" calcext:value-type="float">
            <text:p>26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5.62" calcext:value-type="float">
            <text:p>15,6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67" calcext:value-type="float">
            <text:p>267</text:p>
          </table:table-cell>
          <table:table-cell table:style-name="ce5" office:value-type="string" calcext:value-type="string">
            <text:p>Truhlářská</text:p>
          </table:table-cell>
          <table:table-cell table:style-name="ce2" office:value-type="string" calcext:value-type="string">
            <text:p>1098/33</text:p>
          </table:table-cell>
          <table:table-cell table:style-name="ce2" office:value-type="float" office:value="1098" calcext:value-type="float">
            <text:p>1098</text:p>
          </table:table-cell>
          <table:table-cell table:style-name="ce2" office:value-type="string" calcext:value-type="string">
            <text:p>4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koubek Micha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784.08" calcext:value-type="float">
            <text:p>4 784</text:p>
          </table:table-cell>
          <table:table-cell table:style-name="ce5" office:value-type="float" office:value="24.22" calcext:value-type="float">
            <text:p>24,22</text:p>
          </table:table-cell>
          <table:table-cell office:value-type="string" calcext:value-type="string">
            <text:p>N</text:p>
          </table:table-cell>
          <table:table-cell office:value-type="float" office:value="115870.4176" calcext:value-type="float">
            <text:p>115870,417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68" calcext:value-type="float">
            <text:p>268</text:p>
          </table:table-cell>
          <table:table-cell table:style-name="ce5" office:value-type="string" calcext:value-type="string">
            <text:p>Truhlářská</text:p>
          </table:table-cell>
          <table:table-cell table:style-name="ce2" office:value-type="string" calcext:value-type="string">
            <text:p>1098/33</text:p>
          </table:table-cell>
          <table:table-cell table:style-name="ce2" office:value-type="float" office:value="1098" calcext:value-type="float">
            <text:p>1098</text:p>
          </table:table-cell>
          <table:table-cell table:style-name="ce2" office:value-type="string" calcext:value-type="string">
            <text:p>4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olid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736.98" calcext:value-type="float">
            <text:p>737</text:p>
          </table:table-cell>
          <table:table-cell table:style-name="ce5" office:value-type="float" office:value="290.5" calcext:value-type="float">
            <text:p>290,5</text:p>
          </table:table-cell>
          <table:table-cell office:value-type="string" calcext:value-type="string">
            <text:p>N</text:p>
          </table:table-cell>
          <table:table-cell office:value-type="float" office:value="214092.69" calcext:value-type="float">
            <text:p>214092,6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9" calcext:value-type="float">
            <text:p>269</text:p>
          </table:table-cell>
          <table:table-cell table:style-name="ce5" office:value-type="string" calcext:value-type="string">
            <text:p>Týnská</text:p>
          </table:table-cell>
          <table:table-cell table:style-name="ce2" office:value-type="string" calcext:value-type="string">
            <text:p>631/8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6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alerie hl.m. Prah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84.41" calcext:value-type="float">
            <text:p>384,41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0" calcext:value-type="float">
            <text:p>270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.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hotel</text:p>
          </table:table-cell>
          <table:table-cell/>
          <table:table-cell table:style-name="ce5" office:value-type="float" office:value="18720.09" calcext:value-type="float">
            <text:p>18720,0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1" calcext:value-type="float">
            <text:p>271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GTS CZECH s.r.o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2" calcext:value-type="float">
            <text:p>272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COPROSYS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3" calcext:value-type="float">
            <text:p>273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SKYNET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4" calcext:value-type="float">
            <text:p>274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DIAL TELECOM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4.5" calcext:value-type="float">
            <text:p>14,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5" calcext:value-type="float">
            <text:p>275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T-Systems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6" calcext:value-type="float">
            <text:p>276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STAR 21 NETWORKS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7" calcext:value-type="float">
            <text:p>277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Sistel International s.r.o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8" calcext:value-type="float">
            <text:p>278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MOBILKOM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9" calcext:value-type="float">
            <text:p>279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Zařízeni služeb MVCR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0" calcext:value-type="float">
            <text:p>280</text:p>
          </table:table-cell>
          <table:table-cell table:style-name="ce5" office:value-type="string" calcext:value-type="string">
            <text:p>Uhelný Trh</text:p>
          </table:table-cell>
          <table:table-cell table:style-name="ce2" office:value-type="string" calcext:value-type="string">
            <text:p>415/10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rdina Aleš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6974.97" calcext:value-type="float">
            <text:p>6 975</text:p>
          </table:table-cell>
          <table:table-cell table:style-name="ce5" office:value-type="float" office:value="416.69" calcext:value-type="float">
            <text:p>416,69</text:p>
          </table:table-cell>
          <table:table-cell office:value-type="string" calcext:value-type="string">
            <text:p>31.5.2017</text:p>
          </table:table-cell>
          <table:table-cell office:value-type="float" office:value="2906400.2493" calcext:value-type="float">
            <text:p>2906400,249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1" calcext:value-type="float">
            <text:p>281</text:p>
          </table:table-cell>
          <table:table-cell table:style-name="ce5" office:value-type="string" calcext:value-type="string">
            <text:p>Uhelný Trh</text:p>
          </table:table-cell>
          <table:table-cell table:style-name="ce2" office:value-type="string" calcext:value-type="string">
            <text:p>415/10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atovec Jiří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40.3" calcext:value-type="float">
            <text:p>540</text:p>
          </table:table-cell>
          <table:table-cell table:style-name="ce5" office:value-type="float" office:value="304.41" calcext:value-type="float">
            <text:p>304,41</text:p>
          </table:table-cell>
          <table:table-cell office:value-type="string" calcext:value-type="string">
            <text:p>N</text:p>
          </table:table-cell>
          <table:table-cell office:value-type="float" office:value="164472.723" calcext:value-type="float">
            <text:p>164472,72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2" calcext:value-type="float">
            <text:p>282</text:p>
          </table:table-cell>
          <table:table-cell table:style-name="ce5" office:value-type="string" calcext:value-type="string">
            <text:p>Uhelný Trh</text:p>
          </table:table-cell>
          <table:table-cell table:style-name="ce2" office:value-type="string" calcext:value-type="string">
            <text:p>415/10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i město Praha - Městská policie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12" calcext:value-type="float">
            <text:p>31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3" calcext:value-type="float">
            <text:p>283</text:p>
          </table:table-cell>
          <table:table-cell table:style-name="ce5" office:value-type="string" calcext:value-type="string">
            <text:p>Uhelný Trh</text:p>
          </table:table-cell>
          <table:table-cell table:style-name="ce2" office:value-type="string" calcext:value-type="string">
            <text:p>415/10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rabenec Jan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380" calcext:value-type="float">
            <text:p>380</text:p>
          </table:table-cell>
          <table:table-cell table:style-name="ce5" office:value-type="float" office:value="76.4" calcext:value-type="float">
            <text:p>76,4</text:p>
          </table:table-cell>
          <table:table-cell office:value-type="string" calcext:value-type="string">
            <text:p>N</text:p>
          </table:table-cell>
          <table:table-cell office:value-type="float" office:value="29032" calcext:value-type="float">
            <text:p>2903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84" calcext:value-type="float">
            <text:p>284</text:p>
          </table:table-cell>
          <table:table-cell table:style-name="ce5" office:value-type="string" calcext:value-type="string">
            <text:p>Václavské nám.</text:p>
          </table:table-cell>
          <table:table-cell table:style-name="ce2" office:value-type="string" calcext:value-type="string">
            <text:p>824/29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34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da Gelati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5297.8" calcext:value-type="float">
            <text:p>5 298</text:p>
          </table:table-cell>
          <table:table-cell table:style-name="ce5" office:value-type="float" office:value="145" calcext:value-type="float">
            <text:p>145</text:p>
          </table:table-cell>
          <table:table-cell office:value-type="string" calcext:value-type="string">
            <text:p>N</text:p>
          </table:table-cell>
          <table:table-cell office:value-type="float" office:value="768181" calcext:value-type="float">
            <text:p>768181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85" calcext:value-type="float">
            <text:p>285</text:p>
          </table:table-cell>
          <table:table-cell table:style-name="ce5" office:value-type="string" calcext:value-type="string">
            <text:p>Vádavské nám.</text:p>
          </table:table-cell>
          <table:table-cell table:style-name="ce2" office:value-type="string" calcext:value-type="string">
            <text:p>824/29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34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adace pro rozvoj architektury a stavebnictv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81.21" calcext:value-type="float">
            <text:p>181</text:p>
          </table:table-cell>
          <table:table-cell table:style-name="ce5" office:value-type="float" office:value="330.06" calcext:value-type="float">
            <text:p>330,06</text:p>
          </table:table-cell>
          <table:table-cell office:value-type="string" calcext:value-type="string">
            <text:p>N</text:p>
          </table:table-cell>
          <table:table-cell office:value-type="float" office:value="59810.1726" calcext:value-type="float">
            <text:p>59810,1726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86" calcext:value-type="float">
            <text:p>286</text:p>
          </table:table-cell>
          <table:table-cell table:style-name="ce5" office:value-type="string" calcext:value-type="string">
            <text:p>Václavské nám.</text:p>
          </table:table-cell>
          <table:table-cell table:style-name="ce2" office:value-type="string" calcext:value-type="string">
            <text:p>824/23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34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Bohéma Anah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3645.15" calcext:value-type="float">
            <text:p>3 645</text:p>
          </table:table-cell>
          <table:table-cell table:style-name="ce5" office:value-type="float" office:value="620" calcext:value-type="float">
            <text:p>620</text:p>
          </table:table-cell>
          <table:table-cell office:value-type="string" calcext:value-type="string">
            <text:p>N</text:p>
          </table:table-cell>
          <table:table-cell office:value-type="float" office:value="2259993" calcext:value-type="float">
            <text:p>2259993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87" calcext:value-type="float">
            <text:p>287</text:p>
          </table:table-cell>
          <table:table-cell table:style-name="ce5" office:value-type="string" calcext:value-type="string">
            <text:p>Václavské nám.</text:p>
          </table:table-cell>
          <table:table-cell table:style-name="ce2" office:value-type="string" calcext:value-type="string">
            <text:p>824/29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34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EX Change k.s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23649.33" calcext:value-type="float">
            <text:p>23 649</text:p>
          </table:table-cell>
          <table:table-cell table:style-name="ce5" office:value-type="float" office:value="76" calcext:value-type="float">
            <text:p>76</text:p>
          </table:table-cell>
          <table:table-cell office:value-type="string" calcext:value-type="string">
            <text:p>N</text:p>
          </table:table-cell>
          <table:table-cell office:value-type="float" office:value="1797349.08" calcext:value-type="float">
            <text:p>1797349,0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88" calcext:value-type="float">
            <text:p>288</text:p>
          </table:table-cell>
          <table:table-cell table:style-name="ce5" office:value-type="string" calcext:value-type="string">
            <text:p>Vlašská</text:p>
          </table:table-cell>
          <table:table-cell table:style-name="ce2" office:value-type="string" calcext:value-type="string">
            <text:p>355/9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string" calcext:value-type="string">
            <text:p>43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Ostav pro soudobé dějiny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254.64" calcext:value-type="float">
            <text:p>255</text:p>
          </table:table-cell>
          <table:table-cell table:style-name="ce5" office:value-type="float" office:value="792.61" calcext:value-type="float">
            <text:p>792,61</text:p>
          </table:table-cell>
          <table:table-cell office:value-type="string" calcext:value-type="string">
            <text:p>N</text:p>
          </table:table-cell>
          <table:table-cell office:value-type="float" office:value="201830.2104" calcext:value-type="float">
            <text:p>201830,2104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89" calcext:value-type="float">
            <text:p>289</text:p>
          </table:table-cell>
          <table:table-cell table:style-name="ce5" office:value-type="string" calcext:value-type="string">
            <text:p>Vlašská</text:p>
          </table:table-cell>
          <table:table-cell table:style-name="ce2" office:value-type="string" calcext:value-type="string">
            <text:p>362/3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string" calcext:value-type="string">
            <text:p>42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ČR - Krajské ředitelství policie ČR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530" calcext:value-type="float">
            <text:p>530</text:p>
          </table:table-cell>
          <table:table-cell office:value-type="string" calcext:value-type="string">
            <text:p>N</text:p>
          </table:table-cell>
          <table:table-cell office:value-type="float" office:value="550330.8" calcext:value-type="float">
            <text:p>550330,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90" calcext:value-type="float">
            <text:p>290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dafone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3135.38" calcext:value-type="float">
            <text:p>3 135</text:p>
          </table:table-cell>
          <table:table-cell table:style-name="ce5" office:value-type="float" office:value="32.5" calcext:value-type="float">
            <text:p>32,5</text:p>
          </table:table-cell>
          <table:table-cell office:value-type="string" calcext:value-type="string">
            <text:p>30.6.2016</text:p>
          </table:table-cell>
          <table:table-cell office:value-type="float" office:value="101899.85" calcext:value-type="float">
            <text:p>101899,8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91" calcext:value-type="float">
            <text:p>291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divadlo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128.33" calcext:value-type="float">
            <text:p>2128,33</text:p>
          </table:table-cell>
          <table:table-cell office:value-type="string" calcext:value-type="string">
            <text:p>N</text:p>
          </table:table-cell>
          <table:table-cell office:value-type="float" office:value="2128.33" calcext:value-type="float">
            <text:p>2128,33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92" calcext:value-type="float">
            <text:p>292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lužby</text:p>
          </table:table-cell>
          <table:table-cell/>
          <table:table-cell table:style-name="ce5" office:value-type="float" office:value="27.79" calcext:value-type="float">
            <text:p>27,7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93" calcext:value-type="float">
            <text:p>293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61.55" calcext:value-type="float">
            <text:p>61,55</text:p>
          </table:table-cell>
          <table:table-cell office:value-type="string" calcext:value-type="string">
            <text:p>18.6.2019</text:p>
          </table:table-cell>
          <table:table-cell office:value-type="float" office:value="61.55" calcext:value-type="float">
            <text:p>61,55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94" calcext:value-type="float">
            <text:p>294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450.92" calcext:value-type="float">
            <text:p>450,92</text:p>
          </table:table-cell>
          <table:table-cell office:value-type="string" calcext:value-type="string">
            <text:p>N</text:p>
          </table:table-cell>
          <table:table-cell office:value-type="float" office:value="450.92" calcext:value-type="float">
            <text:p>450,92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95" calcext:value-type="float">
            <text:p>295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52.99" calcext:value-type="float">
            <text:p>52,99</text:p>
          </table:table-cell>
          <table:table-cell office:value-type="string" calcext:value-type="string">
            <text:p>N</text:p>
          </table:table-cell>
          <table:table-cell office:value-type="float" office:value="52.99" calcext:value-type="float">
            <text:p>52,99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96" calcext:value-type="float">
            <text:p>296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 Vida s.r.o.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3713.33" calcext:value-type="float">
            <text:p>3 713</text:p>
          </table:table-cell>
          <table:table-cell table:style-name="ce5" office:value-type="float" office:value="38.57" calcext:value-type="float">
            <text:p>38,57</text:p>
          </table:table-cell>
          <table:table-cell office:value-type="string" calcext:value-type="string">
            <text:p>N</text:p>
          </table:table-cell>
          <table:table-cell office:value-type="float" office:value="143223.1381" calcext:value-type="float">
            <text:p>143223,1381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97" calcext:value-type="float">
            <text:p>297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54.41" calcext:value-type="float">
            <text:p>54,41</text:p>
          </table:table-cell>
          <table:table-cell office:value-type="string" calcext:value-type="string">
            <text:p>N</text:p>
          </table:table-cell>
          <table:table-cell office:value-type="float" office:value="54.41" calcext:value-type="float">
            <text:p>54,41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98" calcext:value-type="float">
            <text:p>298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amacoffee s.r.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3356.87" calcext:value-type="float">
            <text:p>3 357</text:p>
          </table:table-cell>
          <table:table-cell table:style-name="ce5" office:value-type="float" office:value="183.23" calcext:value-type="float">
            <text:p>183,23</text:p>
          </table:table-cell>
          <table:table-cell office:value-type="string" calcext:value-type="string">
            <text:p>1.7.2019</text:p>
          </table:table-cell>
          <table:table-cell office:value-type="float" office:value="615079.2901" calcext:value-type="float">
            <text:p>615079,2901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99" calcext:value-type="float">
            <text:p>299</text:p>
          </table:table-cell>
          <table:table-cell table:style-name="ce5" office:value-type="string" calcext:value-type="string">
            <text:p>Zikova</text:p>
          </table:table-cell>
          <table:table-cell table:style-name="ce2" office:value-type="string" calcext:value-type="string">
            <text:p>514/1</text:p>
          </table:table-cell>
          <table:table-cell table:style-name="ce2" office:value-type="float" office:value="514" calcext:value-type="float">
            <text:p>514</text:p>
          </table:table-cell>
          <table:table-cell table:style-name="ce2" office:value-type="string" calcext:value-type="string">
            <text:p>539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omov seniorů</text:p>
          </table:table-cell>
          <table:table-cell/>
          <table:table-cell table:style-name="ce5" office:value-type="float" office:value="1700" calcext:value-type="float">
            <text:p>1700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0" calcext:value-type="float">
            <text:p>300</text:p>
          </table:table-cell>
          <table:table-cell table:style-name="ce5" office:value-type="string" calcext:value-type="string">
            <text:p>Žatecká</text:p>
          </table:table-cell>
          <table:table-cell table:style-name="ce2" office:value-type="string" calcext:value-type="string">
            <text:p>110/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restaurace</text:p>
          </table:table-cell>
          <table:table-cell/>
          <table:table-cell table:style-name="ce5" office:value-type="float" office:value="266.78" calcext:value-type="float">
            <text:p>266,7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1" calcext:value-type="float">
            <text:p>301</text:p>
          </table:table-cell>
          <table:table-cell table:style-name="ce5" office:value-type="string" calcext:value-type="string">
            <text:p>Žatecká</text:p>
          </table:table-cell>
          <table:table-cell table:style-name="ce2" office:value-type="string" calcext:value-type="string">
            <text:p>110/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žská vodohospodářská společnost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131.2" calcext:value-type="float">
            <text:p>2 131</text:p>
          </table:table-cell>
          <table:table-cell table:style-name="ce5" office:value-type="float" office:value="1876.88" calcext:value-type="float">
            <text:p>1876,88</text:p>
          </table:table-cell>
          <table:table-cell office:value-type="string" calcext:value-type="string">
            <text:p>8.4.2029</text:p>
          </table:table-cell>
          <table:table-cell office:value-type="float" office:value="4000006.656" calcext:value-type="float">
            <text:p>4000006,65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2" calcext:value-type="float">
            <text:p>302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IP group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348.2" calcext:value-type="float">
            <text:p>1 348</text:p>
          </table:table-cell>
          <table:table-cell table:style-name="ce5" office:value-type="float" office:value="113.04" calcext:value-type="float">
            <text:p>113,04</text:p>
          </table:table-cell>
          <table:table-cell office:value-type="string" calcext:value-type="string">
            <text:p>N</text:p>
          </table:table-cell>
          <table:table-cell office:value-type="float" office:value="152400.528" calcext:value-type="float">
            <text:p>152400,52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3" calcext:value-type="float">
            <text:p>303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macom Retail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136" calcext:value-type="float">
            <text:p>6 136</text:p>
          </table:table-cell>
          <table:table-cell table:style-name="ce5" office:value-type="float" office:value="431.91" calcext:value-type="float">
            <text:p>431,91</text:p>
          </table:table-cell>
          <table:table-cell office:value-type="string" calcext:value-type="string">
            <text:p>1.12.2017</text:p>
          </table:table-cell>
          <table:table-cell office:value-type="float" office:value="2650199.76" calcext:value-type="float">
            <text:p>2650199,7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4" calcext:value-type="float">
            <text:p>304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bec spisovatelů, občanské sdružen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89.96" calcext:value-type="float">
            <text:p>89,96</text:p>
          </table:table-cell>
          <table:table-cell office:value-type="string" calcext:value-type="string">
            <text:p>N</text:p>
          </table:table-cell>
          <table:table-cell office:value-type="float" office:value="93410.8656" calcext:value-type="float">
            <text:p>93410,865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5" calcext:value-type="float">
            <text:p>305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aroňavá Marcela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2594" calcext:value-type="float">
            <text:p>2 594</text:p>
          </table:table-cell>
          <table:table-cell table:style-name="ce5" office:value-type="float" office:value="75.16" calcext:value-type="float">
            <text:p>75,16</text:p>
          </table:table-cell>
          <table:table-cell office:value-type="string" calcext:value-type="string">
            <text:p>N</text:p>
          </table:table-cell>
          <table:table-cell office:value-type="float" office:value="194965.04" calcext:value-type="float">
            <text:p>194965,0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6" calcext:value-type="float">
            <text:p>306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3D FACE s.r.o.</text:p>
          </table:table-cell>
          <table:table-cell table:style-name="ce2" office:value-type="string" calcext:value-type="string">
            <text:p>výkladní skříň</text:p>
          </table:table-cell>
          <table:table-cell office:value-type="float" office:value="14040" calcext:value-type="float">
            <text:p>14 040</text:p>
          </table:table-cell>
          <table:table-cell table:style-name="ce5" office:value-type="float" office:value="1.5" calcext:value-type="float">
            <text:p>1,5</text:p>
          </table:table-cell>
          <table:table-cell office:value-type="string" calcext:value-type="string">
            <text:p>N</text:p>
          </table:table-cell>
          <table:table-cell office:value-type="float" office:value="21060" calcext:value-type="float">
            <text:p>2106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307" calcext:value-type="float">
            <text:p>307</text:p>
          </table:table-cell>
          <table:table-cell table:style-name="ce5" office:value-type="string" calcext:value-type="string">
            <text:p>Žitná</text:p>
          </table:table-cell>
          <table:table-cell table:style-name="ce2" office:value-type="string" calcext:value-type="string">
            <text:p>1574/51</text:p>
          </table:table-cell>
          <table:table-cell table:style-name="ce2" office:value-type="float" office:value="1574" calcext:value-type="float">
            <text:p>1574</text:p>
          </table:table-cell>
          <table:table-cell table:style-name="ce2" office:value-type="string" calcext:value-type="string">
            <text:p>222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170.4" calcext:value-type="float">
            <text:p>1170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308" calcext:value-type="float">
            <text:p>308</text:p>
          </table:table-cell>
          <table:table-cell table:style-name="ce5" office:value-type="string" calcext:value-type="string">
            <text:p>Žitná</text:p>
          </table:table-cell>
          <table:table-cell table:style-name="ce2" office:value-type="string" calcext:value-type="string">
            <text:p>1574/51</text:p>
          </table:table-cell>
          <table:table-cell table:style-name="ce2" office:value-type="float" office:value="1574" calcext:value-type="float">
            <text:p>1574</text:p>
          </table:table-cell>
          <table:table-cell table:style-name="ce2" office:value-type="string" calcext:value-type="string">
            <text:p>222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restaurace</text:p>
          </table:table-cell>
          <table:table-cell/>
          <table:table-cell table:style-name="ce5" office:value-type="float" office:value="167.55" calcext:value-type="float">
            <text:p>167,5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309" calcext:value-type="float">
            <text:p>309</text:p>
          </table:table-cell>
          <table:table-cell table:style-name="ce5" office:value-type="string" calcext:value-type="string">
            <text:p>Žitná</text:p>
          </table:table-cell>
          <table:table-cell table:style-name="ce2" office:value-type="string" calcext:value-type="string">
            <text:p>1574/51</text:p>
          </table:table-cell>
          <table:table-cell table:style-name="ce2" office:value-type="float" office:value="1574" calcext:value-type="float">
            <text:p>1574</text:p>
          </table:table-cell>
          <table:table-cell table:style-name="ce2" office:value-type="string" calcext:value-type="string">
            <text:p>222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CP Praha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14" calcext:value-type="float">
            <text:p>314</text:p>
          </table:table-cell>
          <table:table-cell office:value-type="string" calcext:value-type="string">
            <text:p>N</text:p>
          </table:table-cell>
          <table:table-cell office:value-type="float" office:value="251200" calcext:value-type="float">
            <text:p>2512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Řetězová</text:p>
          </table:table-cell>
          <table:table-cell office:value-type="string" calcext:value-type="string">
            <text:p>222/3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Weiten - Trebetitsch, s.r.o.</text:p>
          </table:table-cell>
          <table:table-cell table:style-name="ce2" office:value-type="string" calcext:value-type="string">
            <text:p>kavárna-vinotéka</text:p>
          </table:table-cell>
          <table:table-cell office:value-type="float" office:value="6000" calcext:value-type="float">
            <text:p>6 000</text:p>
          </table:table-cell>
          <table:table-cell table:style-name="ce5" office:value-type="float" office:value="98.05" calcext:value-type="float">
            <text:p>98,05</text:p>
          </table:table-cell>
          <table:table-cell office:value-type="date" office:date-value="2018-09-30" calcext:value-type="date">
            <text:p>30.09.2018</text:p>
          </table:table-cell>
          <table:table-cell office:value-type="float" office:value="588300" calcext:value-type="float">
            <text:p>588300</text:p>
          </table:table-cell>
          <table:table-cell office:value-type="string" calcext:value-type="string">
            <text:p><text:s/>98,05 + sklep 169,59)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FOKUS optik a.s. <text:s text:c="5"/></text:p>
          </table:table-cell>
          <table:table-cell table:style-name="ce2" office:value-type="string" calcext:value-type="string">
            <text:p>prodejna - optika včetně zázemí</text:p>
          </table:table-cell>
          <table:table-cell office:value-type="float" office:value="21059.3939393939" calcext:value-type="float">
            <text:p>21 059</text:p>
          </table:table-cell>
          <table:table-cell table:style-name="ce5" office:value-type="float" office:value="99" calcext:value-type="float">
            <text:p>99</text:p>
          </table:table-cell>
          <table:table-cell office:value-type="date" office:date-value="2019-12-31" calcext:value-type="date">
            <text:p>31.12.2019</text:p>
          </table:table-cell>
          <table:table-cell office:value-type="float" office:value="2084880" calcext:value-type="float">
            <text:p>208488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Gammy Gold s.r.o. <text:s text:c="8"/></text:p>
          </table:table-cell>
          <table:table-cell table:style-name="ce2" office:value-type="string" calcext:value-type="string">
            <text:p>prodejna - zlatnictví</text:p>
          </table:table-cell>
          <table:table-cell office:value-type="float" office:value="30000" calcext:value-type="float">
            <text:p>30 000</text:p>
          </table:table-cell>
          <table:table-cell table:style-name="ce5" office:value-type="float" office:value="40" calcext:value-type="float">
            <text:p>40</text:p>
          </table:table-cell>
          <table:table-cell office:value-type="date" office:date-value="2018-12-31" calcext:value-type="date">
            <text:p>31.12.2018</text:p>
          </table:table-cell>
          <table:table-cell office:value-type="float" office:value="1200000" calcext:value-type="float">
            <text:p>120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MODAD s. r. o. </text:p>
          </table:table-cell>
          <table:table-cell table:style-name="ce2" office:value-type="string" calcext:value-type="string">
            <text:p>pizzerie, zázemí, kuchyň, sklad</text:p>
          </table:table-cell>
          <table:table-cell office:value-type="float" office:value="7643.16981132076" calcext:value-type="float">
            <text:p>7 643</text:p>
          </table:table-cell>
          <table:table-cell table:style-name="ce5" office:value-type="float" office:value="477" calcext:value-type="float">
            <text:p>477</text:p>
          </table:table-cell>
          <table:table-cell office:value-type="date" office:date-value="2018-06-30" calcext:value-type="date">
            <text:p>30.06.2018</text:p>
          </table:table-cell>
          <table:table-cell office:value-type="float" office:value="3645792" calcext:value-type="float">
            <text:p>364579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TOK Plus s.r.o.</text:p>
          </table:table-cell>
          <table:table-cell table:style-name="ce2" office:value-type="string" calcext:value-type="string">
            <text:p>prodejna se suvenýry, drobná elektronika</text:p>
          </table:table-cell>
          <table:table-cell office:value-type="float" office:value="25149.7005988024" calcext:value-type="float">
            <text:p>25 150</text:p>
          </table:table-cell>
          <table:table-cell table:style-name="ce5" office:value-type="float" office:value="33.4" calcext:value-type="float">
            <text:p>33,4</text:p>
          </table:table-cell>
          <table:table-cell office:value-type="string" calcext:value-type="string">
            <text:p>neurčitá</text:p>
          </table:table-cell>
          <table:table-cell office:value-type="float" office:value="840000" calcext:value-type="float">
            <text:p>84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Ularia Company <text:s/>s.r.o.</text:p>
          </table:table-cell>
          <table:table-cell table:style-name="ce2" office:value-type="string" calcext:value-type="string">
            <text:p>kavárna - bistro</text:p>
          </table:table-cell>
          <table:table-cell office:value-type="float" office:value="17301.7507723996" calcext:value-type="float">
            <text:p>17 302</text:p>
          </table:table-cell>
          <table:table-cell table:style-name="ce5" office:value-type="float" office:value="97.1" calcext:value-type="float">
            <text:p>97,1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1680000" calcext:value-type="float">
            <text:p>168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KARA Trutnov a.s. <text:s/></text:p>
          </table:table-cell>
          <table:table-cell table:style-name="ce2" office:value-type="string" calcext:value-type="string">
            <text:p>prodejna - kožené oděvy, kožešiny, galanterie</text:p>
          </table:table-cell>
          <table:table-cell office:value-type="float" office:value="19022.1098901099" calcext:value-type="float">
            <text:p>19 022</text:p>
          </table:table-cell>
          <table:table-cell table:style-name="ce5" office:value-type="float" office:value="91" calcext:value-type="float">
            <text:p>91</text:p>
          </table:table-cell>
          <table:table-cell office:value-type="date" office:date-value="2019-12-31" calcext:value-type="date">
            <text:p>31.12.2019</text:p>
          </table:table-cell>
          <table:table-cell office:value-type="float" office:value="1731012" calcext:value-type="float">
            <text:p>173101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Benediktová Martina</text:p>
          </table:table-cell>
          <table:table-cell table:style-name="ce2" office:value-type="string" calcext:value-type="string">
            <text:p>prodejna - zlato, stříbro, šperky</text:p>
          </table:table-cell>
          <table:table-cell office:value-type="float" office:value="4060.92715231788" calcext:value-type="float">
            <text:p>4 061</text:p>
          </table:table-cell>
          <table:table-cell table:style-name="ce5" office:value-type="float" office:value="21.14" calcext:value-type="float">
            <text:p>21,14</text:p>
          </table:table-cell>
          <table:table-cell office:value-type="date" office:date-value="2019-05-31" calcext:value-type="date">
            <text:p>31.05.2019</text:p>
          </table:table-cell>
          <table:table-cell office:value-type="float" office:value="85848" calcext:value-type="float">
            <text:p>8584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HILKEN <text:s/>s.r.o. <text:s text:c="6"/></text:p>
          </table:table-cell>
          <table:table-cell table:style-name="ce2" office:value-type="string" calcext:value-type="string">
            <text:p>prodejna - papír a výrobky z papíru</text:p>
          </table:table-cell>
          <table:table-cell office:value-type="float" office:value="5634.6875" calcext:value-type="float">
            <text:p>5 635</text:p>
          </table:table-cell>
          <table:table-cell table:style-name="ce5" office:value-type="float" office:value="76.8" calcext:value-type="float">
            <text:p>76,8</text:p>
          </table:table-cell>
          <table:table-cell office:value-type="string" calcext:value-type="string">
            <text:p>neurčitá</text:p>
          </table:table-cell>
          <table:table-cell office:value-type="float" office:value="432744" calcext:value-type="float">
            <text:p>43274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ALBE PRAHA s.r.o. <text:s text:c="16"/></text:p>
          </table:table-cell>
          <table:table-cell table:style-name="ce2" office:value-type="string" calcext:value-type="string">
            <text:p>čistírna oděvů</text:p>
          </table:table-cell>
          <table:table-cell office:value-type="float" office:value="5396.08695652174" calcext:value-type="float">
            <text:p>5 396</text:p>
          </table:table-cell>
          <table:table-cell table:style-name="ce5" office:value-type="float" office:value="46" calcext:value-type="float">
            <text:p>46</text:p>
          </table:table-cell>
          <table:table-cell office:value-type="date" office:date-value="2019-12-31" calcext:value-type="date">
            <text:p>31.12.2019</text:p>
          </table:table-cell>
          <table:table-cell office:value-type="float" office:value="248220" calcext:value-type="float">
            <text:p>2482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Tomková Zuzana</text:p>
          </table:table-cell>
          <table:table-cell table:style-name="ce2" office:value-type="string" calcext:value-type="string">
            <text:p>prodejna <text:s/>- bižuterie, šperky, doplňky</text:p>
          </table:table-cell>
          <table:table-cell office:value-type="float" office:value="15640.4494382022" calcext:value-type="float">
            <text:p>15 640</text:p>
          </table:table-cell>
          <table:table-cell table:style-name="ce5" office:value-type="float" office:value="8.9" calcext:value-type="float">
            <text:p>8,9</text:p>
          </table:table-cell>
          <table:table-cell office:value-type="date" office:date-value="2018-12-31" calcext:value-type="date">
            <text:p>31.12.2018</text:p>
          </table:table-cell>
          <table:table-cell office:value-type="float" office:value="139200" calcext:value-type="float">
            <text:p>1392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LINPITRI a. s.</text:p>
          </table:table-cell>
          <table:table-cell table:style-name="ce2" office:value-type="string" calcext:value-type="string">
            <text:p>kavárna, zázemí, sklad, zahrádka</text:p>
          </table:table-cell>
          <table:table-cell office:value-type="float" office:value="5856.25554569654" calcext:value-type="float">
            <text:p>5 856</text:p>
          </table:table-cell>
          <table:table-cell table:style-name="ce5" office:value-type="float" office:value="112.7" calcext:value-type="float">
            <text:p>112,7</text:p>
          </table:table-cell>
          <table:table-cell office:value-type="date" office:date-value="2018-12-31" calcext:value-type="date">
            <text:p>31.12.2018</text:p>
          </table:table-cell>
          <table:table-cell office:value-type="float" office:value="660000" calcext:value-type="float">
            <text:p>66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FISHKY ART s. r. o.</text:p>
          </table:table-cell>
          <table:table-cell table:style-name="ce2" office:value-type="string" calcext:value-type="string">
            <text:p>prodejna - produkty s tématem Prahy propagující české umělce</text:p>
          </table:table-cell>
          <table:table-cell office:value-type="float" office:value="15730.3370786517" calcext:value-type="float">
            <text:p>15 730</text:p>
          </table:table-cell>
          <table:table-cell table:style-name="ce5" office:value-type="float" office:value="26.7" calcext:value-type="float">
            <text:p>26,7</text:p>
          </table:table-cell>
          <table:table-cell office:value-type="string" calcext:value-type="string">
            <text:p>neurčitá</text:p>
          </table:table-cell>
          <table:table-cell office:value-type="float" office:value="420000" calcext:value-type="float">
            <text:p>42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Magon Pascal</text:p>
          </table:table-cell>
          <table:table-cell table:style-name="ce2" office:value-type="string" calcext:value-type="string">
            <text:p>vinotéka</text:p>
          </table:table-cell>
          <table:table-cell office:value-type="float" office:value="15194.8051948052" calcext:value-type="float">
            <text:p>15 195</text:p>
          </table:table-cell>
          <table:table-cell table:style-name="ce5" office:value-type="float" office:value="30.8" calcext:value-type="float">
            <text:p>30,8</text:p>
          </table:table-cell>
          <table:table-cell office:value-type="string" calcext:value-type="string">
            <text:p>neurčitá</text:p>
          </table:table-cell>
          <table:table-cell office:value-type="float" office:value="468000" calcext:value-type="float">
            <text:p>468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Bajer Martin</text:p>
          </table:table-cell>
          <table:table-cell table:style-name="ce2" office:value-type="string" calcext:value-type="string">
            <text:p>prodejna - <text:s/>výrobky z levandule a z Francie</text:p>
          </table:table-cell>
          <table:table-cell office:value-type="float" office:value="18947.3684210526" calcext:value-type="float">
            <text:p>18 947</text:p>
          </table:table-cell>
          <table:table-cell table:style-name="ce5" office:value-type="float" office:value="7.6" calcext:value-type="float">
            <text:p>7,6</text:p>
          </table:table-cell>
          <table:table-cell office:value-type="date" office:date-value="2017-08-31" calcext:value-type="date">
            <text:p>31.08.2017</text:p>
          </table:table-cell>
          <table:table-cell office:value-type="float" office:value="144000" calcext:value-type="float">
            <text:p>144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Café Bar Platýz s. r. o.</text:p>
          </table:table-cell>
          <table:table-cell table:style-name="ce2" office:value-type="string" calcext:value-type="string">
            <text:p>kavárna, zázemí, kuchyň, sklad</text:p>
          </table:table-cell>
          <table:table-cell office:value-type="float" office:value="4061.53846153846" calcext:value-type="float">
            <text:p>4 062</text:p>
          </table:table-cell>
          <table:table-cell table:style-name="ce5" office:value-type="float" office:value="325" calcext:value-type="float">
            <text:p>325</text:p>
          </table:table-cell>
          <table:table-cell office:value-type="date" office:date-value="2019-12-31" calcext:value-type="date">
            <text:p>31.12.2019</text:p>
          </table:table-cell>
          <table:table-cell office:value-type="float" office:value="1320000" calcext:value-type="float">
            <text:p>132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Dudychová Alena</text:p>
          </table:table-cell>
          <table:table-cell table:style-name="ce2" office:value-type="string" calcext:value-type="string">
            <text:p>galerie umění</text:p>
          </table:table-cell>
          <table:table-cell office:value-type="float" office:value="7722.77227722772" calcext:value-type="float">
            <text:p>7 723</text:p>
          </table:table-cell>
          <table:table-cell table:style-name="ce5" office:value-type="float" office:value="80.8" calcext:value-type="float">
            <text:p>80,8</text:p>
          </table:table-cell>
          <table:table-cell office:value-type="string" calcext:value-type="string">
            <text:p>neurčitá</text:p>
          </table:table-cell>
          <table:table-cell office:value-type="float" office:value="624000" calcext:value-type="float">
            <text:p>624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Zlatá loď, s.r.o. <text:s text:c="8"/></text:p>
          </table:table-cell>
          <table:table-cell table:style-name="ce2" office:value-type="string" calcext:value-type="string">
            <text:p>prodejna - výtvarné potřeby</text:p>
          </table:table-cell>
          <table:table-cell office:value-type="float" office:value="8000" calcext:value-type="float">
            <text:p>8 000</text:p>
          </table:table-cell>
          <table:table-cell table:style-name="ce5" office:value-type="float" office:value="150" calcext:value-type="float">
            <text:p>150</text:p>
          </table:table-cell>
          <table:table-cell office:value-type="date" office:date-value="2017-07-31" calcext:value-type="date">
            <text:p>31.07.2017</text:p>
          </table:table-cell>
          <table:table-cell office:value-type="float" office:value="1200000" calcext:value-type="float">
            <text:p>120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ALADIN ANTIK s.r.o.</text:p>
          </table:table-cell>
          <table:table-cell table:style-name="ce2" office:value-type="string" calcext:value-type="string">
            <text:p>prodejna - starožitnosti, obrazy, galerie</text:p>
          </table:table-cell>
          <table:table-cell office:value-type="float" office:value="8638.74345549738" calcext:value-type="float">
            <text:p>8 639</text:p>
          </table:table-cell>
          <table:table-cell table:style-name="ce5" office:value-type="float" office:value="76.4" calcext:value-type="float">
            <text:p>76,4</text:p>
          </table:table-cell>
          <table:table-cell office:value-type="string" calcext:value-type="string">
            <text:p>neurčitá</text:p>
          </table:table-cell>
          <table:table-cell office:value-type="float" office:value="660000" calcext:value-type="float">
            <text:p>66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CULTRA PRAHA s.r.o.</text:p>
          </table:table-cell>
          <table:table-cell table:style-name="ce2" office:value-type="string" calcext:value-type="string">
            <text:p>prodejna <text:s/>- květinářství, sklad</text:p>
          </table:table-cell>
          <table:table-cell office:value-type="float" office:value="8811.06775452288" calcext:value-type="float">
            <text:p>8 811</text:p>
          </table:table-cell>
          <table:table-cell table:style-name="ce5" office:value-type="float" office:value="84.57" calcext:value-type="float">
            <text:p>84,57</text:p>
          </table:table-cell>
          <table:table-cell office:value-type="string" calcext:value-type="string">
            <text:p>neurčitá</text:p>
          </table:table-cell>
          <table:table-cell office:value-type="float" office:value="745152" calcext:value-type="float">
            <text:p>74515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Di Mia s.r.o.</text:p>
          </table:table-cell>
          <table:table-cell table:style-name="ce2" office:value-type="string" calcext:value-type="string">
            <text:p>prodejna - <text:s/>dámská konfekce</text:p>
          </table:table-cell>
          <table:table-cell office:value-type="float" office:value="14903.04" calcext:value-type="float">
            <text:p>14 903</text:p>
          </table:table-cell>
          <table:table-cell table:style-name="ce5" office:value-type="float" office:value="50" calcext:value-type="float">
            <text:p>50</text:p>
          </table:table-cell>
          <table:table-cell office:value-type="date" office:date-value="2017-08-31" calcext:value-type="date">
            <text:p>31.08.2017</text:p>
          </table:table-cell>
          <table:table-cell office:value-type="float" office:value="745152" calcext:value-type="float">
            <text:p>74515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Mateřská škola Národní se zaměřením na ranou péči Národní 416/37</text:p>
          </table:table-cell>
          <table:table-cell table:style-name="ce2" office:value-type="string" calcext:value-type="string">
            <text:p>mateřská školka</text:p>
          </table:table-cell>
          <table:table-cell office:value-type="float" office:value="478.005633802817" calcext:value-type="float">
            <text:p>478</text:p>
          </table:table-cell>
          <table:table-cell table:style-name="ce5" office:value-type="float" office:value="710" calcext:value-type="float">
            <text:p>710</text:p>
          </table:table-cell>
          <table:table-cell office:value-type="string" calcext:value-type="string">
            <text:p>neurčitá</text:p>
          </table:table-cell>
          <table:table-cell office:value-type="float" office:value="339384" calcext:value-type="float">
            <text:p>33938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Nadační fond Festival spisovatelů Praha </text:p>
          </table:table-cell>
          <table:table-cell table:style-name="ce2" office:value-type="string" calcext:value-type="string">
            <text:p>kanceláře vč. zázemí</text:p>
          </table:table-cell>
          <table:table-cell office:value-type="float" office:value="1367.91780821918" calcext:value-type="float">
            <text:p>1 368</text:p>
          </table:table-cell>
          <table:table-cell table:style-name="ce5" office:value-type="float" office:value="146" calcext:value-type="float">
            <text:p>146</text:p>
          </table:table-cell>
          <table:table-cell office:value-type="string" calcext:value-type="string">
            <text:p>neurčitá</text:p>
          </table:table-cell>
          <table:table-cell office:value-type="float" office:value="199716" calcext:value-type="float">
            <text:p>1997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RANNÝ ARCHITECTS s.r.o.</text:p>
          </table:table-cell>
          <table:table-cell table:style-name="ce2" office:value-type="string" calcext:value-type="string">
            <text:p>kanceláře vč. zázemí</text:p>
          </table:table-cell>
          <table:table-cell office:value-type="float" office:value="2596.15384615385" calcext:value-type="float">
            <text:p>2 596</text:p>
          </table:table-cell>
          <table:table-cell table:style-name="ce5" office:value-type="float" office:value="208" calcext:value-type="float">
            <text:p>208</text:p>
          </table:table-cell>
          <table:table-cell office:value-type="string" calcext:value-type="string">
            <text:p>neurčitá</text:p>
          </table:table-cell>
          <table:table-cell office:value-type="float" office:value="540000.000000001" calcext:value-type="float">
            <text:p>540000,00000000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Jazykový Institut Praha s.r.o.</text:p>
          </table:table-cell>
          <table:table-cell table:style-name="ce2" office:value-type="string" calcext:value-type="string">
            <text:p>učebny, kanceláře, sklad vč. zázemí</text:p>
          </table:table-cell>
          <table:table-cell office:value-type="float" office:value="2279.45580559596" calcext:value-type="float">
            <text:p>2 279</text:p>
          </table:table-cell>
          <table:table-cell table:style-name="ce5" office:value-type="float" office:value="584.35" calcext:value-type="float">
            <text:p>584,35</text:p>
          </table:table-cell>
          <table:table-cell office:value-type="string" calcext:value-type="string">
            <text:p>neurčitá</text:p>
          </table:table-cell>
          <table:table-cell office:value-type="float" office:value="1332000" calcext:value-type="float">
            <text:p>1332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Oplt Libor <text:s/></text:p>
          </table:table-cell>
          <table:table-cell table:style-name="ce2" office:value-type="string" calcext:value-type="string">
            <text:p>ateliér (tmavé)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56" calcext:value-type="float">
            <text:p>56</text:p>
          </table:table-cell>
          <table:table-cell office:value-type="date" office:date-value="2019-12-31" calcext:value-type="date">
            <text:p>31.12.2019</text:p>
          </table:table-cell>
          <table:table-cell office:value-type="float" office:value="100800" calcext:value-type="float">
            <text:p>1008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Hrochová Andrea</text:p>
          </table:table-cell>
          <table:table-cell table:style-name="ce2" office:value-type="string" calcext:value-type="string">
            <text:p>ateliér (tmavé, společné soc.zázemí mimo ateliér)</text:p>
          </table:table-cell>
          <table:table-cell office:value-type="float" office:value="1809.83606557377" calcext:value-type="float">
            <text:p>1 810</text:p>
          </table:table-cell>
          <table:table-cell table:style-name="ce5" office:value-type="float" office:value="30.5" calcext:value-type="float">
            <text:p>30,5</text:p>
          </table:table-cell>
          <table:table-cell office:value-type="date" office:date-value="2017-03-31" calcext:value-type="date">
            <text:p>31.03.2017</text:p>
          </table:table-cell>
          <table:table-cell office:value-type="float" office:value="55200" calcext:value-type="float">
            <text:p>552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REdistribuce, a.s. <text:s text:c="16"/></text:p>
          </table:table-cell>
          <table:table-cell table:style-name="ce2" office:value-type="string" calcext:value-type="string">
            <text:p>trafostanice</text:p>
          </table:table-cell>
          <table:table-cell office:value-type="float" office:value="610.285714285714" calcext:value-type="float">
            <text:p>610</text:p>
          </table:table-cell>
          <table:table-cell table:style-name="ce5" office:value-type="float" office:value="14" calcext:value-type="float">
            <text:p>14</text:p>
          </table:table-cell>
          <table:table-cell office:value-type="date" office:date-value="2019-10-31" calcext:value-type="date">
            <text:p>31.10.2019</text:p>
          </table:table-cell>
          <table:table-cell office:value-type="float" office:value="8544" calcext:value-type="float">
            <text:p>854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olné 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2904.2904290429" calcext:value-type="float">
            <text:p>2 904</text:p>
          </table:table-cell>
          <table:table-cell table:style-name="ce5" office:value-type="float" office:value="181.8" calcext:value-type="float">
            <text:p>181,8</text:p>
          </table:table-cell>
          <table:table-cell/>
          <table:table-cell office:value-type="float" office:value="527999.999999999" calcext:value-type="float">
            <text:p>527999,99999999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obchod</text:p>
          </table:table-cell>
          <table:table-cell office:value-type="float" office:value="6726.45739910314" calcext:value-type="float">
            <text:p>6 726</text:p>
          </table:table-cell>
          <table:table-cell table:style-name="ce5" office:value-type="float" office:value="89.2" calcext:value-type="float">
            <text:p>89,2</text:p>
          </table:table-cell>
          <table:table-cell/>
          <table:table-cell office:value-type="float" office:value="600000" calcext:value-type="float">
            <text:p>60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Obchod</text:p>
            <text:p>za námi požadovaných podmínek</text:p>
          </table:table-cell>
          <table:table-cell office:value-type="float" office:value="8108.10810810811" calcext:value-type="float">
            <text:p>8 108</text:p>
          </table:table-cell>
          <table:table-cell table:style-name="ce5" office:value-type="float" office:value="88.8" calcext:value-type="float">
            <text:p>88,8</text:p>
          </table:table-cell>
          <table:table-cell/>
          <table:table-cell office:value-type="float" office:value="720000" calcext:value-type="float">
            <text:p>72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obchod</text:p>
          </table:table-cell>
          <table:table-cell office:value-type="float" office:value="8080.80808080808" calcext:value-type="float">
            <text:p>8 081</text:p>
          </table:table-cell>
          <table:table-cell table:style-name="ce5" office:value-type="float" office:value="89.1" calcext:value-type="float">
            <text:p>89,1</text:p>
          </table:table-cell>
          <table:table-cell/>
          <table:table-cell office:value-type="float" office:value="720000" calcext:value-type="float">
            <text:p>72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AV Retail, s.r.o.</text:p>
          </table:table-cell>
          <table:table-cell table:style-name="ce2" office:value-type="string" calcext:value-type="string">
            <text:p>prodejna - nožířství</text:p>
          </table:table-cell>
          <table:table-cell office:value-type="float" office:value="28000" calcext:value-type="float">
            <text:p>28 000</text:p>
          </table:table-cell>
          <table:table-cell table:style-name="ce5" office:value-type="float" office:value="42" calcext:value-type="float">
            <text:p>42</text:p>
          </table:table-cell>
          <table:table-cell office:value-type="date" office:date-value="2020-06-30" calcext:value-type="date">
            <text:p>30.06.2020</text:p>
          </table:table-cell>
          <table:table-cell office:value-type="float" office:value="1176000" calcext:value-type="float">
            <text:p>1176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Hniličková Dagmar</text:p>
          </table:table-cell>
          <table:table-cell table:style-name="ce2" office:value-type="string" calcext:value-type="string">
            <text:p>prodejna - sklo, porcelán</text:p>
          </table:table-cell>
          <table:table-cell office:value-type="float" office:value="4922.94774058115" calcext:value-type="float">
            <text:p>4 923</text:p>
          </table:table-cell>
          <table:table-cell table:style-name="ce5" office:value-type="float" office:value="271.53" calcext:value-type="float">
            <text:p>271,53</text:p>
          </table:table-cell>
          <table:table-cell office:value-type="date" office:date-value="2019-12-31" calcext:value-type="date">
            <text:p>31.12.2019</text:p>
          </table:table-cell>
          <table:table-cell office:value-type="float" office:value="1336728" calcext:value-type="float">
            <text:p>133672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EUROGOLD spol. s r. o. </text:p>
          </table:table-cell>
          <table:table-cell table:style-name="ce2" office:value-type="string" calcext:value-type="string">
            <text:p>prodejna - zlato, klenoty</text:p>
          </table:table-cell>
          <table:table-cell office:value-type="float" office:value="32883.1363636364" calcext:value-type="float">
            <text:p>32 883</text:p>
          </table:table-cell>
          <table:table-cell table:style-name="ce5" office:value-type="float" office:value="88" calcext:value-type="float">
            <text:p>88</text:p>
          </table:table-cell>
          <table:table-cell office:value-type="date" office:date-value="2018-12-31" calcext:value-type="date">
            <text:p>31.12.2018</text:p>
          </table:table-cell>
          <table:table-cell office:value-type="float" office:value="2893716" calcext:value-type="float">
            <text:p>28937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European Travel Partner s.r.o.</text:p>
          </table:table-cell>
          <table:table-cell table:style-name="ce2" office:value-type="string" calcext:value-type="string">
            <text:p>turistická informační kancelář</text:p>
          </table:table-cell>
          <table:table-cell office:value-type="float" office:value="18418.6046511628" calcext:value-type="float">
            <text:p>18 419</text:p>
          </table:table-cell>
          <table:table-cell table:style-name="ce5" office:value-type="float" office:value="21.5" calcext:value-type="float">
            <text:p>21,5</text:p>
          </table:table-cell>
          <table:table-cell office:value-type="string" calcext:value-type="string">
            <text:p>neurčitá</text:p>
          </table:table-cell>
          <table:table-cell office:value-type="float" office:value="396000" calcext:value-type="float">
            <text:p>396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ALU, s.r.o.</text:p>
          </table:table-cell>
          <table:table-cell table:style-name="ce2" office:value-type="string" calcext:value-type="string">
            <text:p>směnárna</text:p>
          </table:table-cell>
          <table:table-cell office:value-type="float" office:value="56445.6" calcext:value-type="float">
            <text:p>56 446</text:p>
          </table:table-cell>
          <table:table-cell table:style-name="ce5" office:value-type="float" office:value="5" calcext:value-type="float">
            <text:p>5</text:p>
          </table:table-cell>
          <table:table-cell office:value-type="date" office:date-value="2021-06-30" calcext:value-type="date">
            <text:p>30.06.2021</text:p>
          </table:table-cell>
          <table:table-cell office:value-type="float" office:value="282228" calcext:value-type="float">
            <text:p>28222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Hniličková Dagmar</text:p>
          </table:table-cell>
          <table:table-cell table:style-name="ce2" office:value-type="string" calcext:value-type="string">
            <text:p>prodejna - sklo, lustry</text:p>
          </table:table-cell>
          <table:table-cell office:value-type="float" office:value="8502.88490737929" calcext:value-type="float">
            <text:p>8 503</text:p>
          </table:table-cell>
          <table:table-cell table:style-name="ce5" office:value-type="float" office:value="98.79" calcext:value-type="float">
            <text:p>98,79</text:p>
          </table:table-cell>
          <table:table-cell office:value-type="string" calcext:value-type="string">
            <text:p>neurčitá</text:p>
          </table:table-cell>
          <table:table-cell office:value-type="float" office:value="840000" calcext:value-type="float">
            <text:p>84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MR. Food Light,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2043.3560818948" calcext:value-type="float">
            <text:p>12 043</text:p>
          </table:table-cell>
          <table:table-cell table:style-name="ce5" office:value-type="float" office:value="99.64" calcext:value-type="float">
            <text:p>99,64</text:p>
          </table:table-cell>
          <table:table-cell office:value-type="string" calcext:value-type="string">
            <text:p>neurčitá</text:p>
          </table:table-cell>
          <table:table-cell office:value-type="float" office:value="1200000" calcext:value-type="float">
            <text:p>120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Nevosadová Klára Ing. - ARTIRIS</text:p>
          </table:table-cell>
          <table:table-cell table:style-name="ce2" office:value-type="string" calcext:value-type="string">
            <text:p>kanceláře + prostory pro rekvalifikační kurzy</text:p>
          </table:table-cell>
          <table:table-cell office:value-type="float" office:value="2272.97106563162" calcext:value-type="float">
            <text:p>2 273</text:p>
          </table:table-cell>
          <table:table-cell table:style-name="ce5" office:value-type="float" office:value="141.7" calcext:value-type="float">
            <text:p>141,7</text:p>
          </table:table-cell>
          <table:table-cell office:value-type="string" calcext:value-type="string">
            <text:p>neurčitá</text:p>
          </table:table-cell>
          <table:table-cell office:value-type="float" office:value="322080.000000001" calcext:value-type="float">
            <text:p>322080,00000000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Kubišta Jakub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360" calcext:value-type="float">
            <text:p>3 360</text:p>
          </table:table-cell>
          <table:table-cell table:style-name="ce5" office:value-type="float" office:value="23.3" calcext:value-type="float">
            <text:p>23,3</text:p>
          </table:table-cell>
          <table:table-cell office:value-type="string" calcext:value-type="string">
            <text:p>neurčitá</text:p>
          </table:table-cell>
          <table:table-cell office:value-type="float" office:value="78288" calcext:value-type="float">
            <text:p>7828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Radová Milen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30" calcext:value-type="float">
            <text:p>30</text:p>
          </table:table-cell>
          <table:table-cell office:value-type="string" calcext:value-type="string">
            <text:p>neurčitá</text:p>
          </table:table-cell>
          <table:table-cell office:value-type="float" office:value="93600" calcext:value-type="float">
            <text:p>936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MAC PRINT, spol. s r.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2640" calcext:value-type="float">
            <text:p>2 640</text:p>
          </table:table-cell>
          <table:table-cell table:style-name="ce5" office:value-type="float" office:value="41" calcext:value-type="float">
            <text:p>41</text:p>
          </table:table-cell>
          <table:table-cell office:value-type="date" office:date-value="2016-02-29" calcext:value-type="date">
            <text:p>29.02.2016</text:p>
          </table:table-cell>
          <table:table-cell office:value-type="float" office:value="108240" calcext:value-type="float">
            <text:p>10824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aňátko Zdeněk Mgr. 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3600" calcext:value-type="float">
            <text:p>3 600</text:p>
          </table:table-cell>
          <table:table-cell table:style-name="ce5" office:value-type="float" office:value="35.5" calcext:value-type="float">
            <text:p>35,5</text:p>
          </table:table-cell>
          <table:table-cell office:value-type="string" calcext:value-type="string">
            <text:p>neurčitá</text:p>
          </table:table-cell>
          <table:table-cell office:value-type="float" office:value="127800" calcext:value-type="float">
            <text:p>1278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Lauermannová Vlasta JUDr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4626.37362637363" calcext:value-type="float">
            <text:p>4 626</text:p>
          </table:table-cell>
          <table:table-cell table:style-name="ce5" office:value-type="float" office:value="54.6" calcext:value-type="float">
            <text:p>54,6</text:p>
          </table:table-cell>
          <table:table-cell office:value-type="string" calcext:value-type="string">
            <text:p>neurčitá</text:p>
          </table:table-cell>
          <table:table-cell office:value-type="float" office:value="252600" calcext:value-type="float">
            <text:p>2526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Jakl Jiří JUDr. 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5148.23300970874" calcext:value-type="float">
            <text:p>5 148</text:p>
          </table:table-cell>
          <table:table-cell table:style-name="ce5" office:value-type="float" office:value="103" calcext:value-type="float">
            <text:p>103</text:p>
          </table:table-cell>
          <table:table-cell office:value-type="string" calcext:value-type="string">
            <text:p>neurčitá</text:p>
          </table:table-cell>
          <table:table-cell office:value-type="float" office:value="530268" calcext:value-type="float">
            <text:p>53026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SHELL REALTY CORPORATION PRAGUE spol. s r.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3076.92307692308" calcext:value-type="float">
            <text:p>3 077</text:p>
          </table:table-cell>
          <table:table-cell table:style-name="ce5" office:value-type="float" office:value="58.5" calcext:value-type="float">
            <text:p>58,5</text:p>
          </table:table-cell>
          <table:table-cell office:value-type="string" calcext:value-type="string">
            <text:p>neurčitá</text:p>
          </table:table-cell>
          <table:table-cell office:value-type="float" office:value="180000" calcext:value-type="float">
            <text:p>18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ekařová Daniela</text:p>
          </table:table-cell>
          <table:table-cell table:style-name="ce2" office:value-type="string" calcext:value-type="string">
            <text:p>oprava oděvů</text:p>
          </table:table-cell>
          <table:table-cell office:value-type="float" office:value="4176.04035308953" calcext:value-type="float">
            <text:p>4 176</text:p>
          </table:table-cell>
          <table:table-cell table:style-name="ce5" office:value-type="float" office:value="23.79" calcext:value-type="float">
            <text:p>23,79</text:p>
          </table:table-cell>
          <table:table-cell office:value-type="date" office:date-value="2016-06-30" calcext:value-type="date">
            <text:p>30.06.2016</text:p>
          </table:table-cell>
          <table:table-cell office:value-type="float" office:value="99347.9999999999" calcext:value-type="float">
            <text:p>99347,999999999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EUROGOLD spol. s r. o. 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3956.8" calcext:value-type="float">
            <text:p>3 957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office:value-type="float" office:value="59352" calcext:value-type="float">
            <text:p>5935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Motejlová Marija Mg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14.61538461538" calcext:value-type="float">
            <text:p>1 215</text:p>
          </table:table-cell>
          <table:table-cell table:style-name="ce5" office:value-type="float" office:value="15.6" calcext:value-type="float">
            <text:p>15,6</text:p>
          </table:table-cell>
          <table:table-cell office:value-type="string" calcext:value-type="string">
            <text:p>neurčitá</text:p>
          </table:table-cell>
          <table:table-cell office:value-type="float" office:value="18947.9999999999" calcext:value-type="float">
            <text:p>18947,999999999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Naughton Lewis Yancy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2971.42857142857" calcext:value-type="float">
            <text:p>2 971</text:p>
          </table:table-cell>
          <table:table-cell table:style-name="ce5" office:value-type="float" office:value="105" calcext:value-type="float">
            <text:p>105</text:p>
          </table:table-cell>
          <table:table-cell office:value-type="string" calcext:value-type="string">
            <text:p>neurčitá</text:p>
          </table:table-cell>
          <table:table-cell office:value-type="float" office:value="312000" calcext:value-type="float">
            <text:p>312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Krym Ladislav JUDr., Mika Miroslav JUDr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3819.05388883664" calcext:value-type="float">
            <text:p>3 819</text:p>
          </table:table-cell>
          <table:table-cell table:style-name="ce5" office:value-type="float" office:value="106.33" calcext:value-type="float">
            <text:p>106,33</text:p>
          </table:table-cell>
          <table:table-cell office:value-type="string" calcext:value-type="string">
            <text:p>neurčitá</text:p>
          </table:table-cell>
          <table:table-cell office:value-type="float" office:value="406080" calcext:value-type="float">
            <text:p>40608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STARMAN BOHEMIA, spol. s r.o.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2909.09090909091" calcext:value-type="float">
            <text:p>2 909</text:p>
          </table:table-cell>
          <table:table-cell table:style-name="ce5" office:value-type="float" office:value="66" calcext:value-type="float">
            <text:p>66</text:p>
          </table:table-cell>
          <table:table-cell office:value-type="string" calcext:value-type="string">
            <text:p>neurčitá</text:p>
          </table:table-cell>
          <table:table-cell office:value-type="float" office:value="192000" calcext:value-type="float">
            <text:p>192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Inowit a.s.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2876.71232876712" calcext:value-type="float">
            <text:p>2 877</text:p>
          </table:table-cell>
          <table:table-cell table:style-name="ce5" office:value-type="float" office:value="146" calcext:value-type="float">
            <text:p>146</text:p>
          </table:table-cell>
          <table:table-cell office:value-type="string" calcext:value-type="string">
            <text:p>neurčitá</text:p>
          </table:table-cell>
          <table:table-cell office:value-type="float" office:value="420000" calcext:value-type="float">
            <text:p>42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Štoček Tomá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381.5" calcext:value-type="float">
            <text:p>1 382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neurčitá</text:p>
          </table:table-cell>
          <table:table-cell office:value-type="float" office:value="11052" calcext:value-type="float">
            <text:p>1105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REdistribuce, a.s.</text:p>
          </table:table-cell>
          <table:table-cell table:style-name="ce2" office:value-type="string" calcext:value-type="string">
            <text:p>provoz trafostanice</text:p>
          </table:table-cell>
          <table:table-cell office:value-type="float" office:value="1361.45454545455" calcext:value-type="float">
            <text:p>1 361</text:p>
          </table:table-cell>
          <table:table-cell table:style-name="ce5" office:value-type="float" office:value="60.5" calcext:value-type="float">
            <text:p>60,5</text:p>
          </table:table-cell>
          <table:table-cell office:value-type="date" office:date-value="2021-06-30" calcext:value-type="date">
            <text:p>30.06.2021</text:p>
          </table:table-cell>
          <table:table-cell office:value-type="float" office:value="82368.0000000003" calcext:value-type="float">
            <text:p>82368,000000000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T-Mobile Czech Republic a.s.</text:p>
          </table:table-cell>
          <table:table-cell table:style-name="ce2" office:value-type="string" calcext:value-type="string">
            <text:p>umístění antény</text:p>
          </table:table-cell>
          <table:table-cell office:value-type="float" office:value="16718" calcext:value-type="float">
            <text:p>16 718</text:p>
          </table:table-cell>
          <table:table-cell table:style-name="ce5" office:value-type="float" office:value="12" calcext:value-type="float">
            <text:p>12</text:p>
          </table:table-cell>
          <table:table-cell office:value-type="date" office:date-value="2016-10-31" calcext:value-type="date">
            <text:p>31.10.2016</text:p>
          </table:table-cell>
          <table:table-cell office:value-type="float" office:value="200616" calcext:value-type="float">
            <text:p>2006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olné od 31.12.2015</text:p>
          </table:table-cell>
          <table:table-cell table:style-name="ce2" office:value-type="string" calcext:value-type="string">
            <text:p>kanceláře - hledáme nového nájemce</text:p>
            <text:p>za námi požadovaných podmínek</text:p>
          </table:table-cell>
          <table:table-cell office:value-type="float" office:value="3058.82352941176" calcext:value-type="float">
            <text:p>3 059</text:p>
          </table:table-cell>
          <table:table-cell table:style-name="ce5" office:value-type="float" office:value="51" calcext:value-type="float">
            <text:p>51</text:p>
          </table:table-cell>
          <table:table-cell/>
          <table:table-cell office:value-type="float" office:value="156000" calcext:value-type="float">
            <text:p>156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ichalská</text:p>
          </table:table-cell>
          <table:table-cell office:value-type="string" calcext:value-type="string">
            <text:p>439/1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LUCKY RABBIT, s.r.o.</text:p>
          </table:table-cell>
          <table:table-cell table:style-name="ce2" office:value-type="string" calcext:value-type="string">
            <text:p>restaurace, zázemí, dvůr, sklad, sklepy</text:p>
          </table:table-cell>
          <table:table-cell office:value-type="float" office:value="2586.20689655172" calcext:value-type="float">
            <text:p>2 586</text:p>
          </table:table-cell>
          <table:table-cell table:style-name="ce5" office:value-type="float" office:value="672.8" calcext:value-type="float">
            <text:p>672,8</text:p>
          </table:table-cell>
          <table:table-cell office:value-type="date" office:date-value="2020-04-30" calcext:value-type="date">
            <text:p>30.04.2020</text:p>
          </table:table-cell>
          <table:table-cell office:value-type="float" office:value="1740000" calcext:value-type="float">
            <text:p>174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ichalská</text:p>
          </table:table-cell>
          <table:table-cell office:value-type="string" calcext:value-type="string">
            <text:p>439/1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yskočil Hassan Anife Ismet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3001.71428571429" calcext:value-type="float">
            <text:p>3 002</text:p>
          </table:table-cell>
          <table:table-cell table:style-name="ce5" office:value-type="float" office:value="35" calcext:value-type="float">
            <text:p>35</text:p>
          </table:table-cell>
          <table:table-cell office:value-type="date" office:date-value="2021-06-30" calcext:value-type="date">
            <text:p>30.06.2021</text:p>
          </table:table-cell>
          <table:table-cell office:value-type="float" office:value="105060" calcext:value-type="float">
            <text:p>10506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ichalská</text:p>
          </table:table-cell>
          <table:table-cell office:value-type="string" calcext:value-type="string">
            <text:p>439/1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ejša Petr</text:p>
          </table:table-cell>
          <table:table-cell table:style-name="ce2" office:value-type="string" calcext:value-type="string">
            <text:p>ateliér - příprava žaloby na vyklizení</text:p>
          </table:table-cell>
          <table:table-cell office:value-type="float" office:value="2799.96" calcext:value-type="float">
            <text:p>2 800</text:p>
          </table:table-cell>
          <table:table-cell table:style-name="ce5" office:value-type="float" office:value="100" calcext:value-type="float">
            <text:p>100</text:p>
          </table:table-cell>
          <table:table-cell office:value-type="date" office:date-value="2015-12-31" calcext:value-type="date">
            <text:p>31.12.2015</text:p>
          </table:table-cell>
          <table:table-cell office:value-type="float" office:value="279996" calcext:value-type="float">
            <text:p>2799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ichalská</text:p>
          </table:table-cell>
          <table:table-cell office:value-type="string" calcext:value-type="string">
            <text:p>439/1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atelier - exekučně vyklizeno dne 30.10.2015,</text:p>
            <text:p>pro další pronájem nutná úprava prostor</text:p>
          </table:table-cell>
          <table:table-cell/>
          <table:table-cell table:style-name="ce5" office:value-type="float" office:value="116" calcext:value-type="float">
            <text:p>1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Divadlo Bez zábradlí s.r.o.</text:p>
          </table:table-cell>
          <table:table-cell table:style-name="ce2" office:value-type="string" calcext:value-type="string">
            <text:p>divadlo</text:p>
          </table:table-cell>
          <table:table-cell office:value-type="float" office:value="172.590140338251" calcext:value-type="float">
            <text:p>173</text:p>
          </table:table-cell>
          <table:table-cell table:style-name="ce5" office:value-type="float" office:value="2779" calcext:value-type="float">
            <text:p>2779</text:p>
          </table:table-cell>
          <table:table-cell office:value-type="date" office:date-value="2018-12-31" calcext:value-type="date">
            <text:p>31.12.2018</text:p>
          </table:table-cell>
          <table:table-cell office:value-type="float" office:value="479628" calcext:value-type="float">
            <text:p>479628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Oxalis dessous spol. s r.o.</text:p>
          </table:table-cell>
          <table:table-cell table:style-name="ce2" office:value-type="string" calcext:value-type="string">
            <text:p>prodejna prádla</text:p>
          </table:table-cell>
          <table:table-cell office:value-type="float" office:value="22758.6206896552" calcext:value-type="float">
            <text:p>22 759</text:p>
          </table:table-cell>
          <table:table-cell table:style-name="ce5" office:value-type="float" office:value="58" calcext:value-type="float">
            <text:p>58</text:p>
          </table:table-cell>
          <table:table-cell office:value-type="date" office:date-value="2018-06-30" calcext:value-type="date">
            <text:p>30.06.2018</text:p>
          </table:table-cell>
          <table:table-cell office:value-type="float" office:value="1320000" calcext:value-type="float">
            <text:p>13200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STAVROSS-CZ.POL. s.r.o.</text:p>
          </table:table-cell>
          <table:table-cell table:style-name="ce2" office:value-type="string" calcext:value-type="string">
            <text:p>opravna obuvi</text:p>
          </table:table-cell>
          <table:table-cell office:value-type="float" office:value="10485" calcext:value-type="float">
            <text:p>10 485</text:p>
          </table:table-cell>
          <table:table-cell table:style-name="ce5" office:value-type="float" office:value="32" calcext:value-type="float">
            <text:p>32</text:p>
          </table:table-cell>
          <table:table-cell office:value-type="string" calcext:value-type="string">
            <text:p>neurčitá</text:p>
          </table:table-cell>
          <table:table-cell office:value-type="float" office:value="335520" calcext:value-type="float">
            <text:p>33552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Břečková Zdena</text:p>
          </table:table-cell>
          <table:table-cell table:style-name="ce2" office:value-type="string" calcext:value-type="string">
            <text:p>prodejna obrazů</text:p>
          </table:table-cell>
          <table:table-cell office:value-type="float" office:value="19200" calcext:value-type="float">
            <text:p>19 200</text:p>
          </table:table-cell>
          <table:table-cell table:style-name="ce5" office:value-type="float" office:value="23" calcext:value-type="float">
            <text:p>23</text:p>
          </table:table-cell>
          <table:table-cell office:value-type="string" calcext:value-type="string">
            <text:p>neurčitá</text:p>
          </table:table-cell>
          <table:table-cell office:value-type="float" office:value="441600" calcext:value-type="float">
            <text:p>4416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Navigante s.r.o.</text:p>
          </table:table-cell>
          <table:table-cell table:style-name="ce2" office:value-type="string" calcext:value-type="string">
            <text:p>restaurace vč. zázemí, terasy, skladu</text:p>
          </table:table-cell>
          <table:table-cell office:value-type="float" office:value="3441.17647058823" calcext:value-type="float">
            <text:p>3 441</text:p>
          </table:table-cell>
          <table:table-cell table:style-name="ce5" office:value-type="float" office:value="680" calcext:value-type="float">
            <text:p>680</text:p>
          </table:table-cell>
          <table:table-cell office:value-type="date" office:date-value="2018-06-30" calcext:value-type="date">
            <text:p>30.06.2018</text:p>
          </table:table-cell>
          <table:table-cell office:value-type="float" office:value="2340000" calcext:value-type="float">
            <text:p>23400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SDRUŽENÍ VÝTVARNÝCH KRITIKŮ A TEORETIKŮ</text:p>
          </table:table-cell>
          <table:table-cell table:style-name="ce2" office:value-type="string" calcext:value-type="string">
            <text:p>výstavní centrum</text:p>
          </table:table-cell>
          <table:table-cell office:value-type="float" office:value="913.705977382876" calcext:value-type="float">
            <text:p>914</text:p>
          </table:table-cell>
          <table:table-cell table:style-name="ce5" office:value-type="float" office:value="619" calcext:value-type="float">
            <text:p>619</text:p>
          </table:table-cell>
          <table:table-cell office:value-type="string" calcext:value-type="string">
            <text:p>neurčitá</text:p>
          </table:table-cell>
          <table:table-cell office:value-type="float" office:value="565584" calcext:value-type="float">
            <text:p>565584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Operátor ICT, a.s.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4800" calcext:value-type="float">
            <text:p>4 800</text:p>
          </table:table-cell>
          <table:table-cell table:style-name="ce5" office:value-type="float" office:value="1485.48" calcext:value-type="float">
            <text:p>1485,48</text:p>
          </table:table-cell>
          <table:table-cell office:value-type="date" office:date-value="2018-06-30" calcext:value-type="date">
            <text:p>30.06.2018</text:p>
          </table:table-cell>
          <table:table-cell office:value-type="float" office:value="7130304" calcext:value-type="float">
            <text:p>7130304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Divadlo Bez zábradlí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559.72027972028" calcext:value-type="float">
            <text:p>6 560</text:p>
          </table:table-cell>
          <table:table-cell table:style-name="ce5" office:value-type="float" office:value="14.3" calcext:value-type="float">
            <text:p>14,3</text:p>
          </table:table-cell>
          <table:table-cell office:value-type="string" calcext:value-type="string">
            <text:p>neurčitá</text:p>
          </table:table-cell>
          <table:table-cell office:value-type="float" office:value="93804" calcext:value-type="float">
            <text:p>93804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Divadlo Bez zábradlí s.r.o.</text:p>
          </table:table-cell>
          <table:table-cell table:style-name="ce2" office:value-type="string" calcext:value-type="string">
            <text:p>pokladna</text:p>
          </table:table-cell>
          <table:table-cell office:value-type="float" office:value="8121.85714285714" calcext:value-type="float">
            <text:p>8 122</text:p>
          </table:table-cell>
          <table:table-cell table:style-name="ce5" office:value-type="float" office:value="28" calcext:value-type="float">
            <text:p>28</text:p>
          </table:table-cell>
          <table:table-cell office:value-type="string" calcext:value-type="string">
            <text:p>neurčitá</text:p>
          </table:table-cell>
          <table:table-cell office:value-type="float" office:value="227412" calcext:value-type="float">
            <text:p>22741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UniCredit Bank Czech Republic and Slovakia, a.s.</text:p>
          </table:table-cell>
          <table:table-cell table:style-name="ce2" office:value-type="string" calcext:value-type="string">
            <text:p>banka, sklad</text:p>
          </table:table-cell>
          <table:table-cell office:value-type="float" office:value="18563.9971312455" calcext:value-type="float">
            <text:p>18 564</text:p>
          </table:table-cell>
          <table:table-cell table:style-name="ce5" office:value-type="float" office:value="418.3" calcext:value-type="float">
            <text:p>418,3</text:p>
          </table:table-cell>
          <table:table-cell office:value-type="date" office:date-value="2018-12-31" calcext:value-type="date">
            <text:p>31.12.2018</text:p>
          </table:table-cell>
          <table:table-cell office:value-type="float" office:value="7765319.99999999" calcext:value-type="float">
            <text:p>7765319,99999999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plynárenská, a.s.</text:p>
          </table:table-cell>
          <table:table-cell table:style-name="ce2" office:value-type="string" calcext:value-type="string">
            <text:p>zákaznické centrum</text:p>
          </table:table-cell>
          <table:table-cell office:value-type="float" office:value="7120.65742574258" calcext:value-type="float">
            <text:p>7 121</text:p>
          </table:table-cell>
          <table:table-cell table:style-name="ce5" office:value-type="float" office:value="505" calcext:value-type="float">
            <text:p>505</text:p>
          </table:table-cell>
          <table:table-cell office:value-type="string" calcext:value-type="string">
            <text:p>neurčitá</text:p>
          </table:table-cell>
          <table:table-cell office:value-type="float" office:value="3595932" calcext:value-type="float">
            <text:p>359593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plynárenská, a.s.</text:p>
          </table:table-cell>
          <table:table-cell table:style-name="ce2" office:value-type="string" calcext:value-type="string">
            <text:p>zákaznické centrum</text:p>
          </table:table-cell>
          <table:table-cell office:value-type="float" office:value="7116" calcext:value-type="float">
            <text:p>7 116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office:value-type="float" office:value="156552" calcext:value-type="float">
            <text:p>15655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energetika, a.s.</text:p>
          </table:table-cell>
          <table:table-cell table:style-name="ce2" office:value-type="string" calcext:value-type="string">
            <text:p>zákaznické centrum</text:p>
          </table:table-cell>
          <table:table-cell office:value-type="float" office:value="7116" calcext:value-type="float">
            <text:p>7 116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office:value-type="float" office:value="156552" calcext:value-type="float">
            <text:p>15655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energetika, a.s.</text:p>
          </table:table-cell>
          <table:table-cell table:style-name="ce2" office:value-type="string" calcext:value-type="string">
            <text:p>zákaznické centrum, kanceláře</text:p>
          </table:table-cell>
          <table:table-cell office:value-type="float" office:value="5629.36600544535" calcext:value-type="float">
            <text:p>5 629</text:p>
          </table:table-cell>
          <table:table-cell table:style-name="ce5" office:value-type="float" office:value="1542.6" calcext:value-type="float">
            <text:p>1542,6</text:p>
          </table:table-cell>
          <table:table-cell office:value-type="string" calcext:value-type="string">
            <text:p>neurčitá</text:p>
          </table:table-cell>
          <table:table-cell office:value-type="float" office:value="8683860" calcext:value-type="float">
            <text:p>868386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plynárenská, a.s.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5913.85842472582" calcext:value-type="float">
            <text:p>5 914</text:p>
          </table:table-cell>
          <table:table-cell table:style-name="ce5" office:value-type="float" office:value="401.2" calcext:value-type="float">
            <text:p>401,2</text:p>
          </table:table-cell>
          <table:table-cell office:value-type="string" calcext:value-type="string">
            <text:p>neurčitá</text:p>
          </table:table-cell>
          <table:table-cell office:value-type="float" office:value="2372640" calcext:value-type="float">
            <text:p>237264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plynárenská, a.s.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5913.84172661871" calcext:value-type="float">
            <text:p>5 914</text:p>
          </table:table-cell>
          <table:table-cell table:style-name="ce5" office:value-type="float" office:value="278" calcext:value-type="float">
            <text:p>278</text:p>
          </table:table-cell>
          <table:table-cell office:value-type="string" calcext:value-type="string">
            <text:p>neurčitá</text:p>
          </table:table-cell>
          <table:table-cell office:value-type="float" office:value="1644048" calcext:value-type="float">
            <text:p>1644048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Czech ICT Alliance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1794.15441176471" calcext:value-type="float">
            <text:p>1 794</text:p>
          </table:table-cell>
          <table:table-cell table:style-name="ce5" office:value-type="float" office:value="544" calcext:value-type="float">
            <text:p>544</text:p>
          </table:table-cell>
          <table:table-cell office:value-type="string" calcext:value-type="string">
            <text:p>neurčitá</text:p>
          </table:table-cell>
          <table:table-cell office:value-type="float" office:value="976020.000000002" calcext:value-type="float">
            <text:p>976020,00000000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plynárenská, a.s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5913.75609756098" calcext:value-type="float">
            <text:p>5 914</text:p>
          </table:table-cell>
          <table:table-cell table:style-name="ce5" office:value-type="float" office:value="61.5" calcext:value-type="float">
            <text:p>61,5</text:p>
          </table:table-cell>
          <table:table-cell office:value-type="string" calcext:value-type="string">
            <text:p>neurčitá</text:p>
          </table:table-cell>
          <table:table-cell office:value-type="float" office:value="363696" calcext:value-type="float">
            <text:p>363696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Liška Štěpán JUDr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6225" calcext:value-type="float">
            <text:p>6 225</text:p>
          </table:table-cell>
          <table:table-cell table:style-name="ce5" office:value-type="float" office:value="40" calcext:value-type="float">
            <text:p>40</text:p>
          </table:table-cell>
          <table:table-cell office:value-type="string" calcext:value-type="string">
            <text:p>neurčitá</text:p>
          </table:table-cell>
          <table:table-cell office:value-type="float" office:value="249000" calcext:value-type="float">
            <text:p>2490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ZA Trade, s.r.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6811.0987791343" calcext:value-type="float">
            <text:p>6 811</text:p>
          </table:table-cell>
          <table:table-cell table:style-name="ce5" office:value-type="float" office:value="90.1" calcext:value-type="float">
            <text:p>90,1</text:p>
          </table:table-cell>
          <table:table-cell office:value-type="string" calcext:value-type="string">
            <text:p>neurčitá</text:p>
          </table:table-cell>
          <table:table-cell office:value-type="float" office:value="613680" calcext:value-type="float">
            <text:p>61368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Brettinger Václav JUDr., advokát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6600" calcext:value-type="float">
            <text:p>6 600</text:p>
          </table:table-cell>
          <table:table-cell table:style-name="ce5" office:value-type="float" office:value="24.6" calcext:value-type="float">
            <text:p>24,6</text:p>
          </table:table-cell>
          <table:table-cell office:value-type="string" calcext:value-type="string">
            <text:p>neurčitá</text:p>
          </table:table-cell>
          <table:table-cell office:value-type="float" office:value="162360" calcext:value-type="float">
            <text:p>16236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Bohemia Apartment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800" calcext:value-type="float">
            <text:p>4 800</text:p>
          </table:table-cell>
          <table:table-cell table:style-name="ce5" office:value-type="float" office:value="10.7" calcext:value-type="float">
            <text:p>10,7</text:p>
          </table:table-cell>
          <table:table-cell office:value-type="string" calcext:value-type="string">
            <text:p>neurčitá</text:p>
          </table:table-cell>
          <table:table-cell office:value-type="float" office:value="51360" calcext:value-type="float">
            <text:p>5136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K Šarina,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400" calcext:value-type="float">
            <text:p>5 400</text:p>
          </table:table-cell>
          <table:table-cell table:style-name="ce5" office:value-type="float" office:value="10.7" calcext:value-type="float">
            <text:p>10,7</text:p>
          </table:table-cell>
          <table:table-cell office:value-type="string" calcext:value-type="string">
            <text:p>neurčitá</text:p>
          </table:table-cell>
          <table:table-cell office:value-type="float" office:value="57780" calcext:value-type="float">
            <text:p>5778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Euro Cargo &amp; Transportation, s.r.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4800" calcext:value-type="float">
            <text:p>4 800</text:p>
          </table:table-cell>
          <table:table-cell table:style-name="ce5" office:value-type="float" office:value="24.2" calcext:value-type="float">
            <text:p>24,2</text:p>
          </table:table-cell>
          <table:table-cell office:value-type="string" calcext:value-type="string">
            <text:p>neurčitá</text:p>
          </table:table-cell>
          <table:table-cell office:value-type="float" office:value="116160" calcext:value-type="float">
            <text:p>11616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GK center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0" calcext:value-type="float">
            <text:p>6 000</text:p>
          </table:table-cell>
          <table:table-cell table:style-name="ce5" office:value-type="float" office:value="37.8" calcext:value-type="float">
            <text:p>37,8</text:p>
          </table:table-cell>
          <table:table-cell office:value-type="string" calcext:value-type="string">
            <text:p>neurčitá</text:p>
          </table:table-cell>
          <table:table-cell office:value-type="float" office:value="226800" calcext:value-type="float">
            <text:p>2268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BlueEn Czech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400" calcext:value-type="float">
            <text:p>5 400</text:p>
          </table:table-cell>
          <table:table-cell table:style-name="ce5" office:value-type="float" office:value="19.4" calcext:value-type="float">
            <text:p>19,4</text:p>
          </table:table-cell>
          <table:table-cell office:value-type="string" calcext:value-type="string">
            <text:p>neurčitá</text:p>
          </table:table-cell>
          <table:table-cell office:value-type="float" office:value="104760" calcext:value-type="float">
            <text:p>10476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eolus, řecká cestovní kancelář, s.r.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6000" calcext:value-type="float">
            <text:p>6 000</text:p>
          </table:table-cell>
          <table:table-cell table:style-name="ce5" office:value-type="float" office:value="38.3" calcext:value-type="float">
            <text:p>38,3</text:p>
          </table:table-cell>
          <table:table-cell office:value-type="string" calcext:value-type="string">
            <text:p>neurčitá</text:p>
          </table:table-cell>
          <table:table-cell office:value-type="float" office:value="229800" calcext:value-type="float">
            <text:p>2298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emešová Ilona JUDr., <text:s/>notářka v Praze</text:p>
          </table:table-cell>
          <table:table-cell table:style-name="ce2" office:value-type="string" calcext:value-type="string">
            <text:p>kanceláře (pův.byt - dočasně rekolaudován)</text:p>
          </table:table-cell>
          <table:table-cell office:value-type="float" office:value="3331.11014366565" calcext:value-type="float">
            <text:p>3 331</text:p>
          </table:table-cell>
          <table:table-cell table:style-name="ce5" office:value-type="float" office:value="229.7" calcext:value-type="float">
            <text:p>229,7</text:p>
          </table:table-cell>
          <table:table-cell office:value-type="date" office:date-value="2017-04-30" calcext:value-type="date">
            <text:p>30.04.2017</text:p>
          </table:table-cell>
          <table:table-cell office:value-type="float" office:value="765156" calcext:value-type="float">
            <text:p>765156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ndruško Jan Mgr.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4655.97992751603" calcext:value-type="float">
            <text:p>4 656</text:p>
          </table:table-cell>
          <table:table-cell table:style-name="ce5" office:value-type="float" office:value="430.44" calcext:value-type="float">
            <text:p>430,44</text:p>
          </table:table-cell>
          <table:table-cell office:value-type="date" office:date-value="2015-03-31" calcext:value-type="date">
            <text:p>31.03.2015</text:p>
          </table:table-cell>
          <table:table-cell office:value-type="float" office:value="2004120" calcext:value-type="float">
            <text:p>200412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bu Assad Maruan Mg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800" calcext:value-type="float">
            <text:p>4 800</text:p>
          </table:table-cell>
          <table:table-cell table:style-name="ce5" office:value-type="float" office:value="11.9" calcext:value-type="float">
            <text:p>11,9</text:p>
          </table:table-cell>
          <table:table-cell office:value-type="string" calcext:value-type="string">
            <text:p>neurčitá</text:p>
          </table:table-cell>
          <table:table-cell office:value-type="float" office:value="57120" calcext:value-type="float">
            <text:p>5712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Ondřejová Eva JUDr., LL.M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800" calcext:value-type="float">
            <text:p>4 800</text:p>
          </table:table-cell>
          <table:table-cell table:style-name="ce5" office:value-type="float" office:value="12.2" calcext:value-type="float">
            <text:p>12,2</text:p>
          </table:table-cell>
          <table:table-cell office:value-type="string" calcext:value-type="string">
            <text:p>neurčitá</text:p>
          </table:table-cell>
          <table:table-cell office:value-type="float" office:value="58560" calcext:value-type="float">
            <text:p>5856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Iuris Centrum s.r.o.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4694.36819687648" calcext:value-type="float">
            <text:p>4 694</text:p>
          </table:table-cell>
          <table:table-cell table:style-name="ce5" office:value-type="float" office:value="211.3" calcext:value-type="float">
            <text:p>211,3</text:p>
          </table:table-cell>
          <table:table-cell office:value-type="string" calcext:value-type="string">
            <text:p>neurčitá</text:p>
          </table:table-cell>
          <table:table-cell office:value-type="float" office:value="991920" calcext:value-type="float">
            <text:p>99192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Czechoslovak Models s.r.o.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4800" calcext:value-type="float">
            <text:p>4 800</text:p>
          </table:table-cell>
          <table:table-cell table:style-name="ce5" office:value-type="float" office:value="114" calcext:value-type="float">
            <text:p>114</text:p>
          </table:table-cell>
          <table:table-cell office:value-type="date" office:date-value="2016-07-31" calcext:value-type="date">
            <text:p>31.07.2016</text:p>
          </table:table-cell>
          <table:table-cell office:value-type="float" office:value="547200" calcext:value-type="float">
            <text:p>5472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ödl &amp; Partner Vorlíčková Tax,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146" calcext:value-type="float">
            <text:p>146</text:p>
          </table:table-cell>
          <table:table-cell office:value-type="string" calcext:value-type="string">
            <text:p>neurčitá</text:p>
          </table:table-cell>
          <table:table-cell office:value-type="float" office:value="262800" calcext:value-type="float">
            <text:p>2628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omanova Natalia Mg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0" calcext:value-type="float">
            <text:p>5 000</text:p>
          </table:table-cell>
          <table:table-cell table:style-name="ce5" office:value-type="float" office:value="15.6" calcext:value-type="float">
            <text:p>15,6</text:p>
          </table:table-cell>
          <table:table-cell office:value-type="string" calcext:value-type="string">
            <text:p>neurčitá</text:p>
          </table:table-cell>
          <table:table-cell office:value-type="float" office:value="78000" calcext:value-type="float">
            <text:p>780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 </text:p>
          </table:table-cell>
          <table:table-cell table:style-name="ce2" office:value-type="string" calcext:value-type="string">
            <text:p>kanceláře - hledáme nového nájemce</text:p>
            <text:p>za námi požadovaných podmínek</text:p>
          </table:table-cell>
          <table:table-cell office:value-type="float" office:value="5353.84615384615" calcext:value-type="float">
            <text:p>5 354</text:p>
          </table:table-cell>
          <table:table-cell table:style-name="ce5" office:value-type="float" office:value="130" calcext:value-type="float">
            <text:p>130</text:p>
          </table:table-cell>
          <table:table-cell/>
          <table:table-cell office:value-type="float" office:value="695999.999999999" calcext:value-type="float">
            <text:p>695999,999999999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 </text:p>
          </table:table-cell>
          <table:table-cell table:style-name="ce2" office:value-type="string" calcext:value-type="string">
            <text:p>kancelář - hledáme nového nájemce</text:p>
            <text:p>za námi požadovaných podmínek</text:p>
          </table:table-cell>
          <table:table-cell office:value-type="float" office:value="6000" calcext:value-type="float">
            <text:p>6 000</text:p>
          </table:table-cell>
          <table:table-cell table:style-name="ce5" office:value-type="float" office:value="25.2" calcext:value-type="float">
            <text:p>25,2</text:p>
          </table:table-cell>
          <table:table-cell/>
          <table:table-cell office:value-type="float" office:value="151200" calcext:value-type="float">
            <text:p>1512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 </text:p>
          </table:table-cell>
          <table:table-cell table:style-name="ce2" office:value-type="string" calcext:value-type="string">
            <text:p>kancelář - hledáme nového nájemce</text:p>
            <text:p>za námi požadovaných podmínek</text:p>
          </table:table-cell>
          <table:table-cell office:value-type="float" office:value="6000" calcext:value-type="float">
            <text:p>6 000</text:p>
          </table:table-cell>
          <table:table-cell table:style-name="ce5" office:value-type="float" office:value="40.3" calcext:value-type="float">
            <text:p>40,3</text:p>
          </table:table-cell>
          <table:table-cell/>
          <table:table-cell office:value-type="float" office:value="241800" calcext:value-type="float">
            <text:p>2418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energetika, a. s.</text:p>
          </table:table-cell>
          <table:table-cell table:style-name="ce2" office:value-type="string" calcext:value-type="string">
            <text:p>zákaznické centrum, kanceláře, sklad</text:p>
          </table:table-cell>
          <table:table-cell office:value-type="float" office:value="410.992234685073" calcext:value-type="float">
            <text:p>411</text:p>
          </table:table-cell>
          <table:table-cell table:style-name="ce5" office:value-type="float" office:value="1159" calcext:value-type="float">
            <text:p>1159</text:p>
          </table:table-cell>
          <table:table-cell office:value-type="string" calcext:value-type="string">
            <text:p>neurčitá</text:p>
          </table:table-cell>
          <table:table-cell office:value-type="float" office:value="476340" calcext:value-type="float">
            <text:p>47634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CHARAFLI, s. r. o. <text:s text:c="19"/></text:p>
          </table:table-cell>
          <table:table-cell table:style-name="ce2" office:value-type="string" calcext:value-type="string">
            <text:p>směnárna</text:p>
          </table:table-cell>
          <table:table-cell office:value-type="float" office:value="47673.75" calcext:value-type="float">
            <text:p>47 674</text:p>
          </table:table-cell>
          <table:table-cell table:style-name="ce5" office:value-type="float" office:value="9.6" calcext:value-type="float">
            <text:p>9,6</text:p>
          </table:table-cell>
          <table:table-cell office:value-type="date" office:date-value="2018-12-31" calcext:value-type="date">
            <text:p>31.12.2018</text:p>
          </table:table-cell>
          <table:table-cell office:value-type="float" office:value="457668" calcext:value-type="float">
            <text:p>457668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ER - Cars s. r. o.</text:p>
          </table:table-cell>
          <table:table-cell table:style-name="ce2" office:value-type="string" calcext:value-type="string">
            <text:p>prodejna s hodinkami</text:p>
          </table:table-cell>
          <table:table-cell office:value-type="float" office:value="34912.5517241379" calcext:value-type="float">
            <text:p>34 913</text:p>
          </table:table-cell>
          <table:table-cell table:style-name="ce5" office:value-type="float" office:value="14.5" calcext:value-type="float">
            <text:p>14,5</text:p>
          </table:table-cell>
          <table:table-cell office:value-type="string" calcext:value-type="string">
            <text:p>neurčitá</text:p>
          </table:table-cell>
          <table:table-cell office:value-type="float" office:value="506232" calcext:value-type="float">
            <text:p>50623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KALAMAKI s. r. o.</text:p>
          </table:table-cell>
          <table:table-cell table:style-name="ce2" office:value-type="string" calcext:value-type="string">
            <text:p>prodejna telekomunikačních produktů </text:p>
          </table:table-cell>
          <table:table-cell office:value-type="float" office:value="115221.818181818" calcext:value-type="float">
            <text:p>115 222</text:p>
          </table:table-cell>
          <table:table-cell table:style-name="ce5" office:value-type="float" office:value="4.4" calcext:value-type="float">
            <text:p>4,4</text:p>
          </table:table-cell>
          <table:table-cell office:value-type="string" calcext:value-type="string">
            <text:p>neurčitá</text:p>
          </table:table-cell>
          <table:table-cell office:value-type="float" office:value="506975.999999999" calcext:value-type="float">
            <text:p>506975,999999999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Thoralf Schenker </text:p>
          </table:table-cell>
          <table:table-cell table:style-name="ce2" office:value-type="string" calcext:value-type="string">
            <text:p>prodejna - bižutérie</text:p>
          </table:table-cell>
          <table:table-cell office:value-type="float" office:value="43500.5405405405" calcext:value-type="float">
            <text:p>43 501</text:p>
          </table:table-cell>
          <table:table-cell table:style-name="ce5" office:value-type="float" office:value="11.1" calcext:value-type="float">
            <text:p>11,1</text:p>
          </table:table-cell>
          <table:table-cell office:value-type="string" calcext:value-type="string">
            <text:p>neurčitá</text:p>
          </table:table-cell>
          <table:table-cell office:value-type="float" office:value="482856" calcext:value-type="float">
            <text:p>482856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NDr. Otto Kembický</text:p>
          </table:table-cell>
          <table:table-cell table:style-name="ce2" office:value-type="string" calcext:value-type="string">
            <text:p>prodejna - šperky, dárky, kameny</text:p>
          </table:table-cell>
          <table:table-cell office:value-type="float" office:value="41924.6017699115" calcext:value-type="float">
            <text:p>41 925</text:p>
          </table:table-cell>
          <table:table-cell table:style-name="ce5" office:value-type="float" office:value="11.3" calcext:value-type="float">
            <text:p>11,3</text:p>
          </table:table-cell>
          <table:table-cell office:value-type="string" calcext:value-type="string">
            <text:p>neurčitá</text:p>
          </table:table-cell>
          <table:table-cell office:value-type="float" office:value="473748" calcext:value-type="float">
            <text:p>473748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aleri style s. r. o.</text:p>
          </table:table-cell>
          <table:table-cell table:style-name="ce2" office:value-type="string" calcext:value-type="string">
            <text:p>prodejan - oděvy</text:p>
          </table:table-cell>
          <table:table-cell office:value-type="float" office:value="17962.7142857143" calcext:value-type="float">
            <text:p>17 963</text:p>
          </table:table-cell>
          <table:table-cell table:style-name="ce5" office:value-type="float" office:value="28" calcext:value-type="float">
            <text:p>28</text:p>
          </table:table-cell>
          <table:table-cell office:value-type="string" calcext:value-type="string">
            <text:p>neurčitá</text:p>
          </table:table-cell>
          <table:table-cell office:value-type="float" office:value="502956" calcext:value-type="float">
            <text:p>502956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ESCULAP Praha s. r. o.</text:p>
          </table:table-cell>
          <table:table-cell table:style-name="ce2" office:value-type="string" calcext:value-type="string">
            <text:p>kadeřnictví, kosmetika, masáže, sklad</text:p>
          </table:table-cell>
          <table:table-cell office:value-type="float" office:value="1769.95488721805" calcext:value-type="float">
            <text:p>1 770</text:p>
          </table:table-cell>
          <table:table-cell table:style-name="ce5" office:value-type="float" office:value="266" calcext:value-type="float">
            <text:p>266</text:p>
          </table:table-cell>
          <table:table-cell office:value-type="date" office:date-value="2019-05-31" calcext:value-type="date">
            <text:p>31.05.2019</text:p>
          </table:table-cell>
          <table:table-cell office:value-type="float" office:value="470808.000000001" calcext:value-type="float">
            <text:p>470808,000000001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EasyChange, s. r. o. <text:s text:c="12"/></text:p>
          </table:table-cell>
          <table:table-cell table:style-name="ce2" office:value-type="string" calcext:value-type="string">
            <text:p>kanceláře včetně zázemí</text:p>
          </table:table-cell>
          <table:table-cell office:value-type="float" office:value="10009.2" calcext:value-type="float">
            <text:p>10 009</text:p>
          </table:table-cell>
          <table:table-cell table:style-name="ce5" office:value-type="float" office:value="50" calcext:value-type="float">
            <text:p>50</text:p>
          </table:table-cell>
          <table:table-cell office:value-type="string" calcext:value-type="string">
            <text:p>neurčitá</text:p>
          </table:table-cell>
          <table:table-cell office:value-type="float" office:value="500460" calcext:value-type="float">
            <text:p>50046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 </text:p>
          </table:table-cell>
          <table:table-cell table:style-name="ce2" office:value-type="string" calcext:value-type="string">
            <text:p>kanceláře - hledáme nového nájemce</text:p>
            <text:p>za námi požadovaných podmínek</text:p>
          </table:table-cell>
          <table:table-cell/>
          <table:table-cell table:style-name="ce5" office:value-type="float" office:value="124.4" calcext:value-type="float">
            <text:p>124,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etra Steyrerová</text:p>
          </table:table-cell>
          <table:table-cell table:style-name="ce2" office:value-type="string" calcext:value-type="string">
            <text:p>prodejna - obuv</text:p>
          </table:table-cell>
          <table:table-cell office:value-type="float" office:value="13200" calcext:value-type="float">
            <text:p>13 200</text:p>
          </table:table-cell>
          <table:table-cell table:style-name="ce5" office:value-type="float" office:value="43.6" calcext:value-type="float">
            <text:p>43,6</text:p>
          </table:table-cell>
          <table:table-cell office:value-type="string" calcext:value-type="string">
            <text:p>neurčitá</text:p>
          </table:table-cell>
          <table:table-cell office:value-type="float" office:value="575520" calcext:value-type="float">
            <text:p>57552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Klára Štěpánková</text:p>
          </table:table-cell>
          <table:table-cell table:style-name="ce2" office:value-type="string" calcext:value-type="string">
            <text:p>prodejna - second hand</text:p>
          </table:table-cell>
          <table:table-cell office:value-type="float" office:value="10935.8441558442" calcext:value-type="float">
            <text:p>10 936</text:p>
          </table:table-cell>
          <table:table-cell table:style-name="ce5" office:value-type="float" office:value="46.2" calcext:value-type="float">
            <text:p>46,2</text:p>
          </table:table-cell>
          <table:table-cell office:value-type="string" calcext:value-type="string">
            <text:p>neurčitá</text:p>
          </table:table-cell>
          <table:table-cell office:value-type="float" office:value="505236.000000002" calcext:value-type="float">
            <text:p>505236,00000000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Nermin Kulenovič</text:p>
          </table:table-cell>
          <table:table-cell table:style-name="ce2" office:value-type="string" calcext:value-type="string">
            <text:p>prodejna - dámská konfekce</text:p>
          </table:table-cell>
          <table:table-cell office:value-type="float" office:value="14716.7398119122" calcext:value-type="float">
            <text:p>14 717</text:p>
          </table:table-cell>
          <table:table-cell table:style-name="ce5" office:value-type="float" office:value="31.9" calcext:value-type="float">
            <text:p>31,9</text:p>
          </table:table-cell>
          <table:table-cell office:value-type="string" calcext:value-type="string">
            <text:p>neurčitá</text:p>
          </table:table-cell>
          <table:table-cell office:value-type="float" office:value="469463.999999999" calcext:value-type="float">
            <text:p>469463,999999999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agazza s. r. o.</text:p>
          </table:table-cell>
          <table:table-cell table:style-name="ce2" office:value-type="string" calcext:value-type="string">
            <text:p>prodejna - kabelky</text:p>
          </table:table-cell>
          <table:table-cell office:value-type="float" office:value="15052.6451612903" calcext:value-type="float">
            <text:p>15 053</text:p>
          </table:table-cell>
          <table:table-cell table:style-name="ce5" office:value-type="float" office:value="15.5" calcext:value-type="float">
            <text:p>15,5</text:p>
          </table:table-cell>
          <table:table-cell office:value-type="string" calcext:value-type="string">
            <text:p>neurčitá</text:p>
          </table:table-cell>
          <table:table-cell office:value-type="float" office:value="233316" calcext:value-type="float">
            <text:p>233316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nh To Hai vč, skladu</text:p>
          </table:table-cell>
          <table:table-cell table:style-name="ce2" office:value-type="string" calcext:value-type="string">
            <text:p>prodejna - potraviny</text:p>
          </table:table-cell>
          <table:table-cell office:value-type="float" office:value="8920.72572038421" calcext:value-type="float">
            <text:p>8 921</text:p>
          </table:table-cell>
          <table:table-cell table:style-name="ce5" office:value-type="float" office:value="93.7" calcext:value-type="float">
            <text:p>93,7</text:p>
          </table:table-cell>
          <table:table-cell office:value-type="string" calcext:value-type="string">
            <text:p>neurčitá</text:p>
          </table:table-cell>
          <table:table-cell office:value-type="float" office:value="835872.000000001" calcext:value-type="float">
            <text:p>835872,000000001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Martin Cígler</text:p>
          </table:table-cell>
          <table:table-cell table:style-name="ce2" office:value-type="string" calcext:value-type="string">
            <text:p>prodejna - zlatnictví, hodinářství</text:p>
          </table:table-cell>
          <table:table-cell office:value-type="float" office:value="14400" calcext:value-type="float">
            <text:p>14 400</text:p>
          </table:table-cell>
          <table:table-cell table:style-name="ce5" office:value-type="float" office:value="29" calcext:value-type="float">
            <text:p>29</text:p>
          </table:table-cell>
          <table:table-cell office:value-type="string" calcext:value-type="string">
            <text:p>neurčitá</text:p>
          </table:table-cell>
          <table:table-cell office:value-type="float" office:value="417600" calcext:value-type="float">
            <text:p>4176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ll IT spol. s. r. o.</text:p>
          </table:table-cell>
          <table:table-cell table:style-name="ce2" office:value-type="string" calcext:value-type="string">
            <text:p>prodejna - dětské oblečení</text:p>
          </table:table-cell>
          <table:table-cell office:value-type="float" office:value="12000" calcext:value-type="float">
            <text:p>12 000</text:p>
          </table:table-cell>
          <table:table-cell table:style-name="ce5" office:value-type="float" office:value="36.1" calcext:value-type="float">
            <text:p>36,1</text:p>
          </table:table-cell>
          <table:table-cell office:value-type="string" calcext:value-type="string">
            <text:p>neurčitá</text:p>
          </table:table-cell>
          <table:table-cell office:value-type="float" office:value="433200" calcext:value-type="float">
            <text:p>4332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EGAN-PARK s.r.o.</text:p>
          </table:table-cell>
          <table:table-cell table:style-name="ce2" office:value-type="string" calcext:value-type="string">
            <text:p>gastro provoz - bistro</text:p>
          </table:table-cell>
          <table:table-cell office:value-type="float" office:value="11217.0731707317" calcext:value-type="float">
            <text:p>11 217</text:p>
          </table:table-cell>
          <table:table-cell table:style-name="ce5" office:value-type="float" office:value="49.2" calcext:value-type="float">
            <text:p>49,2</text:p>
          </table:table-cell>
          <table:table-cell office:value-type="date" office:date-value="2019-02-28" calcext:value-type="date">
            <text:p>28.02.2019</text:p>
          </table:table-cell>
          <table:table-cell office:value-type="float" office:value="551880" calcext:value-type="float">
            <text:p>55188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OV KSČM</text:p>
          </table:table-cell>
          <table:table-cell table:style-name="ce2" office:value-type="string" calcext:value-type="string">
            <text:p>kanceláře, sklad </text:p>
          </table:table-cell>
          <table:table-cell office:value-type="float" office:value="216" calcext:value-type="float">
            <text:p>216</text:p>
          </table:table-cell>
          <table:table-cell table:style-name="ce5" office:value-type="float" office:value="75" calcext:value-type="float">
            <text:p>75</text:p>
          </table:table-cell>
          <table:table-cell office:value-type="date" office:date-value="2016-03-31" calcext:value-type="date">
            <text:p>31.03.2016</text:p>
          </table:table-cell>
          <table:table-cell office:value-type="float" office:value="16200" calcext:value-type="float">
            <text:p>162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Mgr. Pavla Štěpničková</text:p>
          </table:table-cell>
          <table:table-cell table:style-name="ce2" office:value-type="string" calcext:value-type="string">
            <text:p>kancelář (polosuterén)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neurčitá</text:p>
          </table:table-cell>
          <table:table-cell office:value-type="float" office:value="30000" calcext:value-type="float">
            <text:p>300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etr Mihle - STAROMÉSTSKÁ AGENTURA</text:p>
          </table:table-cell>
          <table:table-cell table:style-name="ce2" office:value-type="string" calcext:value-type="string">
            <text:p>kancelář </text:p>
          </table:table-cell>
          <table:table-cell office:value-type="float" office:value="3360" calcext:value-type="float">
            <text:p>3 360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office:value-type="float" office:value="73920" calcext:value-type="float">
            <text:p>7392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 SOLUTIONS s. r. o.</text:p>
          </table:table-cell>
          <table:table-cell table:style-name="ce2" office:value-type="string" calcext:value-type="string">
            <text:p>kancelář </text:p>
          </table:table-cell>
          <table:table-cell office:value-type="float" office:value="2400" calcext:value-type="float">
            <text:p>2 400</text:p>
          </table:table-cell>
          <table:table-cell table:style-name="ce5" office:value-type="float" office:value="33.65" calcext:value-type="float">
            <text:p>33,65</text:p>
          </table:table-cell>
          <table:table-cell office:value-type="string" calcext:value-type="string">
            <text:p>neurčitá</text:p>
          </table:table-cell>
          <table:table-cell office:value-type="float" office:value="80760" calcext:value-type="float">
            <text:p>8076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 </text:p>
          </table:table-cell>
          <table:table-cell table:style-name="ce2" office:value-type="string" calcext:value-type="string">
            <text:p>obchod - hledáme nového nájemce</text:p>
            <text:p>za námi požadovaných podmínek</text:p>
          </table:table-cell>
          <table:table-cell office:value-type="float" office:value="14400" calcext:value-type="float">
            <text:p>14 400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office:value-type="float" office:value="576000" calcext:value-type="float">
            <text:p>5760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 - hledáme nového nájemce</text:p>
            <text:p>za námi požadovaných podmínek</text:p>
          </table:table-cell>
          <table:table-cell office:value-type="float" office:value="3360" calcext:value-type="float">
            <text:p>3 360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office:value-type="float" office:value="67200" calcext:value-type="float">
            <text:p>672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ůvodně zubní ordinace + laboratoř, totálně vybydlené, nutná zásadní rekonstrukce</text:p>
          </table:table-cell>
          <table:table-cell/>
          <table:table-cell table:style-name="ce5" office:value-type="float" office:value="227" calcext:value-type="float">
            <text:p>2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ůvodně šicí dílna, totálně vybydlené, nutná zásadní rekonstrukce</text:p>
          </table:table-cell>
          <table:table-cell/>
          <table:table-cell table:style-name="ce5" office:value-type="float" office:value="69.7" calcext:value-type="float">
            <text:p>69,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Diamit, s.r.o. <text:s text:c="12"/></text:p>
          </table:table-cell>
          <table:table-cell table:style-name="ce2" office:value-type="string" calcext:value-type="string">
            <text:p>Prodejna vč. zázemí a skladu v sut.</text:p>
          </table:table-cell>
          <table:table-cell office:value-type="float" office:value="26564.8854961832" calcext:value-type="float">
            <text:p>26 565</text:p>
          </table:table-cell>
          <table:table-cell table:style-name="ce5" office:value-type="float" office:value="131" calcext:value-type="float">
            <text:p>131</text:p>
          </table:table-cell>
          <table:table-cell office:value-type="string" calcext:value-type="string">
            <text:p>neurčitá</text:p>
          </table:table-cell>
          <table:table-cell office:value-type="float" office:value="3480000" calcext:value-type="float">
            <text:p>3480000</text:p>
          </table:table-cell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 O L O s.r.o.    <text:span text:style-name="T1">prodejna</text:span><text:span text:style-name="T2">            </text:span></text:p>
          </table:table-cell>
          <table:table-cell table:style-name="ce2" office:value-type="string" calcext:value-type="string">
            <text:p>Prodejna vč. zázemí a kanceláře</text:p>
          </table:table-cell>
          <table:table-cell office:value-type="float" office:value="31215.7271095153" calcext:value-type="float">
            <text:p>31 216</text:p>
          </table:table-cell>
          <table:table-cell table:style-name="ce5" office:value-type="float" office:value="55.7" calcext:value-type="float">
            <text:p>55,7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1738716" calcext:value-type="float">
            <text:p>1738716</text:p>
          </table:table-cell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OLO s.r.o.    <text:span text:style-name="T1">průchod  </text:span><text:span text:style-name="T2">         </text:span></text:p>
          </table:table-cell>
          <table:table-cell table:style-name="ce2" office:value-type="string" calcext:value-type="string">
            <text:p>Směnárna - mobilní buňka</text:p>
          </table:table-cell>
          <table:table-cell office:value-type="float" office:value="48000" calcext:value-type="float">
            <text:p>48 000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neurčitá</text:p>
          </table:table-cell>
          <table:table-cell office:value-type="float" office:value="144000" calcext:value-type="float">
            <text:p>144000</text:p>
          </table:table-cell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CARAT Czech Republic s.r.o.</text:p>
          </table:table-cell>
          <table:table-cell table:style-name="ce2" office:value-type="string" calcext:value-type="string">
            <text:p>Kanceláře </text:p>
          </table:table-cell>
          <table:table-cell office:value-type="float" office:value="5011.33858267717" calcext:value-type="float">
            <text:p>5 011</text:p>
          </table:table-cell>
          <table:table-cell table:style-name="ce5" office:value-type="float" office:value="76.2" calcext:value-type="float">
            <text:p>76,2</text:p>
          </table:table-cell>
          <table:table-cell office:value-type="string" calcext:value-type="string">
            <text:p>neurčitá</text:p>
          </table:table-cell>
          <table:table-cell office:value-type="float" office:value="381864" calcext:value-type="float">
            <text:p>381864</text:p>
          </table:table-cell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IZEUM Czech Republic s.r.o.</text:p>
          </table:table-cell>
          <table:table-cell table:style-name="ce2" office:value-type="string" calcext:value-type="string">
            <text:p>Kanceláře vč. chodeb a zázemí</text:p>
          </table:table-cell>
          <table:table-cell office:value-type="float" office:value="4067.26200505476" calcext:value-type="float">
            <text:p>4 067</text:p>
          </table:table-cell>
          <table:table-cell table:style-name="ce5" office:value-type="float" office:value="118.7" calcext:value-type="float">
            <text:p>118,7</text:p>
          </table:table-cell>
          <table:table-cell office:value-type="string" calcext:value-type="string">
            <text:p>neurčitá</text:p>
          </table:table-cell>
          <table:table-cell office:value-type="float" office:value="482784" calcext:value-type="float">
            <text:p>482784</text:p>
          </table:table-cell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DENTSU AEGIS NETWORK <text:s/>CZECH REPUBLIC s.r.o. <text:s text:c="10"/></text:p>
          </table:table-cell>
          <table:table-cell table:style-name="ce2" office:value-type="string" calcext:value-type="string">
            <text:p>Kanceláře vč. chodeb a zázemí</text:p>
          </table:table-cell>
          <table:table-cell office:value-type="float" office:value="4520.13978296855" calcext:value-type="float">
            <text:p>4 520</text:p>
          </table:table-cell>
          <table:table-cell table:style-name="ce5" office:value-type="float" office:value="543.7" calcext:value-type="float">
            <text:p>543,7</text:p>
          </table:table-cell>
          <table:table-cell office:value-type="string" calcext:value-type="string">
            <text:p>neurčitá</text:p>
          </table:table-cell>
          <table:table-cell office:value-type="float" office:value="2457600" calcext:value-type="float">
            <text:p>2457600</text:p>
          </table:table-cell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JUDr. Petra Habartová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4797.75" calcext:value-type="float">
            <text:p>4 798</text:p>
          </table:table-cell>
          <table:table-cell table:style-name="ce5" office:value-type="float" office:value="64" calcext:value-type="float">
            <text:p>64</text:p>
          </table:table-cell>
          <table:table-cell office:value-type="string" calcext:value-type="string">
            <text:p>neurčitá</text:p>
          </table:table-cell>
          <table:table-cell office:value-type="float" office:value="307056" calcext:value-type="float">
            <text:p>307056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Agentura theBESTtranslati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25.75" calcext:value-type="float">
            <text:p>25,75</text:p>
          </table:table-cell>
          <table:table-cell office:value-type="string" calcext:value-type="string">
            <text:p>neurčitá</text:p>
          </table:table-cell>
          <table:table-cell office:value-type="float" office:value="74160" calcext:value-type="float">
            <text:p>7416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ERNESTA,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25.1" calcext:value-type="float">
            <text:p>25,1</text:p>
          </table:table-cell>
          <table:table-cell office:value-type="string" calcext:value-type="string">
            <text:p>neurčitá</text:p>
          </table:table-cell>
          <table:table-cell office:value-type="float" office:value="78312" calcext:value-type="float">
            <text:p>7831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AUDIT DANĚ CZ s. r. o.</text:p>
          </table:table-cell>
          <table:table-cell table:style-name="ce2" office:value-type="string" calcext:value-type="string">
            <text:p>kanceláře vč. chodby a zázemí</text:p>
          </table:table-cell>
          <table:table-cell office:value-type="float" office:value="2778.69625520111" calcext:value-type="float">
            <text:p>2 779</text:p>
          </table:table-cell>
          <table:table-cell table:style-name="ce5" office:value-type="float" office:value="108.15" calcext:value-type="float">
            <text:p>108,15</text:p>
          </table:table-cell>
          <table:table-cell office:value-type="string" calcext:value-type="string">
            <text:p>neurčitá</text:p>
          </table:table-cell>
          <table:table-cell office:value-type="float" office:value="300516" calcext:value-type="float">
            <text:p>300516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EUROPEAN LEASE a.s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47.1" calcext:value-type="float">
            <text:p>47,1</text:p>
          </table:table-cell>
          <table:table-cell office:value-type="string" calcext:value-type="string">
            <text:p>neurčitá</text:p>
          </table:table-cell>
          <table:table-cell office:value-type="float" office:value="146952" calcext:value-type="float">
            <text:p>14695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Lukamo plus-cz s. r.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21.4" calcext:value-type="float">
            <text:p>21,4</text:p>
          </table:table-cell>
          <table:table-cell office:value-type="string" calcext:value-type="string">
            <text:p>neurčitá</text:p>
          </table:table-cell>
          <table:table-cell office:value-type="float" office:value="61632" calcext:value-type="float">
            <text:p>6163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LEBI 2020 s. r. o.</text:p>
          </table:table-cell>
          <table:table-cell table:style-name="ce2" office:value-type="string" calcext:value-type="string">
            <text:p>kanceláře a skladové prostory</text:p>
          </table:table-cell>
          <table:table-cell office:value-type="float" office:value="2537.14285714286" calcext:value-type="float">
            <text:p>2 537</text:p>
          </table:table-cell>
          <table:table-cell table:style-name="ce5" office:value-type="float" office:value="66.5" calcext:value-type="float">
            <text:p>66,5</text:p>
          </table:table-cell>
          <table:table-cell office:value-type="string" calcext:value-type="string">
            <text:p>neurčitá</text:p>
          </table:table-cell>
          <table:table-cell office:value-type="float" office:value="168720" calcext:value-type="float">
            <text:p>16872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Khan Oleg s. r.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25.2" calcext:value-type="float">
            <text:p>25,2</text:p>
          </table:table-cell>
          <table:table-cell office:value-type="string" calcext:value-type="string">
            <text:p>neurčitá</text:p>
          </table:table-cell>
          <table:table-cell office:value-type="float" office:value="72576" calcext:value-type="float">
            <text:p>72576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conforum s. r.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17.3" calcext:value-type="float">
            <text:p>17,3</text:p>
          </table:table-cell>
          <table:table-cell office:value-type="string" calcext:value-type="string">
            <text:p>neurčitá</text:p>
          </table:table-cell>
          <table:table-cell office:value-type="float" office:value="49824" calcext:value-type="float">
            <text:p>49824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TIVZ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15.8" calcext:value-type="float">
            <text:p>15,8</text:p>
          </table:table-cell>
          <table:table-cell office:value-type="string" calcext:value-type="string">
            <text:p>neurčitá</text:p>
          </table:table-cell>
          <table:table-cell office:value-type="float" office:value="49296" calcext:value-type="float">
            <text:p>49296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ABET HOLDING, a. s.</text:p>
          </table:table-cell>
          <table:table-cell table:style-name="ce2" office:value-type="string" calcext:value-type="string">
            <text:p>kanceláře a spol. místnosti</text:p>
          </table:table-cell>
          <table:table-cell office:value-type="float" office:value="4211.81538461538" calcext:value-type="float">
            <text:p>4 212</text:p>
          </table:table-cell>
          <table:table-cell table:style-name="ce5" office:value-type="float" office:value="32.5" calcext:value-type="float">
            <text:p>32,5</text:p>
          </table:table-cell>
          <table:table-cell office:value-type="string" calcext:value-type="string">
            <text:p>neurčitá</text:p>
          </table:table-cell>
          <table:table-cell office:value-type="float" office:value="136884" calcext:value-type="float">
            <text:p>136884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HARMONIE FINANCE s. r. o.</text:p>
          </table:table-cell>
          <table:table-cell table:style-name="ce2" office:value-type="string" calcext:value-type="string">
            <text:p>kanceláře a spol. místnosti</text:p>
          </table:table-cell>
          <table:table-cell office:value-type="float" office:value="4172.92984869326" calcext:value-type="float">
            <text:p>4 173</text:p>
          </table:table-cell>
          <table:table-cell table:style-name="ce5" office:value-type="float" office:value="72.7" calcext:value-type="float">
            <text:p>72,7</text:p>
          </table:table-cell>
          <table:table-cell office:value-type="string" calcext:value-type="string">
            <text:p>neurčitá</text:p>
          </table:table-cell>
          <table:table-cell office:value-type="float" office:value="303372" calcext:value-type="float">
            <text:p>30337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tau Praha, s. r. o.</text:p>
          </table:table-cell>
          <table:table-cell table:style-name="ce2" office:value-type="string" calcext:value-type="string">
            <text:p>kanceláře, chodby, zázemí</text:p>
          </table:table-cell>
          <table:table-cell office:value-type="float" office:value="2797.35730531788" calcext:value-type="float">
            <text:p>2 797</text:p>
          </table:table-cell>
          <table:table-cell table:style-name="ce5" office:value-type="float" office:value="276.99" calcext:value-type="float">
            <text:p>276,99</text:p>
          </table:table-cell>
          <table:table-cell office:value-type="string" calcext:value-type="string">
            <text:p>neurčitá</text:p>
          </table:table-cell>
          <table:table-cell office:value-type="float" office:value="774840" calcext:value-type="float">
            <text:p>77484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REALTOM, s. r.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967.67857142857" calcext:value-type="float">
            <text:p>4 968</text:p>
          </table:table-cell>
          <table:table-cell table:style-name="ce5" office:value-type="float" office:value="22.4" calcext:value-type="float">
            <text:p>22,4</text:p>
          </table:table-cell>
          <table:table-cell office:value-type="string" calcext:value-type="string">
            <text:p>neurčitá</text:p>
          </table:table-cell>
          <table:table-cell office:value-type="float" office:value="111276" calcext:value-type="float">
            <text:p>111276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KRÁLOVSKÁ REALITNÍ, spol. s 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797.71428571429" calcext:value-type="float">
            <text:p>4 798</text:p>
          </table:table-cell>
          <table:table-cell table:style-name="ce5" office:value-type="float" office:value="21" calcext:value-type="float">
            <text:p>21</text:p>
          </table:table-cell>
          <table:table-cell office:value-type="string" calcext:value-type="string">
            <text:p>neurčitá</text:p>
          </table:table-cell>
          <table:table-cell office:value-type="float" office:value="100752" calcext:value-type="float">
            <text:p>10075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Ing. Karina Uhlíková, CSc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480.26607538803" calcext:value-type="float">
            <text:p>3 480</text:p>
          </table:table-cell>
          <table:table-cell table:style-name="ce5" office:value-type="float" office:value="22.55" calcext:value-type="float">
            <text:p>22,55</text:p>
          </table:table-cell>
          <table:table-cell office:value-type="string" calcext:value-type="string">
            <text:p>neurčitá</text:p>
          </table:table-cell>
          <table:table-cell office:value-type="float" office:value="78480.0000000001" calcext:value-type="float">
            <text:p>78480,0000000001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Coaching Systems s. r. 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59.1" calcext:value-type="float">
            <text:p>59,1</text:p>
          </table:table-cell>
          <table:table-cell office:value-type="string" calcext:value-type="string">
            <text:p>neurčitá</text:p>
          </table:table-cell>
          <table:table-cell office:value-type="float" office:value="170208" calcext:value-type="float">
            <text:p>170208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Leader Business Consulting Grou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25.1" calcext:value-type="float">
            <text:p>25,1</text:p>
          </table:table-cell>
          <table:table-cell office:value-type="string" calcext:value-type="string">
            <text:p>neurčitá</text:p>
          </table:table-cell>
          <table:table-cell office:value-type="float" office:value="72288" calcext:value-type="float">
            <text:p>72288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Industrial Dynamics, s. r. 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3725.8407079646" calcext:value-type="float">
            <text:p>3 726</text:p>
          </table:table-cell>
          <table:table-cell table:style-name="ce5" office:value-type="float" office:value="45.2" calcext:value-type="float">
            <text:p>45,2</text:p>
          </table:table-cell>
          <table:table-cell office:value-type="string" calcext:value-type="string">
            <text:p>neurčitá</text:p>
          </table:table-cell>
          <table:table-cell office:value-type="float" office:value="168408" calcext:value-type="float">
            <text:p>168408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Trigor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17.25" calcext:value-type="float">
            <text:p>17,25</text:p>
          </table:table-cell>
          <table:table-cell office:value-type="string" calcext:value-type="string">
            <text:p>neurčitá</text:p>
          </table:table-cell>
          <table:table-cell office:value-type="float" office:value="53820" calcext:value-type="float">
            <text:p>5382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Jarov.NET, s. r.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031.69811320755" calcext:value-type="float">
            <text:p>3 032</text:p>
          </table:table-cell>
          <table:table-cell table:style-name="ce5" office:value-type="float" office:value="21.2" calcext:value-type="float">
            <text:p>21,2</text:p>
          </table:table-cell>
          <table:table-cell office:value-type="string" calcext:value-type="string">
            <text:p>neurčitá</text:p>
          </table:table-cell>
          <table:table-cell office:value-type="float" office:value="64272.0000000001" calcext:value-type="float">
            <text:p>64272,0000000001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Jumages s. r. 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48.75" calcext:value-type="float">
            <text:p>48,75</text:p>
          </table:table-cell>
          <table:table-cell office:value-type="string" calcext:value-type="string">
            <text:p>neurčitá</text:p>
          </table:table-cell>
          <table:table-cell office:value-type="float" office:value="140400" calcext:value-type="float">
            <text:p>1404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Mgr. Jana Vyhnal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17.1" calcext:value-type="float">
            <text:p>17,1</text:p>
          </table:table-cell>
          <table:table-cell office:value-type="string" calcext:value-type="string">
            <text:p>neurčitá</text:p>
          </table:table-cell>
          <table:table-cell office:value-type="float" office:value="53352" calcext:value-type="float">
            <text:p>53352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Marie Ingold, Di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15.5" calcext:value-type="float">
            <text:p>15,5</text:p>
          </table:table-cell>
          <table:table-cell office:value-type="string" calcext:value-type="string">
            <text:p>neurčitá</text:p>
          </table:table-cell>
          <table:table-cell office:value-type="float" office:value="48360" calcext:value-type="float">
            <text:p>4836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B WIDE TRADING s.r.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38.05" calcext:value-type="float">
            <text:p>38,05</text:p>
          </table:table-cell>
          <table:table-cell office:value-type="string" calcext:value-type="string">
            <text:p>neurčitá</text:p>
          </table:table-cell>
          <table:table-cell office:value-type="float" office:value="118716" calcext:value-type="float">
            <text:p>118716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Aukční a účetní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22.6" calcext:value-type="float">
            <text:p>22,6</text:p>
          </table:table-cell>
          <table:table-cell office:value-type="string" calcext:value-type="string">
            <text:p>neurčitá</text:p>
          </table:table-cell>
          <table:table-cell office:value-type="float" office:value="65088" calcext:value-type="float">
            <text:p>65088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Monika Ťapák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office:value-type="float" office:value="63360" calcext:value-type="float">
            <text:p>6336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EuroZone CZ s. r.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20.6" calcext:value-type="float">
            <text:p>20,6</text:p>
          </table:table-cell>
          <table:table-cell office:value-type="string" calcext:value-type="string">
            <text:p>neurčitá</text:p>
          </table:table-cell>
          <table:table-cell office:value-type="float" office:value="59328" calcext:value-type="float">
            <text:p>59328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Creative Unit s.r.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65.75" calcext:value-type="float">
            <text:p>65,75</text:p>
          </table:table-cell>
          <table:table-cell office:value-type="string" calcext:value-type="string">
            <text:p>neurčitá</text:p>
          </table:table-cell>
          <table:table-cell office:value-type="float" office:value="189360" calcext:value-type="float">
            <text:p>18936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TICHONOV s. r.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725.94752186589" calcext:value-type="float">
            <text:p>3 726</text:p>
          </table:table-cell>
          <table:table-cell table:style-name="ce5" office:value-type="float" office:value="17.15" calcext:value-type="float">
            <text:p>17,15</text:p>
          </table:table-cell>
          <table:table-cell office:value-type="string" calcext:value-type="string">
            <text:p>neurčitá</text:p>
          </table:table-cell>
          <table:table-cell office:value-type="float" office:value="63900" calcext:value-type="float">
            <text:p>639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Roman Čud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24.3" calcext:value-type="float">
            <text:p>24,3</text:p>
          </table:table-cell>
          <table:table-cell office:value-type="string" calcext:value-type="string">
            <text:p>neurčitá</text:p>
          </table:table-cell>
          <table:table-cell office:value-type="float" office:value="69984" calcext:value-type="float">
            <text:p>69984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KERSIAL s. r. o.</text:p>
          </table:table-cell>
          <table:table-cell table:style-name="ce2" office:value-type="string" calcext:value-type="string">
            <text:p>kanceláře vč. zázemí</text:p>
          </table:table-cell>
          <table:table-cell office:value-type="float" office:value="4346.76923076923" calcext:value-type="float">
            <text:p>4 347</text:p>
          </table:table-cell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neurčitá</text:p>
          </table:table-cell>
          <table:table-cell office:value-type="float" office:value="282540" calcext:value-type="float">
            <text:p>28254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Interiérové dveře Brno s.r.o.</text:p>
          </table:table-cell>
          <table:table-cell table:style-name="ce2" office:value-type="string" calcext:value-type="string">
            <text:p>obchod</text:p>
          </table:table-cell>
          <table:table-cell office:value-type="float" office:value="6000" calcext:value-type="float">
            <text:p>6 000</text:p>
          </table:table-cell>
          <table:table-cell table:style-name="ce5" office:value-type="float" office:value="89.4" calcext:value-type="float">
            <text:p>89,4</text:p>
          </table:table-cell>
          <table:table-cell office:value-type="string" calcext:value-type="string">
            <text:p>neurčitá</text:p>
          </table:table-cell>
          <table:table-cell office:value-type="float" office:value="536400" calcext:value-type="float">
            <text:p>5364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FIRMIN Praha s. r. o.</text:p>
          </table:table-cell>
          <table:table-cell table:style-name="ce2" office:value-type="string" calcext:value-type="string">
            <text:p>kanceláře vč. zázemí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50.2" calcext:value-type="float">
            <text:p>50,2</text:p>
          </table:table-cell>
          <table:table-cell office:value-type="string" calcext:value-type="string">
            <text:p>neurčitá</text:p>
          </table:table-cell>
          <table:table-cell office:value-type="float" office:value="144576" calcext:value-type="float">
            <text:p>144576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Lenti GASTRO s. r. o.</text:p>
          </table:table-cell>
          <table:table-cell table:style-name="ce2" office:value-type="string" calcext:value-type="string">
            <text:p>pivní bar, vč. dvorku a skladů</text:p>
          </table:table-cell>
          <table:table-cell office:value-type="float" office:value="1641.4686825054" calcext:value-type="float">
            <text:p>1 641</text:p>
          </table:table-cell>
          <table:table-cell table:style-name="ce5" office:value-type="float" office:value="277.8" calcext:value-type="float">
            <text:p>277,8</text:p>
          </table:table-cell>
          <table:table-cell office:value-type="date" office:date-value="2018-06-30" calcext:value-type="date">
            <text:p>30.06.2018</text:p>
          </table:table-cell>
          <table:table-cell office:value-type="float" office:value="456000" calcext:value-type="float">
            <text:p>4560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Jiří Maňas - sklad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office:value-type="float" office:value="26400" calcext:value-type="float">
            <text:p>2640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Coaching Systems s. r. o. - sklad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965.217391304348" calcext:value-type="float">
            <text:p>965</text:p>
          </table:table-cell>
          <table:table-cell table:style-name="ce5" office:value-type="float" office:value="9.2" calcext:value-type="float">
            <text:p>9,2</text:p>
          </table:table-cell>
          <table:table-cell office:value-type="string" calcext:value-type="string">
            <text:p>neurčitá</text:p>
          </table:table-cell>
          <table:table-cell office:value-type="float" office:value="8880" calcext:value-type="float">
            <text:p>888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 - příprava nájemní smlouvy od 1.3.2016</text:p>
          </table:table-cell>
          <table:table-cell office:value-type="float" office:value="2832.98969072165" calcext:value-type="float">
            <text:p>2 833</text:p>
          </table:table-cell>
          <table:table-cell table:style-name="ce5" office:value-type="float" office:value="19.4" calcext:value-type="float">
            <text:p>19,4</text:p>
          </table:table-cell>
          <table:table-cell/>
          <table:table-cell office:value-type="float" office:value="54960" calcext:value-type="float">
            <text:p>5496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 - hledáme nového nájemce</text:p>
            <text:p>za námi požadovaných podmínek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24.9" calcext:value-type="float">
            <text:p>24,9</text:p>
          </table:table-cell>
          <table:table-cell/>
          <table:table-cell office:value-type="float" office:value="77688" calcext:value-type="float">
            <text:p>77688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 - příprava nájemní smlouvy od 1.3.2016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23.5" calcext:value-type="float">
            <text:p>23,5</text:p>
          </table:table-cell>
          <table:table-cell/>
          <table:table-cell office:value-type="float" office:value="73320" calcext:value-type="float">
            <text:p>73320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TCP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obchod - hledáme nového nájemce</text:p>
            <text:p>za námi požadovaných podmínek</text:p>
          </table:table-cell>
          <table:table-cell office:value-type="float" office:value="6000" calcext:value-type="float">
            <text:p>6 000</text:p>
          </table:table-cell>
          <table:table-cell table:style-name="ce5" office:value-type="float" office:value="78.05" calcext:value-type="float">
            <text:p>78,05</text:p>
          </table:table-cell>
          <table:table-cell/>
          <table:table-cell office:value-type="float" office:value="468300" calcext:value-type="float">
            <text:p>4683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KOVACH VASYL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26.7" calcext:value-type="float">
            <text:p>26,7</text:p>
          </table:table-cell>
          <table:table-cell office:value-type="string" calcext:value-type="string">
            <text:p>neurčitá</text:p>
          </table:table-cell>
          <table:table-cell office:value-type="float" office:value="26700" calcext:value-type="float">
            <text:p>267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KELLER PET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8.14" calcext:value-type="float">
            <text:p>1 018</text:p>
          </table:table-cell>
          <table:table-cell table:style-name="ce5" office:value-type="float" office:value="52.52" calcext:value-type="float">
            <text:p>52,52</text:p>
          </table:table-cell>
          <table:table-cell office:value-type="string" calcext:value-type="string">
            <text:p>neurčitá</text:p>
          </table:table-cell>
          <table:table-cell office:value-type="float" office:value="53472.7128" calcext:value-type="float">
            <text:p>53472,712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DOLEŽALOVÁ IVET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52.08" calcext:value-type="float">
            <text:p>52,08</text:p>
          </table:table-cell>
          <table:table-cell office:value-type="string" calcext:value-type="string">
            <text:p>neurčitá</text:p>
          </table:table-cell>
          <table:table-cell office:value-type="float" office:value="57288" calcext:value-type="float">
            <text:p>5728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LEJSEK ONDŘEJ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52.12" calcext:value-type="float">
            <text:p>52,12</text:p>
          </table:table-cell>
          <table:table-cell office:value-type="string" calcext:value-type="string">
            <text:p>neurčitá</text:p>
          </table:table-cell>
          <table:table-cell office:value-type="float" office:value="62544" calcext:value-type="float">
            <text:p>6254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GOLD CAPITAL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52.14" calcext:value-type="float">
            <text:p>52,14</text:p>
          </table:table-cell>
          <table:table-cell office:value-type="string" calcext:value-type="string">
            <text:p>neurčitá</text:p>
          </table:table-cell>
          <table:table-cell office:value-type="float" office:value="44319" calcext:value-type="float">
            <text:p>44319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ZATŘEPÁLEK PAVE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52.19" calcext:value-type="float">
            <text:p>52,19</text:p>
          </table:table-cell>
          <table:table-cell office:value-type="string" calcext:value-type="string">
            <text:p>neurčitá</text:p>
          </table:table-cell>
          <table:table-cell office:value-type="float" office:value="54799.5" calcext:value-type="float">
            <text:p>54799,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BABY MARKET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17.1" calcext:value-type="float">
            <text:p>917</text:p>
          </table:table-cell>
          <table:table-cell table:style-name="ce5" office:value-type="float" office:value="122.4" calcext:value-type="float">
            <text:p>122,4</text:p>
          </table:table-cell>
          <table:table-cell office:value-type="string" calcext:value-type="string">
            <text:p>neurčitá</text:p>
          </table:table-cell>
          <table:table-cell office:value-type="float" office:value="112253.04" calcext:value-type="float">
            <text:p>112253,0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Štěpařská</text:p>
          </table:table-cell>
          <table:table-cell table:style-name="ce2" office:value-type="string" calcext:value-type="string">
            <text:p>879/23</text:p>
          </table:table-cell>
          <table:table-cell table:style-name="ce2" office:value-type="float" office:value="879" calcext:value-type="float">
            <text:p>879</text:p>
          </table:table-cell>
          <table:table-cell table:style-name="ce2" office:value-type="string" calcext:value-type="string">
            <text:p>939/1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KRDŽALIČ HEDIJ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38.87" calcext:value-type="float">
            <text:p>1 039</text:p>
          </table:table-cell>
          <table:table-cell table:style-name="ce5" office:value-type="float" office:value="47.4" calcext:value-type="float">
            <text:p>47,4</text:p>
          </table:table-cell>
          <table:table-cell office:value-type="string" calcext:value-type="string">
            <text:p>neurčitá</text:p>
          </table:table-cell>
          <table:table-cell office:value-type="float" office:value="49242.438" calcext:value-type="float">
            <text:p>49242,43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880/1</text:p>
          </table:table-cell>
          <table:table-cell table:style-name="ce2" office:value-type="float" office:value="880" calcext:value-type="float">
            <text:p>880</text:p>
          </table:table-cell>
          <table:table-cell table:style-name="ce2" office:value-type="string" calcext:value-type="string">
            <text:p>939/1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BRABCOVÁ RADK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10" calcext:value-type="float">
            <text:p>810</text:p>
          </table:table-cell>
          <table:table-cell table:style-name="ce5" office:value-type="float" office:value="61" calcext:value-type="float">
            <text:p>61</text:p>
          </table:table-cell>
          <table:table-cell office:value-type="string" calcext:value-type="string">
            <text:p>neurčitá</text:p>
          </table:table-cell>
          <table:table-cell office:value-type="float" office:value="49410" calcext:value-type="float">
            <text:p>4941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881/3</text:p>
          </table:table-cell>
          <table:table-cell table:style-name="ce2" office:value-type="float" office:value="881" calcext:value-type="float">
            <text:p>881</text:p>
          </table:table-cell>
          <table:table-cell table:style-name="ce2" office:value-type="string" calcext:value-type="string">
            <text:p>939/1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a</text:p>
          </table:table-cell>
          <table:table-cell/>
          <table:table-cell table:style-name="ce5" office:value-type="float" office:value="58.7" calcext:value-type="float">
            <text:p>58,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882/5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string" calcext:value-type="string">
            <text:p>939/1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UDA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59.1" calcext:value-type="float">
            <text:p>59,1</text:p>
          </table:table-cell>
          <table:table-cell office:value-type="string" calcext:value-type="string">
            <text:p>neurčitá</text:p>
          </table:table-cell>
          <table:table-cell office:value-type="float" office:value="65010" calcext:value-type="float">
            <text:p>6501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Záhorského</text:p>
          </table:table-cell>
          <table:table-cell table:style-name="ce2" office:value-type="string" calcext:value-type="string">
            <text:p>885/6</text:p>
          </table:table-cell>
          <table:table-cell table:style-name="ce2" office:value-type="float" office:value="885" calcext:value-type="float">
            <text:p>885</text:p>
          </table:table-cell>
          <table:table-cell table:style-name="ce2" office:value-type="string" calcext:value-type="string">
            <text:p>939/8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LOW A SPOL.SR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08.21" calcext:value-type="float">
            <text:p>1 208</text:p>
          </table:table-cell>
          <table:table-cell table:style-name="ce5" office:value-type="float" office:value="47.1" calcext:value-type="float">
            <text:p>47,1</text:p>
          </table:table-cell>
          <table:table-cell office:value-type="string" calcext:value-type="string">
            <text:p>neurčitá</text:p>
          </table:table-cell>
          <table:table-cell office:value-type="float" office:value="56906.691" calcext:value-type="float">
            <text:p>56906,691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Záhorského</text:p>
          </table:table-cell>
          <table:table-cell table:style-name="ce2" office:value-type="string" calcext:value-type="string">
            <text:p>885/6</text:p>
          </table:table-cell>
          <table:table-cell table:style-name="ce2" office:value-type="float" office:value="885" calcext:value-type="float">
            <text:p>885</text:p>
          </table:table-cell>
          <table:table-cell table:style-name="ce2" office:value-type="string" calcext:value-type="string">
            <text:p>939/8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71.7" calcext:value-type="float">
            <text:p>71,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Šejbalové</text:p>
          </table:table-cell>
          <table:table-cell table:style-name="ce2" office:value-type="string" calcext:value-type="string">
            <text:p>889/6</text:p>
          </table:table-cell>
          <table:table-cell table:style-name="ce2" office:value-type="float" office:value="889" calcext:value-type="float">
            <text:p>889</text:p>
          </table:table-cell>
          <table:table-cell table:style-name="ce2" office:value-type="string" calcext:value-type="string">
            <text:p>939/2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ilna</text:p>
          </table:table-cell>
          <table:table-cell/>
          <table:table-cell table:style-name="ce5" office:value-type="float" office:value="45.3" calcext:value-type="float">
            <text:p>45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Štěpařská</text:p>
          </table:table-cell>
          <table:table-cell table:style-name="ce2" office:value-type="string" calcext:value-type="string">
            <text:p>892/13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939/29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MOLA STANISLAV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0.67" calcext:value-type="float">
            <text:p>1 221</text:p>
          </table:table-cell>
          <table:table-cell table:style-name="ce5" office:value-type="float" office:value="45.3" calcext:value-type="float">
            <text:p>45,3</text:p>
          </table:table-cell>
          <table:table-cell office:value-type="string" calcext:value-type="string">
            <text:p>neurčitá</text:p>
          </table:table-cell>
          <table:table-cell office:value-type="float" office:value="55296.351" calcext:value-type="float">
            <text:p>55296,351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Štěpařská</text:p>
          </table:table-cell>
          <table:table-cell table:style-name="ce2" office:value-type="string" calcext:value-type="string">
            <text:p>892/13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939/29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BLAŽANIN PETR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61.19" calcext:value-type="float">
            <text:p>1 261</text:p>
          </table:table-cell>
          <table:table-cell table:style-name="ce5" office:value-type="float" office:value="47.2" calcext:value-type="float">
            <text:p>47,2</text:p>
          </table:table-cell>
          <table:table-cell office:value-type="string" calcext:value-type="string">
            <text:p>neurčitá</text:p>
          </table:table-cell>
          <table:table-cell office:value-type="float" office:value="59528.168" calcext:value-type="float">
            <text:p>59528,16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Štěpařská</text:p>
          </table:table-cell>
          <table:table-cell table:style-name="ce2" office:value-type="string" calcext:value-type="string">
            <text:p>893/15</text:p>
          </table:table-cell>
          <table:table-cell table:style-name="ce2" office:value-type="float" office:value="893" calcext:value-type="float">
            <text:p>893</text:p>
          </table:table-cell>
          <table:table-cell table:style-name="ce2" office:value-type="string" calcext:value-type="string">
            <text:p>939/3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GOLD CAPITAL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28.5" calcext:value-type="float">
            <text:p>1 529</text:p>
          </table:table-cell>
          <table:table-cell table:style-name="ce5" office:value-type="float" office:value="59.1" calcext:value-type="float">
            <text:p>59,1</text:p>
          </table:table-cell>
          <table:table-cell office:value-type="string" calcext:value-type="string">
            <text:p>neurčitá</text:p>
          </table:table-cell>
          <table:table-cell office:value-type="float" office:value="90334.35" calcext:value-type="float">
            <text:p>90334,35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Pivcova</text:p>
          </table:table-cell>
          <table:table-cell table:style-name="ce2" office:value-type="string" calcext:value-type="string">
            <text:p>944/2</text:p>
          </table:table-cell>
          <table:table-cell table:style-name="ce2" office:value-type="float" office:value="944" calcext:value-type="float">
            <text:p>944</text:p>
          </table:table-cell>
          <table:table-cell table:style-name="ce2" office:value-type="string" calcext:value-type="string">
            <text:p>1798/6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URBANEC PETR</text:p>
          </table:table-cell>
          <table:table-cell table:style-name="ce2" office:value-type="string" calcext:value-type="string">
            <text:p>dilna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87" calcext:value-type="float">
            <text:p>87</text:p>
          </table:table-cell>
          <table:table-cell office:value-type="string" calcext:value-type="string">
            <text:p>neurčitá</text:p>
          </table:table-cell>
          <table:table-cell office:value-type="float" office:value="70922.4" calcext:value-type="float">
            <text:p>70922,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Pivcova</text:p>
          </table:table-cell>
          <table:table-cell table:style-name="ce2" office:value-type="string" calcext:value-type="string">
            <text:p>944/2</text:p>
          </table:table-cell>
          <table:table-cell table:style-name="ce2" office:value-type="float" office:value="944" calcext:value-type="float">
            <text:p>944</text:p>
          </table:table-cell>
          <table:table-cell table:style-name="ce2" office:value-type="string" calcext:value-type="string">
            <text:p>1798/6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a</text:p>
          </table:table-cell>
          <table:table-cell/>
          <table:table-cell table:style-name="ce5" office:value-type="float" office:value="32.82" calcext:value-type="float">
            <text:p>32,8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Pivcova</text:p>
          </table:table-cell>
          <table:table-cell table:style-name="ce2" office:value-type="string" calcext:value-type="string">
            <text:p>945/4</text:p>
          </table:table-cell>
          <table:table-cell table:style-name="ce2" office:value-type="float" office:value="945" calcext:value-type="float">
            <text:p>945</text:p>
          </table:table-cell>
          <table:table-cell table:style-name="ce2" office:value-type="string" calcext:value-type="string">
            <text:p>1798/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RYKO V.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9" calcext:value-type="float">
            <text:p>1 019</text:p>
          </table:table-cell>
          <table:table-cell table:style-name="ce5" office:value-type="float" office:value="54.72" calcext:value-type="float">
            <text:p>54,72</text:p>
          </table:table-cell>
          <table:table-cell office:value-type="string" calcext:value-type="string">
            <text:p>neurčitá</text:p>
          </table:table-cell>
          <table:table-cell office:value-type="float" office:value="55759.68" calcext:value-type="float">
            <text:p>55759,6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46/3</text:p>
          </table:table-cell>
          <table:table-cell table:style-name="ce2" office:value-type="float" office:value="946" calcext:value-type="float">
            <text:p>946</text:p>
          </table:table-cell>
          <table:table-cell table:style-name="ce2" office:value-type="string" calcext:value-type="string">
            <text:p>1798/65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YMPR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31.76" calcext:value-type="float">
            <text:p>632</text:p>
          </table:table-cell>
          <table:table-cell table:style-name="ce5" office:value-type="float" office:value="82.1" calcext:value-type="float">
            <text:p>82,1</text:p>
          </table:table-cell>
          <table:table-cell office:value-type="string" calcext:value-type="string">
            <text:p>neurčitá</text:p>
          </table:table-cell>
          <table:table-cell office:value-type="float" office:value="51867.496" calcext:value-type="float">
            <text:p>51867,49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47/1</text:p>
          </table:table-cell>
          <table:table-cell table:style-name="ce2" office:value-type="float" office:value="947" calcext:value-type="float">
            <text:p>947</text:p>
          </table:table-cell>
          <table:table-cell table:style-name="ce2" office:value-type="string" calcext:value-type="string">
            <text:p>1798/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ÁCHA JAN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76" calcext:value-type="float">
            <text:p>76</text:p>
          </table:table-cell>
          <table:table-cell office:value-type="string" calcext:value-type="string">
            <text:p>neurčitá</text:p>
          </table:table-cell>
          <table:table-cell office:value-type="float" office:value="61955.2" calcext:value-type="float">
            <text:p>61955,2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47/1</text:p>
          </table:table-cell>
          <table:table-cell table:style-name="ce2" office:value-type="float" office:value="947" calcext:value-type="float">
            <text:p>947</text:p>
          </table:table-cell>
          <table:table-cell table:style-name="ce2" office:value-type="string" calcext:value-type="string">
            <text:p>1798/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32.32" calcext:value-type="float">
            <text:p>32,3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961/4</text:p>
          </table:table-cell>
          <table:table-cell table:style-name="ce2" office:value-type="float" office:value="961" calcext:value-type="float">
            <text:p>961</text:p>
          </table:table-cell>
          <table:table-cell table:style-name="ce2" office:value-type="string" calcext:value-type="string">
            <text:p>1798/6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YMPA SPORT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9.5" calcext:value-type="float">
            <text:p>19,5</text:p>
          </table:table-cell>
          <table:table-cell office:value-type="string" calcext:value-type="string">
            <text:p>3.12.2022</text:p>
          </table:table-cell>
          <table:table-cell office:value-type="float" office:value="7800" calcext:value-type="float">
            <text:p>780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AS V.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8.12" calcext:value-type="float">
            <text:p>608</text:p>
          </table:table-cell>
          <table:table-cell table:style-name="ce5" office:value-type="float" office:value="79.7" calcext:value-type="float">
            <text:p>79,7</text:p>
          </table:table-cell>
          <table:table-cell office:value-type="string" calcext:value-type="string">
            <text:p>neurčitá</text:p>
          </table:table-cell>
          <table:table-cell office:value-type="float" office:value="48467.164" calcext:value-type="float">
            <text:p>48467,16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AS VO 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8.12" calcext:value-type="float">
            <text:p>608</text:p>
          </table:table-cell>
          <table:table-cell table:style-name="ce5" office:value-type="float" office:value="45" calcext:value-type="float">
            <text:p>45</text:p>
          </table:table-cell>
          <table:table-cell office:value-type="string" calcext:value-type="string">
            <text:p>neurčitá</text:p>
          </table:table-cell>
          <table:table-cell office:value-type="float" office:value="27365.4" calcext:value-type="float">
            <text:p>27365,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AS V.O.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11.4" calcext:value-type="float">
            <text:p>611</text:p>
          </table:table-cell>
          <table:table-cell table:style-name="ce5" office:value-type="float" office:value="17.22" calcext:value-type="float">
            <text:p>17,22</text:p>
          </table:table-cell>
          <table:table-cell office:value-type="string" calcext:value-type="string">
            <text:p>neurčitá</text:p>
          </table:table-cell>
          <table:table-cell office:value-type="float" office:value="10528.308" calcext:value-type="float">
            <text:p>10528,30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YNECKÝ PET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31.1" calcext:value-type="float">
            <text:p>631</text:p>
          </table:table-cell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neurčitá</text:p>
          </table:table-cell>
          <table:table-cell office:value-type="float" office:value="27768.4" calcext:value-type="float">
            <text:p>27768,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JAVŮREK PAVE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95.2" calcext:value-type="float">
            <text:p>1 395</text:p>
          </table:table-cell>
          <table:table-cell table:style-name="ce5" office:value-type="float" office:value="33.2" calcext:value-type="float">
            <text:p>33,2</text:p>
          </table:table-cell>
          <table:table-cell office:value-type="string" calcext:value-type="string">
            <text:p>neurčitá</text:p>
          </table:table-cell>
          <table:table-cell office:value-type="float" office:value="46320.64" calcext:value-type="float">
            <text:p>46320,64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Španielova</text:p>
          </table:table-cell>
          <table:table-cell table:style-name="ce2" office:value-type="string" calcext:value-type="string">
            <text:p>1329/29</text:p>
          </table:table-cell>
          <table:table-cell table:style-name="ce2" office:value-type="float" office:value="1329" calcext:value-type="float">
            <text:p>1329</text:p>
          </table:table-cell>
          <table:table-cell table:style-name="ce2" office:value-type="string" calcext:value-type="string">
            <text:p>1293/595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63.22" calcext:value-type="float">
            <text:p>163,2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Slánská</text:p>
          </table:table-cell>
          <table:table-cell table:style-name="ce2" office:value-type="string" calcext:value-type="string">
            <text:p>1678/20</text:p>
          </table:table-cell>
          <table:table-cell table:style-name="ce2" office:value-type="float" office:value="1678" calcext:value-type="float">
            <text:p>1678</text:p>
          </table:table-cell>
          <table:table-cell table:style-name="ce2" office:value-type="string" calcext:value-type="string">
            <text:p>1293/78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BABY GODDS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33" calcext:value-type="float">
            <text:p>1 333</text:p>
          </table:table-cell>
          <table:table-cell table:style-name="ce5" office:value-type="float" office:value="166.46" calcext:value-type="float">
            <text:p>166,46</text:p>
          </table:table-cell>
          <table:table-cell office:value-type="string" calcext:value-type="string">
            <text:p>neurčitá</text:p>
          </table:table-cell>
          <table:table-cell office:value-type="float" office:value="221891.18" calcext:value-type="float">
            <text:p>221891,1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Slánská</text:p>
          </table:table-cell>
          <table:table-cell table:style-name="ce2" office:value-type="string" calcext:value-type="string">
            <text:p>1678/20</text:p>
          </table:table-cell>
          <table:table-cell table:style-name="ce2" office:value-type="float" office:value="1678" calcext:value-type="float">
            <text:p>1678</text:p>
          </table:table-cell>
          <table:table-cell table:style-name="ce2" office:value-type="string" calcext:value-type="string">
            <text:p>1293/78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HRONEK LIBO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61.92" calcext:value-type="float">
            <text:p>61,92</text:p>
          </table:table-cell>
          <table:table-cell office:value-type="string" calcext:value-type="string">
            <text:p>neurčitá</text:p>
          </table:table-cell>
          <table:table-cell office:value-type="float" office:value="61920" calcext:value-type="float">
            <text:p>619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27/53</text:p>
          </table:table-cell>
          <table:table-cell table:style-name="ce2" office:value-type="float" office:value="2527" calcext:value-type="float">
            <text:p>2527</text:p>
          </table:table-cell>
          <table:table-cell table:style-name="ce2" office:value-type="string" calcext:value-type="string">
            <text:p>2780/32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AKŠTEJN JAN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165.46" calcext:value-type="float">
            <text:p>165,46</text:p>
          </table:table-cell>
          <table:table-cell office:value-type="string" calcext:value-type="string">
            <text:p>neurčitá</text:p>
          </table:table-cell>
          <table:table-cell office:value-type="float" office:value="297828" calcext:value-type="float">
            <text:p>297828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27/53</text:p>
          </table:table-cell>
          <table:table-cell table:style-name="ce2" office:value-type="float" office:value="2527" calcext:value-type="float">
            <text:p>2527</text:p>
          </table:table-cell>
          <table:table-cell table:style-name="ce2" office:value-type="string" calcext:value-type="string">
            <text:p>2780/32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REGIMAX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10" calcext:value-type="float">
            <text:p>510</text:p>
          </table:table-cell>
          <table:table-cell table:style-name="ce5" office:value-type="float" office:value="83.37" calcext:value-type="float">
            <text:p>83,37</text:p>
          </table:table-cell>
          <table:table-cell office:value-type="string" calcext:value-type="string">
            <text:p>neurčitá</text:p>
          </table:table-cell>
          <table:table-cell office:value-type="float" office:value="42518.7" calcext:value-type="float">
            <text:p>42518,7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29/57</text:p>
          </table:table-cell>
          <table:table-cell table:style-name="ce2" office:value-type="float" office:value="2529" calcext:value-type="float">
            <text:p>2529</text:p>
          </table:table-cell>
          <table:table-cell table:style-name="ce2" office:value-type="string" calcext:value-type="string">
            <text:p>2780/326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OTHERMIC V.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324.7" calcext:value-type="float">
            <text:p>1 325</text:p>
          </table:table-cell>
          <table:table-cell table:style-name="ce5" office:value-type="float" office:value="90.19" calcext:value-type="float">
            <text:p>90,19</text:p>
          </table:table-cell>
          <table:table-cell office:value-type="string" calcext:value-type="string">
            <text:p>neurčitá</text:p>
          </table:table-cell>
          <table:table-cell office:value-type="float" office:value="119474.693" calcext:value-type="float">
            <text:p>119474,693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30/59</text:p>
          </table:table-cell>
          <table:table-cell table:style-name="ce2" office:value-type="float" office:value="2530" calcext:value-type="float">
            <text:p>2530</text:p>
          </table:table-cell>
          <table:table-cell table:style-name="ce2" office:value-type="string" calcext:value-type="string">
            <text:p>2780/32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INARIK RICHARD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66.15" calcext:value-type="float">
            <text:p>866</text:p>
          </table:table-cell>
          <table:table-cell table:style-name="ce5" office:value-type="float" office:value="148.94" calcext:value-type="float">
            <text:p>148,94</text:p>
          </table:table-cell>
          <table:table-cell office:value-type="string" calcext:value-type="string">
            <text:p>neurčitá</text:p>
          </table:table-cell>
          <table:table-cell office:value-type="float" office:value="129004.381" calcext:value-type="float">
            <text:p>129004,381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79/8</text:p>
          </table:table-cell>
          <table:table-cell table:style-name="ce2" office:value-type="float" office:value="2579" calcext:value-type="float">
            <text:p>2579</text:p>
          </table:table-cell>
          <table:table-cell table:style-name="ce2" office:value-type="string" calcext:value-type="string">
            <text:p>2736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-IMPO S.R.O. RATHAN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210.7" calcext:value-type="float">
            <text:p>210,7</text:p>
          </table:table-cell>
          <table:table-cell office:value-type="string" calcext:value-type="string">
            <text:p>neurčitá</text:p>
          </table:table-cell>
          <table:table-cell office:value-type="float" office:value="257643.96" calcext:value-type="float">
            <text:p>257643,96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Jordana Jovkova</text:p>
          </table:table-cell>
          <table:table-cell table:style-name="ce2" office:value-type="string" calcext:value-type="string">
            <text:p>3427/20</text:p>
          </table:table-cell>
          <table:table-cell table:style-name="ce2" office:value-type="float" office:value="3427" calcext:value-type="float">
            <text:p>3427</text:p>
          </table:table-cell>
          <table:table-cell table:style-name="ce2" office:value-type="string" calcext:value-type="string">
            <text:p>4400/652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KULTURNÍ CENTRUM 12</text:p>
          </table:table-cell>
          <table:table-cell table:style-name="ce2" office:value-type="string" calcext:value-type="string">
            <text:p>kultumi služby</text:p>
          </table:table-cell>
          <table:table-cell/>
          <table:table-cell table:style-name="ce5" office:value-type="float" office:value="680.07" calcext:value-type="float">
            <text:p>680,07</text:p>
          </table:table-cell>
          <table:table-cell office:value-type="string" calcext:value-type="string">
            <text:p>31.7.2023</text:p>
          </table:table-cell>
          <table:table-cell table:style-name="ce5" office:value-type="float" office:value="1000" calcext:value-type="float">
            <text:p>100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Jordana Jovkova</text:p>
          </table:table-cell>
          <table:table-cell table:style-name="ce2" office:value-type="string" calcext:value-type="string">
            <text:p>3427/20</text:p>
          </table:table-cell>
          <table:table-cell table:style-name="ce2" office:value-type="float" office:value="3427" calcext:value-type="float">
            <text:p>3427</text:p>
          </table:table-cell>
          <table:table-cell table:style-name="ce2" office:value-type="string" calcext:value-type="string">
            <text:p>4400/652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HARENČÁK RUDOLF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1.2" calcext:value-type="float">
            <text:p>11,2</text:p>
          </table:table-cell>
          <table:table-cell office:value-type="string" calcext:value-type="string">
            <text:p>neurčitá</text:p>
          </table:table-cell>
          <table:table-cell office:value-type="float" office:value="6720" calcext:value-type="float">
            <text:p>6720</text:p>
          </table:table-cell>
          <table:table-cell table:number-columns-repeated="1010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Jordana Jovkova</text:p>
          </table:table-cell>
          <table:table-cell table:style-name="ce2" office:value-type="string" calcext:value-type="string">
            <text:p>3427/20</text:p>
          </table:table-cell>
          <table:table-cell table:style-name="ce2" office:value-type="float" office:value="3427" calcext:value-type="float">
            <text:p>3427</text:p>
          </table:table-cell>
          <table:table-cell table:style-name="ce2" office:value-type="string" calcext:value-type="string">
            <text:p>4400/652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BENEŠ JIŘÍ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1.2" calcext:value-type="float">
            <text:p>11,2</text:p>
          </table:table-cell>
          <table:table-cell office:value-type="string" calcext:value-type="string">
            <text:p>neurčitá</text:p>
          </table:table-cell>
          <table:table-cell office:value-type="float" office:value="8960" calcext:value-type="float">
            <text:p>8960</text:p>
          </table:table-cell>
          <table:table-cell table:number-columns-repeated="1010"/>
        </table:table-row>
        <table:table-row table:style-name="ro2" table:number-rows-repeated="104731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Nebytové_prostory_2014_10_02_Bá.$A$1" table:cell-range-address="$Nebytové_prostory_2014_10_02_Bá.$P$1:.$P$1086"/>
        </table:named-expressions>
      </table:table>
      <table:named-expressions>
        <table:named-range table:name="Nebytové_prostory_2014_10_02_Bárta" table:base-cell-address="$Nebytové_prostory_2014_10_02_Bá.$A$1" table:cell-range-address="$Nebytové_prostory_2014_10_02_Bá.$A$1:.$P$1086"/>
      </table:named-expressions>
      <table:database-ranges>
        <table:database-range table:name="__Anonymous_Sheet_DB__0" table:target-range-address="Nebytové_prostory_2014_10_02_Bá.A1:Nebytové_prostory_2014_10_02_Bá.P1258" table:display-filter-buttons="true">
          <table:filter>
            <table:filter-and>
              <table:filter-condition table:field-number="6" table:value="Praha 1" table:operator="="/>
              <table:filter-condition table:field-number="7" table:value="Staré Město" table:operator="="/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MS Sans Serif" svg:font-family="'MS Sans Serif'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1" number:grouping="true"/>
      <number:text> Kč</number:text>
    </number:number-style>
    <number:number-style style:name="N110P0" style:volatile="true">
      <number:number number:decimal-places="0" loext:min-decimal-places="0" number:min-integer-digits="1" number:grouping="true"/>
      <number:text> Kč</number:text>
    </number:number-style>
    <number:number-style style:name="N110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Kč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1P0"/>
    </number:number-style>
    <number:number-style style:name="N112">
      <number:number number:decimal-places="2" loext:min-decimal-places="2" number:min-integer-digits="1" number:grouping="true"/>
      <number:text> Kč</number:text>
    </number:number-style>
    <number:number-style style:name="N113P0" style:volatile="true">
      <number:number number:decimal-places="2" loext:min-decimal-places="2" number:min-integer-digits="1" number:grouping="true"/>
      <number:text> Kč</number:text>
    </number:number-style>
    <number:number-style style:name="N113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Kč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fill-character> </loext:fill-character>
      <number:text>- 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4P1" style:volatile="true"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4P2" style:volatile="true">
      <loext:fill-character> </loext:fill-character>
      <number:text>- Kč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7P1" style:volatile="true"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0P1" style:volatile="true"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0P2" style:volatile="true"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5P0" style:volatile="true">
      <number:number number:decimal-places="2" loext:min-decimal-places="2" number:min-integer-digits="1"/>
    </number:number-style>
    <number:number-style style:name="N135">
      <style:text-properties fo:color="#ff0000"/>
      <number:number number:decimal-places="2" loext:min-decimal-places="2" number:min-integer-digits="1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number number:decimal-places="2" loext:min-decimal-places="2" number:min-integer-digits="1" number:grouping="true"/>
      <style:map style:condition="value()&gt;=0" style:apply-style-name="N136P0"/>
    </number:number-style>
    <number:date-style style:name="N137">
      <number:day/>
      <number:text>.</number:text>
      <number:month/>
    </number:date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number:text>-</number:text>
      <number:number number:decimal-places="2" loext:min-decimal-places="2" number:min-integer-digits="1" number:grouping="true"/>
      <number:text> </number:text>
      <style:map style:condition="value()&gt;=0" style:apply-style-name="N139P0"/>
    </number:number-style>
    <number:number-style style:name="N141P0" style:volatile="true">
      <number:text>Yes</number:text>
    </number:number-style>
    <number:number-style style:name="N141P1" style:volatile="true">
      <number:text>Yes</number:text>
    </number:number-style>
    <number:number-style style:name="N141">
      <number:text>No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True</number:text>
    </number:number-style>
    <number:number-style style:name="N143P1" style:volatile="true">
      <number:text>True</number:text>
    </number:number-style>
    <number:number-style style:name="N143">
      <number:text>False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On</number:text>
    </number:number-style>
    <number:number-style style:name="N145P1" style:volatile="true">
      <number:text>On</number:text>
    </number:number-style>
    <number:number-style style:name="N145">
      <number:text>Off</number:text>
      <style:map style:condition="value()&gt;0" style:apply-style-name="N145P0"/>
      <style:map style:condition="value()&lt;0" style:apply-style-name="N145P1"/>
    </number:number-style>
    <number:number-style style:name="N146">
      <number:number number:decimal-places="1" loext:min-decimal-places="1" number:min-integer-digits="1" number:grouping="true"/>
    </number:number-style>
    <number:number-style style:name="N147">
      <number:number number:decimal-places="0" loext:min-decimal-places="0" number:min-integer-digits="1" number:grouping="true"/>
      <number:text>     </number:text>
    </number:number-style>
    <number:currency-style style:name="N149P0" style:volatile="true">
      <number:currency-symbol number:language="cs" number:country="CZ">¥€</number:currency-symbol>
      <number:text> </number:text>
      <number:number number:decimal-places="0" loext:min-decimal-places="0" number:min-integer-digits="3">
        <number:embedded-text number:position="5"> </number:embedded-text>
      </number:number>
      <number:text> </number:text>
    </number:currency-style>
    <number:currency-style style:name="N149">
      <style:text-properties fo:color="#ff0000"/>
      <number:text>(</number:text>
      <number:currency-symbol number:language="cs" number:country="CZ">€</number:currency-symbol>
      <number:text> </number:text>
      <number:number number:decimal-places="0" loext:min-decimal-places="0" number:min-integer-digits="3">
        <number:embedded-text number:position="5"> </number:embedded-text>
      </number:number>
      <number:text>)</number:text>
      <style:map style:condition="value()&gt;=0" style:apply-style-name="N149P0"/>
    </number:currency-style>
    <number:date-style style:name="N150">
      <number:month number:textual="true"/>
      <number:text>.</number:text>
      <number:year number:style="long"/>
    </number:date-style>
    <number:currency-style style:name="N152P0" style:volatile="true">
      <number:currency-symbol number:language="cs" number:country="CZ">€</number:currency-symbol>
      <number:text> </number:text>
      <number:number number:decimal-places="0" loext:min-decimal-places="0" number:min-integer-digits="3">
        <number:embedded-text number:position="5"> </number:embedded-text>
      </number:number>
      <number:text> </number:text>
    </number:currency-style>
    <number:currency-style style:name="N152">
      <style:text-properties fo:color="#ff0000"/>
      <number:text>(</number:text>
      <number:currency-symbol number:language="cs" number:country="CZ">€</number:currency-symbol>
      <number:text> </number:text>
      <number:number number:decimal-places="0" loext:min-decimal-places="0" number:min-integer-digits="3">
        <number:embedded-text number:position="5"> </number:embedded-text>
      </number:number>
      <number:text>)</number:text>
      <style:map style:condition="value()&gt;=0" style:apply-style-name="N152P0"/>
    </number:currency-style>
    <number:number-style style:name="N153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4">
      <number:number number:decimal-places="2" loext:min-decimal-places="2" number:min-integer-digits="1" number:grouping="true"/>
      <number:text>     </number:text>
    </number:number-style>
    <style:style style:name="Default" style:family="table-cell">
      <style:table-cell-properties fo:padding="0.71mm" style:rotation-align="none"/>
      <style:text-properties style:font-name="MS Sans Serif" fo:font-family="'MS Sans Serif'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6">00.00.0000</text:date>, <text:time style:data-style-name="N2" text:time-value="16:50:29.775350151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Nebytové_5f_prostory_5f_2014_5f_10_5f_02_5f_Bá" style:display-name="PageStyle_Nebytové_prostory_2014_10_02_Bá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6T17:08:19.264401622</dc:date>
    <meta:generator>LibreOffice/6.0.2.1$Linux_X86_64 LibreOffice_project/00m0$Build-1</meta:generator>
    <meta:editing-duration>PT14H42M21S</meta:editing-duration>
    <meta:editing-cycles>16</meta:editing-cycles>
    <dc:creator>Adam Zábranský</dc:creator>
    <meta:document-statistic meta:table-count="1" meta:cell-count="17673" meta:object-count="0"/>
  </office:meta>
</office:document-meta>
</file>